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9"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109"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10"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11"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12"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13"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14"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15"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16"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17"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18" style:family="paragraph" style:parent-style-name="Standard">
      <style:paragraph-properties fo:line-height="110%" fo:text-align="start" style:justify-single-word="false"/>
      <style:text-properties officeooo:paragraph-rsid="05d9a1e8"/>
    </style:style>
    <style:style style:name="P119"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20"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1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1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1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1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0" style:family="text">
      <style:text-properties style:use-window-font-color="true" loext:opacity="0%" style:font-name="Calibri1" fo:font-style="italic" fo:font-weight="normal" fo:background-color="transparent" loext:char-shading-value="0" style:font-name-asian="Calibri1" style:font-name-complex="Calibri1"/>
    </style:style>
    <style:style style:name="T51"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3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3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36"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37"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38"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39"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43"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44"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45"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46"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47"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48"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49"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50"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451"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468"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469"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470"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471"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472"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473"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474" style:family="text">
      <style:text-properties style:use-window-font-color="true" loext:opacity="0%" style:font-name="Cambria Math" fo:font-weight="normal" fo:background-color="transparent" loext:char-shading-value="0" style:font-name-asian="Cambria Math" style:font-name-complex="Cambria Math"/>
    </style:style>
    <style:style style:name="T475"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76"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477"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478"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479"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480"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81"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482"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483"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84"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485"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486"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487"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488"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489"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491"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492"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493"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494"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495"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496"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497"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498"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499"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00"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01"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02"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03"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04"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505"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506"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07"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08"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09"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10"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11"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12"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13"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514"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515"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516"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517"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518"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519"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520"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522"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523"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524"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525"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526"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527"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528" style:family="text">
      <style:text-properties officeooo:rsid="000cb228"/>
    </style:style>
    <style:style style:name="T529" style:family="text">
      <style:text-properties officeooo:rsid="000ea8f8"/>
    </style:style>
    <style:style style:name="T530" style:family="text">
      <style:text-properties officeooo:rsid="0010721b"/>
    </style:style>
    <style:style style:name="T531" style:family="text">
      <style:text-properties officeooo:rsid="001186bd"/>
    </style:style>
    <style:style style:name="T532" style:family="text">
      <style:text-properties officeooo:rsid="00119d0a"/>
    </style:style>
    <style:style style:name="T533" style:family="text">
      <style:text-properties officeooo:rsid="0012a22d"/>
    </style:style>
    <style:style style:name="T534" style:family="text">
      <style:text-properties style:text-position="sub 58%"/>
    </style:style>
    <style:style style:name="T535" style:family="text">
      <style:text-properties style:text-position="sub 58%" officeooo:rsid="0012a22d"/>
    </style:style>
    <style:style style:name="T536" style:family="text">
      <style:text-properties style:text-position="sub 58%" officeooo:rsid="00134c72"/>
    </style:style>
    <style:style style:name="T537" style:family="text">
      <style:text-properties style:text-position="sub 58%" officeooo:rsid="001763ba" style:font-weight-asian="normal" style:font-weight-complex="normal"/>
    </style:style>
    <style:style style:name="T538" style:family="text">
      <style:text-properties style:text-position="sub 58%" officeooo:rsid="00194d15" style:font-weight-asian="normal" style:font-weight-complex="normal"/>
    </style:style>
    <style:style style:name="T539" style:family="text">
      <style:text-properties style:text-position="sub 58%" officeooo:rsid="001ac7c4" style:font-weight-asian="normal" style:font-weight-complex="normal"/>
    </style:style>
    <style:style style:name="T540" style:family="text">
      <style:text-properties style:text-position="sub 58%" officeooo:rsid="00359862"/>
    </style:style>
    <style:style style:name="T541" style:family="text">
      <style:text-properties style:text-position="sub 58%" officeooo:rsid="0040a30b"/>
    </style:style>
    <style:style style:name="T542" style:family="text">
      <style:text-properties style:text-position="sub 58%" officeooo:rsid="004e7dcc"/>
    </style:style>
    <style:style style:name="T543" style:family="text">
      <style:text-properties style:text-position="sub 58%" fo:font-size="10pt" officeooo:rsid="0104d511" style:font-size-asian="8.75pt" style:font-weight-asian="normal" style:font-size-complex="10pt" style:font-weight-complex="normal"/>
    </style:style>
    <style:style style:name="T544" style:family="text">
      <style:text-properties style:text-position="sub 58%" fo:font-size="10pt" officeooo:rsid="0109a447" style:font-size-asian="8.75pt" style:font-weight-asian="normal" style:font-size-complex="10pt" style:font-weight-complex="normal"/>
    </style:style>
    <style:style style:name="T545" style:family="text">
      <style:text-properties style:text-position="sub 58%" officeooo:rsid="02f9b37b"/>
    </style:style>
    <style:style style:name="T546" style:family="text">
      <style:text-properties officeooo:rsid="00134c72"/>
    </style:style>
    <style:style style:name="T547" style:family="text">
      <style:text-properties style:text-position="0% 100%"/>
    </style:style>
    <style:style style:name="T548" style:family="text">
      <style:text-properties style:text-position="0% 100%" officeooo:rsid="00134c72"/>
    </style:style>
    <style:style style:name="T549" style:family="text">
      <style:text-properties style:text-position="0% 100%" officeooo:rsid="0014ad18"/>
    </style:style>
    <style:style style:name="T550" style:family="text">
      <style:text-properties style:text-position="0% 100%" fo:font-weight="bold" officeooo:rsid="0014ad18" style:font-weight-asian="bold" style:font-weight-complex="bold"/>
    </style:style>
    <style:style style:name="T551" style:family="text">
      <style:text-properties style:text-position="0% 100%" fo:font-weight="bold" officeooo:rsid="00154cf5" style:font-weight-asian="bold" style:font-weight-complex="bold"/>
    </style:style>
    <style:style style:name="T552" style:family="text">
      <style:text-properties style:text-position="0% 100%" fo:font-weight="bold" officeooo:rsid="0016852d" style:font-weight-asian="bold" style:font-weight-complex="bold"/>
    </style:style>
    <style:style style:name="T553" style:family="text">
      <style:text-properties style:text-position="0% 100%" fo:font-weight="bold" officeooo:rsid="003e7763" style:font-weight-asian="bold" style:font-weight-complex="bold"/>
    </style:style>
    <style:style style:name="T554" style:family="text">
      <style:text-properties style:text-position="0% 100%" fo:font-weight="bold" officeooo:rsid="020f86f3" style:font-size-asian="11pt" style:font-weight-asian="bold" style:font-size-complex="11pt" style:font-weight-complex="bold"/>
    </style:style>
    <style:style style:name="T555" style:family="text">
      <style:text-properties style:text-position="0% 100%" officeooo:rsid="00154cf5"/>
    </style:style>
    <style:style style:name="T556" style:family="text">
      <style:text-properties style:text-position="0% 100%" officeooo:rsid="00154cf5" style:font-weight-asian="normal" style:font-weight-complex="normal"/>
    </style:style>
    <style:style style:name="T557" style:family="text">
      <style:text-properties style:text-position="0% 100%" officeooo:rsid="001763ba" style:font-weight-asian="normal" style:font-weight-complex="normal"/>
    </style:style>
    <style:style style:name="T558" style:family="text">
      <style:text-properties style:text-position="0% 100%" officeooo:rsid="00194d15" style:font-weight-asian="normal" style:font-weight-complex="normal"/>
    </style:style>
    <style:style style:name="T559" style:family="text">
      <style:text-properties style:text-position="0% 100%" officeooo:rsid="001ac7c4" style:font-weight-asian="normal" style:font-weight-complex="normal"/>
    </style:style>
    <style:style style:name="T560" style:family="text">
      <style:text-properties style:text-position="0% 100%" officeooo:rsid="001ca0e5" style:font-weight-asian="normal" style:font-weight-complex="normal"/>
    </style:style>
    <style:style style:name="T561" style:family="text">
      <style:text-properties style:text-position="0% 100%" officeooo:rsid="001f3cbd" style:font-weight-asian="normal" style:font-weight-complex="normal"/>
    </style:style>
    <style:style style:name="T562" style:family="text">
      <style:text-properties style:text-position="0% 100%" officeooo:rsid="0020a84f" style:font-weight-asian="normal" style:font-weight-complex="normal"/>
    </style:style>
    <style:style style:name="T563" style:family="text">
      <style:text-properties style:text-position="0% 100%" officeooo:rsid="002137b9" style:font-weight-asian="normal" style:font-weight-complex="normal"/>
    </style:style>
    <style:style style:name="T564" style:family="text">
      <style:text-properties style:text-position="0% 100%" officeooo:rsid="00227abb" style:font-weight-asian="normal" style:font-weight-complex="normal"/>
    </style:style>
    <style:style style:name="T565" style:family="text">
      <style:text-properties style:text-position="0% 100%" officeooo:rsid="002444b5" style:font-weight-asian="normal" style:font-weight-complex="normal"/>
    </style:style>
    <style:style style:name="T566" style:family="text">
      <style:text-properties style:text-position="0% 100%" officeooo:rsid="0024e527" style:font-weight-asian="normal" style:font-weight-complex="normal"/>
    </style:style>
    <style:style style:name="T567" style:family="text">
      <style:text-properties style:text-position="0% 100%" officeooo:rsid="00268c2b" style:font-weight-asian="normal" style:font-weight-complex="normal"/>
    </style:style>
    <style:style style:name="T568" style:family="text">
      <style:text-properties style:text-position="0% 100%" officeooo:rsid="002796e4" style:font-weight-asian="normal" style:font-weight-complex="normal"/>
    </style:style>
    <style:style style:name="T569" style:family="text">
      <style:text-properties style:text-position="0% 100%" officeooo:rsid="002887e2" style:font-weight-asian="normal" style:font-weight-complex="normal"/>
    </style:style>
    <style:style style:name="T570" style:family="text">
      <style:text-properties style:text-position="0% 100%" officeooo:rsid="0029623e" style:font-weight-asian="normal" style:font-weight-complex="normal"/>
    </style:style>
    <style:style style:name="T571" style:family="text">
      <style:text-properties style:text-position="0% 100%" officeooo:rsid="002a6392" style:font-weight-asian="normal" style:font-weight-complex="normal"/>
    </style:style>
    <style:style style:name="T572" style:family="text">
      <style:text-properties style:text-position="0% 100%" officeooo:rsid="002b116c" style:font-weight-asian="normal" style:font-weight-complex="normal"/>
    </style:style>
    <style:style style:name="T573" style:family="text">
      <style:text-properties style:text-position="0% 100%" officeooo:rsid="002ca41d" style:font-weight-asian="normal" style:font-weight-complex="normal"/>
    </style:style>
    <style:style style:name="T574" style:family="text">
      <style:text-properties style:text-position="0% 100%" officeooo:rsid="002e7909" style:font-weight-asian="normal" style:font-weight-complex="normal"/>
    </style:style>
    <style:style style:name="T575" style:family="text">
      <style:text-properties style:text-position="0% 100%" officeooo:rsid="003060ac" style:font-weight-asian="normal" style:font-weight-complex="normal"/>
    </style:style>
    <style:style style:name="T576" style:family="text">
      <style:text-properties style:text-position="0% 100%" fo:font-style="italic" officeooo:rsid="002137b9" style:font-style-asian="italic" style:font-weight-asian="normal" style:font-style-complex="italic" style:font-weight-complex="normal"/>
    </style:style>
    <style:style style:name="T577" style:family="text">
      <style:text-properties style:text-position="0% 100%" officeooo:rsid="003a7381"/>
    </style:style>
    <style:style style:name="T578" style:family="text">
      <style:text-properties style:text-position="0% 100%" officeooo:rsid="003aeaa1"/>
    </style:style>
    <style:style style:name="T579" style:family="text">
      <style:text-properties style:text-position="0% 100%" officeooo:rsid="003c8b24"/>
    </style:style>
    <style:style style:name="T580" style:family="text">
      <style:text-properties style:text-position="0% 100%" officeooo:rsid="003e7763"/>
    </style:style>
    <style:style style:name="T581" style:family="text">
      <style:text-properties style:text-position="0% 100%" officeooo:rsid="003ea79a"/>
    </style:style>
    <style:style style:name="T582" style:family="text">
      <style:text-properties style:text-position="0% 100%" officeooo:rsid="0040a30b"/>
    </style:style>
    <style:style style:name="T583" style:family="text">
      <style:text-properties style:text-position="0% 100%" officeooo:rsid="0040f447"/>
    </style:style>
    <style:style style:name="T584" style:family="text">
      <style:text-properties style:text-position="0% 100%" officeooo:rsid="0042dc30"/>
    </style:style>
    <style:style style:name="T585" style:family="text">
      <style:text-properties style:text-position="0% 100%" officeooo:rsid="00437deb"/>
    </style:style>
    <style:style style:name="T586" style:family="text">
      <style:text-properties style:text-position="0% 100%" officeooo:rsid="0045641b"/>
    </style:style>
    <style:style style:name="T587" style:family="text">
      <style:text-properties style:text-position="0% 100%" officeooo:rsid="0046f80f"/>
    </style:style>
    <style:style style:name="T588" style:family="text">
      <style:text-properties style:text-position="0% 100%" officeooo:rsid="0047d033"/>
    </style:style>
    <style:style style:name="T589" style:family="text">
      <style:text-properties style:text-position="0% 100%" officeooo:rsid="0049c193"/>
    </style:style>
    <style:style style:name="T590" style:family="text">
      <style:text-properties style:text-position="0% 100%" officeooo:rsid="004b23aa"/>
    </style:style>
    <style:style style:name="T591" style:family="text">
      <style:text-properties style:text-position="0% 100%" officeooo:rsid="004cabb6"/>
    </style:style>
    <style:style style:name="T592" style:family="text">
      <style:text-properties style:text-position="0% 100%" officeooo:rsid="004e7dcc"/>
    </style:style>
    <style:style style:name="T593" style:family="text">
      <style:text-properties style:text-position="0% 100%" officeooo:rsid="004fd809"/>
    </style:style>
    <style:style style:name="T594" style:family="text">
      <style:text-properties style:text-position="0% 100%" officeooo:rsid="00502a96"/>
    </style:style>
    <style:style style:name="T595" style:family="text">
      <style:text-properties style:text-position="0% 100%" officeooo:rsid="00513a4f"/>
    </style:style>
    <style:style style:name="T596" style:family="text">
      <style:text-properties style:text-position="0% 100%" officeooo:rsid="00515eb2"/>
    </style:style>
    <style:style style:name="T597" style:family="text">
      <style:text-properties style:text-position="0% 100%" officeooo:rsid="00533fb2"/>
    </style:style>
    <style:style style:name="T598" style:family="text">
      <style:text-properties style:text-position="0% 100%" officeooo:rsid="005422e6"/>
    </style:style>
    <style:style style:name="T599" style:family="text">
      <style:text-properties style:text-position="0% 100%" fo:font-size="10pt" style:font-size-asian="10pt" style:font-size-complex="10pt"/>
    </style:style>
    <style:style style:name="T600" style:family="text">
      <style:text-properties style:text-position="0% 100%" fo:font-size="10pt" officeooo:rsid="00578d1a" style:font-size-asian="10pt" style:font-size-complex="10pt"/>
    </style:style>
    <style:style style:name="T601" style:family="text">
      <style:text-properties style:text-position="0% 100%" fo:font-size="10pt" officeooo:rsid="00578d1f" style:font-size-asian="10pt" style:font-size-complex="10pt"/>
    </style:style>
    <style:style style:name="T602" style:family="text">
      <style:text-properties style:text-position="0% 100%" fo:font-size="10pt" officeooo:rsid="0057ce61" style:font-size-asian="10pt" style:font-size-complex="10pt"/>
    </style:style>
    <style:style style:name="T603" style:family="text">
      <style:text-properties style:text-position="0% 100%" fo:font-size="10pt" officeooo:rsid="005855f1" style:font-size-asian="10pt" style:font-size-complex="10pt"/>
    </style:style>
    <style:style style:name="T604" style:family="text">
      <style:text-properties style:text-position="0% 100%" fo:font-size="10pt" officeooo:rsid="00591fad" style:font-size-asian="10pt" style:font-size-complex="10pt"/>
    </style:style>
    <style:style style:name="T605" style:family="text">
      <style:text-properties style:text-position="0% 100%" fo:font-size="10pt" officeooo:rsid="005920c9" style:font-size-asian="10pt" style:font-size-complex="10pt"/>
    </style:style>
    <style:style style:name="T606" style:family="text">
      <style:text-properties style:text-position="0% 100%" fo:font-size="10pt" officeooo:rsid="005ca54a" style:font-size-asian="10pt" style:font-size-complex="10pt"/>
    </style:style>
    <style:style style:name="T607" style:family="text">
      <style:text-properties style:text-position="0% 100%" fo:font-size="10pt" officeooo:rsid="005fc581" style:font-size-asian="10pt" style:font-size-complex="10pt"/>
    </style:style>
    <style:style style:name="T608" style:family="text">
      <style:text-properties style:text-position="0% 100%" fo:font-size="10pt" officeooo:rsid="0060bd7f" style:font-size-asian="10pt" style:font-size-complex="10pt"/>
    </style:style>
    <style:style style:name="T609" style:family="text">
      <style:text-properties style:text-position="0% 100%" fo:font-size="10pt" officeooo:rsid="00627f18" style:font-size-asian="10pt" style:font-size-complex="10pt"/>
    </style:style>
    <style:style style:name="T610" style:family="text">
      <style:text-properties style:text-position="0% 100%" fo:font-size="10pt" officeooo:rsid="0063d417" style:font-size-asian="10pt" style:font-size-complex="10pt"/>
    </style:style>
    <style:style style:name="T611" style:family="text">
      <style:text-properties style:text-position="0% 100%" fo:font-size="10pt" officeooo:rsid="00658b26" style:font-size-asian="10pt" style:font-size-complex="10pt"/>
    </style:style>
    <style:style style:name="T612" style:family="text">
      <style:text-properties style:text-position="0% 100%" fo:font-size="10pt" officeooo:rsid="006599f8" style:font-size-asian="10pt" style:font-size-complex="10pt"/>
    </style:style>
    <style:style style:name="T613" style:family="text">
      <style:text-properties style:text-position="0% 100%" fo:font-size="10pt" officeooo:rsid="006a8adb" style:font-size-asian="10pt" style:font-size-complex="10pt"/>
    </style:style>
    <style:style style:name="T614" style:family="text">
      <style:text-properties style:text-position="0% 100%" fo:font-size="10pt" officeooo:rsid="006b8b31" style:font-size-asian="10pt" style:font-size-complex="10pt"/>
    </style:style>
    <style:style style:name="T615" style:family="text">
      <style:text-properties style:text-position="0% 100%" fo:font-size="10pt" officeooo:rsid="006b9ba0" style:font-size-asian="10pt" style:font-size-complex="10pt"/>
    </style:style>
    <style:style style:name="T616" style:family="text">
      <style:text-properties style:text-position="0% 100%" fo:font-size="10pt" officeooo:rsid="006c238c" style:font-size-asian="10pt" style:font-size-complex="10pt"/>
    </style:style>
    <style:style style:name="T617" style:family="text">
      <style:text-properties style:text-position="0% 100%" fo:font-size="10pt" officeooo:rsid="006ca2af" style:font-size-asian="10pt" style:font-size-complex="10pt"/>
    </style:style>
    <style:style style:name="T618" style:family="text">
      <style:text-properties style:text-position="0% 100%" fo:font-size="10pt" officeooo:rsid="006cfdea" style:font-size-asian="10pt" style:font-size-complex="10pt"/>
    </style:style>
    <style:style style:name="T619" style:family="text">
      <style:text-properties style:text-position="0% 100%" fo:font-size="10pt" officeooo:rsid="006e4720" style:font-size-asian="10pt" style:font-size-complex="10pt"/>
    </style:style>
    <style:style style:name="T620" style:family="text">
      <style:text-properties style:text-position="0% 100%" fo:font-size="10pt" officeooo:rsid="00712625" style:font-size-asian="10pt" style:font-size-complex="10pt"/>
    </style:style>
    <style:style style:name="T621" style:family="text">
      <style:text-properties style:text-position="0% 100%" fo:font-size="10pt" officeooo:rsid="00715fa9" style:font-size-asian="10pt" style:font-size-complex="10pt"/>
    </style:style>
    <style:style style:name="T622" style:family="text">
      <style:text-properties style:text-position="0% 100%" fo:font-size="10pt" officeooo:rsid="0072e442" style:font-size-asian="10pt" style:font-size-complex="10pt"/>
    </style:style>
    <style:style style:name="T623" style:family="text">
      <style:text-properties style:text-position="0% 100%" fo:font-size="10pt" officeooo:rsid="0073bb5d" style:font-size-asian="10pt" style:font-size-complex="10pt"/>
    </style:style>
    <style:style style:name="T624" style:family="text">
      <style:text-properties style:text-position="0% 100%" fo:font-size="10pt" officeooo:rsid="00756e0c" style:font-size-asian="10pt" style:font-size-complex="10pt"/>
    </style:style>
    <style:style style:name="T625" style:family="text">
      <style:text-properties style:text-position="0% 100%" fo:font-size="10pt" officeooo:rsid="00757e13" style:font-size-asian="10pt" style:font-size-complex="10pt"/>
    </style:style>
    <style:style style:name="T626" style:family="text">
      <style:text-properties style:text-position="0% 100%" fo:font-size="10pt" officeooo:rsid="0076c84f" style:font-size-asian="10pt" style:font-size-complex="10pt"/>
    </style:style>
    <style:style style:name="T627" style:family="text">
      <style:text-properties style:text-position="0% 100%" fo:font-size="10pt" officeooo:rsid="0078345b" style:font-size-asian="10pt" style:font-size-complex="10pt"/>
    </style:style>
    <style:style style:name="T628" style:family="text">
      <style:text-properties style:text-position="0% 100%" fo:font-size="10pt" officeooo:rsid="007895f4" style:font-size-asian="10pt" style:font-size-complex="10pt"/>
    </style:style>
    <style:style style:name="T629" style:family="text">
      <style:text-properties style:text-position="0% 100%" fo:font-size="10pt" officeooo:rsid="007a09ca" style:font-size-asian="10pt" style:font-size-complex="10pt"/>
    </style:style>
    <style:style style:name="T630" style:family="text">
      <style:text-properties style:text-position="0% 100%" fo:font-size="10pt" officeooo:rsid="007abd6f" style:font-size-asian="10pt" style:font-size-complex="10pt"/>
    </style:style>
    <style:style style:name="T631" style:family="text">
      <style:text-properties style:text-position="0% 100%" fo:font-size="10pt" officeooo:rsid="007c4cdf" style:font-size-asian="10pt" style:font-size-complex="10pt"/>
    </style:style>
    <style:style style:name="T632" style:family="text">
      <style:text-properties style:text-position="0% 100%" fo:font-size="10pt" officeooo:rsid="007d13a7" style:font-size-asian="10pt" style:font-size-complex="10pt"/>
    </style:style>
    <style:style style:name="T633" style:family="text">
      <style:text-properties style:text-position="0% 100%" fo:font-size="10pt" officeooo:rsid="007e4276" style:font-size-asian="10pt" style:font-size-complex="10pt"/>
    </style:style>
    <style:style style:name="T634" style:family="text">
      <style:text-properties style:text-position="0% 100%" fo:font-size="10pt" officeooo:rsid="00800634" style:font-size-asian="10pt" style:font-size-complex="10pt"/>
    </style:style>
    <style:style style:name="T635" style:family="text">
      <style:text-properties style:text-position="0% 100%" fo:font-size="10pt" officeooo:rsid="0080ff1b" style:font-size-asian="10pt" style:font-size-complex="10pt"/>
    </style:style>
    <style:style style:name="T636" style:family="text">
      <style:text-properties style:text-position="0% 100%" fo:font-size="10pt" officeooo:rsid="0081d7d9" style:font-size-asian="10pt" style:font-size-complex="10pt"/>
    </style:style>
    <style:style style:name="T637" style:family="text">
      <style:text-properties style:text-position="0% 100%" fo:font-size="10pt" officeooo:rsid="00839ba2" style:font-size-asian="10pt" style:font-size-complex="10pt"/>
    </style:style>
    <style:style style:name="T638" style:family="text">
      <style:text-properties style:text-position="0% 100%" fo:font-size="10pt" officeooo:rsid="00847d0b" style:font-size-asian="10pt" style:font-size-complex="10pt"/>
    </style:style>
    <style:style style:name="T639" style:family="text">
      <style:text-properties style:text-position="0% 100%" fo:font-size="10pt" officeooo:rsid="00856c60" style:font-size-asian="10pt" style:font-size-complex="10pt"/>
    </style:style>
    <style:style style:name="T640" style:family="text">
      <style:text-properties style:text-position="0% 100%" fo:font-size="10pt" officeooo:rsid="0086d767" style:font-size-asian="10pt" style:font-size-complex="10pt"/>
    </style:style>
    <style:style style:name="T641" style:family="text">
      <style:text-properties style:text-position="0% 100%" fo:font-size="10pt" officeooo:rsid="0087b010" style:font-size-asian="10pt" style:font-size-complex="10pt"/>
    </style:style>
    <style:style style:name="T642" style:family="text">
      <style:text-properties style:text-position="0% 100%" fo:font-size="10pt" officeooo:rsid="00896c2a" style:font-size-asian="10pt" style:font-size-complex="10pt"/>
    </style:style>
    <style:style style:name="T643" style:family="text">
      <style:text-properties style:text-position="0% 100%" fo:font-size="10pt" officeooo:rsid="0089d2bf" style:font-size-asian="10pt" style:font-size-complex="10pt"/>
    </style:style>
    <style:style style:name="T644" style:family="text">
      <style:text-properties style:text-position="0% 100%" fo:font-size="10pt" officeooo:rsid="008a37f4" style:font-size-asian="10pt" style:font-size-complex="10pt"/>
    </style:style>
    <style:style style:name="T645" style:family="text">
      <style:text-properties style:text-position="0% 100%" fo:font-size="10pt" officeooo:rsid="008bd542" style:font-size-asian="10pt" style:font-size-complex="10pt"/>
    </style:style>
    <style:style style:name="T646" style:family="text">
      <style:text-properties style:text-position="0% 100%" fo:font-size="10pt" officeooo:rsid="008d9fe7" style:font-size-asian="10pt" style:font-size-complex="10pt"/>
    </style:style>
    <style:style style:name="T647" style:family="text">
      <style:text-properties style:text-position="0% 100%" fo:font-size="10pt" officeooo:rsid="008e75f2" style:font-size-asian="10pt" style:font-size-complex="10pt"/>
    </style:style>
    <style:style style:name="T648" style:family="text">
      <style:text-properties style:text-position="0% 100%" fo:font-size="10pt" officeooo:rsid="008f5d3b" style:font-size-asian="10pt" style:font-size-complex="10pt"/>
    </style:style>
    <style:style style:name="T649" style:family="text">
      <style:text-properties style:text-position="0% 100%" fo:font-size="10pt" officeooo:rsid="00911e5c" style:font-size-asian="10pt" style:font-size-complex="10pt"/>
    </style:style>
    <style:style style:name="T650" style:family="text">
      <style:text-properties style:text-position="0% 100%" fo:font-size="10pt" officeooo:rsid="009d34de" style:font-size-asian="10pt" style:font-size-complex="10pt"/>
    </style:style>
    <style:style style:name="T651" style:family="text">
      <style:text-properties style:text-position="0% 100%" fo:font-size="10pt" fo:font-weight="bold" style:font-size-asian="10pt" style:font-weight-asian="bold" style:font-size-complex="10pt" style:font-weight-complex="bold"/>
    </style:style>
    <style:style style:name="T652" style:family="text">
      <style:text-properties style:text-position="0% 100%" fo:font-size="10pt" fo:font-weight="bold" officeooo:rsid="006b8b31" style:font-size-asian="10pt" style:font-weight-asian="bold" style:font-size-complex="10pt" style:font-weight-complex="bold"/>
    </style:style>
    <style:style style:name="T653" style:family="text">
      <style:text-properties style:text-position="0% 100%" fo:font-size="10pt" fo:font-weight="bold" officeooo:rsid="006b9ba0" style:font-size-asian="10pt" style:font-weight-asian="bold" style:font-size-complex="10pt" style:font-weight-complex="bold"/>
    </style:style>
    <style:style style:name="T654" style:family="text">
      <style:text-properties style:text-position="0% 100%" fo:font-size="10pt" fo:font-weight="bold" officeooo:rsid="006c238c" style:font-size-asian="10pt" style:font-weight-asian="bold" style:font-size-complex="10pt" style:font-weight-complex="bold"/>
    </style:style>
    <style:style style:name="T655" style:family="text">
      <style:text-properties style:text-position="0% 100%" fo:font-size="10pt" fo:font-weight="bold" style:font-size-asian="8.75pt" style:font-weight-asian="bold" style:font-size-complex="10pt" style:font-weight-complex="bold"/>
    </style:style>
    <style:style style:name="T656" style:family="text">
      <style:text-properties style:text-position="0% 100%" fo:font-size="10pt" fo:font-weight="bold" officeooo:rsid="00a6c352" style:font-size-asian="8.75pt" style:font-weight-asian="bold" style:font-size-complex="10pt" style:font-weight-complex="bold"/>
    </style:style>
    <style:style style:name="T657" style:family="text">
      <style:text-properties style:text-position="0% 100%" fo:font-size="10pt" fo:font-weight="bold" officeooo:rsid="00998a74" style:font-size-asian="8.75pt" style:font-weight-asian="bold" style:font-size-complex="10pt" style:font-weight-complex="bold"/>
    </style:style>
    <style:style style:name="T658" style:family="text">
      <style:text-properties style:text-position="0% 100%" fo:font-size="10pt" fo:font-weight="bold" officeooo:rsid="00d53fca" style:font-size-asian="8.75pt" style:font-weight-asian="bold" style:font-size-complex="10pt" style:font-weight-complex="bold"/>
    </style:style>
    <style:style style:name="T659" style:family="text">
      <style:text-properties style:text-position="0% 100%" fo:font-size="10pt" fo:font-weight="bold" officeooo:rsid="00da51b6" style:font-size-asian="8.75pt" style:font-weight-asian="bold" style:font-size-complex="10pt" style:font-weight-complex="bold"/>
    </style:style>
    <style:style style:name="T660" style:family="text">
      <style:text-properties style:text-position="0% 100%" fo:font-size="10pt" fo:font-weight="bold" officeooo:rsid="00dc87c7" style:font-size-asian="8.75pt" style:font-weight-asian="bold" style:font-size-complex="10pt" style:font-weight-complex="bold"/>
    </style:style>
    <style:style style:name="T661" style:family="text">
      <style:text-properties style:text-position="0% 100%" fo:font-size="10pt" fo:font-weight="bold" officeooo:rsid="00e3f2af" style:font-size-asian="8.75pt" style:font-weight-asian="bold" style:font-size-complex="10pt" style:font-weight-complex="bold"/>
    </style:style>
    <style:style style:name="T662" style:family="text">
      <style:text-properties style:text-position="0% 100%" fo:font-size="10pt" fo:font-weight="bold" officeooo:rsid="00e6b2b5" style:font-size-asian="8.75pt" style:font-weight-asian="bold" style:font-size-complex="10pt" style:font-weight-complex="bold"/>
    </style:style>
    <style:style style:name="T663" style:family="text">
      <style:text-properties style:text-position="0% 100%" fo:font-size="10pt" fo:font-weight="bold" officeooo:rsid="00ed23cd" style:font-size-asian="8.75pt" style:font-weight-asian="bold" style:font-size-complex="10pt" style:font-weight-complex="bold"/>
    </style:style>
    <style:style style:name="T664" style:family="text">
      <style:text-properties style:text-position="0% 100%" fo:font-size="10pt" fo:font-weight="bold" officeooo:rsid="00efc186" style:font-size-asian="8.75pt" style:font-weight-asian="bold" style:font-size-complex="10pt" style:font-weight-complex="bold"/>
    </style:style>
    <style:style style:name="T665" style:family="text">
      <style:text-properties style:text-position="0% 100%" fo:font-size="10pt" fo:font-weight="bold" officeooo:rsid="00f42ddf" style:font-size-asian="8.75pt" style:font-weight-asian="bold" style:font-size-complex="10pt" style:font-weight-complex="bold"/>
    </style:style>
    <style:style style:name="T666" style:family="text">
      <style:text-properties style:text-position="0% 100%" fo:font-size="10pt" fo:font-weight="bold" officeooo:rsid="0109a447" style:font-size-asian="8.75pt" style:font-weight-asian="bold" style:font-size-complex="10pt" style:font-weight-complex="bold"/>
    </style:style>
    <style:style style:name="T667" style:family="text">
      <style:text-properties style:text-position="0% 100%" fo:font-size="10pt" fo:font-weight="bold" officeooo:rsid="0118496e" style:font-size-asian="8.75pt" style:font-weight-asian="bold" style:font-size-complex="10pt" style:font-weight-complex="bold"/>
    </style:style>
    <style:style style:name="T668" style:family="text">
      <style:text-properties style:text-position="0% 100%" fo:font-size="10pt" fo:font-weight="bold" officeooo:rsid="0123618f" style:font-size-asian="8.75pt" style:font-weight-asian="bold" style:font-size-complex="10pt" style:font-weight-complex="bold"/>
    </style:style>
    <style:style style:name="T669" style:family="text">
      <style:text-properties style:text-position="0% 100%" fo:font-size="10pt" fo:font-weight="bold" officeooo:rsid="01261f6f" style:font-size-asian="8.75pt" style:font-weight-asian="bold" style:font-size-complex="10pt" style:font-weight-complex="bold"/>
    </style:style>
    <style:style style:name="T670" style:family="text">
      <style:text-properties style:text-position="0% 100%" fo:font-size="10pt" fo:font-weight="bold" officeooo:rsid="015d6918" style:font-size-asian="8.75pt" style:font-weight-asian="bold" style:font-size-complex="10pt" style:font-weight-complex="bold"/>
    </style:style>
    <style:style style:name="T671" style:family="text">
      <style:text-properties style:text-position="0% 100%" fo:font-size="10pt" fo:font-weight="bold" officeooo:rsid="015f10ab" style:font-size-asian="8.75pt" style:font-weight-asian="bold" style:font-size-complex="10pt" style:font-weight-complex="bold"/>
    </style:style>
    <style:style style:name="T672" style:family="text">
      <style:text-properties style:text-position="0% 100%" fo:font-size="10pt" fo:font-weight="bold" officeooo:rsid="02238302" style:font-size-asian="8.75pt" style:font-weight-asian="bold" style:font-size-complex="10pt" style:font-weight-complex="bold"/>
    </style:style>
    <style:style style:name="T673" style:family="text">
      <style:text-properties style:text-position="0% 100%" fo:font-size="10pt" fo:font-weight="bold" officeooo:rsid="02a0a2cf" style:font-size-asian="8.75pt" style:font-weight-asian="bold" style:font-size-complex="10pt" style:font-weight-complex="bold"/>
    </style:style>
    <style:style style:name="T674" style:family="text">
      <style:text-properties style:text-position="0% 100%" fo:font-size="10pt" fo:font-weight="bold" officeooo:rsid="02b8a36a" style:font-size-asian="8.75pt" style:font-weight-asian="bold" style:font-size-complex="10pt" style:font-weight-complex="bold"/>
    </style:style>
    <style:style style:name="T675" style:family="text">
      <style:text-properties style:text-position="0% 100%" fo:font-size="10pt" fo:font-weight="bold" officeooo:rsid="0280a321" style:font-size-asian="8.75pt" style:font-weight-asian="bold" style:font-size-complex="10pt" style:font-weight-complex="bold"/>
    </style:style>
    <style:style style:name="T676" style:family="text">
      <style:text-properties style:text-position="0% 100%" fo:font-size="10pt" style:text-underline-style="solid" style:text-underline-width="auto" style:text-underline-color="font-color" officeooo:rsid="0078345b" style:font-size-asian="10pt" style:font-size-complex="10pt"/>
    </style:style>
    <style:style style:name="T677" style:family="text">
      <style:text-properties style:text-position="0% 100%" fo:font-size="10pt" style:text-underline-style="solid" style:text-underline-width="auto" style:text-underline-color="font-color" officeooo:rsid="0076c84f" style:font-size-asian="10pt" style:font-size-complex="10pt"/>
    </style:style>
    <style:style style:name="T678"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679"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680" style:family="text">
      <style:text-properties style:text-position="0% 100%" fo:font-size="10pt" style:font-size-asian="8.75pt" style:font-weight-asian="normal" style:font-size-complex="10pt" style:font-weight-complex="normal"/>
    </style:style>
    <style:style style:name="T681" style:family="text">
      <style:text-properties style:text-position="0% 100%" fo:font-size="10pt" officeooo:rsid="0092760c" style:font-size-asian="8.75pt" style:font-weight-asian="normal" style:font-size-complex="10pt" style:font-weight-complex="normal"/>
    </style:style>
    <style:style style:name="T682" style:family="text">
      <style:text-properties style:text-position="0% 100%" fo:font-size="10pt" officeooo:rsid="0092fd41" style:font-size-asian="8.75pt" style:font-weight-asian="normal" style:font-size-complex="10pt" style:font-weight-complex="normal"/>
    </style:style>
    <style:style style:name="T683" style:family="text">
      <style:text-properties style:text-position="0% 100%" fo:font-size="10pt" officeooo:rsid="00939ffc" style:font-size-asian="8.75pt" style:font-weight-asian="normal" style:font-size-complex="10pt" style:font-weight-complex="normal"/>
    </style:style>
    <style:style style:name="T684" style:family="text">
      <style:text-properties style:text-position="0% 100%" fo:font-size="10pt" officeooo:rsid="0094ca73" style:font-size-asian="8.75pt" style:font-weight-asian="normal" style:font-size-complex="10pt" style:font-weight-complex="normal"/>
    </style:style>
    <style:style style:name="T685" style:family="text">
      <style:text-properties style:text-position="0% 100%" fo:font-size="10pt" officeooo:rsid="00966575" style:font-size-asian="8.75pt" style:font-weight-asian="normal" style:font-size-complex="10pt" style:font-weight-complex="normal"/>
    </style:style>
    <style:style style:name="T686" style:family="text">
      <style:text-properties style:text-position="0% 100%" fo:font-size="10pt" officeooo:rsid="009666d6" style:font-size-asian="8.75pt" style:font-weight-asian="normal" style:font-size-complex="10pt" style:font-weight-complex="normal"/>
    </style:style>
    <style:style style:name="T687" style:family="text">
      <style:text-properties style:text-position="0% 100%" fo:font-size="10pt" officeooo:rsid="00978448" style:font-size-asian="8.75pt" style:font-weight-asian="normal" style:font-size-complex="10pt" style:font-weight-complex="normal"/>
    </style:style>
    <style:style style:name="T688" style:family="text">
      <style:text-properties style:text-position="0% 100%" fo:font-size="10pt" officeooo:rsid="00982dfb" style:font-size-asian="8.75pt" style:font-weight-asian="normal" style:font-size-complex="10pt" style:font-weight-complex="normal"/>
    </style:style>
    <style:style style:name="T689" style:family="text">
      <style:text-properties style:text-position="0% 100%" fo:font-size="10pt" officeooo:rsid="00995312" style:font-size-asian="8.75pt" style:font-weight-asian="normal" style:font-size-complex="10pt" style:font-weight-complex="normal"/>
    </style:style>
    <style:style style:name="T690" style:family="text">
      <style:text-properties style:text-position="0% 100%" fo:font-size="10pt" officeooo:rsid="00998a74" style:font-size-asian="8.75pt" style:font-weight-asian="normal" style:font-size-complex="10pt" style:font-weight-complex="normal"/>
    </style:style>
    <style:style style:name="T691" style:family="text">
      <style:text-properties style:text-position="0% 100%" fo:font-size="10pt" officeooo:rsid="009a2755" style:font-size-asian="8.75pt" style:font-weight-asian="normal" style:font-size-complex="10pt" style:font-weight-complex="normal"/>
    </style:style>
    <style:style style:name="T692" style:family="text">
      <style:text-properties style:text-position="0% 100%" fo:font-size="10pt" officeooo:rsid="009b096d" style:font-size-asian="8.75pt" style:font-weight-asian="normal" style:font-size-complex="10pt" style:font-weight-complex="normal"/>
    </style:style>
    <style:style style:name="T693" style:family="text">
      <style:text-properties style:text-position="0% 100%" fo:font-size="10pt" officeooo:rsid="009efc57" style:font-size-asian="8.75pt" style:font-weight-asian="normal" style:font-size-complex="10pt" style:font-weight-complex="normal"/>
    </style:style>
    <style:style style:name="T694" style:family="text">
      <style:text-properties style:text-position="0% 100%" fo:font-size="10pt" officeooo:rsid="009ff249" style:font-size-asian="8.75pt" style:font-weight-asian="normal" style:font-size-complex="10pt" style:font-weight-complex="normal"/>
    </style:style>
    <style:style style:name="T695" style:family="text">
      <style:text-properties style:text-position="0% 100%" fo:font-size="10pt" officeooo:rsid="00a1e173" style:font-size-asian="8.75pt" style:font-weight-asian="normal" style:font-size-complex="10pt" style:font-weight-complex="normal"/>
    </style:style>
    <style:style style:name="T696" style:family="text">
      <style:text-properties style:text-position="0% 100%" fo:font-size="10pt" officeooo:rsid="00a30af2" style:font-size-asian="8.75pt" style:font-weight-asian="normal" style:font-size-complex="10pt" style:font-weight-complex="normal"/>
    </style:style>
    <style:style style:name="T697" style:family="text">
      <style:text-properties style:text-position="0% 100%" fo:font-size="10pt" officeooo:rsid="00a4e480" style:font-size-asian="8.75pt" style:font-weight-asian="normal" style:font-size-complex="10pt" style:font-weight-complex="normal"/>
    </style:style>
    <style:style style:name="T698" style:family="text">
      <style:text-properties style:text-position="0% 100%" fo:font-size="10pt" officeooo:rsid="00a61761" style:font-size-asian="8.75pt" style:font-weight-asian="normal" style:font-size-complex="10pt" style:font-weight-complex="normal"/>
    </style:style>
    <style:style style:name="T699" style:family="text">
      <style:text-properties style:text-position="0% 100%" fo:font-size="10pt" officeooo:rsid="00a65dc9" style:font-size-asian="8.75pt" style:font-weight-asian="normal" style:font-size-complex="10pt" style:font-weight-complex="normal"/>
    </style:style>
    <style:style style:name="T700" style:family="text">
      <style:text-properties style:text-position="0% 100%" fo:font-size="10pt" officeooo:rsid="00a6c352" style:font-size-asian="8.75pt" style:font-weight-asian="normal" style:font-size-complex="10pt" style:font-weight-complex="normal"/>
    </style:style>
    <style:style style:name="T701" style:family="text">
      <style:text-properties style:text-position="0% 100%" fo:font-size="10pt" officeooo:rsid="00a71d34" style:font-size-asian="8.75pt" style:font-weight-asian="normal" style:font-size-complex="10pt" style:font-weight-complex="normal"/>
    </style:style>
    <style:style style:name="T702" style:family="text">
      <style:text-properties style:text-position="0% 100%" fo:font-size="10pt" officeooo:rsid="00a83442" style:font-size-asian="8.75pt" style:font-weight-asian="normal" style:font-size-complex="10pt" style:font-weight-complex="normal"/>
    </style:style>
    <style:style style:name="T703" style:family="text">
      <style:text-properties style:text-position="0% 100%" fo:font-size="10pt" officeooo:rsid="00a9b3b3" style:font-size-asian="8.75pt" style:font-weight-asian="normal" style:font-size-complex="10pt" style:font-weight-complex="normal"/>
    </style:style>
    <style:style style:name="T704" style:family="text">
      <style:text-properties style:text-position="0% 100%" fo:font-size="10pt" officeooo:rsid="00aa82a6" style:font-size-asian="8.75pt" style:font-weight-asian="normal" style:font-size-complex="10pt" style:font-weight-complex="normal"/>
    </style:style>
    <style:style style:name="T705" style:family="text">
      <style:text-properties style:text-position="0% 100%" fo:font-size="10pt" officeooo:rsid="00abc753" style:font-size-asian="8.75pt" style:font-weight-asian="normal" style:font-size-complex="10pt" style:font-weight-complex="normal"/>
    </style:style>
    <style:style style:name="T706" style:family="text">
      <style:text-properties style:text-position="0% 100%" fo:font-size="10pt" officeooo:rsid="00abd81f" style:font-size-asian="8.75pt" style:font-weight-asian="normal" style:font-size-complex="10pt" style:font-weight-complex="normal"/>
    </style:style>
    <style:style style:name="T707" style:family="text">
      <style:text-properties style:text-position="0% 100%" fo:font-size="10pt" officeooo:rsid="00ad9654" style:font-size-asian="8.75pt" style:font-weight-asian="normal" style:font-size-complex="10pt" style:font-weight-complex="normal"/>
    </style:style>
    <style:style style:name="T708" style:family="text">
      <style:text-properties style:text-position="0% 100%" fo:font-size="10pt" officeooo:rsid="00af4671" style:font-size-asian="8.75pt" style:font-weight-asian="normal" style:font-size-complex="10pt" style:font-weight-complex="normal"/>
    </style:style>
    <style:style style:name="T709" style:family="text">
      <style:text-properties style:text-position="0% 100%" fo:font-size="10pt" officeooo:rsid="00b0af9e" style:font-size-asian="8.75pt" style:font-weight-asian="normal" style:font-size-complex="10pt" style:font-weight-complex="normal"/>
    </style:style>
    <style:style style:name="T710" style:family="text">
      <style:text-properties style:text-position="0% 100%" fo:font-size="10pt" officeooo:rsid="00b19673" style:font-size-asian="8.75pt" style:font-weight-asian="normal" style:font-size-complex="10pt" style:font-weight-complex="normal"/>
    </style:style>
    <style:style style:name="T711" style:family="text">
      <style:text-properties style:text-position="0% 100%" fo:font-size="10pt" officeooo:rsid="00b345ab" style:font-size-asian="8.75pt" style:font-weight-asian="normal" style:font-size-complex="10pt" style:font-weight-complex="normal"/>
    </style:style>
    <style:style style:name="T712" style:family="text">
      <style:text-properties style:text-position="0% 100%" fo:font-size="10pt" officeooo:rsid="00b5000a" style:font-size-asian="8.75pt" style:font-weight-asian="normal" style:font-size-complex="10pt" style:font-weight-complex="normal"/>
    </style:style>
    <style:style style:name="T713" style:family="text">
      <style:text-properties style:text-position="0% 100%" fo:font-size="10pt" officeooo:rsid="00b6aad4" style:font-size-asian="8.75pt" style:font-weight-asian="normal" style:font-size-complex="10pt" style:font-weight-complex="normal"/>
    </style:style>
    <style:style style:name="T714" style:family="text">
      <style:text-properties style:text-position="0% 100%" fo:font-size="10pt" officeooo:rsid="00b82a51" style:font-size-asian="8.75pt" style:font-weight-asian="normal" style:font-size-complex="10pt" style:font-weight-complex="normal"/>
    </style:style>
    <style:style style:name="T715" style:family="text">
      <style:text-properties style:text-position="0% 100%" fo:font-size="10pt" officeooo:rsid="00b85aef" style:font-size-asian="8.75pt" style:font-weight-asian="normal" style:font-size-complex="10pt" style:font-weight-complex="normal"/>
    </style:style>
    <style:style style:name="T716" style:family="text">
      <style:text-properties style:text-position="0% 100%" fo:font-size="10pt" officeooo:rsid="00b9656c" style:font-size-asian="8.75pt" style:font-weight-asian="normal" style:font-size-complex="10pt" style:font-weight-complex="normal"/>
    </style:style>
    <style:style style:name="T717" style:family="text">
      <style:text-properties style:text-position="0% 100%" fo:font-size="10pt" officeooo:rsid="00bad2c7" style:font-size-asian="8.75pt" style:font-weight-asian="normal" style:font-size-complex="10pt" style:font-weight-complex="normal"/>
    </style:style>
    <style:style style:name="T718" style:family="text">
      <style:text-properties style:text-position="0% 100%" fo:font-size="10pt" officeooo:rsid="00bcc95c" style:font-size-asian="8.75pt" style:font-weight-asian="normal" style:font-size-complex="10pt" style:font-weight-complex="normal"/>
    </style:style>
    <style:style style:name="T719" style:family="text">
      <style:text-properties style:text-position="0% 100%" fo:font-size="10pt" officeooo:rsid="00bd6209" style:font-size-asian="8.75pt" style:font-weight-asian="normal" style:font-size-complex="10pt" style:font-weight-complex="normal"/>
    </style:style>
    <style:style style:name="T720" style:family="text">
      <style:text-properties style:text-position="0% 100%" fo:font-size="10pt" officeooo:rsid="00bdf52a" style:font-size-asian="8.75pt" style:font-weight-asian="normal" style:font-size-complex="10pt" style:font-weight-complex="normal"/>
    </style:style>
    <style:style style:name="T721" style:family="text">
      <style:text-properties style:text-position="0% 100%" fo:font-size="10pt" officeooo:rsid="00bf715a" style:font-size-asian="8.75pt" style:font-weight-asian="normal" style:font-size-complex="10pt" style:font-weight-complex="normal"/>
    </style:style>
    <style:style style:name="T722" style:family="text">
      <style:text-properties style:text-position="0% 100%" fo:font-size="10pt" officeooo:rsid="00bfc7ec" style:font-size-asian="8.75pt" style:font-weight-asian="normal" style:font-size-complex="10pt" style:font-weight-complex="normal"/>
    </style:style>
    <style:style style:name="T723" style:family="text">
      <style:text-properties style:text-position="0% 100%" fo:font-size="10pt" officeooo:rsid="00bff502" style:font-size-asian="8.75pt" style:font-weight-asian="normal" style:font-size-complex="10pt" style:font-weight-complex="normal"/>
    </style:style>
    <style:style style:name="T724" style:family="text">
      <style:text-properties style:text-position="0% 100%" fo:font-size="10pt" officeooo:rsid="00c0f594" style:font-size-asian="8.75pt" style:font-weight-asian="normal" style:font-size-complex="10pt" style:font-weight-complex="normal"/>
    </style:style>
    <style:style style:name="T725" style:family="text">
      <style:text-properties style:text-position="0% 100%" fo:font-size="10pt" officeooo:rsid="00c2dc1b" style:font-size-asian="8.75pt" style:font-weight-asian="normal" style:font-size-complex="10pt" style:font-weight-complex="normal"/>
    </style:style>
    <style:style style:name="T726" style:family="text">
      <style:text-properties style:text-position="0% 100%" fo:font-size="10pt" officeooo:rsid="00c49a5a" style:font-size-asian="8.75pt" style:font-weight-asian="normal" style:font-size-complex="10pt" style:font-weight-complex="normal"/>
    </style:style>
    <style:style style:name="T727" style:family="text">
      <style:text-properties style:text-position="0% 100%" fo:font-size="10pt" officeooo:rsid="00c63563" style:font-size-asian="8.75pt" style:font-weight-asian="normal" style:font-size-complex="10pt" style:font-weight-complex="normal"/>
    </style:style>
    <style:style style:name="T728" style:family="text">
      <style:text-properties style:text-position="0% 100%" fo:font-size="10pt" officeooo:rsid="00c80117" style:font-size-asian="8.75pt" style:font-weight-asian="normal" style:font-size-complex="10pt" style:font-weight-complex="normal"/>
    </style:style>
    <style:style style:name="T729" style:family="text">
      <style:text-properties style:text-position="0% 100%" fo:font-size="10pt" officeooo:rsid="00c87cea" style:font-size-asian="8.75pt" style:font-weight-asian="normal" style:font-size-complex="10pt" style:font-weight-complex="normal"/>
    </style:style>
    <style:style style:name="T730" style:family="text">
      <style:text-properties style:text-position="0% 100%" fo:font-size="10pt" officeooo:rsid="00c97ee4" style:font-size-asian="8.75pt" style:font-weight-asian="normal" style:font-size-complex="10pt" style:font-weight-complex="normal"/>
    </style:style>
    <style:style style:name="T731" style:family="text">
      <style:text-properties style:text-position="0% 100%" fo:font-size="10pt" officeooo:rsid="00caff18" style:font-size-asian="8.75pt" style:font-weight-asian="normal" style:font-size-complex="10pt" style:font-weight-complex="normal"/>
    </style:style>
    <style:style style:name="T732" style:family="text">
      <style:text-properties style:text-position="0% 100%" fo:font-size="10pt" officeooo:rsid="00ccc776" style:font-size-asian="8.75pt" style:font-weight-asian="normal" style:font-size-complex="10pt" style:font-weight-complex="normal"/>
    </style:style>
    <style:style style:name="T733" style:family="text">
      <style:text-properties style:text-position="0% 100%" fo:font-size="10pt" officeooo:rsid="00ce05e7" style:font-size-asian="8.75pt" style:font-weight-asian="normal" style:font-size-complex="10pt" style:font-weight-complex="normal"/>
    </style:style>
    <style:style style:name="T734" style:family="text">
      <style:text-properties style:text-position="0% 100%" fo:font-size="10pt" officeooo:rsid="00cf1b20" style:font-size-asian="8.75pt" style:font-weight-asian="normal" style:font-size-complex="10pt" style:font-weight-complex="normal"/>
    </style:style>
    <style:style style:name="T735" style:family="text">
      <style:text-properties style:text-position="0% 100%" fo:font-size="10pt" officeooo:rsid="00d04752" style:font-size-asian="8.75pt" style:font-weight-asian="normal" style:font-size-complex="10pt" style:font-weight-complex="normal"/>
    </style:style>
    <style:style style:name="T736" style:family="text">
      <style:text-properties style:text-position="0% 100%" fo:font-size="10pt" officeooo:rsid="00d0ea1c" style:font-size-asian="8.75pt" style:font-weight-asian="normal" style:font-size-complex="10pt" style:font-weight-complex="normal"/>
    </style:style>
    <style:style style:name="T737" style:family="text">
      <style:text-properties style:text-position="0% 100%" fo:font-size="10pt" officeooo:rsid="00d279a1" style:font-size-asian="8.75pt" style:font-weight-asian="normal" style:font-size-complex="10pt" style:font-weight-complex="normal"/>
    </style:style>
    <style:style style:name="T738" style:family="text">
      <style:text-properties style:text-position="0% 100%" fo:font-size="10pt" officeooo:rsid="00d36d3c" style:font-size-asian="8.75pt" style:font-weight-asian="normal" style:font-size-complex="10pt" style:font-weight-complex="normal"/>
    </style:style>
    <style:style style:name="T739" style:family="text">
      <style:text-properties style:text-position="0% 100%" fo:font-size="10pt" officeooo:rsid="00d37f37" style:font-size-asian="8.75pt" style:font-weight-asian="normal" style:font-size-complex="10pt" style:font-weight-complex="normal"/>
    </style:style>
    <style:style style:name="T740" style:family="text">
      <style:text-properties style:text-position="0% 100%" fo:font-size="10pt" officeooo:rsid="00d53fca" style:font-size-asian="8.75pt" style:font-weight-asian="normal" style:font-size-complex="10pt" style:font-weight-complex="normal"/>
    </style:style>
    <style:style style:name="T741" style:family="text">
      <style:text-properties style:text-position="0% 100%" fo:font-size="10pt" officeooo:rsid="00d62505" style:font-size-asian="8.75pt" style:font-weight-asian="normal" style:font-size-complex="10pt" style:font-weight-complex="normal"/>
    </style:style>
    <style:style style:name="T742" style:family="text">
      <style:text-properties style:text-position="0% 100%" fo:font-size="10pt" officeooo:rsid="00d7d569" style:font-size-asian="8.75pt" style:font-weight-asian="normal" style:font-size-complex="10pt" style:font-weight-complex="normal"/>
    </style:style>
    <style:style style:name="T743" style:family="text">
      <style:text-properties style:text-position="0% 100%" fo:font-size="10pt" officeooo:rsid="00d975c3" style:font-size-asian="8.75pt" style:font-weight-asian="normal" style:font-size-complex="10pt" style:font-weight-complex="normal"/>
    </style:style>
    <style:style style:name="T744" style:family="text">
      <style:text-properties style:text-position="0% 100%" fo:font-size="10pt" officeooo:rsid="00da51b6" style:font-size-asian="8.75pt" style:font-weight-asian="normal" style:font-size-complex="10pt" style:font-weight-complex="normal"/>
    </style:style>
    <style:style style:name="T745" style:family="text">
      <style:text-properties style:text-position="0% 100%" fo:font-size="10pt" officeooo:rsid="00db341d" style:font-size-asian="8.75pt" style:font-weight-asian="normal" style:font-size-complex="10pt" style:font-weight-complex="normal"/>
    </style:style>
    <style:style style:name="T746" style:family="text">
      <style:text-properties style:text-position="0% 100%" fo:font-size="10pt" officeooo:rsid="00db724a" style:font-size-asian="8.75pt" style:font-weight-asian="normal" style:font-size-complex="10pt" style:font-weight-complex="normal"/>
    </style:style>
    <style:style style:name="T747" style:family="text">
      <style:text-properties style:text-position="0% 100%" fo:font-size="10pt" officeooo:rsid="00ddc9e8" style:font-size-asian="8.75pt" style:font-weight-asian="normal" style:font-size-complex="10pt" style:font-weight-complex="normal"/>
    </style:style>
    <style:style style:name="T748" style:family="text">
      <style:text-properties style:text-position="0% 100%" fo:font-size="10pt" officeooo:rsid="00de5126" style:font-size-asian="8.75pt" style:font-weight-asian="normal" style:font-size-complex="10pt" style:font-weight-complex="normal"/>
    </style:style>
    <style:style style:name="T749" style:family="text">
      <style:text-properties style:text-position="0% 100%" fo:font-size="10pt" officeooo:rsid="00df5d0d" style:font-size-asian="8.75pt" style:font-weight-asian="normal" style:font-size-complex="10pt" style:font-weight-complex="normal"/>
    </style:style>
    <style:style style:name="T750" style:family="text">
      <style:text-properties style:text-position="0% 100%" fo:font-size="10pt" officeooo:rsid="00dfc042" style:font-size-asian="8.75pt" style:font-weight-asian="normal" style:font-size-complex="10pt" style:font-weight-complex="normal"/>
    </style:style>
    <style:style style:name="T751" style:family="text">
      <style:text-properties style:text-position="0% 100%" fo:font-size="10pt" officeooo:rsid="00e100bf" style:font-size-asian="8.75pt" style:font-weight-asian="normal" style:font-size-complex="10pt" style:font-weight-complex="normal"/>
    </style:style>
    <style:style style:name="T752" style:family="text">
      <style:text-properties style:text-position="0% 100%" fo:font-size="10pt" officeooo:rsid="00e2b32b" style:font-size-asian="8.75pt" style:font-weight-asian="normal" style:font-size-complex="10pt" style:font-weight-complex="normal"/>
    </style:style>
    <style:style style:name="T753" style:family="text">
      <style:text-properties style:text-position="0% 100%" fo:font-size="10pt" officeooo:rsid="00e35289" style:font-size-asian="8.75pt" style:font-weight-asian="normal" style:font-size-complex="10pt" style:font-weight-complex="normal"/>
    </style:style>
    <style:style style:name="T754" style:family="text">
      <style:text-properties style:text-position="0% 100%" fo:font-size="10pt" officeooo:rsid="00e3a948" style:font-size-asian="8.75pt" style:font-weight-asian="normal" style:font-size-complex="10pt" style:font-weight-complex="normal"/>
    </style:style>
    <style:style style:name="T755" style:family="text">
      <style:text-properties style:text-position="0% 100%" fo:font-size="10pt" officeooo:rsid="00e3e5c3" style:font-size-asian="8.75pt" style:font-weight-asian="normal" style:font-size-complex="10pt" style:font-weight-complex="normal"/>
    </style:style>
    <style:style style:name="T756" style:family="text">
      <style:text-properties style:text-position="0% 100%" fo:font-size="10pt" officeooo:rsid="00e3f2af" style:font-size-asian="8.75pt" style:font-weight-asian="normal" style:font-size-complex="10pt" style:font-weight-complex="normal"/>
    </style:style>
    <style:style style:name="T757" style:family="text">
      <style:text-properties style:text-position="0% 100%" fo:font-size="10pt" officeooo:rsid="00e5014c" style:font-size-asian="8.75pt" style:font-weight-asian="normal" style:font-size-complex="10pt" style:font-weight-complex="normal"/>
    </style:style>
    <style:style style:name="T758" style:family="text">
      <style:text-properties style:text-position="0% 100%" fo:font-size="10pt" officeooo:rsid="00e6b2b5" style:font-size-asian="8.75pt" style:font-weight-asian="normal" style:font-size-complex="10pt" style:font-weight-complex="normal"/>
    </style:style>
    <style:style style:name="T759" style:family="text">
      <style:text-properties style:text-position="0% 100%" fo:font-size="10pt" officeooo:rsid="00e723e3" style:font-size-asian="8.75pt" style:font-weight-asian="normal" style:font-size-complex="10pt" style:font-weight-complex="normal"/>
    </style:style>
    <style:style style:name="T760" style:family="text">
      <style:text-properties style:text-position="0% 100%" fo:font-size="10pt" officeooo:rsid="00e894ce" style:font-size-asian="8.75pt" style:font-weight-asian="normal" style:font-size-complex="10pt" style:font-weight-complex="normal"/>
    </style:style>
    <style:style style:name="T761" style:family="text">
      <style:text-properties style:text-position="0% 100%" fo:font-size="10pt" officeooo:rsid="00ea4a59" style:font-size-asian="8.75pt" style:font-weight-asian="normal" style:font-size-complex="10pt" style:font-weight-complex="normal"/>
    </style:style>
    <style:style style:name="T762" style:family="text">
      <style:text-properties style:text-position="0% 100%" fo:font-size="10pt" officeooo:rsid="00ebb485" style:font-size-asian="8.75pt" style:font-weight-asian="normal" style:font-size-complex="10pt" style:font-weight-complex="normal"/>
    </style:style>
    <style:style style:name="T763" style:family="text">
      <style:text-properties style:text-position="0% 100%" fo:font-size="10pt" officeooo:rsid="00ec6081" style:font-size-asian="8.75pt" style:font-weight-asian="normal" style:font-size-complex="10pt" style:font-weight-complex="normal"/>
    </style:style>
    <style:style style:name="T764" style:family="text">
      <style:text-properties style:text-position="0% 100%" fo:font-size="10pt" officeooo:rsid="00ed23cd" style:font-size-asian="8.75pt" style:font-weight-asian="normal" style:font-size-complex="10pt" style:font-weight-complex="normal"/>
    </style:style>
    <style:style style:name="T765" style:family="text">
      <style:text-properties style:text-position="0% 100%" fo:font-size="10pt" officeooo:rsid="00eeff52" style:font-size-asian="8.75pt" style:font-weight-asian="normal" style:font-size-complex="10pt" style:font-weight-complex="normal"/>
    </style:style>
    <style:style style:name="T766" style:family="text">
      <style:text-properties style:text-position="0% 100%" fo:font-size="10pt" officeooo:rsid="00efc186" style:font-size-asian="8.75pt" style:font-weight-asian="normal" style:font-size-complex="10pt" style:font-weight-complex="normal"/>
    </style:style>
    <style:style style:name="T767" style:family="text">
      <style:text-properties style:text-position="0% 100%" fo:font-size="10pt" officeooo:rsid="00f11996" style:font-size-asian="8.75pt" style:font-weight-asian="normal" style:font-size-complex="10pt" style:font-weight-complex="normal"/>
    </style:style>
    <style:style style:name="T768" style:family="text">
      <style:text-properties style:text-position="0% 100%" fo:font-size="10pt" officeooo:rsid="00f24dbb" style:font-size-asian="8.75pt" style:font-weight-asian="normal" style:font-size-complex="10pt" style:font-weight-complex="normal"/>
    </style:style>
    <style:style style:name="T769" style:family="text">
      <style:text-properties style:text-position="0% 100%" fo:font-size="10pt" officeooo:rsid="00f259fa" style:font-size-asian="8.75pt" style:font-weight-asian="normal" style:font-size-complex="10pt" style:font-weight-complex="normal"/>
    </style:style>
    <style:style style:name="T770" style:family="text">
      <style:text-properties style:text-position="0% 100%" fo:font-size="10pt" officeooo:rsid="00f37434" style:font-size-asian="8.75pt" style:font-weight-asian="normal" style:font-size-complex="10pt" style:font-weight-complex="normal"/>
    </style:style>
    <style:style style:name="T771" style:family="text">
      <style:text-properties style:text-position="0% 100%" fo:font-size="10pt" officeooo:rsid="00f42ddf" style:font-size-asian="8.75pt" style:font-weight-asian="normal" style:font-size-complex="10pt" style:font-weight-complex="normal"/>
    </style:style>
    <style:style style:name="T772" style:family="text">
      <style:text-properties style:text-position="0% 100%" fo:font-size="10pt" officeooo:rsid="00f48a21" style:font-size-asian="8.75pt" style:font-weight-asian="normal" style:font-size-complex="10pt" style:font-weight-complex="normal"/>
    </style:style>
    <style:style style:name="T773" style:family="text">
      <style:text-properties style:text-position="0% 100%" fo:font-size="10pt" officeooo:rsid="00f5bc46" style:font-size-asian="8.75pt" style:font-weight-asian="normal" style:font-size-complex="10pt" style:font-weight-complex="normal"/>
    </style:style>
    <style:style style:name="T774" style:family="text">
      <style:text-properties style:text-position="0% 100%" fo:font-size="10pt" officeooo:rsid="00f66725" style:font-size-asian="8.75pt" style:font-weight-asian="normal" style:font-size-complex="10pt" style:font-weight-complex="normal"/>
    </style:style>
    <style:style style:name="T775" style:family="text">
      <style:text-properties style:text-position="0% 100%" fo:font-size="10pt" officeooo:rsid="00f80c98" style:font-size-asian="8.75pt" style:font-weight-asian="normal" style:font-size-complex="10pt" style:font-weight-complex="normal"/>
    </style:style>
    <style:style style:name="T776" style:family="text">
      <style:text-properties style:text-position="0% 100%" fo:font-size="10pt" officeooo:rsid="00faca37" style:font-size-asian="8.75pt" style:font-weight-asian="normal" style:font-size-complex="10pt" style:font-weight-complex="normal"/>
    </style:style>
    <style:style style:name="T777" style:family="text">
      <style:text-properties style:text-position="0% 100%" fo:font-size="10pt" officeooo:rsid="00fbfce9" style:font-size-asian="8.75pt" style:font-weight-asian="normal" style:font-size-complex="10pt" style:font-weight-complex="normal"/>
    </style:style>
    <style:style style:name="T778" style:family="text">
      <style:text-properties style:text-position="0% 100%" fo:font-size="10pt" officeooo:rsid="00fda6c5" style:font-size-asian="8.75pt" style:font-weight-asian="normal" style:font-size-complex="10pt" style:font-weight-complex="normal"/>
    </style:style>
    <style:style style:name="T779" style:family="text">
      <style:text-properties style:text-position="0% 100%" fo:font-size="10pt" officeooo:rsid="00ff304f" style:font-size-asian="8.75pt" style:font-weight-asian="normal" style:font-size-complex="10pt" style:font-weight-complex="normal"/>
    </style:style>
    <style:style style:name="T780" style:family="text">
      <style:text-properties style:text-position="0% 100%" fo:font-size="10pt" officeooo:rsid="0100ebd9" style:font-size-asian="8.75pt" style:font-weight-asian="normal" style:font-size-complex="10pt" style:font-weight-complex="normal"/>
    </style:style>
    <style:style style:name="T781" style:family="text">
      <style:text-properties style:text-position="0% 100%" fo:font-size="10pt" officeooo:rsid="0102e90a" style:font-size-asian="8.75pt" style:font-weight-asian="normal" style:font-size-complex="10pt" style:font-weight-complex="normal"/>
    </style:style>
    <style:style style:name="T782" style:family="text">
      <style:text-properties style:text-position="0% 100%" fo:font-size="10pt" officeooo:rsid="0104d511" style:font-size-asian="8.75pt" style:font-weight-asian="normal" style:font-size-complex="10pt" style:font-weight-complex="normal"/>
    </style:style>
    <style:style style:name="T783" style:family="text">
      <style:text-properties style:text-position="0% 100%" fo:font-size="10pt" officeooo:rsid="01065fc3" style:font-size-asian="8.75pt" style:font-weight-asian="normal" style:font-size-complex="10pt" style:font-weight-complex="normal"/>
    </style:style>
    <style:style style:name="T784" style:family="text">
      <style:text-properties style:text-position="0% 100%" fo:font-size="10pt" officeooo:rsid="0107ba8b" style:font-size-asian="8.75pt" style:font-weight-asian="normal" style:font-size-complex="10pt" style:font-weight-complex="normal"/>
    </style:style>
    <style:style style:name="T785" style:family="text">
      <style:text-properties style:text-position="0% 100%" fo:font-size="10pt" officeooo:rsid="0109a447" style:font-size-asian="8.75pt" style:font-weight-asian="normal" style:font-size-complex="10pt" style:font-weight-complex="normal"/>
    </style:style>
    <style:style style:name="T786" style:family="text">
      <style:text-properties style:text-position="0% 100%" fo:font-size="10pt" officeooo:rsid="0109d356" style:font-size-asian="8.75pt" style:font-weight-asian="normal" style:font-size-complex="10pt" style:font-weight-complex="normal"/>
    </style:style>
    <style:style style:name="T787" style:family="text">
      <style:text-properties style:text-position="0% 100%" fo:font-size="10pt" officeooo:rsid="010b0853" style:font-size-asian="8.75pt" style:font-weight-asian="normal" style:font-size-complex="10pt" style:font-weight-complex="normal"/>
    </style:style>
    <style:style style:name="T788" style:family="text">
      <style:text-properties style:text-position="0% 100%" fo:font-size="10pt" officeooo:rsid="010cd2f1" style:font-size-asian="8.75pt" style:font-weight-asian="normal" style:font-size-complex="10pt" style:font-weight-complex="normal"/>
    </style:style>
    <style:style style:name="T789" style:family="text">
      <style:text-properties style:text-position="0% 100%" fo:font-size="10pt" officeooo:rsid="010ea4e8" style:font-size-asian="8.75pt" style:font-weight-asian="normal" style:font-size-complex="10pt" style:font-weight-complex="normal"/>
    </style:style>
    <style:style style:name="T790" style:family="text">
      <style:text-properties style:text-position="0% 100%" fo:font-size="10pt" officeooo:rsid="010fd21d" style:font-size-asian="8.75pt" style:font-weight-asian="normal" style:font-size-complex="10pt" style:font-weight-complex="normal"/>
    </style:style>
    <style:style style:name="T791" style:family="text">
      <style:text-properties style:text-position="0% 100%" fo:font-size="10pt" officeooo:rsid="01107f5f" style:font-size-asian="8.75pt" style:font-weight-asian="normal" style:font-size-complex="10pt" style:font-weight-complex="normal"/>
    </style:style>
    <style:style style:name="T792" style:family="text">
      <style:text-properties style:text-position="0% 100%" fo:font-size="10pt" officeooo:rsid="0111ba53" style:font-size-asian="8.75pt" style:font-weight-asian="normal" style:font-size-complex="10pt" style:font-weight-complex="normal"/>
    </style:style>
    <style:style style:name="T793" style:family="text">
      <style:text-properties style:text-position="0% 100%" fo:font-size="10pt" officeooo:rsid="01120ce7" style:font-size-asian="8.75pt" style:font-weight-asian="normal" style:font-size-complex="10pt" style:font-weight-complex="normal"/>
    </style:style>
    <style:style style:name="T794" style:family="text">
      <style:text-properties style:text-position="0% 100%" fo:font-size="10pt" officeooo:rsid="011575da" style:font-size-asian="8.75pt" style:font-weight-asian="normal" style:font-size-complex="10pt" style:font-weight-complex="normal"/>
    </style:style>
    <style:style style:name="T795" style:family="text">
      <style:text-properties style:text-position="0% 100%" fo:font-size="10pt" officeooo:rsid="01169eff" style:font-size-asian="8.75pt" style:font-weight-asian="normal" style:font-size-complex="10pt" style:font-weight-complex="normal"/>
    </style:style>
    <style:style style:name="T796" style:family="text">
      <style:text-properties style:text-position="0% 100%" fo:font-size="10pt" officeooo:rsid="0118496e" style:font-size-asian="8.75pt" style:font-weight-asian="normal" style:font-size-complex="10pt" style:font-weight-complex="normal"/>
    </style:style>
    <style:style style:name="T797" style:family="text">
      <style:text-properties style:text-position="0% 100%" fo:font-size="10pt" officeooo:rsid="0118fce0" style:font-size-asian="8.75pt" style:font-weight-asian="normal" style:font-size-complex="10pt" style:font-weight-complex="normal"/>
    </style:style>
    <style:style style:name="T798" style:family="text">
      <style:text-properties style:text-position="0% 100%" fo:font-size="10pt" officeooo:rsid="0119bf2f" style:font-size-asian="8.75pt" style:font-weight-asian="normal" style:font-size-complex="10pt" style:font-weight-complex="normal"/>
    </style:style>
    <style:style style:name="T799" style:family="text">
      <style:text-properties style:text-position="0% 100%" fo:font-size="10pt" officeooo:rsid="011a2466" style:font-size-asian="8.75pt" style:font-weight-asian="normal" style:font-size-complex="10pt" style:font-weight-complex="normal"/>
    </style:style>
    <style:style style:name="T800" style:family="text">
      <style:text-properties style:text-position="0% 100%" fo:font-size="10pt" officeooo:rsid="011bf78d" style:font-size-asian="8.75pt" style:font-weight-asian="normal" style:font-size-complex="10pt" style:font-weight-complex="normal"/>
    </style:style>
    <style:style style:name="T801" style:family="text">
      <style:text-properties style:text-position="0% 100%" fo:font-size="10pt" officeooo:rsid="011dbbff" style:font-size-asian="8.75pt" style:font-weight-asian="normal" style:font-size-complex="10pt" style:font-weight-complex="normal"/>
    </style:style>
    <style:style style:name="T802" style:family="text">
      <style:text-properties style:text-position="0% 100%" fo:font-size="10pt" officeooo:rsid="011e98a9" style:font-size-asian="8.75pt" style:font-weight-asian="normal" style:font-size-complex="10pt" style:font-weight-complex="normal"/>
    </style:style>
    <style:style style:name="T803" style:family="text">
      <style:text-properties style:text-position="0% 100%" fo:font-size="10pt" officeooo:rsid="011f74cf" style:font-size-asian="8.75pt" style:font-weight-asian="normal" style:font-size-complex="10pt" style:font-weight-complex="normal"/>
    </style:style>
    <style:style style:name="T804" style:family="text">
      <style:text-properties style:text-position="0% 100%" fo:font-size="10pt" officeooo:rsid="0120d699" style:font-size-asian="8.75pt" style:font-weight-asian="normal" style:font-size-complex="10pt" style:font-weight-complex="normal"/>
    </style:style>
    <style:style style:name="T805" style:family="text">
      <style:text-properties style:text-position="0% 100%" fo:font-size="10pt" officeooo:rsid="0121b120" style:font-size-asian="8.75pt" style:font-weight-asian="normal" style:font-size-complex="10pt" style:font-weight-complex="normal"/>
    </style:style>
    <style:style style:name="T806" style:family="text">
      <style:text-properties style:text-position="0% 100%" fo:font-size="10pt" officeooo:rsid="0123618f" style:font-size-asian="8.75pt" style:font-weight-asian="normal" style:font-size-complex="10pt" style:font-weight-complex="normal"/>
    </style:style>
    <style:style style:name="T807" style:family="text">
      <style:text-properties style:text-position="0% 100%" fo:font-size="10pt" officeooo:rsid="0123b93d" style:font-size-asian="8.75pt" style:font-weight-asian="normal" style:font-size-complex="10pt" style:font-weight-complex="normal"/>
    </style:style>
    <style:style style:name="T808" style:family="text">
      <style:text-properties style:text-position="0% 100%" fo:font-size="10pt" officeooo:rsid="012524db" style:font-size-asian="8.75pt" style:font-weight-asian="normal" style:font-size-complex="10pt" style:font-weight-complex="normal"/>
    </style:style>
    <style:style style:name="T809" style:family="text">
      <style:text-properties style:text-position="0% 100%" fo:font-size="10pt" officeooo:rsid="01254828" style:font-size-asian="8.75pt" style:font-weight-asian="normal" style:font-size-complex="10pt" style:font-weight-complex="normal"/>
    </style:style>
    <style:style style:name="T810" style:family="text">
      <style:text-properties style:text-position="0% 100%" fo:font-size="10pt" officeooo:rsid="01261f6f" style:font-size-asian="8.75pt" style:font-weight-asian="normal" style:font-size-complex="10pt" style:font-weight-complex="normal"/>
    </style:style>
    <style:style style:name="T811" style:family="text">
      <style:text-properties style:text-position="0% 100%" fo:font-size="10pt" officeooo:rsid="01268a20" style:font-size-asian="8.75pt" style:font-weight-asian="normal" style:font-size-complex="10pt" style:font-weight-complex="normal"/>
    </style:style>
    <style:style style:name="T812" style:family="text">
      <style:text-properties style:text-position="0% 100%" fo:font-size="10pt" officeooo:rsid="0128270b" style:font-size-asian="8.75pt" style:font-weight-asian="normal" style:font-size-complex="10pt" style:font-weight-complex="normal"/>
    </style:style>
    <style:style style:name="T813" style:family="text">
      <style:text-properties style:text-position="0% 100%" fo:font-size="10pt" officeooo:rsid="0128b1d4" style:font-size-asian="8.75pt" style:font-weight-asian="normal" style:font-size-complex="10pt" style:font-weight-complex="normal"/>
    </style:style>
    <style:style style:name="T814" style:family="text">
      <style:text-properties style:text-position="0% 100%" fo:font-size="10pt" officeooo:rsid="0129fdde" style:font-size-asian="8.75pt" style:font-weight-asian="normal" style:font-size-complex="10pt" style:font-weight-complex="normal"/>
    </style:style>
    <style:style style:name="T815" style:family="text">
      <style:text-properties style:text-position="0% 100%" fo:font-size="10pt" officeooo:rsid="012b212a" style:font-size-asian="8.75pt" style:font-weight-asian="normal" style:font-size-complex="10pt" style:font-weight-complex="normal"/>
    </style:style>
    <style:style style:name="T816" style:family="text">
      <style:text-properties style:text-position="0% 100%" fo:font-size="10pt" officeooo:rsid="012b5840" style:font-size-asian="8.75pt" style:font-weight-asian="normal" style:font-size-complex="10pt" style:font-weight-complex="normal"/>
    </style:style>
    <style:style style:name="T817" style:family="text">
      <style:text-properties style:text-position="0% 100%" fo:font-size="10pt" officeooo:rsid="012cfe4e" style:font-size-asian="8.75pt" style:font-weight-asian="normal" style:font-size-complex="10pt" style:font-weight-complex="normal"/>
    </style:style>
    <style:style style:name="T818" style:family="text">
      <style:text-properties style:text-position="0% 100%" fo:font-size="10pt" officeooo:rsid="012d8874" style:font-size-asian="8.75pt" style:font-weight-asian="normal" style:font-size-complex="10pt" style:font-weight-complex="normal"/>
    </style:style>
    <style:style style:name="T819" style:family="text">
      <style:text-properties style:text-position="0% 100%" fo:font-size="10pt" officeooo:rsid="012e1fbb" style:font-size-asian="8.75pt" style:font-weight-asian="normal" style:font-size-complex="10pt" style:font-weight-complex="normal"/>
    </style:style>
    <style:style style:name="T820" style:family="text">
      <style:text-properties style:text-position="0% 100%" fo:font-size="10pt" officeooo:rsid="012fdf36" style:font-size-asian="8.75pt" style:font-weight-asian="normal" style:font-size-complex="10pt" style:font-weight-complex="normal"/>
    </style:style>
    <style:style style:name="T821" style:family="text">
      <style:text-properties style:text-position="0% 100%" fo:font-size="10pt" officeooo:rsid="01312209" style:font-size-asian="8.75pt" style:font-weight-asian="normal" style:font-size-complex="10pt" style:font-weight-complex="normal"/>
    </style:style>
    <style:style style:name="T822" style:family="text">
      <style:text-properties style:text-position="0% 100%" fo:font-size="10pt" officeooo:rsid="0133144e" style:font-size-asian="8.75pt" style:font-weight-asian="normal" style:font-size-complex="10pt" style:font-weight-complex="normal"/>
    </style:style>
    <style:style style:name="T823" style:family="text">
      <style:text-properties style:text-position="0% 100%" fo:font-size="10pt" officeooo:rsid="0134d5ef" style:font-size-asian="8.75pt" style:font-weight-asian="normal" style:font-size-complex="10pt" style:font-weight-complex="normal"/>
    </style:style>
    <style:style style:name="T824" style:family="text">
      <style:text-properties style:text-position="0% 100%" fo:font-size="10pt" officeooo:rsid="01358260" style:font-size-asian="8.75pt" style:font-weight-asian="normal" style:font-size-complex="10pt" style:font-weight-complex="normal"/>
    </style:style>
    <style:style style:name="T825" style:family="text">
      <style:text-properties style:text-position="0% 100%" fo:font-size="10pt" officeooo:rsid="01377e64" style:font-size-asian="8.75pt" style:font-weight-asian="normal" style:font-size-complex="10pt" style:font-weight-complex="normal"/>
    </style:style>
    <style:style style:name="T826" style:family="text">
      <style:text-properties style:text-position="0% 100%" fo:font-size="10pt" officeooo:rsid="0137caa0" style:font-size-asian="8.75pt" style:font-weight-asian="normal" style:font-size-complex="10pt" style:font-weight-complex="normal"/>
    </style:style>
    <style:style style:name="T827" style:family="text">
      <style:text-properties style:text-position="0% 100%" fo:font-size="10pt" officeooo:rsid="01387dbc" style:font-size-asian="8.75pt" style:font-weight-asian="normal" style:font-size-complex="10pt" style:font-weight-complex="normal"/>
    </style:style>
    <style:style style:name="T828" style:family="text">
      <style:text-properties style:text-position="0% 100%" fo:font-size="10pt" officeooo:rsid="013a36ad" style:font-size-asian="8.75pt" style:font-weight-asian="normal" style:font-size-complex="10pt" style:font-weight-complex="normal"/>
    </style:style>
    <style:style style:name="T829" style:family="text">
      <style:text-properties style:text-position="0% 100%" fo:font-size="10pt" officeooo:rsid="013affaa" style:font-size-asian="8.75pt" style:font-weight-asian="normal" style:font-size-complex="10pt" style:font-weight-complex="normal"/>
    </style:style>
    <style:style style:name="T830" style:family="text">
      <style:text-properties style:text-position="0% 100%" fo:font-size="10pt" officeooo:rsid="013ccf62" style:font-size-asian="8.75pt" style:font-weight-asian="normal" style:font-size-complex="10pt" style:font-weight-complex="normal"/>
    </style:style>
    <style:style style:name="T831" style:family="text">
      <style:text-properties style:text-position="0% 100%" fo:font-size="10pt" officeooo:rsid="013e5117" style:font-size-asian="8.75pt" style:font-weight-asian="normal" style:font-size-complex="10pt" style:font-weight-complex="normal"/>
    </style:style>
    <style:style style:name="T832" style:family="text">
      <style:text-properties style:text-position="0% 100%" fo:font-size="10pt" officeooo:rsid="013f0269" style:font-size-asian="8.75pt" style:font-weight-asian="normal" style:font-size-complex="10pt" style:font-weight-complex="normal"/>
    </style:style>
    <style:style style:name="T833" style:family="text">
      <style:text-properties style:text-position="0% 100%" fo:font-size="10pt" officeooo:rsid="013fcb24" style:font-size-asian="8.75pt" style:font-weight-asian="normal" style:font-size-complex="10pt" style:font-weight-complex="normal"/>
    </style:style>
    <style:style style:name="T834" style:family="text">
      <style:text-properties style:text-position="0% 100%" fo:font-size="10pt" officeooo:rsid="014158d6" style:font-size-asian="8.75pt" style:font-weight-asian="normal" style:font-size-complex="10pt" style:font-weight-complex="normal"/>
    </style:style>
    <style:style style:name="T835" style:family="text">
      <style:text-properties style:text-position="0% 100%" fo:font-size="10pt" officeooo:rsid="01426b75" style:font-size-asian="8.75pt" style:font-weight-asian="normal" style:font-size-complex="10pt" style:font-weight-complex="normal"/>
    </style:style>
    <style:style style:name="T836" style:family="text">
      <style:text-properties style:text-position="0% 100%" fo:font-size="10pt" officeooo:rsid="01444efc" style:font-size-asian="8.75pt" style:font-weight-asian="normal" style:font-size-complex="10pt" style:font-weight-complex="normal"/>
    </style:style>
    <style:style style:name="T837" style:family="text">
      <style:text-properties style:text-position="0% 100%" fo:font-size="10pt" officeooo:rsid="0146b0c1" style:font-size-asian="8.75pt" style:font-weight-asian="normal" style:font-size-complex="10pt" style:font-weight-complex="normal"/>
    </style:style>
    <style:style style:name="T838" style:family="text">
      <style:text-properties style:text-position="0% 100%" fo:font-size="10pt" officeooo:rsid="01488951" style:font-size-asian="8.75pt" style:font-weight-asian="normal" style:font-size-complex="10pt" style:font-weight-complex="normal"/>
    </style:style>
    <style:style style:name="T839" style:family="text">
      <style:text-properties style:text-position="0% 100%" fo:font-size="10pt" officeooo:rsid="0148fc60" style:font-size-asian="8.75pt" style:font-weight-asian="normal" style:font-size-complex="10pt" style:font-weight-complex="normal"/>
    </style:style>
    <style:style style:name="T840" style:family="text">
      <style:text-properties style:text-position="0% 100%" fo:font-size="10pt" officeooo:rsid="01499d5e" style:font-size-asian="8.75pt" style:font-weight-asian="normal" style:font-size-complex="10pt" style:font-weight-complex="normal"/>
    </style:style>
    <style:style style:name="T841" style:family="text">
      <style:text-properties style:text-position="0% 100%" fo:font-size="10pt" officeooo:rsid="014bbc33" style:font-size-asian="8.75pt" style:font-weight-asian="normal" style:font-size-complex="10pt" style:font-weight-complex="normal"/>
    </style:style>
    <style:style style:name="T842" style:family="text">
      <style:text-properties style:text-position="0% 100%" fo:font-size="10pt" officeooo:rsid="014e7250" style:font-size-asian="8.75pt" style:font-weight-asian="normal" style:font-size-complex="10pt" style:font-weight-complex="normal"/>
    </style:style>
    <style:style style:name="T843" style:family="text">
      <style:text-properties style:text-position="0% 100%" fo:font-size="10pt" officeooo:rsid="015233dc" style:font-size-asian="8.75pt" style:font-weight-asian="normal" style:font-size-complex="10pt" style:font-weight-complex="normal"/>
    </style:style>
    <style:style style:name="T844" style:family="text">
      <style:text-properties style:text-position="0% 100%" fo:font-size="10pt" officeooo:rsid="01550705" style:font-size-asian="8.75pt" style:font-weight-asian="normal" style:font-size-complex="10pt" style:font-weight-complex="normal"/>
    </style:style>
    <style:style style:name="T845" style:family="text">
      <style:text-properties style:text-position="0% 100%" fo:font-size="10pt" officeooo:rsid="01569b2c" style:font-size-asian="8.75pt" style:font-weight-asian="normal" style:font-size-complex="10pt" style:font-weight-complex="normal"/>
    </style:style>
    <style:style style:name="T846" style:family="text">
      <style:text-properties style:text-position="0% 100%" fo:font-size="10pt" officeooo:rsid="015866d6" style:font-size-asian="8.75pt" style:font-weight-asian="normal" style:font-size-complex="10pt" style:font-weight-complex="normal"/>
    </style:style>
    <style:style style:name="T847" style:family="text">
      <style:text-properties style:text-position="0% 100%" fo:font-size="10pt" officeooo:rsid="0159e4e3" style:font-size-asian="8.75pt" style:font-weight-asian="normal" style:font-size-complex="10pt" style:font-weight-complex="normal"/>
    </style:style>
    <style:style style:name="T848" style:family="text">
      <style:text-properties style:text-position="0% 100%" fo:font-size="10pt" officeooo:rsid="015aadc3" style:font-size-asian="8.75pt" style:font-weight-asian="normal" style:font-size-complex="10pt" style:font-weight-complex="normal"/>
    </style:style>
    <style:style style:name="T849" style:family="text">
      <style:text-properties style:text-position="0% 100%" fo:font-size="10pt" officeooo:rsid="015d6918" style:font-size-asian="8.75pt" style:font-weight-asian="normal" style:font-size-complex="10pt" style:font-weight-complex="normal"/>
    </style:style>
    <style:style style:name="T850" style:family="text">
      <style:text-properties style:text-position="0% 100%" fo:font-size="10pt" officeooo:rsid="015f10ab" style:font-size-asian="8.75pt" style:font-weight-asian="normal" style:font-size-complex="10pt" style:font-weight-complex="normal"/>
    </style:style>
    <style:style style:name="T851" style:family="text">
      <style:text-properties style:text-position="0% 100%" fo:font-size="10pt" officeooo:rsid="015f1d7f" style:font-size-asian="8.75pt" style:font-weight-asian="normal" style:font-size-complex="10pt" style:font-weight-complex="normal"/>
    </style:style>
    <style:style style:name="T852" style:family="text">
      <style:text-properties style:text-position="0% 100%" fo:font-size="10pt" officeooo:rsid="016176e2" style:font-size-asian="8.75pt" style:font-weight-asian="normal" style:font-size-complex="10pt" style:font-weight-complex="normal"/>
    </style:style>
    <style:style style:name="T853" style:family="text">
      <style:text-properties style:text-position="0% 100%" fo:font-size="10pt" officeooo:rsid="01617eec" style:font-size-asian="8.75pt" style:font-weight-asian="normal" style:font-size-complex="10pt" style:font-weight-complex="normal"/>
    </style:style>
    <style:style style:name="T854" style:family="text">
      <style:text-properties style:text-position="0% 100%" fo:font-size="10pt" officeooo:rsid="0162ef48" style:font-size-asian="8.75pt" style:font-weight-asian="normal" style:font-size-complex="10pt" style:font-weight-complex="normal"/>
    </style:style>
    <style:style style:name="T855" style:family="text">
      <style:text-properties style:text-position="0% 100%" fo:font-size="10pt" officeooo:rsid="0165edde" style:font-size-asian="8.75pt" style:font-weight-asian="normal" style:font-size-complex="10pt" style:font-weight-complex="normal"/>
    </style:style>
    <style:style style:name="T856" style:family="text">
      <style:text-properties style:text-position="0% 100%" fo:font-size="10pt" officeooo:rsid="0167676d" style:font-size-asian="8.75pt" style:font-weight-asian="normal" style:font-size-complex="10pt" style:font-weight-complex="normal"/>
    </style:style>
    <style:style style:name="T857" style:family="text">
      <style:text-properties style:text-position="0% 100%" fo:font-size="10pt" officeooo:rsid="01695ddf" style:font-size-asian="8.75pt" style:font-weight-asian="normal" style:font-size-complex="10pt" style:font-weight-complex="normal"/>
    </style:style>
    <style:style style:name="T858" style:family="text">
      <style:text-properties style:text-position="0% 100%" fo:font-size="10pt" officeooo:rsid="0169b84a" style:font-size-asian="8.75pt" style:font-weight-asian="normal" style:font-size-complex="10pt" style:font-weight-complex="normal"/>
    </style:style>
    <style:style style:name="T859" style:family="text">
      <style:text-properties style:text-position="0% 100%" fo:font-size="10pt" officeooo:rsid="0169dd8a" style:font-size-asian="8.75pt" style:font-weight-asian="normal" style:font-size-complex="10pt" style:font-weight-complex="normal"/>
    </style:style>
    <style:style style:name="T860" style:family="text">
      <style:text-properties style:text-position="0% 100%" fo:font-size="10pt" officeooo:rsid="016a322e" style:font-size-asian="8.75pt" style:font-weight-asian="normal" style:font-size-complex="10pt" style:font-weight-complex="normal"/>
    </style:style>
    <style:style style:name="T861" style:family="text">
      <style:text-properties style:text-position="0% 100%" fo:font-size="10pt" officeooo:rsid="016b5912" style:font-size-asian="8.75pt" style:font-weight-asian="normal" style:font-size-complex="10pt" style:font-weight-complex="normal"/>
    </style:style>
    <style:style style:name="T862" style:family="text">
      <style:text-properties style:text-position="0% 100%" fo:font-size="10pt" officeooo:rsid="016d2aa8" style:font-size-asian="8.75pt" style:font-weight-asian="normal" style:font-size-complex="10pt" style:font-weight-complex="normal"/>
    </style:style>
    <style:style style:name="T863" style:family="text">
      <style:text-properties style:text-position="0% 100%" fo:font-size="10pt" officeooo:rsid="016ea074" style:font-size-asian="8.75pt" style:font-weight-asian="normal" style:font-size-complex="10pt" style:font-weight-complex="normal"/>
    </style:style>
    <style:style style:name="T864" style:family="text">
      <style:text-properties style:text-position="0% 100%" fo:font-size="10pt" officeooo:rsid="016faa91" style:font-size-asian="8.75pt" style:font-weight-asian="normal" style:font-size-complex="10pt" style:font-weight-complex="normal"/>
    </style:style>
    <style:style style:name="T865" style:family="text">
      <style:text-properties style:text-position="0% 100%" fo:font-size="10pt" officeooo:rsid="01704b34" style:font-size-asian="8.75pt" style:font-weight-asian="normal" style:font-size-complex="10pt" style:font-weight-complex="normal"/>
    </style:style>
    <style:style style:name="T866" style:family="text">
      <style:text-properties style:text-position="0% 100%" fo:font-size="10pt" officeooo:rsid="0171ff4f" style:font-size-asian="8.75pt" style:font-weight-asian="normal" style:font-size-complex="10pt" style:font-weight-complex="normal"/>
    </style:style>
    <style:style style:name="T867" style:family="text">
      <style:text-properties style:text-position="0% 100%" fo:font-size="10pt" officeooo:rsid="0172d1ef" style:font-size-asian="8.75pt" style:font-weight-asian="normal" style:font-size-complex="10pt" style:font-weight-complex="normal"/>
    </style:style>
    <style:style style:name="T868" style:family="text">
      <style:text-properties style:text-position="0% 100%" fo:font-size="10pt" officeooo:rsid="0173f621" style:font-size-asian="8.75pt" style:font-weight-asian="normal" style:font-size-complex="10pt" style:font-weight-complex="normal"/>
    </style:style>
    <style:style style:name="T869" style:family="text">
      <style:text-properties style:text-position="0% 100%" fo:font-size="10pt" officeooo:rsid="0175c670" style:font-size-asian="8.75pt" style:font-weight-asian="normal" style:font-size-complex="10pt" style:font-weight-complex="normal"/>
    </style:style>
    <style:style style:name="T870" style:family="text">
      <style:text-properties style:text-position="0% 100%" fo:font-size="10pt" officeooo:rsid="01769063" style:font-size-asian="8.75pt" style:font-weight-asian="normal" style:font-size-complex="10pt" style:font-weight-complex="normal"/>
    </style:style>
    <style:style style:name="T871" style:family="text">
      <style:text-properties style:text-position="0% 100%" fo:font-size="10pt" officeooo:rsid="0177e5fc" style:font-size-asian="8.75pt" style:font-weight-asian="normal" style:font-size-complex="10pt" style:font-weight-complex="normal"/>
    </style:style>
    <style:style style:name="T872" style:family="text">
      <style:text-properties style:text-position="0% 100%" fo:font-size="10pt" officeooo:rsid="017cb598" style:font-size-asian="8.75pt" style:font-weight-asian="normal" style:font-size-complex="10pt" style:font-weight-complex="normal"/>
    </style:style>
    <style:style style:name="T873" style:family="text">
      <style:text-properties style:text-position="0% 100%" fo:font-size="10pt" officeooo:rsid="017db6cd" style:font-size-asian="8.75pt" style:font-weight-asian="normal" style:font-size-complex="10pt" style:font-weight-complex="normal"/>
    </style:style>
    <style:style style:name="T874" style:family="text">
      <style:text-properties style:text-position="0% 100%" fo:font-size="10pt" officeooo:rsid="017f3a3f" style:font-size-asian="8.75pt" style:font-weight-asian="normal" style:font-size-complex="10pt" style:font-weight-complex="normal"/>
    </style:style>
    <style:style style:name="T875" style:family="text">
      <style:text-properties style:text-position="0% 100%" fo:font-size="10pt" officeooo:rsid="017fed05" style:font-size-asian="8.75pt" style:font-weight-asian="normal" style:font-size-complex="10pt" style:font-weight-complex="normal"/>
    </style:style>
    <style:style style:name="T876" style:family="text">
      <style:text-properties style:text-position="0% 100%" fo:font-size="10pt" officeooo:rsid="01815e0d" style:font-size-asian="8.75pt" style:font-weight-asian="normal" style:font-size-complex="10pt" style:font-weight-complex="normal"/>
    </style:style>
    <style:style style:name="T877" style:family="text">
      <style:text-properties style:text-position="0% 100%" fo:font-size="10pt" officeooo:rsid="01826a23" style:font-size-asian="8.75pt" style:font-weight-asian="normal" style:font-size-complex="10pt" style:font-weight-complex="normal"/>
    </style:style>
    <style:style style:name="T878" style:family="text">
      <style:text-properties style:text-position="0% 100%" fo:font-size="10pt" officeooo:rsid="0184264b" style:font-size-asian="8.75pt" style:font-weight-asian="normal" style:font-size-complex="10pt" style:font-weight-complex="normal"/>
    </style:style>
    <style:style style:name="T879" style:family="text">
      <style:text-properties style:text-position="0% 100%" fo:font-size="10pt" officeooo:rsid="0185ce62" style:font-size-asian="8.75pt" style:font-weight-asian="normal" style:font-size-complex="10pt" style:font-weight-complex="normal"/>
    </style:style>
    <style:style style:name="T880" style:family="text">
      <style:text-properties style:text-position="0% 100%" fo:font-size="10pt" officeooo:rsid="01875af8" style:font-size-asian="8.75pt" style:font-weight-asian="normal" style:font-size-complex="10pt" style:font-weight-complex="normal"/>
    </style:style>
    <style:style style:name="T881" style:family="text">
      <style:text-properties style:text-position="0% 100%" fo:font-size="10pt" officeooo:rsid="018c6a9b" style:font-size-asian="8.75pt" style:font-weight-asian="normal" style:font-size-complex="10pt" style:font-weight-complex="normal"/>
    </style:style>
    <style:style style:name="T882" style:family="text">
      <style:text-properties style:text-position="0% 100%" fo:font-size="10pt" officeooo:rsid="018e45a4" style:font-size-asian="8.75pt" style:font-weight-asian="normal" style:font-size-complex="10pt" style:font-weight-complex="normal"/>
    </style:style>
    <style:style style:name="T883" style:family="text">
      <style:text-properties style:text-position="0% 100%" fo:font-size="10pt" officeooo:rsid="01901859" style:font-size-asian="8.75pt" style:font-weight-asian="normal" style:font-size-complex="10pt" style:font-weight-complex="normal"/>
    </style:style>
    <style:style style:name="T884" style:family="text">
      <style:text-properties style:text-position="0% 100%" fo:font-size="10pt" officeooo:rsid="01918ea3" style:font-size-asian="8.75pt" style:font-weight-asian="normal" style:font-size-complex="10pt" style:font-weight-complex="normal"/>
    </style:style>
    <style:style style:name="T885" style:family="text">
      <style:text-properties style:text-position="0% 100%" fo:font-size="10pt" officeooo:rsid="01920108" style:font-size-asian="8.75pt" style:font-weight-asian="normal" style:font-size-complex="10pt" style:font-weight-complex="normal"/>
    </style:style>
    <style:style style:name="T886" style:family="text">
      <style:text-properties style:text-position="0% 100%" fo:font-size="10pt" officeooo:rsid="0193cfac" style:font-size-asian="8.75pt" style:font-weight-asian="normal" style:font-size-complex="10pt" style:font-weight-complex="normal"/>
    </style:style>
    <style:style style:name="T887" style:family="text">
      <style:text-properties style:text-position="0% 100%" fo:font-size="10pt" officeooo:rsid="01955da1" style:font-size-asian="8.75pt" style:font-weight-asian="normal" style:font-size-complex="10pt" style:font-weight-complex="normal"/>
    </style:style>
    <style:style style:name="T888" style:family="text">
      <style:text-properties style:text-position="0% 100%" fo:font-size="10pt" officeooo:rsid="0195a0ec" style:font-size-asian="8.75pt" style:font-weight-asian="normal" style:font-size-complex="10pt" style:font-weight-complex="normal"/>
    </style:style>
    <style:style style:name="T889" style:family="text">
      <style:text-properties style:text-position="0% 100%" fo:font-size="10pt" officeooo:rsid="0195d8b0" style:font-size-asian="8.75pt" style:font-weight-asian="normal" style:font-size-complex="10pt" style:font-weight-complex="normal"/>
    </style:style>
    <style:style style:name="T890" style:family="text">
      <style:text-properties style:text-position="0% 100%" fo:font-size="10pt" officeooo:rsid="019667e8" style:font-size-asian="8.75pt" style:font-weight-asian="normal" style:font-size-complex="10pt" style:font-weight-complex="normal"/>
    </style:style>
    <style:style style:name="T891" style:family="text">
      <style:text-properties style:text-position="0% 100%" fo:font-size="10pt" officeooo:rsid="0197e50f" style:font-size-asian="8.75pt" style:font-weight-asian="normal" style:font-size-complex="10pt" style:font-weight-complex="normal"/>
    </style:style>
    <style:style style:name="T892" style:family="text">
      <style:text-properties style:text-position="0% 100%" fo:font-size="10pt" officeooo:rsid="0199a3f6" style:font-size-asian="8.75pt" style:font-weight-asian="normal" style:font-size-complex="10pt" style:font-weight-complex="normal"/>
    </style:style>
    <style:style style:name="T893" style:family="text">
      <style:text-properties style:text-position="0% 100%" fo:font-size="10pt" officeooo:rsid="019a07e6" style:font-size-asian="8.75pt" style:font-weight-asian="normal" style:font-size-complex="10pt" style:font-weight-complex="normal"/>
    </style:style>
    <style:style style:name="T894" style:family="text">
      <style:text-properties style:text-position="0% 100%" fo:font-size="10pt" officeooo:rsid="019baf70" style:font-size-asian="8.75pt" style:font-weight-asian="normal" style:font-size-complex="10pt" style:font-weight-complex="normal"/>
    </style:style>
    <style:style style:name="T895" style:family="text">
      <style:text-properties style:text-position="0% 100%" fo:font-size="10pt" officeooo:rsid="019c19cb" style:font-size-asian="8.75pt" style:font-weight-asian="normal" style:font-size-complex="10pt" style:font-weight-complex="normal"/>
    </style:style>
    <style:style style:name="T896" style:family="text">
      <style:text-properties style:text-position="0% 100%" fo:font-size="10pt" officeooo:rsid="019c9c77" style:font-size-asian="8.75pt" style:font-weight-asian="normal" style:font-size-complex="10pt" style:font-weight-complex="normal"/>
    </style:style>
    <style:style style:name="T897" style:family="text">
      <style:text-properties style:text-position="0% 100%" fo:font-size="10pt" officeooo:rsid="019d114d" style:font-size-asian="8.75pt" style:font-weight-asian="normal" style:font-size-complex="10pt" style:font-weight-complex="normal"/>
    </style:style>
    <style:style style:name="T898" style:family="text">
      <style:text-properties style:text-position="0% 100%" fo:font-size="10pt" officeooo:rsid="019d5139" style:font-size-asian="8.75pt" style:font-weight-asian="normal" style:font-size-complex="10pt" style:font-weight-complex="normal"/>
    </style:style>
    <style:style style:name="T899" style:family="text">
      <style:text-properties style:text-position="0% 100%" fo:font-size="10pt" officeooo:rsid="019dbfc7" style:font-size-asian="8.75pt" style:font-weight-asian="normal" style:font-size-complex="10pt" style:font-weight-complex="normal"/>
    </style:style>
    <style:style style:name="T900" style:family="text">
      <style:text-properties style:text-position="0% 100%" fo:font-size="10pt" officeooo:rsid="019e9dd4" style:font-size-asian="8.75pt" style:font-weight-asian="normal" style:font-size-complex="10pt" style:font-weight-complex="normal"/>
    </style:style>
    <style:style style:name="T901" style:family="text">
      <style:text-properties style:text-position="0% 100%" fo:font-size="10pt" officeooo:rsid="01a0434d" style:font-size-asian="8.75pt" style:font-weight-asian="normal" style:font-size-complex="10pt" style:font-weight-complex="normal"/>
    </style:style>
    <style:style style:name="T902" style:family="text">
      <style:text-properties style:text-position="0% 100%" fo:font-size="10pt" officeooo:rsid="01a1615b" style:font-size-asian="8.75pt" style:font-weight-asian="normal" style:font-size-complex="10pt" style:font-weight-complex="normal"/>
    </style:style>
    <style:style style:name="T903" style:family="text">
      <style:text-properties style:text-position="0% 100%" fo:font-size="10pt" officeooo:rsid="01a1fee7" style:font-size-asian="8.75pt" style:font-weight-asian="normal" style:font-size-complex="10pt" style:font-weight-complex="normal"/>
    </style:style>
    <style:style style:name="T904" style:family="text">
      <style:text-properties style:text-position="0% 100%" fo:font-size="10pt" officeooo:rsid="01a433ea" style:font-size-asian="8.75pt" style:font-weight-asian="normal" style:font-size-complex="10pt" style:font-weight-complex="normal"/>
    </style:style>
    <style:style style:name="T905" style:family="text">
      <style:text-properties style:text-position="0% 100%" fo:font-size="10pt" officeooo:rsid="01a5ade2" style:font-size-asian="8.75pt" style:font-weight-asian="normal" style:font-size-complex="10pt" style:font-weight-complex="normal"/>
    </style:style>
    <style:style style:name="T906" style:family="text">
      <style:text-properties style:text-position="0% 100%" fo:font-size="10pt" officeooo:rsid="01a86dee" style:font-size-asian="8.75pt" style:font-weight-asian="normal" style:font-size-complex="10pt" style:font-weight-complex="normal"/>
    </style:style>
    <style:style style:name="T907" style:family="text">
      <style:text-properties style:text-position="0% 100%" fo:font-size="10pt" officeooo:rsid="01abb3ed" style:font-size-asian="8.75pt" style:font-weight-asian="normal" style:font-size-complex="10pt" style:font-weight-complex="normal"/>
    </style:style>
    <style:style style:name="T908" style:family="text">
      <style:text-properties style:text-position="0% 100%" fo:font-size="10pt" officeooo:rsid="01cbeb3d" style:font-size-asian="8.75pt" style:font-weight-asian="normal" style:font-size-complex="10pt" style:font-weight-complex="normal"/>
    </style:style>
    <style:style style:name="T909" style:family="text">
      <style:text-properties style:text-position="0% 100%" fo:font-size="10pt" officeooo:rsid="01cee92c" style:font-size-asian="8.75pt" style:font-weight-asian="normal" style:font-size-complex="10pt" style:font-weight-complex="normal"/>
    </style:style>
    <style:style style:name="T910" style:family="text">
      <style:text-properties style:text-position="0% 100%" fo:font-size="10pt" officeooo:rsid="01cf8dcc" style:font-size-asian="8.75pt" style:font-weight-asian="normal" style:font-size-complex="10pt" style:font-weight-complex="normal"/>
    </style:style>
    <style:style style:name="T911" style:family="text">
      <style:text-properties style:text-position="0% 100%" fo:font-size="10pt" officeooo:rsid="01d073e0" style:font-size-asian="8.75pt" style:font-weight-asian="normal" style:font-size-complex="10pt" style:font-weight-complex="normal"/>
    </style:style>
    <style:style style:name="T912" style:family="text">
      <style:text-properties style:text-position="0% 100%" fo:font-size="10pt" officeooo:rsid="01d191d4" style:font-size-asian="8.75pt" style:font-weight-asian="normal" style:font-size-complex="10pt" style:font-weight-complex="normal"/>
    </style:style>
    <style:style style:name="T913" style:family="text">
      <style:text-properties style:text-position="0% 100%" fo:font-size="10pt" officeooo:rsid="01d30399" style:font-size-asian="8.75pt" style:font-weight-asian="normal" style:font-size-complex="10pt" style:font-weight-complex="normal"/>
    </style:style>
    <style:style style:name="T914" style:family="text">
      <style:text-properties style:text-position="0% 100%" fo:font-size="10pt" officeooo:rsid="01d31297" style:font-size-asian="8.75pt" style:font-weight-asian="normal" style:font-size-complex="10pt" style:font-weight-complex="normal"/>
    </style:style>
    <style:style style:name="T915" style:family="text">
      <style:text-properties style:text-position="0% 100%" fo:font-size="10pt" officeooo:rsid="01d4d9be" style:font-size-asian="8.75pt" style:font-weight-asian="normal" style:font-size-complex="10pt" style:font-weight-complex="normal"/>
    </style:style>
    <style:style style:name="T916" style:family="text">
      <style:text-properties style:text-position="0% 100%" fo:font-size="10pt" officeooo:rsid="01d6608f" style:font-size-asian="8.75pt" style:font-weight-asian="normal" style:font-size-complex="10pt" style:font-weight-complex="normal"/>
    </style:style>
    <style:style style:name="T917" style:family="text">
      <style:text-properties style:text-position="0% 100%" fo:font-size="10pt" officeooo:rsid="01d82c28" style:font-size-asian="8.75pt" style:font-weight-asian="normal" style:font-size-complex="10pt" style:font-weight-complex="normal"/>
    </style:style>
    <style:style style:name="T918" style:family="text">
      <style:text-properties style:text-position="0% 100%" fo:font-size="10pt" officeooo:rsid="01dd1958" style:font-size-asian="8.75pt" style:font-weight-asian="normal" style:font-size-complex="10pt" style:font-weight-complex="normal"/>
    </style:style>
    <style:style style:name="T919" style:family="text">
      <style:text-properties style:text-position="0% 100%" fo:font-size="10pt" officeooo:rsid="01dd35b3" style:font-size-asian="8.75pt" style:font-weight-asian="normal" style:font-size-complex="10pt" style:font-weight-complex="normal"/>
    </style:style>
    <style:style style:name="T920" style:family="text">
      <style:text-properties style:text-position="0% 100%" fo:font-size="10pt" officeooo:rsid="01e073c5" style:font-size-asian="8.75pt" style:font-weight-asian="normal" style:font-size-complex="10pt" style:font-weight-complex="normal"/>
    </style:style>
    <style:style style:name="T921" style:family="text">
      <style:text-properties style:text-position="0% 100%" fo:font-size="10pt" officeooo:rsid="01e1ebde" style:font-size-asian="8.75pt" style:font-weight-asian="normal" style:font-size-complex="10pt" style:font-weight-complex="normal"/>
    </style:style>
    <style:style style:name="T922" style:family="text">
      <style:text-properties style:text-position="0% 100%" fo:font-size="10pt" officeooo:rsid="01e37359" style:font-size-asian="8.75pt" style:font-weight-asian="normal" style:font-size-complex="10pt" style:font-weight-complex="normal"/>
    </style:style>
    <style:style style:name="T923" style:family="text">
      <style:text-properties style:text-position="0% 100%" fo:font-size="10pt" officeooo:rsid="01e7355e" style:font-size-asian="8.75pt" style:font-weight-asian="normal" style:font-size-complex="10pt" style:font-weight-complex="normal"/>
    </style:style>
    <style:style style:name="T924" style:family="text">
      <style:text-properties style:text-position="0% 100%" fo:font-size="10pt" officeooo:rsid="01e8fe02" style:font-size-asian="8.75pt" style:font-weight-asian="normal" style:font-size-complex="10pt" style:font-weight-complex="normal"/>
    </style:style>
    <style:style style:name="T925" style:family="text">
      <style:text-properties style:text-position="0% 100%" fo:font-size="10pt" officeooo:rsid="01ee1fc2" style:font-size-asian="8.75pt" style:font-weight-asian="normal" style:font-size-complex="10pt" style:font-weight-complex="normal"/>
    </style:style>
    <style:style style:name="T926" style:family="text">
      <style:text-properties style:text-position="0% 100%" fo:font-size="10pt" officeooo:rsid="01efec2f" style:font-size-asian="8.75pt" style:font-weight-asian="normal" style:font-size-complex="10pt" style:font-weight-complex="normal"/>
    </style:style>
    <style:style style:name="T927" style:family="text">
      <style:text-properties style:text-position="0% 100%" fo:font-size="10pt" officeooo:rsid="01f04dc4" style:font-size-asian="8.75pt" style:font-weight-asian="normal" style:font-size-complex="10pt" style:font-weight-complex="normal"/>
    </style:style>
    <style:style style:name="T928" style:family="text">
      <style:text-properties style:text-position="0% 100%" fo:font-size="10pt" officeooo:rsid="01f1e0a7" style:font-size-asian="8.75pt" style:font-weight-asian="normal" style:font-size-complex="10pt" style:font-weight-complex="normal"/>
    </style:style>
    <style:style style:name="T929" style:family="text">
      <style:text-properties style:text-position="0% 100%" fo:font-size="10pt" officeooo:rsid="01f3d75b" style:font-size-asian="8.75pt" style:font-weight-asian="normal" style:font-size-complex="10pt" style:font-weight-complex="normal"/>
    </style:style>
    <style:style style:name="T930" style:family="text">
      <style:text-properties style:text-position="0% 100%" fo:font-size="10pt" officeooo:rsid="01f6415a" style:font-size-asian="8.75pt" style:font-weight-asian="normal" style:font-size-complex="10pt" style:font-weight-complex="normal"/>
    </style:style>
    <style:style style:name="T931" style:family="text">
      <style:text-properties style:text-position="0% 100%" fo:font-size="10pt" officeooo:rsid="01f86820" style:font-size-asian="8.75pt" style:font-weight-asian="normal" style:font-size-complex="10pt" style:font-weight-complex="normal"/>
    </style:style>
    <style:style style:name="T932" style:family="text">
      <style:text-properties style:text-position="0% 100%" fo:font-size="10pt" officeooo:rsid="01f94969" style:font-size-asian="8.75pt" style:font-weight-asian="normal" style:font-size-complex="10pt" style:font-weight-complex="normal"/>
    </style:style>
    <style:style style:name="T933" style:family="text">
      <style:text-properties style:text-position="0% 100%" fo:font-size="10pt" officeooo:rsid="01f97624" style:font-size-asian="8.75pt" style:font-weight-asian="normal" style:font-size-complex="10pt" style:font-weight-complex="normal"/>
    </style:style>
    <style:style style:name="T934" style:family="text">
      <style:text-properties style:text-position="0% 100%" fo:font-size="10pt" officeooo:rsid="01fb11a8" style:font-size-asian="8.75pt" style:font-weight-asian="normal" style:font-size-complex="10pt" style:font-weight-complex="normal"/>
    </style:style>
    <style:style style:name="T935" style:family="text">
      <style:text-properties style:text-position="0% 100%" fo:font-size="10pt" officeooo:rsid="01fb21bd" style:font-size-asian="8.75pt" style:font-weight-asian="normal" style:font-size-complex="10pt" style:font-weight-complex="normal"/>
    </style:style>
    <style:style style:name="T936" style:family="text">
      <style:text-properties style:text-position="0% 100%" fo:font-size="10pt" officeooo:rsid="01fd1fb3" style:font-size-asian="8.75pt" style:font-weight-asian="normal" style:font-size-complex="10pt" style:font-weight-complex="normal"/>
    </style:style>
    <style:style style:name="T937" style:family="text">
      <style:text-properties style:text-position="0% 100%" fo:font-size="10pt" officeooo:rsid="01febcc0" style:font-size-asian="8.75pt" style:font-weight-asian="normal" style:font-size-complex="10pt" style:font-weight-complex="normal"/>
    </style:style>
    <style:style style:name="T938" style:family="text">
      <style:text-properties style:text-position="0% 100%" fo:font-size="10pt" officeooo:rsid="0200aa15" style:font-size-asian="8.75pt" style:font-weight-asian="normal" style:font-size-complex="10pt" style:font-weight-complex="normal"/>
    </style:style>
    <style:style style:name="T939" style:family="text">
      <style:text-properties style:text-position="0% 100%" fo:font-size="10pt" officeooo:rsid="02024a49" style:font-size-asian="8.75pt" style:font-weight-asian="normal" style:font-size-complex="10pt" style:font-weight-complex="normal"/>
    </style:style>
    <style:style style:name="T940" style:family="text">
      <style:text-properties style:text-position="0% 100%" fo:font-size="10pt" officeooo:rsid="02030fa6" style:font-size-asian="8.75pt" style:font-weight-asian="normal" style:font-size-complex="10pt" style:font-weight-complex="normal"/>
    </style:style>
    <style:style style:name="T941" style:family="text">
      <style:text-properties style:text-position="0% 100%" fo:font-size="10pt" officeooo:rsid="0203c006" style:font-size-asian="8.75pt" style:font-weight-asian="normal" style:font-size-complex="10pt" style:font-weight-complex="normal"/>
    </style:style>
    <style:style style:name="T942" style:family="text">
      <style:text-properties style:text-position="0% 100%" fo:font-size="10pt" officeooo:rsid="0207e74c" style:font-size-asian="8.75pt" style:font-weight-asian="normal" style:font-size-complex="10pt" style:font-weight-complex="normal"/>
    </style:style>
    <style:style style:name="T943" style:family="text">
      <style:text-properties style:text-position="0% 100%" fo:font-size="10pt" officeooo:rsid="0207f8fe" style:font-size-asian="8.75pt" style:font-weight-asian="normal" style:font-size-complex="10pt" style:font-weight-complex="normal"/>
    </style:style>
    <style:style style:name="T944" style:family="text">
      <style:text-properties style:text-position="0% 100%" fo:font-size="10pt" officeooo:rsid="02091a46" style:font-size-asian="8.75pt" style:font-weight-asian="normal" style:font-size-complex="10pt" style:font-weight-complex="normal"/>
    </style:style>
    <style:style style:name="T945" style:family="text">
      <style:text-properties style:text-position="0% 100%" fo:font-size="10pt" officeooo:rsid="0209891c" style:font-size-asian="8.75pt" style:font-weight-asian="normal" style:font-size-complex="10pt" style:font-weight-complex="normal"/>
    </style:style>
    <style:style style:name="T946" style:family="text">
      <style:text-properties style:text-position="0% 100%" fo:font-size="10pt" officeooo:rsid="020aaa67" style:font-size-asian="8.75pt" style:font-weight-asian="normal" style:font-size-complex="10pt" style:font-weight-complex="normal"/>
    </style:style>
    <style:style style:name="T947" style:family="text">
      <style:text-properties style:text-position="0% 100%" fo:font-size="10pt" officeooo:rsid="020b77c9" style:font-size-asian="8.75pt" style:font-weight-asian="normal" style:font-size-complex="10pt" style:font-weight-complex="normal"/>
    </style:style>
    <style:style style:name="T948" style:family="text">
      <style:text-properties style:text-position="0% 100%" fo:font-size="10pt" officeooo:rsid="020d6931" style:font-size-asian="8.75pt" style:font-weight-asian="normal" style:font-size-complex="10pt" style:font-weight-complex="normal"/>
    </style:style>
    <style:style style:name="T949" style:family="text">
      <style:text-properties style:text-position="0% 100%" fo:font-size="10pt" officeooo:rsid="020f1912" style:font-size-asian="8.75pt" style:font-weight-asian="normal" style:font-size-complex="10pt" style:font-weight-complex="normal"/>
    </style:style>
    <style:style style:name="T950" style:family="text">
      <style:text-properties style:text-position="0% 100%" fo:font-size="10pt" officeooo:rsid="020f86f3" style:font-size-asian="8.75pt" style:font-weight-asian="normal" style:font-size-complex="10pt" style:font-weight-complex="normal"/>
    </style:style>
    <style:style style:name="T951" style:family="text">
      <style:text-properties style:text-position="0% 100%" fo:font-size="10pt" officeooo:rsid="0210a0ab" style:font-size-asian="8.75pt" style:font-weight-asian="normal" style:font-size-complex="10pt" style:font-weight-complex="normal"/>
    </style:style>
    <style:style style:name="T952" style:family="text">
      <style:text-properties style:text-position="0% 100%" fo:font-size="10pt" officeooo:rsid="0211158b" style:font-size-asian="8.75pt" style:font-weight-asian="normal" style:font-size-complex="10pt" style:font-weight-complex="normal"/>
    </style:style>
    <style:style style:name="T953" style:family="text">
      <style:text-properties style:text-position="0% 100%" fo:font-size="10pt" officeooo:rsid="0211a846" style:font-size-asian="8.75pt" style:font-weight-asian="normal" style:font-size-complex="10pt" style:font-weight-complex="normal"/>
    </style:style>
    <style:style style:name="T954" style:family="text">
      <style:text-properties style:text-position="0% 100%" fo:font-size="10pt" officeooo:rsid="021203d2" style:font-size-asian="8.75pt" style:font-weight-asian="normal" style:font-size-complex="10pt" style:font-weight-complex="normal"/>
    </style:style>
    <style:style style:name="T955" style:family="text">
      <style:text-properties style:text-position="0% 100%" fo:font-size="10pt" officeooo:rsid="02123cbf" style:font-size-asian="8.75pt" style:font-weight-asian="normal" style:font-size-complex="10pt" style:font-weight-complex="normal"/>
    </style:style>
    <style:style style:name="T956" style:family="text">
      <style:text-properties style:text-position="0% 100%" fo:font-size="10pt" officeooo:rsid="02126b52" style:font-size-asian="8.75pt" style:font-weight-asian="normal" style:font-size-complex="10pt" style:font-weight-complex="normal"/>
    </style:style>
    <style:style style:name="T957" style:family="text">
      <style:text-properties style:text-position="0% 100%" fo:font-size="10pt" officeooo:rsid="0212a22d" style:font-size-asian="8.75pt" style:font-weight-asian="normal" style:font-size-complex="10pt" style:font-weight-complex="normal"/>
    </style:style>
    <style:style style:name="T958" style:family="text">
      <style:text-properties style:text-position="0% 100%" fo:font-size="10pt" officeooo:rsid="02145618" style:font-size-asian="8.75pt" style:font-weight-asian="normal" style:font-size-complex="10pt" style:font-weight-complex="normal"/>
    </style:style>
    <style:style style:name="T959" style:family="text">
      <style:text-properties style:text-position="0% 100%" fo:font-size="10pt" officeooo:rsid="0214ad3d" style:font-size-asian="8.75pt" style:font-weight-asian="normal" style:font-size-complex="10pt" style:font-weight-complex="normal"/>
    </style:style>
    <style:style style:name="T960" style:family="text">
      <style:text-properties style:text-position="0% 100%" fo:font-size="10pt" officeooo:rsid="02154d95" style:font-size-asian="8.75pt" style:font-weight-asian="normal" style:font-size-complex="10pt" style:font-weight-complex="normal"/>
    </style:style>
    <style:style style:name="T961" style:family="text">
      <style:text-properties style:text-position="0% 100%" fo:font-size="10pt" officeooo:rsid="0216605f" style:font-size-asian="8.75pt" style:font-weight-asian="normal" style:font-size-complex="10pt" style:font-weight-complex="normal"/>
    </style:style>
    <style:style style:name="T962" style:family="text">
      <style:text-properties style:text-position="0% 100%" fo:font-size="10pt" officeooo:rsid="02177056" style:font-size-asian="8.75pt" style:font-weight-asian="normal" style:font-size-complex="10pt" style:font-weight-complex="normal"/>
    </style:style>
    <style:style style:name="T963" style:family="text">
      <style:text-properties style:text-position="0% 100%" fo:font-size="10pt" officeooo:rsid="0218bf46" style:font-size-asian="8.75pt" style:font-weight-asian="normal" style:font-size-complex="10pt" style:font-weight-complex="normal"/>
    </style:style>
    <style:style style:name="T964" style:family="text">
      <style:text-properties style:text-position="0% 100%" fo:font-size="10pt" officeooo:rsid="02194580" style:font-size-asian="8.75pt" style:font-weight-asian="normal" style:font-size-complex="10pt" style:font-weight-complex="normal"/>
    </style:style>
    <style:style style:name="T965" style:family="text">
      <style:text-properties style:text-position="0% 100%" fo:font-size="10pt" officeooo:rsid="021b2f4a" style:font-size-asian="8.75pt" style:font-weight-asian="normal" style:font-size-complex="10pt" style:font-weight-complex="normal"/>
    </style:style>
    <style:style style:name="T966" style:family="text">
      <style:text-properties style:text-position="0% 100%" fo:font-size="10pt" officeooo:rsid="021c1d33" style:font-size-asian="8.75pt" style:font-weight-asian="normal" style:font-size-complex="10pt" style:font-weight-complex="normal"/>
    </style:style>
    <style:style style:name="T967" style:family="text">
      <style:text-properties style:text-position="0% 100%" fo:font-size="10pt" officeooo:rsid="021c71f3" style:font-size-asian="8.75pt" style:font-weight-asian="normal" style:font-size-complex="10pt" style:font-weight-complex="normal"/>
    </style:style>
    <style:style style:name="T968" style:family="text">
      <style:text-properties style:text-position="0% 100%" fo:font-size="10pt" officeooo:rsid="021df9b0" style:font-size-asian="8.75pt" style:font-weight-asian="normal" style:font-size-complex="10pt" style:font-weight-complex="normal"/>
    </style:style>
    <style:style style:name="T969" style:family="text">
      <style:text-properties style:text-position="0% 100%" fo:font-size="10pt" officeooo:rsid="021e8518" style:font-size-asian="8.75pt" style:font-weight-asian="normal" style:font-size-complex="10pt" style:font-weight-complex="normal"/>
    </style:style>
    <style:style style:name="T970" style:family="text">
      <style:text-properties style:text-position="0% 100%" fo:font-size="10pt" officeooo:rsid="02208ee4" style:font-size-asian="8.75pt" style:font-weight-asian="normal" style:font-size-complex="10pt" style:font-weight-complex="normal"/>
    </style:style>
    <style:style style:name="T971" style:family="text">
      <style:text-properties style:text-position="0% 100%" fo:font-size="10pt" officeooo:rsid="02219d7b" style:font-size-asian="8.75pt" style:font-weight-asian="normal" style:font-size-complex="10pt" style:font-weight-complex="normal"/>
    </style:style>
    <style:style style:name="T972" style:family="text">
      <style:text-properties style:text-position="0% 100%" fo:font-size="10pt" officeooo:rsid="022283e5" style:font-size-asian="8.75pt" style:font-weight-asian="normal" style:font-size-complex="10pt" style:font-weight-complex="normal"/>
    </style:style>
    <style:style style:name="T973" style:family="text">
      <style:text-properties style:text-position="0% 100%" fo:font-size="10pt" officeooo:rsid="02238302" style:font-size-asian="8.75pt" style:font-weight-asian="normal" style:font-size-complex="10pt" style:font-weight-complex="normal"/>
    </style:style>
    <style:style style:name="T974" style:family="text">
      <style:text-properties style:text-position="0% 100%" fo:font-size="10pt" officeooo:rsid="02245efa" style:font-size-asian="8.75pt" style:font-weight-asian="normal" style:font-size-complex="10pt" style:font-weight-complex="normal"/>
    </style:style>
    <style:style style:name="T975" style:family="text">
      <style:text-properties style:text-position="0% 100%" fo:font-size="10pt" officeooo:rsid="022626dd" style:font-size-asian="8.75pt" style:font-weight-asian="normal" style:font-size-complex="10pt" style:font-weight-complex="normal"/>
    </style:style>
    <style:style style:name="T976" style:family="text">
      <style:text-properties style:text-position="0% 100%" fo:font-size="10pt" officeooo:rsid="02265615" style:font-size-asian="8.75pt" style:font-weight-asian="normal" style:font-size-complex="10pt" style:font-weight-complex="normal"/>
    </style:style>
    <style:style style:name="T977" style:family="text">
      <style:text-properties style:text-position="0% 100%" fo:font-size="10pt" officeooo:rsid="02274da0" style:font-size-asian="8.75pt" style:font-weight-asian="normal" style:font-size-complex="10pt" style:font-weight-complex="normal"/>
    </style:style>
    <style:style style:name="T978" style:family="text">
      <style:text-properties style:text-position="0% 100%" fo:font-size="10pt" officeooo:rsid="02296d2e" style:font-size-asian="8.75pt" style:font-weight-asian="normal" style:font-size-complex="10pt" style:font-weight-complex="normal"/>
    </style:style>
    <style:style style:name="T979" style:family="text">
      <style:text-properties style:text-position="0% 100%" fo:font-size="10pt" officeooo:rsid="022b661a" style:font-size-asian="8.75pt" style:font-weight-asian="normal" style:font-size-complex="10pt" style:font-weight-complex="normal"/>
    </style:style>
    <style:style style:name="T980" style:family="text">
      <style:text-properties style:text-position="0% 100%" fo:font-size="10pt" officeooo:rsid="022daabd" style:font-size-asian="8.75pt" style:font-weight-asian="normal" style:font-size-complex="10pt" style:font-weight-complex="normal"/>
    </style:style>
    <style:style style:name="T981" style:family="text">
      <style:text-properties style:text-position="0% 100%" fo:font-size="10pt" officeooo:rsid="022edd13" style:font-size-asian="8.75pt" style:font-weight-asian="normal" style:font-size-complex="10pt" style:font-weight-complex="normal"/>
    </style:style>
    <style:style style:name="T982" style:family="text">
      <style:text-properties style:text-position="0% 100%" fo:font-size="10pt" officeooo:rsid="022ee061" style:font-size-asian="8.75pt" style:font-weight-asian="normal" style:font-size-complex="10pt" style:font-weight-complex="normal"/>
    </style:style>
    <style:style style:name="T983" style:family="text">
      <style:text-properties style:text-position="0% 100%" fo:font-size="10pt" officeooo:rsid="022f6b4a" style:font-size-asian="8.75pt" style:font-weight-asian="normal" style:font-size-complex="10pt" style:font-weight-complex="normal"/>
    </style:style>
    <style:style style:name="T984" style:family="text">
      <style:text-properties style:text-position="0% 100%" fo:font-size="10pt" officeooo:rsid="0230133a" style:font-size-asian="8.75pt" style:font-weight-asian="normal" style:font-size-complex="10pt" style:font-weight-complex="normal"/>
    </style:style>
    <style:style style:name="T985" style:family="text">
      <style:text-properties style:text-position="0% 100%" fo:font-size="10pt" officeooo:rsid="0231ed99" style:font-size-asian="8.75pt" style:font-weight-asian="normal" style:font-size-complex="10pt" style:font-weight-complex="normal"/>
    </style:style>
    <style:style style:name="T986" style:family="text">
      <style:text-properties style:text-position="0% 100%" fo:font-size="10pt" officeooo:rsid="02328314" style:font-size-asian="8.75pt" style:font-weight-asian="normal" style:font-size-complex="10pt" style:font-weight-complex="normal"/>
    </style:style>
    <style:style style:name="T987" style:family="text">
      <style:text-properties style:text-position="0% 100%" fo:font-size="10pt" officeooo:rsid="0232d08b" style:font-size-asian="8.75pt" style:font-weight-asian="normal" style:font-size-complex="10pt" style:font-weight-complex="normal"/>
    </style:style>
    <style:style style:name="T988" style:family="text">
      <style:text-properties style:text-position="0% 100%" fo:font-size="10pt" officeooo:rsid="02341c03" style:font-size-asian="8.75pt" style:font-weight-asian="normal" style:font-size-complex="10pt" style:font-weight-complex="normal"/>
    </style:style>
    <style:style style:name="T989" style:family="text">
      <style:text-properties style:text-position="0% 100%" fo:font-size="10pt" officeooo:rsid="02357aed" style:font-size-asian="8.75pt" style:font-weight-asian="normal" style:font-size-complex="10pt" style:font-weight-complex="normal"/>
    </style:style>
    <style:style style:name="T990" style:family="text">
      <style:text-properties style:text-position="0% 100%" fo:font-size="10pt" officeooo:rsid="0236fdfb" style:font-size-asian="8.75pt" style:font-weight-asian="normal" style:font-size-complex="10pt" style:font-weight-complex="normal"/>
    </style:style>
    <style:style style:name="T991" style:family="text">
      <style:text-properties style:text-position="0% 100%" fo:font-size="10pt" officeooo:rsid="0237e300" style:font-size-asian="8.75pt" style:font-weight-asian="normal" style:font-size-complex="10pt" style:font-weight-complex="normal"/>
    </style:style>
    <style:style style:name="T992" style:family="text">
      <style:text-properties style:text-position="0% 100%" fo:font-size="10pt" officeooo:rsid="0237f23d" style:font-size-asian="8.75pt" style:font-weight-asian="normal" style:font-size-complex="10pt" style:font-weight-complex="normal"/>
    </style:style>
    <style:style style:name="T993" style:family="text">
      <style:text-properties style:text-position="0% 100%" fo:font-size="10pt" officeooo:rsid="023a8d70" style:font-size-asian="8.75pt" style:font-weight-asian="normal" style:font-size-complex="10pt" style:font-weight-complex="normal"/>
    </style:style>
    <style:style style:name="T994" style:family="text">
      <style:text-properties style:text-position="0% 100%" fo:font-size="10pt" officeooo:rsid="023a9326" style:font-size-asian="8.75pt" style:font-weight-asian="normal" style:font-size-complex="10pt" style:font-weight-complex="normal"/>
    </style:style>
    <style:style style:name="T995" style:family="text">
      <style:text-properties style:text-position="0% 100%" fo:font-size="10pt" officeooo:rsid="023bc1ce" style:font-size-asian="8.75pt" style:font-weight-asian="normal" style:font-size-complex="10pt" style:font-weight-complex="normal"/>
    </style:style>
    <style:style style:name="T996" style:family="text">
      <style:text-properties style:text-position="0% 100%" fo:font-size="10pt" officeooo:rsid="023c7b01" style:font-size-asian="8.75pt" style:font-weight-asian="normal" style:font-size-complex="10pt" style:font-weight-complex="normal"/>
    </style:style>
    <style:style style:name="T997" style:family="text">
      <style:text-properties style:text-position="0% 100%" fo:font-size="10pt" officeooo:rsid="023ed1dd" style:font-size-asian="8.75pt" style:font-weight-asian="normal" style:font-size-complex="10pt" style:font-weight-complex="normal"/>
    </style:style>
    <style:style style:name="T998" style:family="text">
      <style:text-properties style:text-position="0% 100%" fo:font-size="10pt" officeooo:rsid="023eea92" style:font-size-asian="8.75pt" style:font-weight-asian="normal" style:font-size-complex="10pt" style:font-weight-complex="normal"/>
    </style:style>
    <style:style style:name="T999" style:family="text">
      <style:text-properties style:text-position="0% 100%" fo:font-size="10pt" officeooo:rsid="023f6ecd" style:font-size-asian="8.75pt" style:font-weight-asian="normal" style:font-size-complex="10pt" style:font-weight-complex="normal"/>
    </style:style>
    <style:style style:name="T1000" style:family="text">
      <style:text-properties style:text-position="0% 100%" fo:font-size="10pt" officeooo:rsid="02408f0c" style:font-size-asian="8.75pt" style:font-weight-asian="normal" style:font-size-complex="10pt" style:font-weight-complex="normal"/>
    </style:style>
    <style:style style:name="T1001" style:family="text">
      <style:text-properties style:text-position="0% 100%" fo:font-size="10pt" officeooo:rsid="024359a2" style:font-size-asian="8.75pt" style:font-weight-asian="normal" style:font-size-complex="10pt" style:font-weight-complex="normal"/>
    </style:style>
    <style:style style:name="T1002" style:family="text">
      <style:text-properties style:text-position="0% 100%" fo:font-size="10pt" officeooo:rsid="024548e2" style:font-size-asian="8.75pt" style:font-weight-asian="normal" style:font-size-complex="10pt" style:font-weight-complex="normal"/>
    </style:style>
    <style:style style:name="T1003" style:family="text">
      <style:text-properties style:text-position="0% 100%" fo:font-size="10pt" officeooo:rsid="024721a2" style:font-size-asian="8.75pt" style:font-weight-asian="normal" style:font-size-complex="10pt" style:font-weight-complex="normal"/>
    </style:style>
    <style:style style:name="T1004" style:family="text">
      <style:text-properties style:text-position="0% 100%" fo:font-size="10pt" officeooo:rsid="0248c6f6" style:font-size-asian="8.75pt" style:font-weight-asian="normal" style:font-size-complex="10pt" style:font-weight-complex="normal"/>
    </style:style>
    <style:style style:name="T1005" style:family="text">
      <style:text-properties style:text-position="0% 100%" fo:font-size="10pt" officeooo:rsid="024b87c7" style:font-size-asian="8.75pt" style:font-weight-asian="normal" style:font-size-complex="10pt" style:font-weight-complex="normal"/>
    </style:style>
    <style:style style:name="T1006" style:family="text">
      <style:text-properties style:text-position="0% 100%" fo:font-size="10pt" officeooo:rsid="0250f6c8" style:font-size-asian="8.75pt" style:font-weight-asian="normal" style:font-size-complex="10pt" style:font-weight-complex="normal"/>
    </style:style>
    <style:style style:name="T1007" style:family="text">
      <style:text-properties style:text-position="0% 100%" fo:font-size="10pt" officeooo:rsid="025235a0" style:font-size-asian="8.75pt" style:font-weight-asian="normal" style:font-size-complex="10pt" style:font-weight-complex="normal"/>
    </style:style>
    <style:style style:name="T1008" style:family="text">
      <style:text-properties style:text-position="0% 100%" fo:font-size="10pt" officeooo:rsid="02541bbe" style:font-size-asian="8.75pt" style:font-weight-asian="normal" style:font-size-complex="10pt" style:font-weight-complex="normal"/>
    </style:style>
    <style:style style:name="T1009" style:family="text">
      <style:text-properties style:text-position="0% 100%" fo:font-size="10pt" officeooo:rsid="02546ce0" style:font-size-asian="8.75pt" style:font-weight-asian="normal" style:font-size-complex="10pt" style:font-weight-complex="normal"/>
    </style:style>
    <style:style style:name="T1010" style:family="text">
      <style:text-properties style:text-position="0% 100%" fo:font-size="10pt" officeooo:rsid="0254e11e" style:font-size-asian="8.75pt" style:font-weight-asian="normal" style:font-size-complex="10pt" style:font-weight-complex="normal"/>
    </style:style>
    <style:style style:name="T1011" style:family="text">
      <style:text-properties style:text-position="0% 100%" fo:font-size="10pt" officeooo:rsid="0255b744" style:font-size-asian="8.75pt" style:font-weight-asian="normal" style:font-size-complex="10pt" style:font-weight-complex="normal"/>
    </style:style>
    <style:style style:name="T1012" style:family="text">
      <style:text-properties style:text-position="0% 100%" fo:font-size="10pt" officeooo:rsid="0257b339" style:font-size-asian="8.75pt" style:font-weight-asian="normal" style:font-size-complex="10pt" style:font-weight-complex="normal"/>
    </style:style>
    <style:style style:name="T1013" style:family="text">
      <style:text-properties style:text-position="0% 100%" fo:font-size="10pt" officeooo:rsid="025998a0" style:font-size-asian="8.75pt" style:font-weight-asian="normal" style:font-size-complex="10pt" style:font-weight-complex="normal"/>
    </style:style>
    <style:style style:name="T1014" style:family="text">
      <style:text-properties style:text-position="0% 100%" fo:font-size="10pt" officeooo:rsid="0259cc9e" style:font-size-asian="8.75pt" style:font-weight-asian="normal" style:font-size-complex="10pt" style:font-weight-complex="normal"/>
    </style:style>
    <style:style style:name="T1015" style:family="text">
      <style:text-properties style:text-position="0% 100%" fo:font-size="10pt" officeooo:rsid="025aac1d" style:font-size-asian="8.75pt" style:font-weight-asian="normal" style:font-size-complex="10pt" style:font-weight-complex="normal"/>
    </style:style>
    <style:style style:name="T1016" style:family="text">
      <style:text-properties style:text-position="0% 100%" fo:font-size="10pt" officeooo:rsid="025b6fb2" style:font-size-asian="8.75pt" style:font-weight-asian="normal" style:font-size-complex="10pt" style:font-weight-complex="normal"/>
    </style:style>
    <style:style style:name="T1017" style:family="text">
      <style:text-properties style:text-position="0% 100%" fo:font-size="10pt" officeooo:rsid="025c5f95" style:font-size-asian="8.75pt" style:font-weight-asian="normal" style:font-size-complex="10pt" style:font-weight-complex="normal"/>
    </style:style>
    <style:style style:name="T1018" style:family="text">
      <style:text-properties style:text-position="0% 100%" fo:font-size="10pt" officeooo:rsid="025dcccd" style:font-size-asian="8.75pt" style:font-weight-asian="normal" style:font-size-complex="10pt" style:font-weight-complex="normal"/>
    </style:style>
    <style:style style:name="T1019" style:family="text">
      <style:text-properties style:text-position="0% 100%" fo:font-size="10pt" officeooo:rsid="025e40f3" style:font-size-asian="8.75pt" style:font-weight-asian="normal" style:font-size-complex="10pt" style:font-weight-complex="normal"/>
    </style:style>
    <style:style style:name="T1020" style:family="text">
      <style:text-properties style:text-position="0% 100%" fo:font-size="10pt" officeooo:rsid="025f1141" style:font-size-asian="8.75pt" style:font-weight-asian="normal" style:font-size-complex="10pt" style:font-weight-complex="normal"/>
    </style:style>
    <style:style style:name="T1021" style:family="text">
      <style:text-properties style:text-position="0% 100%" fo:font-size="10pt" officeooo:rsid="0262bfae" style:font-size-asian="8.75pt" style:font-weight-asian="normal" style:font-size-complex="10pt" style:font-weight-complex="normal"/>
    </style:style>
    <style:style style:name="T1022" style:family="text">
      <style:text-properties style:text-position="0% 100%" fo:font-size="10pt" officeooo:rsid="02632842" style:font-size-asian="8.75pt" style:font-weight-asian="normal" style:font-size-complex="10pt" style:font-weight-complex="normal"/>
    </style:style>
    <style:style style:name="T1023" style:family="text">
      <style:text-properties style:text-position="0% 100%" fo:font-size="10pt" officeooo:rsid="02640d34" style:font-size-asian="8.75pt" style:font-weight-asian="normal" style:font-size-complex="10pt" style:font-weight-complex="normal"/>
    </style:style>
    <style:style style:name="T1024" style:family="text">
      <style:text-properties style:text-position="0% 100%" fo:font-size="10pt" officeooo:rsid="0264ad14" style:font-size-asian="8.75pt" style:font-weight-asian="normal" style:font-size-complex="10pt" style:font-weight-complex="normal"/>
    </style:style>
    <style:style style:name="T1025" style:family="text">
      <style:text-properties style:text-position="0% 100%" fo:font-size="10pt" officeooo:rsid="026616b9" style:font-size-asian="8.75pt" style:font-weight-asian="normal" style:font-size-complex="10pt" style:font-weight-complex="normal"/>
    </style:style>
    <style:style style:name="T1026" style:family="text">
      <style:text-properties style:text-position="0% 100%" fo:font-size="10pt" officeooo:rsid="0266c0e3" style:font-size-asian="8.75pt" style:font-weight-asian="normal" style:font-size-complex="10pt" style:font-weight-complex="normal"/>
    </style:style>
    <style:style style:name="T1027" style:family="text">
      <style:text-properties style:text-position="0% 100%" fo:font-size="10pt" officeooo:rsid="02678bd4" style:font-size-asian="8.75pt" style:font-weight-asian="normal" style:font-size-complex="10pt" style:font-weight-complex="normal"/>
    </style:style>
    <style:style style:name="T1028" style:family="text">
      <style:text-properties style:text-position="0% 100%" fo:font-size="10pt" officeooo:rsid="0268f435" style:font-size-asian="8.75pt" style:font-weight-asian="normal" style:font-size-complex="10pt" style:font-weight-complex="normal"/>
    </style:style>
    <style:style style:name="T1029" style:family="text">
      <style:text-properties style:text-position="0% 100%" fo:font-size="10pt" officeooo:rsid="026a1ae8" style:font-size-asian="8.75pt" style:font-weight-asian="normal" style:font-size-complex="10pt" style:font-weight-complex="normal"/>
    </style:style>
    <style:style style:name="T1030" style:family="text">
      <style:text-properties style:text-position="0% 100%" fo:font-size="10pt" officeooo:rsid="026b44a6" style:font-size-asian="8.75pt" style:font-weight-asian="normal" style:font-size-complex="10pt" style:font-weight-complex="normal"/>
    </style:style>
    <style:style style:name="T1031" style:family="text">
      <style:text-properties style:text-position="0% 100%" fo:font-size="10pt" officeooo:rsid="026cf44b" style:font-size-asian="8.75pt" style:font-weight-asian="normal" style:font-size-complex="10pt" style:font-weight-complex="normal"/>
    </style:style>
    <style:style style:name="T1032" style:family="text">
      <style:text-properties style:text-position="0% 100%" fo:font-size="10pt" officeooo:rsid="02708b28" style:font-size-asian="8.75pt" style:font-weight-asian="normal" style:font-size-complex="10pt" style:font-weight-complex="normal"/>
    </style:style>
    <style:style style:name="T1033" style:family="text">
      <style:text-properties style:text-position="0% 100%" fo:font-size="10pt" officeooo:rsid="0271ca7f" style:font-size-asian="8.75pt" style:font-weight-asian="normal" style:font-size-complex="10pt" style:font-weight-complex="normal"/>
    </style:style>
    <style:style style:name="T1034" style:family="text">
      <style:text-properties style:text-position="0% 100%" fo:font-size="10pt" officeooo:rsid="0273abe0" style:font-size-asian="8.75pt" style:font-weight-asian="normal" style:font-size-complex="10pt" style:font-weight-complex="normal"/>
    </style:style>
    <style:style style:name="T1035" style:family="text">
      <style:text-properties style:text-position="0% 100%" fo:font-size="10pt" officeooo:rsid="0273f6df" style:font-size-asian="8.75pt" style:font-weight-asian="normal" style:font-size-complex="10pt" style:font-weight-complex="normal"/>
    </style:style>
    <style:style style:name="T1036" style:family="text">
      <style:text-properties style:text-position="0% 100%" fo:font-size="10pt" officeooo:rsid="02748741" style:font-size-asian="8.75pt" style:font-weight-asian="normal" style:font-size-complex="10pt" style:font-weight-complex="normal"/>
    </style:style>
    <style:style style:name="T1037" style:family="text">
      <style:text-properties style:text-position="0% 100%" fo:font-size="10pt" officeooo:rsid="0275ab28" style:font-size-asian="8.75pt" style:font-weight-asian="normal" style:font-size-complex="10pt" style:font-weight-complex="normal"/>
    </style:style>
    <style:style style:name="T1038" style:family="text">
      <style:text-properties style:text-position="0% 100%" fo:font-size="10pt" officeooo:rsid="02769571" style:font-size-asian="8.75pt" style:font-weight-asian="normal" style:font-size-complex="10pt" style:font-weight-complex="normal"/>
    </style:style>
    <style:style style:name="T1039" style:family="text">
      <style:text-properties style:text-position="0% 100%" fo:font-size="10pt" officeooo:rsid="0279afa2" style:font-size-asian="8.75pt" style:font-weight-asian="normal" style:font-size-complex="10pt" style:font-weight-complex="normal"/>
    </style:style>
    <style:style style:name="T1040" style:family="text">
      <style:text-properties style:text-position="0% 100%" fo:font-size="10pt" officeooo:rsid="027af083" style:font-size-asian="8.75pt" style:font-weight-asian="normal" style:font-size-complex="10pt" style:font-weight-complex="normal"/>
    </style:style>
    <style:style style:name="T1041" style:family="text">
      <style:text-properties style:text-position="0% 100%" fo:font-size="10pt" officeooo:rsid="027afa26" style:font-size-asian="8.75pt" style:font-weight-asian="normal" style:font-size-complex="10pt" style:font-weight-complex="normal"/>
    </style:style>
    <style:style style:name="T1042" style:family="text">
      <style:text-properties style:text-position="0% 100%" fo:font-size="10pt" officeooo:rsid="027bcd29" style:font-size-asian="8.75pt" style:font-weight-asian="normal" style:font-size-complex="10pt" style:font-weight-complex="normal"/>
    </style:style>
    <style:style style:name="T1043" style:family="text">
      <style:text-properties style:text-position="0% 100%" fo:font-size="10pt" officeooo:rsid="027cc3e5" style:font-size-asian="8.75pt" style:font-weight-asian="normal" style:font-size-complex="10pt" style:font-weight-complex="normal"/>
    </style:style>
    <style:style style:name="T1044" style:family="text">
      <style:text-properties style:text-position="0% 100%" fo:font-size="10pt" officeooo:rsid="027ceaa9" style:font-size-asian="8.75pt" style:font-weight-asian="normal" style:font-size-complex="10pt" style:font-weight-complex="normal"/>
    </style:style>
    <style:style style:name="T1045" style:family="text">
      <style:text-properties style:text-position="0% 100%" fo:font-size="10pt" officeooo:rsid="027d099b" style:font-size-asian="8.75pt" style:font-weight-asian="normal" style:font-size-complex="10pt" style:font-weight-complex="normal"/>
    </style:style>
    <style:style style:name="T1046" style:family="text">
      <style:text-properties style:text-position="0% 100%" fo:font-size="10pt" officeooo:rsid="027d8eca" style:font-size-asian="8.75pt" style:font-weight-asian="normal" style:font-size-complex="10pt" style:font-weight-complex="normal"/>
    </style:style>
    <style:style style:name="T1047" style:family="text">
      <style:text-properties style:text-position="0% 100%" fo:font-size="10pt" officeooo:rsid="027d9d1a" style:font-size-asian="8.75pt" style:font-weight-asian="normal" style:font-size-complex="10pt" style:font-weight-complex="normal"/>
    </style:style>
    <style:style style:name="T1048" style:family="text">
      <style:text-properties style:text-position="0% 100%" fo:font-size="10pt" officeooo:rsid="027dbc36" style:font-size-asian="8.75pt" style:font-weight-asian="normal" style:font-size-complex="10pt" style:font-weight-complex="normal"/>
    </style:style>
    <style:style style:name="T1049" style:family="text">
      <style:text-properties style:text-position="0% 100%" fo:font-size="10pt" officeooo:rsid="027e5afb" style:font-size-asian="8.75pt" style:font-weight-asian="normal" style:font-size-complex="10pt" style:font-weight-complex="normal"/>
    </style:style>
    <style:style style:name="T1050" style:family="text">
      <style:text-properties style:text-position="0% 100%" fo:font-size="10pt" officeooo:rsid="027e9c15" style:font-size-asian="8.75pt" style:font-weight-asian="normal" style:font-size-complex="10pt" style:font-weight-complex="normal"/>
    </style:style>
    <style:style style:name="T1051" style:family="text">
      <style:text-properties style:text-position="0% 100%" fo:font-size="10pt" officeooo:rsid="027fb725" style:font-size-asian="8.75pt" style:font-weight-asian="normal" style:font-size-complex="10pt" style:font-weight-complex="normal"/>
    </style:style>
    <style:style style:name="T1052" style:family="text">
      <style:text-properties style:text-position="0% 100%" fo:font-size="10pt" officeooo:rsid="0280a321" style:font-size-asian="8.75pt" style:font-weight-asian="normal" style:font-size-complex="10pt" style:font-weight-complex="normal"/>
    </style:style>
    <style:style style:name="T1053" style:family="text">
      <style:text-properties style:text-position="0% 100%" fo:font-size="10pt" officeooo:rsid="0280f3ec" style:font-size-asian="8.75pt" style:font-weight-asian="normal" style:font-size-complex="10pt" style:font-weight-complex="normal"/>
    </style:style>
    <style:style style:name="T1054" style:family="text">
      <style:text-properties style:text-position="0% 100%" fo:font-size="10pt" officeooo:rsid="02813de4" style:font-size-asian="8.75pt" style:font-weight-asian="normal" style:font-size-complex="10pt" style:font-weight-complex="normal"/>
    </style:style>
    <style:style style:name="T1055" style:family="text">
      <style:text-properties style:text-position="0% 100%" fo:font-size="10pt" officeooo:rsid="028172eb" style:font-size-asian="8.75pt" style:font-weight-asian="normal" style:font-size-complex="10pt" style:font-weight-complex="normal"/>
    </style:style>
    <style:style style:name="T1056" style:family="text">
      <style:text-properties style:text-position="0% 100%" fo:font-size="10pt" officeooo:rsid="0282407e" style:font-size-asian="8.75pt" style:font-weight-asian="normal" style:font-size-complex="10pt" style:font-weight-complex="normal"/>
    </style:style>
    <style:style style:name="T1057" style:family="text">
      <style:text-properties style:text-position="0% 100%" fo:font-size="10pt" officeooo:rsid="0283e443" style:font-size-asian="8.75pt" style:font-weight-asian="normal" style:font-size-complex="10pt" style:font-weight-complex="normal"/>
    </style:style>
    <style:style style:name="T1058" style:family="text">
      <style:text-properties style:text-position="0% 100%" fo:font-size="10pt" officeooo:rsid="0284889e" style:font-size-asian="8.75pt" style:font-weight-asian="normal" style:font-size-complex="10pt" style:font-weight-complex="normal"/>
    </style:style>
    <style:style style:name="T1059" style:family="text">
      <style:text-properties style:text-position="0% 100%" fo:font-size="10pt" officeooo:rsid="0285f9b0" style:font-size-asian="8.75pt" style:font-weight-asian="normal" style:font-size-complex="10pt" style:font-weight-complex="normal"/>
    </style:style>
    <style:style style:name="T1060" style:family="text">
      <style:text-properties style:text-position="0% 100%" fo:font-size="10pt" officeooo:rsid="0287a216" style:font-size-asian="8.75pt" style:font-weight-asian="normal" style:font-size-complex="10pt" style:font-weight-complex="normal"/>
    </style:style>
    <style:style style:name="T1061" style:family="text">
      <style:text-properties style:text-position="0% 100%" fo:font-size="10pt" officeooo:rsid="0288d115" style:font-size-asian="8.75pt" style:font-weight-asian="normal" style:font-size-complex="10pt" style:font-weight-complex="normal"/>
    </style:style>
    <style:style style:name="T1062" style:family="text">
      <style:text-properties style:text-position="0% 100%" fo:font-size="10pt" officeooo:rsid="028a40db" style:font-size-asian="8.75pt" style:font-weight-asian="normal" style:font-size-complex="10pt" style:font-weight-complex="normal"/>
    </style:style>
    <style:style style:name="T1063" style:family="text">
      <style:text-properties style:text-position="0% 100%" fo:font-size="10pt" officeooo:rsid="028b2666" style:font-size-asian="8.75pt" style:font-weight-asian="normal" style:font-size-complex="10pt" style:font-weight-complex="normal"/>
    </style:style>
    <style:style style:name="T1064" style:family="text">
      <style:text-properties style:text-position="0% 100%" fo:font-size="10pt" officeooo:rsid="028ca79b" style:font-size-asian="8.75pt" style:font-weight-asian="normal" style:font-size-complex="10pt" style:font-weight-complex="normal"/>
    </style:style>
    <style:style style:name="T1065" style:family="text">
      <style:text-properties style:text-position="0% 100%" fo:font-size="10pt" officeooo:rsid="028d3fde" style:font-size-asian="8.75pt" style:font-weight-asian="normal" style:font-size-complex="10pt" style:font-weight-complex="normal"/>
    </style:style>
    <style:style style:name="T1066" style:family="text">
      <style:text-properties style:text-position="0% 100%" fo:font-size="10pt" officeooo:rsid="028e69a3" style:font-size-asian="8.75pt" style:font-weight-asian="normal" style:font-size-complex="10pt" style:font-weight-complex="normal"/>
    </style:style>
    <style:style style:name="T1067" style:family="text">
      <style:text-properties style:text-position="0% 100%" fo:font-size="10pt" officeooo:rsid="029006c7" style:font-size-asian="8.75pt" style:font-weight-asian="normal" style:font-size-complex="10pt" style:font-weight-complex="normal"/>
    </style:style>
    <style:style style:name="T1068" style:family="text">
      <style:text-properties style:text-position="0% 100%" fo:font-size="10pt" officeooo:rsid="02916293" style:font-size-asian="8.75pt" style:font-weight-asian="normal" style:font-size-complex="10pt" style:font-weight-complex="normal"/>
    </style:style>
    <style:style style:name="T1069" style:family="text">
      <style:text-properties style:text-position="0% 100%" fo:font-size="10pt" officeooo:rsid="02928292" style:font-size-asian="8.75pt" style:font-weight-asian="normal" style:font-size-complex="10pt" style:font-weight-complex="normal"/>
    </style:style>
    <style:style style:name="T1070" style:family="text">
      <style:text-properties style:text-position="0% 100%" fo:font-size="10pt" officeooo:rsid="02943c20" style:font-size-asian="8.75pt" style:font-weight-asian="normal" style:font-size-complex="10pt" style:font-weight-complex="normal"/>
    </style:style>
    <style:style style:name="T1071" style:family="text">
      <style:text-properties style:text-position="0% 100%" fo:font-size="10pt" officeooo:rsid="029632bb" style:font-size-asian="8.75pt" style:font-weight-asian="normal" style:font-size-complex="10pt" style:font-weight-complex="normal"/>
    </style:style>
    <style:style style:name="T1072" style:family="text">
      <style:text-properties style:text-position="0% 100%" fo:font-size="10pt" officeooo:rsid="0298a663" style:font-size-asian="8.75pt" style:font-weight-asian="normal" style:font-size-complex="10pt" style:font-weight-complex="normal"/>
    </style:style>
    <style:style style:name="T1073" style:family="text">
      <style:text-properties style:text-position="0% 100%" fo:font-size="10pt" officeooo:rsid="02997f97" style:font-size-asian="8.75pt" style:font-weight-asian="normal" style:font-size-complex="10pt" style:font-weight-complex="normal"/>
    </style:style>
    <style:style style:name="T1074" style:family="text">
      <style:text-properties style:text-position="0% 100%" fo:font-size="10pt" officeooo:rsid="029abaee" style:font-size-asian="8.75pt" style:font-weight-asian="normal" style:font-size-complex="10pt" style:font-weight-complex="normal"/>
    </style:style>
    <style:style style:name="T1075" style:family="text">
      <style:text-properties style:text-position="0% 100%" fo:font-size="10pt" officeooo:rsid="029bc027" style:font-size-asian="8.75pt" style:font-weight-asian="normal" style:font-size-complex="10pt" style:font-weight-complex="normal"/>
    </style:style>
    <style:style style:name="T1076" style:family="text">
      <style:text-properties style:text-position="0% 100%" fo:font-size="10pt" officeooo:rsid="029d719b" style:font-size-asian="8.75pt" style:font-weight-asian="normal" style:font-size-complex="10pt" style:font-weight-complex="normal"/>
    </style:style>
    <style:style style:name="T1077" style:family="text">
      <style:text-properties style:text-position="0% 100%" fo:font-size="10pt" officeooo:rsid="029f322e" style:font-size-asian="8.75pt" style:font-weight-asian="normal" style:font-size-complex="10pt" style:font-weight-complex="normal"/>
    </style:style>
    <style:style style:name="T1078" style:family="text">
      <style:text-properties style:text-position="0% 100%" fo:font-size="10pt" officeooo:rsid="029f5284" style:font-size-asian="8.75pt" style:font-weight-asian="normal" style:font-size-complex="10pt" style:font-weight-complex="normal"/>
    </style:style>
    <style:style style:name="T1079" style:family="text">
      <style:text-properties style:text-position="0% 100%" fo:font-size="10pt" officeooo:rsid="02a0a2cf" style:font-size-asian="8.75pt" style:font-weight-asian="normal" style:font-size-complex="10pt" style:font-weight-complex="normal"/>
    </style:style>
    <style:style style:name="T1080" style:family="text">
      <style:text-properties style:text-position="0% 100%" fo:font-size="10pt" officeooo:rsid="02a2080a" style:font-size-asian="8.75pt" style:font-weight-asian="normal" style:font-size-complex="10pt" style:font-weight-complex="normal"/>
    </style:style>
    <style:style style:name="T1081" style:family="text">
      <style:text-properties style:text-position="0% 100%" fo:font-size="10pt" officeooo:rsid="02a5d2c8" style:font-size-asian="8.75pt" style:font-weight-asian="normal" style:font-size-complex="10pt" style:font-weight-complex="normal"/>
    </style:style>
    <style:style style:name="T1082" style:family="text">
      <style:text-properties style:text-position="0% 100%" fo:font-size="10pt" officeooo:rsid="02a6662e" style:font-size-asian="8.75pt" style:font-weight-asian="normal" style:font-size-complex="10pt" style:font-weight-complex="normal"/>
    </style:style>
    <style:style style:name="T1083" style:family="text">
      <style:text-properties style:text-position="0% 100%" fo:font-size="10pt" officeooo:rsid="02a78797" style:font-size-asian="8.75pt" style:font-weight-asian="normal" style:font-size-complex="10pt" style:font-weight-complex="normal"/>
    </style:style>
    <style:style style:name="T1084" style:family="text">
      <style:text-properties style:text-position="0% 100%" fo:font-size="10pt" officeooo:rsid="02a7fa9c" style:font-size-asian="8.75pt" style:font-weight-asian="normal" style:font-size-complex="10pt" style:font-weight-complex="normal"/>
    </style:style>
    <style:style style:name="T1085" style:family="text">
      <style:text-properties style:text-position="0% 100%" fo:font-size="10pt" officeooo:rsid="02a8c7f5" style:font-size-asian="8.75pt" style:font-weight-asian="normal" style:font-size-complex="10pt" style:font-weight-complex="normal"/>
    </style:style>
    <style:style style:name="T1086" style:family="text">
      <style:text-properties style:text-position="0% 100%" fo:font-size="10pt" officeooo:rsid="02ad08f3" style:font-size-asian="8.75pt" style:font-weight-asian="normal" style:font-size-complex="10pt" style:font-weight-complex="normal"/>
    </style:style>
    <style:style style:name="T1087"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088"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089"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1090"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1091"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092" style:family="text">
      <style:text-properties style:text-position="0% 100%" fo:font-size="12pt" fo:font-weight="bold" officeooo:rsid="0092760c" style:font-size-asian="12pt" style:font-weight-asian="bold" style:font-size-complex="12pt" style:font-weight-complex="bold"/>
    </style:style>
    <style:style style:name="T1093" style:family="text">
      <style:text-properties style:text-position="0% 100%" fo:font-size="12pt" fo:font-weight="bold" officeooo:rsid="00c63563" style:font-size-asian="12pt" style:font-weight-asian="bold" style:font-size-complex="12pt" style:font-weight-complex="bold"/>
    </style:style>
    <style:style style:name="T1094" style:family="text">
      <style:text-properties style:text-position="0% 100%" fo:font-size="12pt" fo:font-weight="bold" officeooo:rsid="00ce05e7" style:font-size-asian="12pt" style:font-weight-asian="bold" style:font-size-complex="12pt" style:font-weight-complex="bold"/>
    </style:style>
    <style:style style:name="T1095" style:family="text">
      <style:text-properties style:text-position="0% 100%" fo:font-size="12pt" fo:font-weight="bold" officeooo:rsid="0109d356" style:font-size-asian="12pt" style:font-weight-asian="bold" style:font-size-complex="12pt" style:font-weight-complex="bold"/>
    </style:style>
    <style:style style:name="T1096" style:family="text">
      <style:text-properties style:text-position="0% 100%" fo:font-size="12pt" fo:font-weight="bold" officeooo:rsid="012fdf36" style:font-size-asian="12pt" style:font-weight-asian="bold" style:font-size-complex="12pt" style:font-weight-complex="bold"/>
    </style:style>
    <style:style style:name="T1097" style:family="text">
      <style:text-properties style:text-position="0% 100%" fo:font-size="12pt" fo:font-weight="bold" officeooo:rsid="01901859" style:font-size-asian="12pt" style:font-weight-asian="bold" style:font-size-complex="12pt" style:font-weight-complex="bold"/>
    </style:style>
    <style:style style:name="T1098" style:family="text">
      <style:text-properties style:text-position="0% 100%" fo:font-size="12pt" fo:font-weight="bold" officeooo:rsid="0279afa2" style:font-size-asian="12pt" style:font-weight-asian="bold" style:font-size-complex="12pt" style:font-weight-complex="bold"/>
    </style:style>
    <style:style style:name="T1099" style:family="text">
      <style:text-properties officeooo:rsid="00309066"/>
    </style:style>
    <style:style style:name="T1100" style:family="text">
      <style:text-properties officeooo:rsid="0031e387"/>
    </style:style>
    <style:style style:name="T1101" style:family="text">
      <style:text-properties officeooo:rsid="003281b4"/>
    </style:style>
    <style:style style:name="T1102" style:family="text">
      <style:text-properties officeooo:rsid="0033be92"/>
    </style:style>
    <style:style style:name="T1103" style:family="text">
      <style:text-properties officeooo:rsid="0034b777"/>
    </style:style>
    <style:style style:name="T1104" style:family="text">
      <style:text-properties officeooo:rsid="00359862"/>
    </style:style>
    <style:style style:name="T1105" style:family="text">
      <style:text-properties officeooo:rsid="00373521"/>
    </style:style>
    <style:style style:name="T1106" style:family="text">
      <style:text-properties officeooo:rsid="0038ee0f"/>
    </style:style>
    <style:style style:name="T1107" style:family="text">
      <style:text-properties officeooo:rsid="003a16a0"/>
    </style:style>
    <style:style style:name="T1108" style:family="text">
      <style:text-properties officeooo:rsid="003a7381"/>
    </style:style>
    <style:style style:name="T1109" style:family="text">
      <style:text-properties style:text-position="super 58%" officeooo:rsid="003a7381"/>
    </style:style>
    <style:style style:name="T1110" style:family="text">
      <style:text-properties officeooo:rsid="02aa2275"/>
    </style:style>
    <style:style style:name="T1111" style:family="text">
      <style:text-properties officeooo:rsid="02ab4253"/>
    </style:style>
    <style:style style:name="T1112" style:family="text">
      <style:text-properties officeooo:rsid="02ad08f3"/>
    </style:style>
    <style:style style:name="T1113" style:family="text">
      <style:text-properties officeooo:rsid="02aee07d"/>
    </style:style>
    <style:style style:name="T1114" style:family="text">
      <style:text-properties fo:font-style="italic" style:font-style-asian="italic" style:font-style-complex="italic"/>
    </style:style>
    <style:style style:name="T1115" style:family="text">
      <style:text-properties fo:font-style="italic" officeooo:rsid="02aa2275" style:font-style-asian="italic" style:font-style-complex="italic"/>
    </style:style>
    <style:style style:name="T1116" style:family="text">
      <style:text-properties officeooo:rsid="02afc99c"/>
    </style:style>
    <style:style style:name="T1117" style:family="text">
      <style:text-properties officeooo:rsid="02b197cd"/>
    </style:style>
    <style:style style:name="T1118" style:family="text">
      <style:text-properties officeooo:rsid="02b279ac"/>
    </style:style>
    <style:style style:name="T1119" style:family="text">
      <style:text-properties officeooo:rsid="02b2d968"/>
    </style:style>
    <style:style style:name="T1120" style:family="text">
      <style:text-properties officeooo:rsid="02d154c7"/>
    </style:style>
    <style:style style:name="T1121" style:family="text">
      <style:text-properties officeooo:rsid="02d1a71b"/>
    </style:style>
    <style:style style:name="T1122" style:family="text">
      <style:text-properties officeooo:rsid="02d2f06f"/>
    </style:style>
    <style:style style:name="T1123" style:family="text">
      <style:text-properties officeooo:rsid="02d50eb1"/>
    </style:style>
    <style:style style:name="T1124" style:family="text">
      <style:text-properties officeooo:rsid="02d704d2"/>
    </style:style>
    <style:style style:name="T1125" style:family="text">
      <style:text-properties officeooo:rsid="02d75948"/>
    </style:style>
    <style:style style:name="T1126" style:family="text">
      <style:text-properties officeooo:rsid="02d8f6ed"/>
    </style:style>
    <style:style style:name="T1127" style:family="text">
      <style:text-properties officeooo:rsid="02d90370"/>
    </style:style>
    <style:style style:name="T1128" style:family="text">
      <style:text-properties officeooo:rsid="02dba112"/>
    </style:style>
    <style:style style:name="T1129" style:family="text">
      <style:text-properties fo:font-weight="bold" style:font-weight-asian="bold" style:font-weight-complex="bold"/>
    </style:style>
    <style:style style:name="T1130" style:family="text">
      <style:text-properties fo:font-weight="bold" officeooo:rsid="02d90370" style:font-weight-asian="bold" style:font-weight-complex="bold"/>
    </style:style>
    <style:style style:name="T1131" style:family="text">
      <style:text-properties fo:font-weight="bold" officeooo:rsid="02e1a9f4" style:font-weight-asian="bold" style:font-weight-complex="bold"/>
    </style:style>
    <style:style style:name="T1132" style:family="text">
      <style:text-properties fo:font-weight="bold" officeooo:rsid="0356c4b1" style:font-weight-asian="bold" style:font-weight-complex="bold"/>
    </style:style>
    <style:style style:name="T1133" style:family="text">
      <style:text-properties fo:font-weight="bold" officeooo:rsid="03586f5a" style:font-weight-asian="bold" style:font-weight-complex="bold"/>
    </style:style>
    <style:style style:name="T1134" style:family="text">
      <style:text-properties fo:font-weight="bold" officeooo:rsid="037cbede" style:font-weight-asian="bold" style:font-weight-complex="bold"/>
    </style:style>
    <style:style style:name="T1135" style:family="text">
      <style:text-properties fo:font-weight="bold" officeooo:rsid="037d3ca6" style:font-weight-asian="bold" style:font-weight-complex="bold"/>
    </style:style>
    <style:style style:name="T1136" style:family="text">
      <style:text-properties fo:font-weight="bold" officeooo:rsid="059fb6f6" style:font-weight-asian="bold" style:font-weight-complex="bold"/>
    </style:style>
    <style:style style:name="T1137" style:family="text">
      <style:text-properties officeooo:rsid="02dd4a81"/>
    </style:style>
    <style:style style:name="T1138" style:family="text">
      <style:text-properties officeooo:rsid="02dd6dfe"/>
    </style:style>
    <style:style style:name="T1139" style:family="text">
      <style:text-properties officeooo:rsid="02de5bd6"/>
    </style:style>
    <style:style style:name="T1140" style:family="text">
      <style:text-properties officeooo:rsid="02dee6ba"/>
    </style:style>
    <style:style style:name="T1141" style:family="text">
      <style:text-properties officeooo:rsid="02e00714"/>
    </style:style>
    <style:style style:name="T1142" style:family="text">
      <style:text-properties officeooo:rsid="02e1681b"/>
    </style:style>
    <style:style style:name="T1143" style:family="text">
      <style:text-properties officeooo:rsid="02e1a9f4"/>
    </style:style>
    <style:style style:name="T1144" style:family="text">
      <style:text-properties fo:font-size="12pt" fo:font-weight="bold" officeooo:rsid="02e1a9f4" style:font-size-asian="12pt" style:font-weight-asian="bold" style:font-size-complex="12pt" style:font-weight-complex="bold"/>
    </style:style>
    <style:style style:name="T1145" style:family="text">
      <style:text-properties officeooo:rsid="02e1deb7"/>
    </style:style>
    <style:style style:name="T1146" style:family="text">
      <style:text-properties officeooo:rsid="02e3a78c"/>
    </style:style>
    <style:style style:name="T1147" style:family="text">
      <style:text-properties officeooo:rsid="02e4ab5f"/>
    </style:style>
    <style:style style:name="T1148" style:family="text">
      <style:text-properties style:text-underline-style="solid" style:text-underline-width="auto" style:text-underline-color="font-color" officeooo:rsid="02e4ab5f"/>
    </style:style>
    <style:style style:name="T1149" style:family="text">
      <style:text-properties officeooo:rsid="02e6c9b2"/>
    </style:style>
    <style:style style:name="T1150" style:family="text">
      <style:text-properties officeooo:rsid="02e80af6"/>
    </style:style>
    <style:style style:name="T1151" style:family="text">
      <style:text-properties officeooo:rsid="02e9abe4"/>
    </style:style>
    <style:style style:name="T1152" style:family="text">
      <style:text-properties officeooo:rsid="02e9b73d"/>
    </style:style>
    <style:style style:name="T1153" style:family="text">
      <style:text-properties officeooo:rsid="02eb9fc8"/>
    </style:style>
    <style:style style:name="T1154" style:family="text">
      <style:text-properties officeooo:rsid="02ec70b0"/>
    </style:style>
    <style:style style:name="T1155" style:family="text">
      <style:text-properties officeooo:rsid="02ed9d4a"/>
    </style:style>
    <style:style style:name="T1156" style:family="text">
      <style:text-properties officeooo:rsid="02ee5979"/>
    </style:style>
    <style:style style:name="T1157" style:family="text">
      <style:text-properties officeooo:rsid="02ef667f"/>
    </style:style>
    <style:style style:name="T1158" style:family="text">
      <style:text-properties officeooo:rsid="02f08f86"/>
    </style:style>
    <style:style style:name="T1159" style:family="text">
      <style:text-properties officeooo:rsid="02f0b80c"/>
    </style:style>
    <style:style style:name="T1160" style:family="text">
      <style:text-properties officeooo:rsid="02f2b5c2"/>
    </style:style>
    <style:style style:name="T1161" style:family="text">
      <style:text-properties officeooo:rsid="02f43bfc"/>
    </style:style>
    <style:style style:name="T1162" style:family="text">
      <style:text-properties officeooo:rsid="02f45cf3"/>
    </style:style>
    <style:style style:name="T1163" style:family="text">
      <style:text-properties officeooo:rsid="02f628f7"/>
    </style:style>
    <style:style style:name="T1164" style:family="text">
      <style:text-properties officeooo:rsid="02f7cafa"/>
    </style:style>
    <style:style style:name="T1165" style:family="text">
      <style:text-properties officeooo:rsid="02f9b37b"/>
    </style:style>
    <style:style style:name="T1166" style:family="text">
      <style:text-properties officeooo:rsid="02fa64ff"/>
    </style:style>
    <style:style style:name="T1167" style:family="text">
      <style:text-properties officeooo:rsid="02fcc124"/>
    </style:style>
    <style:style style:name="T1168" style:family="text">
      <style:text-properties officeooo:rsid="02ff09a9"/>
    </style:style>
    <style:style style:name="T1169" style:family="text">
      <style:text-properties officeooo:rsid="0300c227"/>
    </style:style>
    <style:style style:name="T1170" style:family="text">
      <style:text-properties officeooo:rsid="03021d7b"/>
    </style:style>
    <style:style style:name="T1171" style:family="text">
      <style:text-properties officeooo:rsid="0303995e"/>
    </style:style>
    <style:style style:name="T1172" style:family="text">
      <style:text-properties officeooo:rsid="03059214"/>
    </style:style>
    <style:style style:name="T1173" style:family="text">
      <style:text-properties officeooo:rsid="0306831f"/>
    </style:style>
    <style:style style:name="T1174" style:family="text">
      <style:text-properties officeooo:rsid="0307f40d"/>
    </style:style>
    <style:style style:name="T1175" style:family="text">
      <style:text-properties officeooo:rsid="0308390d"/>
    </style:style>
    <style:style style:name="T1176" style:family="text">
      <style:text-properties officeooo:rsid="030a2214"/>
    </style:style>
    <style:style style:name="T1177" style:family="text">
      <style:text-properties officeooo:rsid="030a5c3b"/>
    </style:style>
    <style:style style:name="T1178" style:family="text">
      <style:text-properties officeooo:rsid="030b0a16"/>
    </style:style>
    <style:style style:name="T1179" style:family="text">
      <style:text-properties officeooo:rsid="030b29a4"/>
    </style:style>
    <style:style style:name="T1180" style:family="text">
      <style:text-properties officeooo:rsid="030cc16f"/>
    </style:style>
    <style:style style:name="T1181" style:family="text">
      <style:text-properties officeooo:rsid="030df89b"/>
    </style:style>
    <style:style style:name="T1182" style:family="text">
      <style:text-properties officeooo:rsid="030fca55"/>
    </style:style>
    <style:style style:name="T1183" style:family="text">
      <style:text-properties officeooo:rsid="03103d2f"/>
    </style:style>
    <style:style style:name="T1184" style:family="text">
      <style:text-properties officeooo:rsid="031046a4"/>
    </style:style>
    <style:style style:name="T1185" style:family="text">
      <style:text-properties officeooo:rsid="0310aebb"/>
    </style:style>
    <style:style style:name="T1186" style:family="text">
      <style:text-properties officeooo:rsid="03124ef8"/>
    </style:style>
    <style:style style:name="T1187" style:family="text">
      <style:text-properties officeooo:rsid="031334a8"/>
    </style:style>
    <style:style style:name="T1188" style:family="text">
      <style:text-properties officeooo:rsid="0313e48a"/>
    </style:style>
    <style:style style:name="T1189" style:family="text">
      <style:text-properties officeooo:rsid="0314059a"/>
    </style:style>
    <style:style style:name="T1190" style:family="text">
      <style:text-properties officeooo:rsid="03142eb8"/>
    </style:style>
    <style:style style:name="T1191" style:family="text">
      <style:text-properties officeooo:rsid="03143f65"/>
    </style:style>
    <style:style style:name="T1192" style:family="text">
      <style:text-properties officeooo:rsid="03147318"/>
    </style:style>
    <style:style style:name="T1193" style:family="text">
      <style:text-properties officeooo:rsid="0315060a"/>
    </style:style>
    <style:style style:name="T1194" style:family="text">
      <style:text-properties officeooo:rsid="03160455"/>
    </style:style>
    <style:style style:name="T1195" style:family="text">
      <style:text-properties officeooo:rsid="0316c2c0"/>
    </style:style>
    <style:style style:name="T1196" style:family="text">
      <style:text-properties officeooo:rsid="0316d919"/>
    </style:style>
    <style:style style:name="T1197" style:family="text">
      <style:text-properties officeooo:rsid="03185520"/>
    </style:style>
    <style:style style:name="T1198" style:family="text">
      <style:text-properties officeooo:rsid="031e84ff"/>
    </style:style>
    <style:style style:name="T1199" style:family="text">
      <style:text-properties officeooo:rsid="03201fc9"/>
    </style:style>
    <style:style style:name="T1200" style:family="text">
      <style:text-properties officeooo:rsid="0321e390"/>
    </style:style>
    <style:style style:name="T1201" style:family="text">
      <style:text-properties officeooo:rsid="03233223"/>
    </style:style>
    <style:style style:name="T1202" style:family="text">
      <style:text-properties officeooo:rsid="0324db94"/>
    </style:style>
    <style:style style:name="T1203" style:family="text">
      <style:text-properties officeooo:rsid="03264f2a"/>
    </style:style>
    <style:style style:name="T1204" style:family="text">
      <style:text-properties officeooo:rsid="03268d6e"/>
    </style:style>
    <style:style style:name="T1205" style:family="text">
      <style:text-properties officeooo:rsid="032717c7"/>
    </style:style>
    <style:style style:name="T1206" style:family="text">
      <style:text-properties officeooo:rsid="0328dff0"/>
    </style:style>
    <style:style style:name="T1207" style:family="text">
      <style:text-properties officeooo:rsid="032a40a1"/>
    </style:style>
    <style:style style:name="T1208" style:family="text">
      <style:text-properties officeooo:rsid="032a5743"/>
    </style:style>
    <style:style style:name="T1209" style:family="text">
      <style:text-properties officeooo:rsid="032ae68b"/>
    </style:style>
    <style:style style:name="T1210" style:family="text">
      <style:text-properties officeooo:rsid="032cb8db"/>
    </style:style>
    <style:style style:name="T1211" style:family="text">
      <style:text-properties officeooo:rsid="032e7cc5"/>
    </style:style>
    <style:style style:name="T1212" style:family="text">
      <style:text-properties officeooo:rsid="032f45b6"/>
    </style:style>
    <style:style style:name="T1213" style:family="text">
      <style:text-properties officeooo:rsid="032fec04"/>
    </style:style>
    <style:style style:name="T1214" style:family="text">
      <style:text-properties officeooo:rsid="03311bab"/>
    </style:style>
    <style:style style:name="T1215" style:family="text">
      <style:text-properties officeooo:rsid="033123cd"/>
    </style:style>
    <style:style style:name="T1216" style:family="text">
      <style:text-properties officeooo:rsid="0332f1b4"/>
    </style:style>
    <style:style style:name="T1217" style:family="text">
      <style:text-properties officeooo:rsid="03343846"/>
    </style:style>
    <style:style style:name="T1218" style:family="text">
      <style:text-properties officeooo:rsid="03357f30"/>
    </style:style>
    <style:style style:name="T1219" style:family="text">
      <style:text-properties officeooo:rsid="03475e9b"/>
    </style:style>
    <style:style style:name="T1220" style:family="text">
      <style:text-properties officeooo:rsid="034952f1"/>
    </style:style>
    <style:style style:name="T1221" style:family="text">
      <style:text-properties officeooo:rsid="034a6334"/>
    </style:style>
    <style:style style:name="T1222" style:family="text">
      <style:text-properties officeooo:rsid="034ac4d8"/>
    </style:style>
    <style:style style:name="T1223" style:family="text">
      <style:text-properties officeooo:rsid="034b5a2a"/>
    </style:style>
    <style:style style:name="T1224" style:family="text">
      <style:text-properties officeooo:rsid="034c0353"/>
    </style:style>
    <style:style style:name="T1225" style:family="text">
      <style:text-properties officeooo:rsid="034cde3f"/>
    </style:style>
    <style:style style:name="T1226" style:family="text">
      <style:text-properties officeooo:rsid="034d2068"/>
    </style:style>
    <style:style style:name="T1227" style:family="text">
      <style:text-properties officeooo:rsid="034dd2e7"/>
    </style:style>
    <style:style style:name="T1228" style:family="text">
      <style:text-properties officeooo:rsid="034dfabe"/>
    </style:style>
    <style:style style:name="T1229" style:family="text">
      <style:text-properties officeooo:rsid="034e6dd6"/>
    </style:style>
    <style:style style:name="T1230" style:family="text">
      <style:text-properties officeooo:rsid="034e895b"/>
    </style:style>
    <style:style style:name="T1231" style:family="text">
      <style:text-properties officeooo:rsid="034f617f"/>
    </style:style>
    <style:style style:name="T1232" style:family="text">
      <style:text-properties officeooo:rsid="03512ce9"/>
    </style:style>
    <style:style style:name="T1233" style:family="text">
      <style:text-properties officeooo:rsid="0352d5af"/>
    </style:style>
    <style:style style:name="T1234" style:family="text">
      <style:text-properties officeooo:rsid="03535c0d"/>
    </style:style>
    <style:style style:name="T1235" style:family="text">
      <style:text-properties officeooo:rsid="0354b017"/>
    </style:style>
    <style:style style:name="T1236" style:family="text">
      <style:text-properties officeooo:rsid="03552621"/>
    </style:style>
    <style:style style:name="T1237" style:family="text">
      <style:text-properties officeooo:rsid="0356c4b1"/>
    </style:style>
    <style:style style:name="T1238" style:family="text">
      <style:text-properties officeooo:rsid="03586f5a"/>
    </style:style>
    <style:style style:name="T1239" style:family="text">
      <style:text-properties officeooo:rsid="035a6496"/>
    </style:style>
    <style:style style:name="T1240" style:family="text">
      <style:text-properties officeooo:rsid="035ab703"/>
    </style:style>
    <style:style style:name="T1241" style:family="text">
      <style:text-properties officeooo:rsid="035c7eff"/>
    </style:style>
    <style:style style:name="T1242" style:family="text">
      <style:text-properties officeooo:rsid="035d28cc"/>
    </style:style>
    <style:style style:name="T1243" style:family="text">
      <style:text-properties officeooo:rsid="035ea8ee"/>
    </style:style>
    <style:style style:name="T1244" style:family="text">
      <style:text-properties officeooo:rsid="035ee159"/>
    </style:style>
    <style:style style:name="T1245" style:family="text">
      <style:text-properties officeooo:rsid="0360db90"/>
    </style:style>
    <style:style style:name="T1246" style:family="text">
      <style:text-properties officeooo:rsid="03612f85"/>
    </style:style>
    <style:style style:name="T1247" style:family="text">
      <style:text-properties officeooo:rsid="036287f4"/>
    </style:style>
    <style:style style:name="T1248" style:family="text">
      <style:text-properties officeooo:rsid="03649a56"/>
    </style:style>
    <style:style style:name="T1249" style:family="text">
      <style:text-properties officeooo:rsid="0365706e"/>
    </style:style>
    <style:style style:name="T1250" style:family="text">
      <style:text-properties officeooo:rsid="0365caa8"/>
    </style:style>
    <style:style style:name="T1251" style:family="text">
      <style:text-properties officeooo:rsid="03679b08"/>
    </style:style>
    <style:style style:name="T1252" style:family="text">
      <style:text-properties officeooo:rsid="03688d79"/>
    </style:style>
    <style:style style:name="T1253" style:family="text">
      <style:text-properties officeooo:rsid="036c2c5d"/>
    </style:style>
    <style:style style:name="T1254" style:family="text">
      <style:text-properties officeooo:rsid="036caf1a"/>
    </style:style>
    <style:style style:name="T1255" style:family="text">
      <style:text-properties officeooo:rsid="036e1693"/>
    </style:style>
    <style:style style:name="T1256" style:family="text">
      <style:text-properties officeooo:rsid="036f0cdb"/>
    </style:style>
    <style:style style:name="T1257" style:family="text">
      <style:text-properties officeooo:rsid="0371044a"/>
    </style:style>
    <style:style style:name="T1258" style:family="text">
      <style:text-properties officeooo:rsid="03724308"/>
    </style:style>
    <style:style style:name="T1259" style:family="text">
      <style:text-properties officeooo:rsid="0372b458"/>
    </style:style>
    <style:style style:name="T1260" style:family="text">
      <style:text-properties officeooo:rsid="0374a144"/>
    </style:style>
    <style:style style:name="T1261" style:family="text">
      <style:text-properties officeooo:rsid="0374cce5"/>
    </style:style>
    <style:style style:name="T1262" style:family="text">
      <style:text-properties officeooo:rsid="0375dfa1"/>
    </style:style>
    <style:style style:name="T1263" style:family="text">
      <style:text-properties officeooo:rsid="037742c5"/>
    </style:style>
    <style:style style:name="T1264" style:family="text">
      <style:text-properties officeooo:rsid="037863f3"/>
    </style:style>
    <style:style style:name="T1265" style:family="text">
      <style:text-properties officeooo:rsid="03795bec"/>
    </style:style>
    <style:style style:name="T1266" style:family="text">
      <style:text-properties officeooo:rsid="037adf2b"/>
    </style:style>
    <style:style style:name="T1267" style:family="text">
      <style:text-properties officeooo:rsid="037c8bea"/>
    </style:style>
    <style:style style:name="T1268" style:family="text">
      <style:text-properties officeooo:rsid="037cbede"/>
    </style:style>
    <style:style style:name="T1269" style:family="text">
      <style:text-properties officeooo:rsid="037d3ca6"/>
    </style:style>
    <style:style style:name="T1270" style:family="text">
      <style:text-properties officeooo:rsid="037da1d6"/>
    </style:style>
    <style:style style:name="T1271" style:family="text">
      <style:text-properties officeooo:rsid="037edf8c"/>
    </style:style>
    <style:style style:name="T1272" style:family="text">
      <style:text-properties officeooo:rsid="037f5ac2"/>
    </style:style>
    <style:style style:name="T1273" style:family="text">
      <style:text-properties officeooo:rsid="03811a82"/>
    </style:style>
    <style:style style:name="T1274" style:family="text">
      <style:text-properties officeooo:rsid="0382f7b5"/>
    </style:style>
    <style:style style:name="T1275" style:family="text">
      <style:text-properties officeooo:rsid="0383866c"/>
    </style:style>
    <style:style style:name="T1276" style:family="text">
      <style:text-properties officeooo:rsid="0384d4c5"/>
    </style:style>
    <style:style style:name="T1277" style:family="text">
      <style:text-properties officeooo:rsid="03858045"/>
    </style:style>
    <style:style style:name="T1278" style:family="text">
      <style:text-properties officeooo:rsid="038765ea"/>
    </style:style>
    <style:style style:name="T1279" style:family="text">
      <style:text-properties officeooo:rsid="03887472"/>
    </style:style>
    <style:style style:name="T1280" style:family="text">
      <style:text-properties officeooo:rsid="03897b8f"/>
    </style:style>
    <style:style style:name="T1281" style:family="text">
      <style:text-properties officeooo:rsid="0389ed58"/>
    </style:style>
    <style:style style:name="T1282" style:family="text">
      <style:text-properties officeooo:rsid="038ac026"/>
    </style:style>
    <style:style style:name="T1283" style:family="text">
      <style:text-properties officeooo:rsid="038c515b"/>
    </style:style>
    <style:style style:name="T1284" style:family="text">
      <style:text-properties officeooo:rsid="038de198"/>
    </style:style>
    <style:style style:name="T1285" style:family="text">
      <style:text-properties officeooo:rsid="038f140b"/>
    </style:style>
    <style:style style:name="T1286" style:family="text">
      <style:text-properties officeooo:rsid="0390794c"/>
    </style:style>
    <style:style style:name="T1287" style:family="text">
      <style:text-properties officeooo:rsid="03915c3a"/>
    </style:style>
    <style:style style:name="T1288" style:family="text">
      <style:text-properties officeooo:rsid="03923a35"/>
    </style:style>
    <style:style style:name="T1289" style:family="text">
      <style:text-properties officeooo:rsid="039300c7"/>
    </style:style>
    <style:style style:name="T1290" style:family="text">
      <style:text-properties officeooo:rsid="0393b18d"/>
    </style:style>
    <style:style style:name="T1291" style:family="text">
      <style:text-properties officeooo:rsid="0394d1bc"/>
    </style:style>
    <style:style style:name="T1292" style:family="text">
      <style:text-properties officeooo:rsid="0395c398"/>
    </style:style>
    <style:style style:name="T1293" style:family="text">
      <style:text-properties officeooo:rsid="03968052"/>
    </style:style>
    <style:style style:name="T1294" style:family="text">
      <style:text-properties officeooo:rsid="03971dbb"/>
    </style:style>
    <style:style style:name="T1295" style:family="text">
      <style:text-properties officeooo:rsid="03973977"/>
    </style:style>
    <style:style style:name="T1296" style:family="text">
      <style:text-properties officeooo:rsid="057ce4af"/>
    </style:style>
    <style:style style:name="T1297" style:family="text">
      <style:text-properties officeooo:rsid="057e77ea"/>
    </style:style>
    <style:style style:name="T1298" style:family="text">
      <style:text-properties officeooo:rsid="058b97be"/>
    </style:style>
    <style:style style:name="T1299" style:family="text">
      <style:text-properties officeooo:rsid="058bec21"/>
    </style:style>
    <style:style style:name="T1300" style:family="text">
      <style:text-properties officeooo:rsid="058db616"/>
    </style:style>
    <style:style style:name="T1301" style:family="text">
      <style:text-properties officeooo:rsid="058fa3f6"/>
    </style:style>
    <style:style style:name="T1302" style:family="text">
      <style:text-properties officeooo:rsid="0590674e"/>
    </style:style>
    <style:style style:name="T1303" style:family="text">
      <style:text-properties officeooo:rsid="0590fc79"/>
    </style:style>
    <style:style style:name="T1304" style:family="text">
      <style:text-properties officeooo:rsid="0592a7a6"/>
    </style:style>
    <style:style style:name="T1305" style:family="text">
      <style:text-properties officeooo:rsid="05940e7e"/>
    </style:style>
    <style:style style:name="T1306" style:family="text">
      <style:text-properties officeooo:rsid="0594d624"/>
    </style:style>
    <style:style style:name="T1307" style:family="text">
      <style:text-properties officeooo:rsid="0596b4a8"/>
    </style:style>
    <style:style style:name="T1308" style:family="text">
      <style:text-properties officeooo:rsid="0598432d"/>
    </style:style>
    <style:style style:name="T1309" style:family="text">
      <style:text-properties officeooo:rsid="0599db5b"/>
    </style:style>
    <style:style style:name="T1310" style:family="text">
      <style:text-properties officeooo:rsid="059b22d6"/>
    </style:style>
    <style:style style:name="T1311" style:family="text">
      <style:text-properties officeooo:rsid="059c4eeb"/>
    </style:style>
    <style:style style:name="T1312" style:family="text">
      <style:text-properties officeooo:rsid="059e0516"/>
    </style:style>
    <style:style style:name="T1313" style:family="text">
      <style:text-properties officeooo:rsid="059fb6f6"/>
    </style:style>
    <style:style style:name="T1314" style:family="text">
      <style:text-properties officeooo:rsid="05a0825d"/>
    </style:style>
    <style:style style:name="T1315" style:family="text">
      <style:text-properties officeooo:rsid="05a191ca"/>
    </style:style>
    <style:style style:name="T1316" style:family="text">
      <style:text-properties officeooo:rsid="05a1cdf8"/>
    </style:style>
    <style:style style:name="T1317" style:family="text">
      <style:text-properties officeooo:rsid="05a395a3"/>
    </style:style>
    <style:style style:name="T1318" style:family="text">
      <style:text-properties officeooo:rsid="05a43f7d"/>
    </style:style>
    <style:style style:name="T1319" style:family="text">
      <style:text-properties officeooo:rsid="05a5c4b5"/>
    </style:style>
    <style:style style:name="T1320" style:family="text">
      <style:text-properties officeooo:rsid="05a5ce31"/>
    </style:style>
    <style:style style:name="T1321" style:family="text">
      <style:text-properties officeooo:rsid="05a609ed"/>
    </style:style>
    <style:style style:name="T1322" style:family="text">
      <style:text-properties officeooo:rsid="05a7596f"/>
    </style:style>
    <style:style style:name="T1323" style:family="text">
      <style:text-properties officeooo:rsid="05a8f48e"/>
    </style:style>
    <style:style style:name="T1324" style:family="text">
      <style:text-properties officeooo:rsid="05a9cf8b"/>
    </style:style>
    <style:style style:name="T1325" style:family="text">
      <style:text-properties officeooo:rsid="05ab8889"/>
    </style:style>
    <style:style style:name="T1326" style:family="text">
      <style:text-properties officeooo:rsid="05ad241a"/>
    </style:style>
    <style:style style:name="T1327" style:family="text">
      <style:text-properties officeooo:rsid="05adf7da"/>
    </style:style>
    <style:style style:name="T1328" style:family="text">
      <style:text-properties officeooo:rsid="05ae0c8c"/>
    </style:style>
    <style:style style:name="T1329" style:family="text">
      <style:text-properties officeooo:rsid="05afa1c2"/>
    </style:style>
    <style:style style:name="T1330" style:family="text">
      <style:text-properties officeooo:rsid="05b2aa57"/>
    </style:style>
    <style:style style:name="T1331" style:family="text">
      <style:text-properties officeooo:rsid="05b45067"/>
    </style:style>
    <style:style style:name="T1332" style:family="text">
      <style:text-properties officeooo:rsid="05b4f587"/>
    </style:style>
    <style:style style:name="T1333" style:family="text">
      <style:text-properties officeooo:rsid="05b5caff"/>
    </style:style>
    <style:style style:name="T1334" style:family="text">
      <style:text-properties officeooo:rsid="05b61ffc"/>
    </style:style>
    <style:style style:name="T1335" style:family="text">
      <style:text-properties officeooo:rsid="05b73732"/>
    </style:style>
    <style:style style:name="T1336" style:family="text">
      <style:text-properties officeooo:rsid="05b8754e"/>
    </style:style>
    <style:style style:name="T1337" style:family="text">
      <style:text-properties officeooo:rsid="05b9c90f"/>
    </style:style>
    <style:style style:name="T1338" style:family="text">
      <style:text-properties officeooo:rsid="05bb4a32"/>
    </style:style>
    <style:style style:name="T1339" style:family="text">
      <style:text-properties officeooo:rsid="05bc1bbb"/>
    </style:style>
    <style:style style:name="T1340" style:family="text">
      <style:text-properties officeooo:rsid="05bc7e14"/>
    </style:style>
    <style:style style:name="T1341" style:family="text">
      <style:text-properties officeooo:rsid="05be05b1"/>
    </style:style>
    <style:style style:name="T1342" style:family="text">
      <style:text-properties officeooo:rsid="05bf66be"/>
    </style:style>
    <style:style style:name="T1343" style:family="text">
      <style:text-properties officeooo:rsid="05c0ecf7"/>
    </style:style>
    <style:style style:name="T1344" style:family="text">
      <style:text-properties officeooo:rsid="05c185b6"/>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span text:style-name="T48">BIOTECNOLOGIA</text:span><text:span text:style-name="T51"><text:line-break/>La biotecnologia è una scienza in grado di dare risposte nuove e soprattutto sostenibil</text:span><text:span text:style-name="T52">i</text:span><text:span text:style-name="T51">, va ad impattare in modo<text:line-break/>pesante l’economia più sostenibile (green economy). </text:span><text:span text:style-name="T53">È una tecnologia che ha a che fare con un microorganismo (batteri, funghi, lieviti) </text:span><text:span text:style-name="T75">per sintetizzare, rompere o trasformare materiali.<text:line-break/>La biotecnologia non è la microbiologia, </text:span><text:span text:style-name="T76">quest’ultima</text:span><text:span text:style-name="T75"> si occupa delle cellule </text:span><text:span text:style-name="T77">microbiche </text:span><text:span text:style-name="T75">e dei microorganismi, studia l</text:span><text:span text:style-name="T77">e </text:span><text:span text:style-name="T75">reazioni che avvengono all’interno </text:span><text:span text:style-name="T77">della cellula </text:span><text:span text:style-name="T56">mentre l</text:span><text:span text:style-name="T75">a biotecnologia è un’industria, impatta e ha a che fare con cose vive, </text:span><text:span text:style-name="T78">è qualcosa che a che fare con la produzione. </text:span><text:span text:style-name="T75">Noi faremo biotecnologia, non microbiologia.<text:line-break/>La biotec</text:span><text:span text:style-name="T76">nologia</text:span><text:span text:style-name="T75"> non è neppure biologia, </text:span><text:span text:style-name="T56">qui </text:span><text:span text:style-name="T75">la differenza sostanziale è la scala </text:span><text:span text:style-name="T77">di operazione</text:span><text:span text:style-name="T75">.<text:line-break/>Nei processi biotec</text:span><text:span text:style-name="T76">nologici</text:span><text:span text:style-name="T75"> siamo legati alla tracciabilità, se i</text:span><text:span text:style-name="T76">l</text:span><text:span text:style-name="T7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6">molto</text:span><text:span text:style-name="T75"> poco. La maggior parte dei costi di un processo biotecnologiche è dato dal fatto che abbiamo molte cose diluite, molte cose simili e soprattutto tante. <text:line-break/></text:span><text:span text:style-name="T79">I</text:span><text:span text:style-name="T75">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2">nd</text:span><text:span text:style-name="T75">o</text:span><text:span text:style-name="T52">lo</text:span><text:span text:style-name="T7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2">P</text:span><text:span text:style-name="T7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6">Le r</text:span><text:span text:style-name="T75">eazioni microbiologiche </text:span><text:span text:style-name="T56">sono </text:span><text:span text:style-name="T7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80">cibo</text:span><text:span text:style-name="T75">, ross</text:span><text:span text:style-name="T80">a → medicale</text:span><text:span text:style-name="T75"> e verde </text:span><text:span text:style-name="T476">→</text:span><text:span text:style-name="T75"> ambiente e ecologia.<text:line-break/></text:span><text:span text:style-name="T81">Da un punto di vista industriale l’uso di un microrganismo per rimpiazzare procedure già esistenti può rendere alcune industrie più efficienti, ecologiche e e sostenibili in quanto </text:span><text:span text:style-name="T82">lo</text:span><text:span text:style-name="T81"> scarto sarebbe ridotto, il consumo dell’energia e l’emissione di gas si abbasserebbero e si utilizzerebbero materiali più rinnovabili.</text:span></text:p>
      <text:p text:style-name="P113"><text:span text:style-name="T51">Obiettivo: fare stessi prodotti utilizzando percorsi diversi, </text:span><text:span text:style-name="T52">utilizziamo</text:span><text:span text:style-name="T51"> </text:span><text:span text:style-name="T53">speso</text:span><text:span text:style-name="T51"> gli </text:span><text:span text:style-name="T436">enzimi</text:span><text:span text:style-name="T51"> </text:span><text:span text:style-name="T53">ossia</text:span><text:span text:style-name="T51"> i catalizzatori biologici, </text:span><text:span text:style-name="T54">fanno avvenire le reazioni e </text:span><text:span text:style-name="T51">otteniamo </text:span><text:span text:style-name="T53">così </text:span><text:span text:style-name="T51">prodotti puliti e targettati in quanto con gli enzimi siamo in condizioni </text:span><text:span text:style-name="T55">di</text:span><text:span text:style-name="T51"> zero waste, vantaggio: uso di condizioni molto blande </text:span><text:span text:style-name="T56">come</text:span><text:span text:style-name="T51"> T e P amb ma anche una catalisi estremamente mirata.<text:line-break/>Gli enzimi sono degli ottimi catalizzatori che un tempo venivano utilizzati principalmente per l’industria farmaceutica e alimentar</text:span><text:span text:style-name="T57">e</text:span><text:span text:style-name="T51">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8">L’enzima è una </text:span><text:span text:style-name="T51">proteina macroscopica molto complessa che si estrae dal microorganismo </text:span><text:span text:style-name="T58">(→ pacchetto proteico perché il 50% della cellula è fatta da proteine</text:span><text:span text:style-name="T55">)</text:span><text:span text:style-name="T58">.</text:span><text:span text:style-name="T51"><text:line-break/>La principale differenza tra enzimi e catalizzatori convenzionali </text:span><text:span text:style-name="T55">è data</text:span><text:span text:style-name="T51"> </text:span><text:span text:style-name="T55">dal</text:span><text:span text:style-name="T51">le condizioni operativi: gli enzimi possono lavorare a </text:span><text:span text:style-name="T55">P</text:span><text:span text:style-name="T51"> e </text:span><text:span text:style-name="T55">T</text:span><text:span text:style-name="T51"> ambiente. Si lavor</text:span><text:span text:style-name="T57">a</text:span><text:span text:style-name="T51"> </text:span><text:span text:style-name="T56">a</text:span><text:span text:style-name="T51"> queste condizioni poiché si riducono i costi ma soprattutto per la cellula, </text:span><text:span text:style-name="T59">infatti </text:span><text:span text:style-name="T51">l’enzima nasce per operare all’interno della cellula la quale lavora solitamente a queste condizioni (poi però molte cellule si sono adattate a tantissimi habitat diversi come ad esempio </text:span><text:span text:style-name="T59">il</text:span><text:span text:style-name="T51"> vulcano).<text:line-break/>Noi siamo degli organismi chirali, i nostri enzimi sono in grado di riconoscere soltanto una certa tipologia di posizione nello spazio </text:span><text:span text:style-name="T475">→</text:span><text:span text:style-name="T51"> tutte le molecole biologiche hanno delle strutture biologiche definit</text:span><text:span text:style-name="T54">e.<text:line-break/>E</text:span><text:span text:style-name="T51">sistono gli ENANT</text:span><text:span text:style-name="T54">I</text:span><text:span text:style-name="T51">OMER</text:span><text:span text:style-name="T54">I</text:span><text:span text:style-name="T51">: due molecole identiche ma speculari. <text:line-break/></text:span><text:soft-page-break/><text:span text:style-name="T51">Gli enzimi trasformano uno solo dei due enant</text:span><text:span text:style-name="T54">i</text:span><text:span text:style-name="T51">omer</text:span><text:span text:style-name="T54">i e</text:span><text:span text:style-name="T51"> noi riusciamo a riconoscerne solo uno. <text:line-break/></text:span><text:span text:style-name="T60">Un altro obiettivo della biotecnologia è quella di produrre il microrganismo stesso </text:span><text:span text:style-name="T61">per farlo lavorare oppure per fare reazioni chimiche.</text:span><text:span text:style-name="T60"> <text:line-break/></text:span><text:span text:style-name="T69">La biote</text:span><text:span text:style-name="T60">c</text:span><text:span text:style-name="T69">nologia è</text:span><text:span text:style-name="T60"> dedicat</text:span><text:span text:style-name="T69">a anche</text:span><text:span text:style-name="T60">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1"><text:line-break/><text:line-break/>FERMENTAZIONE: </text:span><text:span text:style-name="T62">l</text:span><text:span text:style-name="T51">a fermentazione deve </text:span><text:span text:style-name="T62">essere utilizzata</text:span><text:span text:style-name="T51"> con organismi,</text:span><text:span text:style-name="T62"> non ha senso applicarlo ad un processo enzimatico</text:span><text:span text:style-name="T51">. Fermentazione sinonimo di bioprocesso. <text:line-break/>1) </text:span><text:span text:style-name="T62">Nella fisiologia microbica la fermentazione riguarda metabolism</text:span><text:span text:style-name="T63">i</text:span><text:span text:style-name="T62"> di fonte di carbonio dove l’energia è generata dal</text:span><text:span text:style-name="T63">la fosforilazione del livello di substrato e dove le molecole organiche sono gli accettori finali degli elettroni generati durante le</text:span><text:span text:style-name="T51"> redox.<text:line-break/>Quando l’accettore finale è un composto inorganico si parla di </text:span><text:span text:style-name="T443">r</text:span><text:span text:style-name="T442">espirazione</text:span><text:span text:style-name="T51">: aerobica se l’accettore è l’ossigeno, anaerobica se è un’altra molecola inorganica.<text:line-break/>2) Per l’industria microbiologica la fermentazione è un processo dove i microorganismi sono cresciuti su una larga scal</text:span><text:span text:style-name="T65">a</text:span><text:span text:style-name="T51"> </text:span><text:span text:style-name="T64">anche se l’accettore finale degli elettroni non è un composto organico. </text:span><text:span text:style-name="T65">Quindi l</text:span><text:span text:style-name="T64">a produzione di penicillina e la crescita delle cellule del lievito, entrambe </text:span><text:span text:style-name="T65">altamente</text:span><text:span text:style-name="T64"> aerobiche, sono </text:span><text:span text:style-name="T65">indicate</text:span><text:span text:style-name="T64"> come </text:span><text:bookmark text:name="tw-target-text"/><text:span text:style-name="T65">fermentazioni come produzione di etanolo o bevande alcoliche, cioè fermentazioni in senso fisiologico.</text:span><text:span text:style-name="T51"><text:line-break/>3) Per i processi food, la fermentazione implica quei processi alimentari (burro, vino, birra ecc) che utilizzano un microorganismo (o enzimi) </text:span><text:span text:style-name="T66">che gioca un grande ruolo. </text:span><text:span text:style-name="T67">I microrganismi determinano la natura del cibo producendo i componenti aromatici e decidendo le proprietà organolettiche generali del cibo.</text:span><text:span text:style-name="T66"><text:line-break/></text:span><text:span text:style-name="T67">Il v</text:span><text:span text:style-name="T51">ino è </text:span><text:span text:style-name="T67">ottenuto dalla </text:span><text:span text:style-name="T51">fermentazione alcolica, </text:span><text:span text:style-name="T68">l’o</text:span><text:span text:style-name="T51">biettivo</text:span><text:span text:style-name="T68"> di questa fermentazione</text:span><text:span text:style-name="T51"> non </text:span><text:span text:style-name="T70">è </text:span><text:span text:style-name="T68">la produzione di </text:span><text:span text:style-name="T51">etanolo in sé ma il sapore </text:span><text:span text:style-name="T68">e di avere </text:span><text:span text:style-name="T51">tutte quelle molecole tipo aldeide e chetoni che danno la caratteristica del vino. </text:span><text:span text:style-name="T439"><text:line-break/><text:line-break/>BIOPROCESSO<text:line-break/></text:span><text:span text:style-name="T51">Visione generale del bioprocesso: partiamo da una richiesta del mercato (una necessità, antibiotici per morte di polmonite; vaccini per morbillo ecc) dopodiché bisogna selezionare l’organismo </text:span><text:span text:style-name="T91">che</text:span><text:span text:style-name="T51"> determinerà la scelta del reattore. I microorganismi utilizzati nell’industria non sono MAI quelli naturali </text:span><text:span text:style-name="T70">ma </text:span><text:span text:style-name="T51">sono manipolati adattandoli affinché possano massimizzare la produzione </text:span><text:span text:style-name="T71">e</text:span><text:span text:style-name="T51"> allungare i tempi </text:span><text:span text:style-name="T71">diminuendo i costi</text:span><text:span text:style-name="T51">.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1">elevata </text:span><text:span text:style-name="T51">P i microorganismi </text:span><text:span text:style-name="T71">muoiono</text:span><text:span text:style-name="T51">)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2">il substrato </text:span><text:span text:style-name="T51">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2">(</text:span><text:span text:style-name="T51">se uno si intasa almeno ce ne sono altre 2</text:span><text:span text:style-name="T72">).</text:span><text:span text:style-name="T51"><text:line-break/>Le redox sono reazioni esotermiche, nel caso degli antibiotici possiamo avere anche l’incremento di 1° </text:span><text:span text:style-name="T72">C a</text:span><text:span text:style-name="T51">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3">te</text:span><text:span text:style-name="T51"> all’ambiente acquoso, anche le sonde devono essere sterilizzate.<text:line-break/>Anche la concentrazione di zuccheri è fondamentale, esiste infatti l’inibizione degli substrati. <text:line-break/></text:span><text:span text:style-name="T73">I</text:span><text:span text:style-name="T51">l downstream, </text:span><text:span text:style-name="T73">dove </text:span><text:span text:style-name="T84">separiamo e purifichiamo</text:span><text:span text:style-name="T51"> il </text:span><text:span text:style-name="T84">prodotto</text:span><text:span text:style-name="T51">, è fondamentale. <text:line-break/></text:span><text:span text:style-name="T84">Il costo del downstream varia in base alle fermentazioni.<text:line-break/></text:span><text:span text:style-name="T458">Nella sua forma più semplice, il bioprocesso può essere visto come la miscelazione di microrganismi con un brodo nutriente che consente ai microrganismi di reagire con una soluzione zuccherina per dare un prodotto.</text:span><text:span text:style-name="T51"><text:line-break/><text:line-break/>Substrato: ciò che noi mettiamo al microorganismo per farlo crescere </text:span><text:span text:style-name="T84">sano e vitale</text:span><text:span text:style-name="T51">, è costituito da una serie di </text:span><text:soft-page-break/><text:span text:style-name="T51">nutrienti, in primis il glucosio. </text:span><text:span text:style-name="T83">I l</text:span><text:span text:style-name="T51">ieviti </text:span><text:span text:style-name="T83">quindi </text:span><text:span text:style-name="T51"><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4">are</text:span><text:span text:style-name="T51"> con una catalisi classica.<text:line-break/><text:line-break/>FLOWCHART OF AN INDUSTRIAL FERMENTATION PROCESS: <text:line-break/></text:span><text:span text:style-name="T84">La p</text:span><text:span text:style-name="T51">rima parte </text:span><text:span text:style-name="T477">è l’</text:span><text:span text:style-name="T51">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5">lo </text:span><text:span text:style-name="T51">prepariamo attraverso un processo di miscelazione con </text:span><text:span text:style-name="T87">l’</text:span><text:span text:style-name="T51">obiettivo </text:span><text:span text:style-name="T87">di</text:span><text:span text:style-name="T51">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6">o</text:span><text:span text:style-name="T51"> che sta normalmente conservat</text:span><text:span text:style-name="T86">o </text:span><text:span text:style-name="T94">(es. al freddo).</text:span><text:span text:style-name="T51"><text:line-break/></text:span><text:span text:style-name="T94">B</text:span><text:span text:style-name="T51">isogna fare uno scaling up della quantità di microorganismo che poi andrà messo nel fermentatore finale.<text:line-break/></text:span><text:span text:style-name="T88">La s</text:span><text:span text:style-name="T51">econda parte </text:span><text:span text:style-name="T478">è il</text:span><text:span text:style-name="T51"> downstream, purificazioni e separazioni dipendono dall’obiettivo finale. <text:line-break/>Abbiamo a che fare con oggetti che esistono a P e T ambiente, tutto quello che può fare danno come trattamento con solvente o con </text:span><text:span text:style-name="T94">T</text:span><text:span text:style-name="T51">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9">tropofase</text:span><text:span text:style-name="T51">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483">2</text:span><text:span text:style-name="T51">) avvengono processi intramolecolari e biochimici, si ottengono sostanzialmente tre prodotti: <text:s text:c="2"/></text:span><text:span text:style-name="T442">biomassa</text:span><text:span text:style-name="T51"> </text:span><text:span text:style-name="T95">ossia l’</text:span><text:span text:style-name="T51">organismo che si è prodotto, </text:span><text:span text:style-name="T442">metaboliti </text:span><text:span text:style-name="T467">e</text:span><text:span text:style-name="T444"> </text:span><text:span text:style-name="T450">macromolecole extracellulari.</text:span><text:span text:style-name="T51"><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90">ci</text:span><text:span text:style-name="T51"> richiedono un grande controllo perché normalmente sono processi di larga scala e che devono portare a</text:span><text:span text:style-name="T90">d una buona</text:span><text:span text:style-name="T51"> resa finale, partendo spesso da materie prime che potrebbero essere molto divers</text:span><text:span text:style-name="T96">e</text:span><text:span text:style-name="T51"> tra di loro. Ciascuno di questi processi avrà un bioreattore sviluppato ad hoc in modo tale che la reazione possa avvenire nel modo migliore.<text:line-break/><text:line-break/></text:span><text:span text:style-name="T452">Metaboliti primari </text:span><text:span text:style-name="T475">→</text:span><text:span text:style-name="T51"> metaboliti </text:span><text:span text:style-name="T98">sintetizzati dalle cellule perché indispensabili per la loro</text:span><text:span text:style-name="T51"> crescita. </text:span><text:span text:style-name="T98">Vi sono</text:span><text:span text:style-name="T51"> metaboliti come etanolo, acido acetico </text:span><text:span text:style-name="T102">e </text:span><text:span text:style-name="T51">acido lattico </text:span><text:span text:style-name="T98">che </text:span><text:span text:style-name="T51">sono molecole terminali ossia il microorganismo,</text:span><text:span text:style-name="T98"> in seguito ad u</text:span><text:span text:style-name="T51">na serie di reazioni biochimiche </text:span><text:span text:style-name="T100">che hanno lo scopo di portare a crescita della biomassa, </text:span><text:span text:style-name="T103">produce quelle molecole</text:span><text:span text:style-name="T100">. <text:line-break/>La cellula per crescere ha bisogno di quei prodotti di degradazione del substrato </text:span><text:span text:style-name="T102">q</text:span><text:span text:style-name="T100">uindi intanto che cresce degrad</text:span><text:span text:style-name="T101">a</text:span><text:span text:style-name="T100"> il substrato e produce </text:span><text:span text:style-name="T104">ad esempio l’e</text:span><text:span text:style-name="T100">tanolo. <text:line-break/></text:span><text:span text:style-name="T99">A</text:span><text:span text:style-name="T51">nche gli acidi organici sono metaboliti primari, </text:span><text:span text:style-name="T100">gli acidi organici (soprattutto quelli tricarbossilici) fanno parte del ciclo di Krebs ma non sono il prodotto terminale </text:span><text:span text:style-name="T102">(</text:span><text:span text:style-name="T100">che è CO</text:span><text:span text:style-name="T484">2</text:span><text:span text:style-name="T100"> e acqua</text:span><text:span text:style-name="T102">).</text:span><text:span text:style-name="T100"> </text:span><text:span text:style-name="T102">Sono </text:span><text:span text:style-name="T101">metabolit</text:span><text:span text:style-name="T102">i</text:span><text:span text:style-name="T101"> primari indispensabil</text:span><text:span text:style-name="T102">i</text:span><text:span text:style-name="T101"> alla crescita ma non </text:span><text:span text:style-name="T102">vengono</text:span><text:span text:style-name="T101"> accumulat</text:span><text:span text:style-name="T102">i</text:span><text:span text:style-name="T101"> naturalmente </text:span><text:span text:style-name="T102">perché intermedi del ciclo e non terminali.</text:span><text:span text:style-name="T51"><text:line-break/>Esistono poi una serie di prodotti definiti </text:span><text:span text:style-name="T452">metaboliti secondari</text:span><text:span text:style-name="T51"> </text:span><text:span text:style-name="T475">→</text:span><text:span text:style-name="T51"> tutte quelle molecole che normalmente la cellula non usa </text:span><text:span text:style-name="T99">perché non richiesti per trattamenti metabolici primari. Sono </text:span><text:span text:style-name="T51">una serie di molecole che </text:span><text:span text:style-name="T97">vengono</text:span><text:span text:style-name="T51"> prodot</text:span><text:span text:style-name="T97">te</text:span><text:span text:style-name="T51"> e mess</text:span><text:span text:style-name="T97">e</text:span><text:span text:style-name="T51"> in atto con obiettivo di difesa (es: antibiotici, molecole in grado di uccidere altri microorganismi quando sono in condizioni di forte stress o disagio</text:span><text:span text:style-name="T103">). </text:span><text:span text:style-name="T51">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1">-Stereo-specificità e regio-specificità, le reazioni sono stereospecifiche cioè portano ad una configurazione molecolare specifica </text:span><text:span text:style-name="T105">e sono regiospecifiche quindi portano alla formazione esclusiva di un solo isomero costituzionale.</text:span><text:span text:style-name="T51"><text:line-break/>Portano a prodotti che hanno già le stereo caratteristiche finali.<text:line-break/>-</text:span><text:span text:style-name="T106">Il g</text:span><text:span text:style-name="T51">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7">mentre </text:span><text:span text:style-name="T51">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8">Condizioni più miti quindi meno costi energetici.</text:span><text:span text:style-name="T51"><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10">per assicurare l’aspesi.</text:span><text:span text:style-name="T51"><text:line-break/>-Dover rispondere a protocolli di sicurezza </text:span><text:span text:style-name="T110">e controllo qualità<text:line-break/>-S</text:span><text:span text:style-name="T51">i può avere inibizione del substrato. Non è detto che i prodotti non siano tossici per le cellule. In natura questo problema </text:span><text:span text:style-name="T111">non avviene quasi mai perché </text:span><text:span text:style-name="T51">la cellula si trova in un ambiente grande </text:span><text:span text:style-name="T111">e </text:span><text:span text:style-name="T51">cresce con velocità </text:span><text:span text:style-name="T111">inferiori a quelle industriali.</text:span><text:span text:style-name="T51"> Nel bioreattore però è un rischio.<text:line-break/>-I microorganismi si comportano come black box, ci si ritrova a operare con cellule che talvolta presenta</text:span><text:span text:style-name="T109">no</text:span><text:span text:style-name="T51"> comportamenti anomali.<text:line-break/>-Problemi di raffreddamento, tendenzialmente non si lavora a caldo, le reazioni spesso portano un aumento di calore quindi si cerca di lavorare a T costante.<text:line-break/>-</text:span><text:span text:style-name="T110">I</text:span><text:span text:style-name="T51">nstabilità genetica, c’è possibilità di mutazione, nel caso dei processi biotec</text:span><text:span text:style-name="T110">nologici</text:span><text:span text:style-name="T51"> è un danno molto grande perché i microorganismi sono stati selezionati per essere ottimali per il processo. Se si modificano portano dunque a prodotti non voluti.<text:line-break/></text:span><text:span text:style-name="T516">Basse concentrazioni del prodotto finale.<text:line-break/></text:span><text:span text:style-name="T518">Trattamento di grandi quantità di acqua reflue.</text:span><text:span text:style-name="T516"><text:line-break/><text:line-break/></text:span><text:span text:style-name="T519">La s</text:span><text:span text:style-name="T516">calatura bisogna farl</text:span><text:span text:style-name="T519">a</text:span><text:span text:style-name="T516"> sempre: il microorganismo ha problemi di adattamento all’ambiente in cui cresce, si aumenta progressivamente la dimensione del reattore fino ad arrivare al reattore di semina che verrà utilizzato poi per arrivare al fermentatore. <text:line-break/></text:span><text:span text:style-name="T517">Ho 3 fattori principali che limitano lo scale-</text:span><text:span text:style-name="T520">up:</text:span><text:span text:style-name="T51"><text:line-break/></text:span><text:span text:style-name="T114">1) A</text:span><text:span text:style-name="T51">pporto di ossigeno </text:span><text:span text:style-name="T114">che </text:span><text:span text:style-name="T51">dipende dal volume del reattor</text:span><text:span text:style-name="T112">e.</text:span><text:span text:style-name="T51"><text:line-break/></text:span><text:span text:style-name="T114">2) Effet</text:span><text:span text:style-name="T287">t</text:span><text:span text:style-name="T114">o di shear</text:span><text:span text:style-name="T51"> legato alla miscelazione, dobbiamo agitare un liquido non newtoniano e in cui continuamente viene cambiata la concentrazione dei solidi. </text:span><text:span text:style-name="T113">I</text:span><text:span text:style-name="T51">l microorganismo e la biomassa aumentano e quindi dobbiamo aumentare l’agitazione </text:span><text:span text:style-name="T475">→</text:span><text:span text:style-name="T51"> costi aumentano e effetti di shear, i microorganismi sono sensibili agli sforzi di taglio; nel momento in cui li stiamo agitando potrebbero cambiare via metabolica </text:span><text:span text:style-name="T113">e</text:span><text:span text:style-name="T51"> porta</text:span><text:span text:style-name="T113">re</text:span><text:span text:style-name="T51">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4">3)</text:span><text:span text:style-name="T51"> </text:span><text:span text:style-name="T114">F</text:span><text:span text:style-name="T51">ormazione di metaboliti tossici che possono derivare anche a causa di questo cambiamento della via metabolica.<text:line-break/><text:line-break/>CONSIDERAZIONI ECONOMICHE:<text:line-break/></text:span><text:span text:style-name="T114">Ma</text:span><text:span text:style-name="T51">terie prime + costi fissi (costi energetici, costi per pompare o agitare ecc) + utilities (l’acqua, l’aria, il fatto che aria debba essere filtrata ecc) + lavoro (persone che lavorano nell’impianto) </text:span><text:span text:style-name="T475">→</text:span><text:span text:style-name="T51"> viene fatto un compromesso </text:span><text:span text:style-name="T116">tra tutto ciò.</text:span><text:span text:style-name="T51"><text:line-break/></text:span><text:span text:style-name="T117">Il</text:span><text:span text:style-name="T51"> governo agevola economicamente </text:span><text:span text:style-name="T117">gli impianti</text:span><text:span text:style-name="T51"> tramite tassazioni </text:span><text:span text:style-name="T117">ed</text:span><text:span text:style-name="T51"> è portato a favorire questi processi in condizioni di necessità (es: </text:span><text:span text:style-name="T115">USA</text:span><text:span text:style-name="T51"> </text:span><text:span text:style-name="T475">→</text:span><text:span text:style-name="T51"> transizione a prodotti di fermentazioni che partivano dall’utilizzo dei cereali per promuovere </text:span><text:soft-page-break/><text:span text:style-name="T51">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36">Margine di intervento dato dal substrato</text:span><text:span text:style-name="T51">, andare a scegliere substrati molto ossigenati. <text:s/><text:line-break/></text:span><text:span text:style-name="T118">Fare </text:span><text:span text:style-name="T51">una scalatura e </text:span><text:span text:style-name="T118">avere</text:span><text:span text:style-name="T51"> una automazione più grande. <text:line-break/></text:span><text:span text:style-name="T115">A</text:span><text:span text:style-name="T51">ltro problema è il recovery del prodotto, ci troviamo in una condizione in cui abbiamo tanti prodotti molto simili tra di loro, presenti in basse concentrazioni, e essendo organic</text:span><text:span text:style-name="T115">i </text:span><text:span text:style-name="T51">sono labili ad una serie di condizioni. <text:line-break/>Altro problema è mantenere l’asepsi, </text:span><text:span text:style-name="T115">bisogna </text:span><text:span text:style-name="T51">sterilizzare tutto quello che deve entrare nel reattore: </text:span><text:span text:style-name="T115">v</text:span><text:span text:style-name="T51">a sterilizzato il substrato, l’aria e le apparecchiature. Altri costi sono dati dal cooling, per minimizzare ad esempio si cerca di sterilizzare il substrato e contemporaneamente riemp</text:span><text:span text:style-name="T118">ir</text:span><text:span text:style-name="T51">e il reattore.<text:line-break/><text:line-break/></text:span><text:span text:style-name="T470">MICRORGANISMO</text:span><text:span text:style-name="T51"><text:line-break/>Va selezionato il </text:span><text:span text:style-name="T119">microrganismo </text:span><text:span text:style-name="T51">più adatto, produttivo </text:span><text:span text:style-name="T119">e</text:span><text:span text:style-name="T51"> resistente, dopodiché si fa</text:span><text:span text:style-name="T119">nno</text:span><text:span text:style-name="T51"> mutazioni </text:span><text:span text:style-name="T119">generando</text:span><text:span text:style-name="T51"> ceppi mutanti che in natura difficilmente sopravvivrebbero; questo perché sono stati selezionati per crescere, riprodurre e vivere con un substrato che è stato creato appositamente </text:span><text:span text:style-name="T119">per loro.</text:span><text:span text:style-name="T51"><text:line-break/>Si mettono dentro al reattore le molecole necessarie affinché il microorganismo possa resistere. <text:line-break/>In natura l’eccesso non si fa, non si consuma il substrato per produrre cose non necessarie in quel momento, cosa che invece </text:span><text:span text:style-name="T119">noi</text:span><text:span text:style-name="T51">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42"> tempo di generazione</text:span><text:span text:style-name="T51"> </text:span><text:span text:style-name="T120">ossia il</text:span><text:span text:style-name="T51"> tempo di duplicazione necessario per una cellula di farne un’altra uguale a se stessa </text:span><text:span text:style-name="T120">e </text:span><text:span text:style-name="T51">il </text:span><text:span text:style-name="T442">tempo di raddoppiamento</text:span><text:span text:style-name="T51">, tempo necessario perché il peso della biomassa all’interno del bioreattore raddoppi, è quello che ci interessa. </text:span><text:span text:style-name="T121">T</text:span><text:span text:style-name="T51">anto più piccola è la cellula da duplicare e tanto è più veloce il tempo.<text:line-break/><text:line-break/>Vantaggi dei microorganismi:<text:line-break/>-</text:span><text:span text:style-name="T516">Crescono più velocemente di piante e animali.</text:span><text:span text:style-name="T51"><text:line-break/>-Riducono la richiesta di spazio: piante occupano molto spazio.<text:line-break/>-Non hanno problemi climatici.<text:line-break/>-Non ci sono malattie o infezioni come nel caso di piante e animali.<text:line-break/><text:line-break/></text:span><text:span text:style-name="T437">CURVA DI CRESCITA DEGLI ORGANISMI</text:span><text:span text:style-name="T51"><text:line-break/>La curva di crescita di una biomassa può essere suddivisa in molte parti, ha un andamento a massimo. <text:line-break/></text:span><text:span text:style-name="T121">Il</text:span><text:span text:style-name="T51"> microorganismo inizia a svilupparsi, cresce esponenzialmente poi decelera, raggiunge una fase stazionaria e infine </text:span><text:span text:style-name="T123">muore. La c</text:span><text:span text:style-name="T51">urva </text:span><text:span text:style-name="T123">è </text:span><text:span text:style-name="T51">legata al substrato disponibile all’interno del bioreattore. <text:line-break/>La pendenza massima non coincide con la massima concentrazione di substrato. <text:line-break/></text:span><text:span text:style-name="T124">La f</text:span><text:span text:style-name="T51">ase di acclimatazione c’è sempre e implica che la fermentazione non </text:span><text:span text:style-name="T122">è</text:span><text:span text:style-name="T51"> efficiente subito, questo perché gli organismi devono adattarsi al tipo di substrato che hanno davanti; è un tempo poco utile che diventa tanto più lungo quanto minore </text:span><text:span text:style-name="T124">è </text:span><text:span text:style-name="T51">la concentrazione degli organismi all’interno del reattore. È una fase che posso contenere andando a regolare il modulo della concentrazione rispetto al volume del reattore. È per questo che devo fare l’inoc</text:span><text:span text:style-name="T122">u</text:span><text:span text:style-name="T51">l</text:span><text:span text:style-name="T122">o</text:span><text:span text:style-name="T51">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4">ultim</text:span><text:span text:style-name="T51">o caso avrò vie metaboliche classiche (es. per microorganismo aerobio lui farà Krebs). <text:line-break/></text:span><text:soft-page-break/><text:span text:style-name="T51">Le differenz</text:span><text:span text:style-name="T122">e</text:span><text:span text:style-name="T51">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5">I</text:span><text:span text:style-name="T51">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52">Fase lag:</text:span><text:span text:style-name="T51"> non succede niente perché è la fase di acclimatazione, i microorganismi iniziano ad attivare gli enzimi, può essere lunga o corta, voglio minimizzare questo tempo, </text:span><text:span text:style-name="T126">fortemente</text:span><text:span text:style-name="T51">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75">→</text:span><text:span text:style-name="T51"> costi energetici). <text:line-break/></text:span><text:span text:style-name="T452">Transient deceleration</text:span><text:span text:style-name="T51">: inizia a crescere, la pendenza della curva sembra abbassarsi, la velocità diminuisce ma solo per un momento. Abbiamo a che fare con un riarrangiamento della biomassa alle nuove condizioni. <text:line-break/></text:span><text:span text:style-name="T127">Fase costosa perché ho c</text:span><text:span text:style-name="T51">osti di esercizio + costi di substrato, qui il microorganismo sta crescendo.<text:line-break/>Devo fare in modo che le fasi poco produttiv</text:span><text:span text:style-name="T127">e</text:span><text:span text:style-name="T51"> siano le più brevi possibili, vado a operare in modo tecnologico: sviluppo inoc</text:span><text:span text:style-name="T127">ulo</text:span><text:span text:style-name="T51">, semina, scaling up, per rendere corto un tempo improduttivo.<text:line-break/></text:span><text:span text:style-name="T452">Fase esponenziale</text:span><text:span text:style-name="T51">: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475">→</text:span><text:span text:style-name="T51">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8">o.</text:span><text:span text:style-name="T51"><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8">o </text:span><text:span text:style-name="T51">analizzatori di ossigeno </text:span><text:span text:style-name="T128">o </text:span><text:span text:style-name="T51">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9">i)</text:span><text:span text:style-name="T51"> <text:s/></text:span><text:span text:style-name="T129">E</text:span><text:span text:style-name="T51">ssere in grado di crescere in un mezzo semplice<text:line-break/></text:span><text:span text:style-name="T129">ii) E</text:span><text:span text:style-name="T51">ssere in grado di crescere vigoroso, rapido e produrre il prodotto desiderato<text:line-break/></text:span><text:span text:style-name="T129">iii) I s</text:span><text:span text:style-name="T51">uoi prodotti finali non dovrebbero essere tossici e avere materiali indesiderati<text:line-break/></text:span><text:span text:style-name="T129">iv) G</text:span><text:span text:style-name="T51">enetica e fisiologia stabile, la genetica è difficile che rimanga la stessa perché andando avanti con il processo è </text:span><text:soft-page-break/><text:span text:style-name="T51">possibile ci siano mutazioni<text:line-break/></text:span><text:span text:style-name="T129">v) R</text:span><text:span text:style-name="T51">ende</text:span><text:span text:style-name="T131">re</text:span><text:span text:style-name="T51"> più facile da solo la separazione, se la forma dell’organismo è una forma che lo rende facilmente recuperabile è un grandissimo vantaggio <text:line-break/></text:span><text:span text:style-name="T129">vi)</text:span><text:span text:style-name="T51"> </text:span><text:span text:style-name="T129">R</text:span><text:span text:style-name="T51">esistente ai predatori, non deve degradare da altri organismi <text:line-break/></text:span><text:span text:style-name="T129">vii)</text:span><text:span text:style-name="T51"> </text:span><text:span text:style-name="T129">N</text:span><text:span text:style-name="T51">on </text:span><text:span text:style-name="T132">richiedere</text:span><text:span text:style-name="T51"> troppo aria; </text:span><text:span text:style-name="T132">l</text:span><text:span text:style-name="T51">’alimentazione dell’ossigeno è continua, se ne è richiesto di meno si possono abbassare i flussi e quindi </text:span><text:span text:style-name="T132">anche i </text:span><text:span text:style-name="T51">costi <text:line-break/></text:span><text:span text:style-name="T129">viii)</text:span><text:span text:style-name="T51"> </text:span><text:span text:style-name="T130">A</text:span><text:span text:style-name="T51">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14"><text:span text:style-name="T471">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474">→</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50">variabilità delle impurezze</text:span><text:span text:style-name="T2"> (se scarti di origine agricola come patate avranno ad esempio la buccia), un altro problema è il </text:span><text:span text:style-name="T50">contenuto elevato di acqua</text:span><text:span text:style-name="T2">,</text:span><text:span text:style-name="T50">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74">→</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0">stagionale</text:span><text:span text:style-name="T2">, es. barbabietole da zucchero solo in estate, potrebbe dunque essere molto </text:span><text:span text:style-name="T50">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481">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80">2</text:span><text:span text:style-name="T2"> + H</text:span><text:span text:style-name="T480">2</text:span><text:span text:style-name="T2">O), nel caso degli idrocarburi avrò bisogno di più moli di ossigeno rispetto all’utilizzo dei carboidrati. Maggiore sviluppo di calore nel caso con idrocarburi </text:span><text:span text:style-name="T474">→</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80">2</text:span><text:span text:style-name="T2">, B</text:span><text:span text:style-name="T480">6</text:span><text:span text:style-name="T2">, B</text:span><text:span text:style-name="T480">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474">→</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50">batch</text:span><text:span text:style-name="T2">, apro, metto il substrato</text:span><text:span text:style-name="T17"> e</text:span><text:span text:style-name="T2"> chiudo, </text:span><text:span text:style-name="T50">fed-batch</text:span><text:span text:style-name="T2">, alimento il substrato poco a poco per cercare di seguire la curva di crescita oppure </text:span><text:span text:style-name="T50">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80">2</text:span><text:span text:style-name="T2"> e CO</text:span><text:span text:style-name="T480">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15"><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474">→</text:span><text:span text:style-name="T2"> ho solo l’idea, 3-4 </text:span><text:span text:style-name="T474">→</text:span><text:span text:style-name="T2"> ho fatto alcuni esperimenti e ho ottenuto dei risultati, potrebbero essere applicati a livello industriali 7</text:span><text:span text:style-name="T474">→</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482">2</text:span><text:span text:style-name="T32"> e H</text:span><text:span text:style-name="T482">2</text:span><text:span text:style-name="T32">O, </text:span><text:span text:style-name="T33">sono quindi capaci di nutrirsi da soli.</text:span><text:span text:style-name="T2"><text:line-break/></text:span></text:p>
      <text:p text:style-name="P116"><text:span text:style-name="T439">Organismi viventi:</text:span><text:span text:style-name="T51"><text:line-break/>Procarioti </text:span><text:span text:style-name="T475">→</text:span><text:span text:style-name="T51"> batteri, cianobatteri, possono essere autotrofi o eterotrofi<text:line-break/>Eucarioti </text:span><text:span text:style-name="T475">→</text:span><text:span text:style-name="T51"> </text:span><text:span text:style-name="T133">protisti</text:span><text:span text:style-name="T51">,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475">→</text:span><text:span text:style-name="T51">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42">Tanto più grande è la dimensione della cellula e tanto più lenta sarà la diffusione</text:span><text:span text:style-name="T51"> (gas da esterno all’interno, prodotti di scarto da interno all’esterno) e quindi lo scambio di gas. <text:line-break/>Rapporto superficie volume </text:span><text:span text:style-name="T475">→</text:span><text:span text:style-name="T51"> più </text:span><text:span text:style-name="T134">il</text:span><text:span text:style-name="T51">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1">Metabolismo: catabolismo in grado di degradare prodotti assorbiti dall’ambiente generando così energia in modo tale da poi effettuare l’anabolismo </text:span><text:span text:style-name="T135">(sintesi di sostanze complesse).</text:span><text:span text:style-name="T51"><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474">→</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474">→</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1">MICRORGANISMO<text:line-break/>Possono essere </text:span><text:span text:style-name="T451">buoni</text:span><text:span text:style-name="T51">, utilizzati a scopo produttivo, sono in grado di conservare alimenti, di produrre molecole, vanno ad impattare prodotti come alimenti, bevande e farmaci. Possono essere </text:span><text:span text:style-name="T451">brutti</text:span><text:span text:style-name="T51"> perché i microrganismi sono in grado di degradare sostanze che per loro sono substrati ma che per noi sono ad esempio cibo o bevande (irrancidimento del latte). Infine possono essere anche </text:span><text:span text:style-name="T451">cattivi</text:span><text:span text:style-name="T51">,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6">perché i primi</text:span><text:span text:style-name="T51"> sono quelli che si possono trovare in condizioni estremi. <text:line-break/>Arche</text:span><text:span text:style-name="T137">i</text:span><text:span text:style-name="T51">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6">è rigida e <text:s/></text:span><text:span text:style-name="T51">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451">italico</text:span><text:span text:style-name="T51"> o </text:span><text:span text:style-name="T452">sottolineato</text:span><text:span text:style-name="T51">, si usa molto il latino.<text:line-break/></text:span><text:soft-page-break/><text:span text:style-name="T51">ARCHEA<text:line-break/>Sono procarioti, simili ai batteri ma con caratteristiche diverse. Non hanno </text:span><text:span text:style-name="T434">mureina</text:span><text:span text:style-name="T51"> nella parete cellulare. <text:line-break/>Sono molto adattabili, si possono trovare in ambienti estremamente difficili da colonizzare. La fisiologia e la natura degli archea fa sì che siano classificati in: </text:span><text:span text:style-name="T450">metanogeni</text:span><text:span text:style-name="T51">, procarioti in grado di produrre metano, </text:span><text:span text:style-name="T450">alofile estremi</text:span><text:span text:style-name="T51">, procarioti in grado di vivere in concentrazione elevate di sale (le conc saline vengono utilizzate spesso per distruggere i batteri a fine processo), </text:span><text:span text:style-name="T450">termofili estremi</text:span><text:span text:style-name="T51">,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8">e sono procarioti.</text:span><text:span text:style-name="T51"><text:line-break/>Noi utilizzeremo dal punto di vista industriale la serie dei proto-batteri, gli actinobatteri, i cianobatteri e i batteri sulfurei. I batteri si </text:span><text:span text:style-name="T139">riproducono</text:span><text:span text:style-name="T51"> per fissione binaria. La produzione di energia può essere affrontata in modo diversi: fotosintesi, utilizzando molecole organiche e usando molecole inorganiche.<text:line-break/>I batteri vengono identificati in funzione:<text:line-break/>- Forma </text:span><text:span text:style-name="T475">→</text:span><text:span text:style-name="T51"> <text:s/>cocci (sfere), bacilli (bastoncelli), spirali (elicoidali) o anche forme inusuali come stella e rettangolari.<text:line-break/>- Arrangiamento </text:span><text:span text:style-name="T475">→</text:span><text:span text:style-name="T51"> single, appaiate, catene, clusters </text:span><text:span text:style-name="T140">(ammasso)</text:span><text:span text:style-name="T51">; soprattutto i bacilli si possono arrangiare.<text:line-break/>- Dimensione </text:span><text:span text:style-name="T475">→</text:span><text:span text:style-name="T51">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75">→</text:span><text:span text:style-name="T51"> se batterio può essere controllato tramite uso di antibiotici.<text:line-break/>- Aerobici vs anaerobici.<text:line-break/>- Habitat </text:span><text:span text:style-name="T475">→</text:span><text:span text:style-name="T51">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9">I </text:span><text:span text:style-name="T51">batteri sono tendenzialmente anaerobi<text:line-break/><text:line-break/></text:span><text:span text:style-name="T439">TEST DI GRAM</text:span><text:span text:style-name="T51"><text:line-break/>Gram per identificare le tipologie di batteri li colorò con il cristal violetto, un indicatore, dopodiché </text:span><text:span text:style-name="T141">fece</text:span><text:span text:style-name="T51"> un trattamento con ioduro in modo da fissare il cristal e dopo l’applicazione dell’acetone not</text:span><text:span text:style-name="T141">ò</text:span><text:span text:style-name="T51">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2">s</text:span><text:span text:style-name="T51">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3">.<text:line-break/>I gram positivi sono sensibili alla penicillina mentre per i gram negativi dipende, alcuni lo sono altri no.</text:span><text:span text:style-name="T51"><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5">Gli organismi utilizzati</text:span><text:span text:style-name="T51"> principalmente </text:span><text:span text:style-name="T145">nell’industria sono</text:span><text:span text:style-name="T51"> </text:span><text:span text:style-name="T145">tre</text:span><text:span text:style-name="T51">: <text:s/>acetob</text:span><text:span text:style-name="T144">ac</text:span><text:span text:style-name="T51">ter, gluconoba</text:span><text:span text:style-name="T144">c</text:span><text:span text:style-name="T51">ter, <text:s/>entrambi utilizzati per la produzione di acido acetico e zymomonas, quelli che sono maggiormente proposti come produttori di etanolo prendendo il posto del lievito.<text:line-break/>I zymomonas riescono a produrre molto alcool </text:span><text:span text:style-name="T146">e</text:span><text:span text:style-name="T51"> sono resistenti all’alcool che producono. <text:line-break/>La produzione dell’etanolo ha il problema dell’inibizione al prodotto; troppo prodotto può portare alla morte della biomassa che lo sta producendo </text:span><text:span text:style-name="T147">(come nel caso dei lieviti).</text:span><text:span text:style-name="T51"><text:line-break/>Il gluconoba</text:span><text:span text:style-name="T144">c</text:span><text:span text:style-name="T51">ter si ferma all’acido acetico e non continua </text:span><text:span text:style-name="T148">ad ossidarlo </text:span><text:span text:style-name="T51">fino a produrre CO</text:span><text:span text:style-name="T483">2</text:span><text:span text:style-name="T51">. <text:line-break/></text:span><text:soft-page-break/><text:span text:style-name="T51">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9">G</text:span><text:span text:style-name="T51">ram +, </text:span><text:span text:style-name="T149">in realtà ad alcuni firmicutes mancano le pareti cellulari per cui non rispondono alla colorazione di Gram ma dato che non hanno anche la seconda membrana, che si trova nei Gram -, li classifichiamo come Gram +. </text:span><text:span text:style-name="T51"><text:s/>All’interno di questa categoria abbiamo i lattobacilli, utilizzati nell’industria casearia. <text:line-break/><text:line-break/></text:span><text:span text:style-name="T436">Spore</text:span><text:span text:style-name="T51">: </text:span><text:span text:style-name="T150">l</text:span><text:span text:style-name="T51">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1">sua</text:span><text:span text:style-name="T51">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2">I batteri lattici si dividono in omofermenta</text:span><text:span text:style-name="T153">nti</text:span><text:span text:style-name="T152">i che </text:span><text:span text:style-name="T51">producono solo l’acido lattico </text:span><text:span text:style-name="T153">e </text:span><text:span text:style-name="T51">eterofermenta</text:span><text:span text:style-name="T153">nt</text:span><text:span text:style-name="T51">i, arrivano al processo di crescita e sviluppo attraverso una fermentazione che non produce solo acido lattico ma che per esempio produce CO</text:span><text:span text:style-name="T483">2</text:span><text:span text:style-name="T51">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2">nologiche</text:span><text:span text:style-name="T51">: </text:span><text:span text:style-name="T439">scegliendo il microrganismo giusto posso non selezionare i prodotti ma addirittura selezionare la configurazione della molecola d’interesse</text:span><text:span text:style-name="T51">.<text:line-break/></text:span><text:span text:style-name="T154">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1"><text:line-break/><text:line-break/></text:span><text:span text:style-name="T156">Tra gli actinobatteri troviamo i c</text:span><text:span text:style-name="T51">ori</text:span><text:span text:style-name="T155">ne</text:span><text:span text:style-name="T51">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75">→</text:span><text:span text:style-name="T51"> bisogna operare con l’agitazione, posto che l’obiettivo sia la crescita del microrganismo, in modo tale da evitare la perdita dei filamenti.<text:line-break/>La presenza <text:s/>delle ife </text:span><text:span text:style-name="T157">rende</text:span><text:span text:style-name="T51">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7">anno</text:span><text:span text:style-name="T51"> present</text:span><text:span text:style-name="T157">i</text:span><text:span text:style-name="T51"> in quantità maggiore e dunque man mano che procedo con il processo aumenta la viscosità del sistema e va sempre di più verso un andamento non newtoniano perciò dovrò aumenta</text:span><text:span text:style-name="T157">re</text:span><text:span text:style-name="T51">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4">e </text:span><text:span text:style-name="T51"><text:s/>sono adattabili a tipi di substrati diversi tra di loro. <text:line-break/></text:span><text:span text:style-name="T160">L</text:span><text:span text:style-name="T158">a loro parete cellulare contiene </text:span><text:span text:style-name="T160">chitina</text:span><text:span text:style-name="T158"> e crescono portando alla formazione di filamenti. </text:span><text:span text:style-name="T51"><text:line-break/></text:span><text:soft-page-break/><text:span text:style-name="T51">I funghi sono o aerobi, hanno bisogno dell’ossigeno, o spesso aerobi facoltativi (tipico dei lieviti). <text:line-break/></text:span><text:span text:style-name="T164">I</text:span><text:span text:style-name="T51">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2">funghi</text:span><text:span text:style-name="T51"> </text:span><text:span text:style-name="T163">unicellulari eucarioti </text:span><text:span text:style-name="T164">e p</text:span><text:span text:style-name="T51">referenzialmente operano aerobio ma non obbligatoriamente, se scelgono la via dell’anaerobio avremo prodotti diversi ma anche velocità di crescita diverse.<text:line-break/></text:span><text:span text:style-name="T160">I lieviti</text:span><text:span text:style-name="T51"> </text:span><text:span text:style-name="T160">vengono</text:span><text:span text:style-name="T51"> usat</text:span><text:span text:style-name="T160">i</text:span><text:span text:style-name="T51"> per la produzione dell’etanolo, bevande alcoliche, pane, alcaloidi (sostanze farmaceutiche) ecc…<text:line-break/></text:span><text:span text:style-name="T158">Generalmente i lieviti non hanno effetti patogeni.<text:line-break/></text:span><text:span text:style-name="T164">I l</text:span><text:span text:style-name="T158">ieviti si riproducono </text:span><text:span text:style-name="T165">tipicamente i</text:span><text:span text:style-name="T158">n maniera asessuata ma hanno anche modo di riprodursi in modo sessuato, la scelta di una via rispetto all’altra dipend</text:span><text:span text:style-name="T165">e</text:span><text:span text:style-name="T158"> molto dalle condizioni operative esterne.</text:span><text:span text:style-name="T51"><text:line-break/></text:span><text:span text:style-name="T162">I funghi sono</text:span><text:span text:style-name="T51"> chemioeterotrofi, hanno bisogno di assorbire carbonio dall’ambiente</text:span><text:span text:style-name="T160"> </text:span><text:span text:style-name="T162">perché </text:span><text:span text:style-name="T158">non svolgono la fotosintesi ma producono energia tramite l'ossidazione di vari tipi di sostanze. Si riproducono per gemmazione, quando </text:span><text:span text:style-name="T160">la</text:span><text:span text:style-name="T158"> cellula figlia ha raggiunto dei livelli di dimensione sufficienti si separa e diventa una cellula a se stante. <text:line-break/></text:span><text:span text:style-name="T161">Le muffe e i funghi sono multicellulari costituiti da masse di micelio, che sono composte dalle ife.</text:span><text:span text:style-name="T158"> <text:s/><text:line-break/>Sono più facili da separare, costi minori di centrifugazione. <text:line-break/></text:span><text:span text:style-name="T51">Nei </text:span><text:span text:style-name="T442">funghi imperfetti</text:span><text:span text:style-name="T51">, ossia funghi noti solo nella forma asessuata, troviamo l’Aspergillus, produce aflatossine (problema importante nel caso della conservazione</text:span><text:span text:style-name="T168">) ed è</text:span><text:span text:style-name="T51"> utilizzat</text:span><text:span text:style-name="T168">o</text:span><text:span text:style-name="T51"> come produttori di acido citrico </text:span><text:span text:style-name="T168">e il Penicillium.</text:span><text:span text:style-name="T51"><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6">I</text:span><text:span text:style-name="T51">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6">I</text:span><text:span text:style-name="T51">l Penicillium </text:span><text:span text:style-name="T166">si divide in</text:span><text:span text:style-name="T51"> notatum </text:span><text:span text:style-name="T166">che</text:span><text:span text:style-name="T51">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7">nologia</text:span><text:span text:style-name="T51">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75">→</text:span><text:span text:style-name="T51">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70">i</text:span><text:span text:style-name="T51">,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9">le</text:span><text:span text:style-name="T51">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1">Le alghe rosse hanno la parete costituita da cellulosa, all’interno della <text:s/>cellula è presente il carragen</text:span><text:span text:style-name="T170">i</text:span><text:span text:style-name="T51">n</text:span><text:span text:style-name="T170">a</text:span><text:span text:style-name="T51"> e l’agar, due polimeri utilizzati in produzione farmaceutiche e cosmesi. </text:span><text:span text:style-name="T170">L’a</text:span><text:span text:style-name="T51">gar è un gel bianco che può essere usat</text:span><text:span text:style-name="T170">o</text:span><text:span text:style-name="T51"> come base di crescita e di sviluppo, </text:span><text:span text:style-name="T170">la</text:span><text:span text:style-name="T51"> carragenina è molto utilizzat</text:span><text:span text:style-name="T170">a</text:span><text:span text:style-name="T51"> per produzione alimentari (modulatore di viscosità </text:span><text:span text:style-name="T475">→</text:span><text:span text:style-name="T51"> marmellate, zuppe ecc).<text:line-break/>Le alghe verd</text:span><text:span text:style-name="T171">i c</text:span><text:span text:style-name="T51">o</text:span><text:span text:style-name="T171">n cui recuperiamo </text:span><text:span text:style-name="T51">clorofilla e una serie di polimeri di zuccheri.<text:line-break/><text:line-break/>BACILLARIOPHYTA: </text:span><text:span text:style-name="T171">v</text:span><text:span text:style-name="T51">engono utilizzati per produzioni biotec. Contengono clorofilla, carotene, xantofilla. </text:span><text:span text:style-name="T172">Sono le d</text:span><text:span text:style-name="T51">iatomee </text:span><text:span text:style-name="T172">le quali sono </text:span><text:span text:style-name="T51">in grado di stoccare </text:span><text:span text:style-name="T172">e</text:span><text:span text:style-name="T51"> hanno capacità assorbenti.<text:line-break/><text:line-break/></text:span><text:span text:style-name="T472">CARBOIDRATI</text:span><text:span text:style-name="T51"><text:line-break/></text:span><text:span text:style-name="T173">Sono z</text:span><text:span text:style-name="T51">uccheri complessi </text:span><text:span text:style-name="T173">che</text:span><text:span text:style-name="T51"> una volta mangiati verranno scomposti in zuccheri semplici.<text:line-break/>Zuccheri semplici costituiti da atomi di carbonio e da un certo numero di gruppi OH, attraverso legami covalenti <text:s text:c="2"/></text:span></text:p>
      <text:list xml:id="list2178934222" text:style-name="L1">
        <text:list-item>
          <text:p text:style-name="P119">Monosaccaridi</text:p>
        </text:list-item>
        <text:list-item>
          <text:p text:style-name="P119">Disaccaridi</text:p>
        </text:list-item>
        <text:list-item>
          <text:p text:style-name="P119">Oligosaccaridi</text:p>
        </text:list-item>
        <text:list-item>
          <text:p text:style-name="P119">Polisaccaridi</text:p>
        </text:list-item>
      </text:list>
      <text:p text:style-name="P4"><text:span text:style-name="T51">Il glucosio è uno zucchero sempre coinvolto.<text:line-break/></text:span><text:span text:style-name="T176">Monosaccaridi</text:span><text:span text:style-name="T51"> legati da legami covalenti, </text:span><text:span text:style-name="T176">due unità di monosaccaridi danno un</text:span><text:span text:style-name="T51"> disaccaride </text:span><text:span text:style-name="T176">e i polisaccaridi si ottengono da catene di monosaccaridi o disaccaridi.</text:span><text:span text:style-name="T51"><text:line-break/>In base alla natura del gruppo CO classifico i monosaccaridi: aldoso (aldeide), chetoso (chetone).<text:line-break/>Molecola costituita da molecole <text:s/>di C e da un certo numero di gruppi ossidrili. Le molecole sono in grado di ciclizzare </text:span><text:span text:style-name="T177">cioè di formare</text:span><text:span text:style-name="T51"> di un anello. Il gusto dolce dipende dalla disposizione spaziale del gruppo OH. <text:line-break/>Principalmente tutte le molecole biologiche sono chirali </text:span><text:span text:style-name="T178">per cui si ha il C</text:span><text:span text:style-name="T51"> centrale chirale </text:span><text:span text:style-name="T179">che dà</text:span><text:span text:style-name="T51"> disposizioni diverse dei gruppi funzionali. <text:line-break/></text:span><text:span text:style-name="T442">Stereoisomeri</text:span><text:span text:style-name="T51"> </text:span><text:span text:style-name="T475">→</text:span><text:span text:style-name="T51"> molecole con stessi legami e composizione ma differente arrangiamento spaziale: abbiamo proprietà chimico-fisiche diverse. Se devo separare due stereoisomeri lo posso fare perché le loro proprietà sono diverse, nel caso degli </text:span><text:span text:style-name="T442">isomeri</text:span><text:span text:style-name="T51"> lo posso fare solo se metto in pratica metodi affinati (perché loro hanno stesse proprietà quindi non posso usare T di fusione, ebollizione ecc). <text:line-break/>Molecole classificate attraverso la tipologia di simmetria.<text:line-break/>Si considera </text:span><text:span text:style-name="T179">una </text:span><text:span text:style-name="T51">molecola,</text:span><text:span text:style-name="T179"> la sua</text:span><text:span text:style-name="T51"> immagine speculare e poi si applicano gli operatori di simmetria: riflessione, rotazione e traslazione, si va</text:span><text:span text:style-name="T179">nno</text:span><text:span text:style-name="T51">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42">enantiomeri</text:span><text:span text:style-name="T51">,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475">→</text:span><text:span text:style-name="T51"> nomenclatura + o -, stabilisce da che parte può ruotare la luce polare.<text:line-break/>Ci sono anche i </text:span><text:span text:style-name="T442">diastereoisomeri</text:span><text:span text:style-name="T51">, sono due stereoisomeri che non sono l’uno l’immagine speculare dell’altro, contengono più di un stereocentro. <text:line-break/>Possono avere configurazione uguale S,S R,R oppure configurazione diversa S,R </text:span><text:span text:style-name="T475">→</text:span><text:span text:style-name="T51"> mesocomposto.<text:line-break/>Nel caso di una reazione di tipo biotec</text:span><text:span text:style-name="T180">nologica</text:span><text:span text:style-name="T51"> indirizziamo la sintesi verso uno degli enantiomeri.<text:line-break/></text:span><text:span text:style-name="T180">Gli e</text:span><text:span text:style-name="T51">nant</text:span><text:span text:style-name="T180">i</text:span><text:span text:style-name="T51">omeri non <text:s/>possono essere separati </text:span><text:span text:style-name="T181">per via convenzionale</text:span><text:span text:style-name="T51">,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80">i</text:span><text:span text:style-name="T51">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90">n</text:span><text:span text:style-name="T51"> con n=n° </text:span><text:span text:style-name="T182">C asimmetrici.<text:line-break/></text:span><text:span text:style-name="T51"><text:line-break/></text:span><text:soft-page-break/><text:span text:style-name="T51">Monosaccaridi: C</text:span><text:span text:style-name="T483">n</text:span><text:span text:style-name="T51">H</text:span><text:span text:style-name="T483">2n</text:span><text:span text:style-name="T51">O</text:span><text:span text:style-name="T483">n</text:span><text:span text:style-name="T51"> <text:line-break/>Gli zuccheri in funzione della loro struttura possono ciclizzare e dar luogo ad anelli chiusi. Il glucosio è spesso rappresentato nella sua versione ciclizzata. Una volta ciclizzata vengono distinti in anomeri </text:span><text:span text:style-name="T521">α</text:span><text:span text:style-name="T51"> e </text:span><text:span text:style-name="T521">β</text:span><text:span text:style-name="T51">, in base a dove si piazza il gruppo OH sul C</text:span><text:span text:style-name="T483">1</text:span><text:span text:style-name="T51">. Gli anelli a sei possono assumere configurazioni diverse come a sedia e a barca.<text:line-break/>Tutti i monosaccaridi e </text:span><text:span text:style-name="T183">la maggior parte di </text:span><text:span text:style-name="T51">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4">e </text:span><text:span text:style-name="T51">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5">saccaridi</text:span><text:span text:style-name="T51">, costituenti principali dei vari substrati che andiamo a cercare come fonte di C. <text:line-break/>Amido costituito da due macromolecole, l’amil</text:span><text:span text:style-name="T186">o</text:span><text:span text:style-name="T51">sio (20%) e l’amilope</text:span><text:span text:style-name="T186">c</text:span><text:span text:style-name="T51">tina (80%). <text:line-break/>Il primo è un polimero lineare legato da legami </text:span><text:span text:style-name="T522">α</text:span><text:span text:style-name="T51">, è un polimero solubile proprio perché è lineare e semplice, la sua degradazione porta al maltosio e poi successivamente se questo dimero </text:span><text:span text:style-name="T186">è</text:span><text:span text:style-name="T51"> rotto porta al glucosio. L’amilop</text:span><text:span text:style-name="T186">ec</text:span><text:span text:style-name="T51">tina è anche lei un poliglucosio ma ramificato circa ogni 20-25 unità con legami delle ramificazioni di tipo </text:span><text:span text:style-name="T522">α</text:span><text:span text:style-name="T51">-1,6. <text:line-break/>Queste ramificazioni fa</text:span><text:span text:style-name="T186">nno</text:span><text:span text:style-name="T51"> sì che l’amilop</text:span><text:span text:style-name="T186">ec</text:span><text:span text:style-name="T51">tina sia insolubile in acqua.<text:line-break/>L’amilope</text:span><text:span text:style-name="T186">c</text:span><text:span text:style-name="T51">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75">→</text:span><text:span text:style-name="T51"> punto di vista economico costoso, meglio procedere per via chimica.<text:line-break/>Un altro polisaccaride usato per stoccare riserve energetic</text:span><text:span text:style-name="T187">he</text:span><text:span text:style-name="T51"> è il glicogeno, simile alla amilope</text:span><text:span text:style-name="T187">c</text:span><text:span text:style-name="T51">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522">β</text:span><text:span text:style-name="T51"> e quindi non siamo in grado di degradarlo (il nostro corpo ha perso la capacità di sintetizzare l’enzima in grado di degradare i legami </text:span><text:span text:style-name="T522">β-</text:span><text:span text:style-name="T51">1,4). <text:line-break/>Le cellulose possono a loro volta impacchettarsi all’interno delle cellule, addirittura in arrangiamenti cristallini.<text:line-break/><text:line-break/></text:span><text:span text:style-name="T472">MEZZO DI FERMENTAZIONE </text:span><text:span text:style-name="T51"><text:line-break/></text:span><text:span text:style-name="T188">I</text:span><text:span text:style-name="T51">nsieme di sostanz</text:span><text:span text:style-name="T189">e</text:span><text:span text:style-name="T51"> che costituiranno l’ambiente ideale dal punto di vista nutrizionale per lo sviluppo dell’organismo selezionato e che stiamo facendo crescere. <text:line-break/></text:span><text:span text:style-name="T190">Costituisce</text:span><text:span text:style-name="T51"> la fonte </text:span><text:span text:style-name="T190">principale </text:span><text:span text:style-name="T51">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90">in tal caso presenta alcuni</text:span><text:span text:style-name="T51"> limiti: può contenere elevato contenuto di acqua (vogliamo 1 kg di substrato ma </text:span><text:span text:style-name="T191">se </text:span><text:span text:style-name="T51">da un commerciante </text:span><text:span text:style-name="T191">prendiamo</text:span><text:span text:style-name="T51"> </text:span><text:span text:style-name="T191">tanta</text:span><text:span text:style-name="T51"> acqua in quel kg vuol dire che non stiamo guadagnando), può essere molto variabile, se derivata da prodotti agricoli può essere soggetta a stagionalità.<text:line-break/>Esistono mezzi semplici, contengono ciò che è fondamentale per la crescita C,H, N,</text:span><text:span text:style-name="T191">P</text:span><text:span text:style-name="T51">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1">Tanto più puro è il mezzo di partenza che stiamo considerando e tanto migliore sarà il risultato, in termini di purezza e costi (se non ha impurezze verrà trattato di meno e</text:span><text:span text:style-name="T192"> quindi diminuzione di </text:span><text:span text:style-name="T51">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39">Scelta dettata dall’economia.<text:line-break/></text:span><text:span text:style-name="T51">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7">e avere una facilita di smaltimento dei rifiuti derivanti dalle materie prime.</text:span><text:span text:style-name="T51"><text:line-break/>Se ci sono dentro dei precursori che ci aiutano con il prodotto finale lo scarto risulta ancora più importante. </text:span><text:span text:style-name="T174">I precursori sono spesso amminoacidi oppure altre molecole piccoline.<text:line-break/></text:span><text:span text:style-name="T459">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1"><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3">chicco</text:span><text:span text:style-name="T51">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75">→</text:span><text:span text:style-name="T51"> buonissimo materiale di partenza su cui poi costruire il mezzo di fermentazione.<text:line-break/>C’è il rischio che i costi per far sì che lo scarto diventi ottimo siano elevati a causa di tutti quei processi fatti ad esempio per purificarlo, </text:span><text:span text:style-name="T198">i</text:span><text:span text:style-name="T51">n più ci sono anche i vincoli </text:span><text:span text:style-name="T188">di</text:span><text:span text:style-name="T51"> legge perché alcuni scarti non possono essere riutilizzati.</text:span></text:p>
      <text:p text:style-name="P5"><text:span text:style-name="T51">Solitamente si scelgono scarti da più produzioni in modo tale da poter avere la stessa composizione finale ma da materiali di partenza diversi. <text:line-break/>Esempio: </text:span><text:span text:style-name="T175">(a) </text:span><text:span text:style-name="T442">corn steep liquor</text:span><text:span text:style-name="T51">, liquido che si ottiene dopo la separazione della parte solida a seguito del trattamento di mais per rompere i chicchi che verranno macinati e da cui si potrà estrarre l’olio.<text:line-break/>Prendere mais </text:span><text:span text:style-name="T475">→</text:span><text:span text:style-name="T51"> sticking, ammollamento in acqua e acido per degradare parte produttiva </text:span><text:span text:style-name="T475">→</text:span><text:span text:style-name="T51"> sviluppo batteri lattici che degradano parte dei polisaccaridi, abbassano il pH </text:span><text:span text:style-name="T475">→</text:span><text:span text:style-name="T51"> viene indebolita la parte protettiva del germe (parte più importante delle piante </text:span><text:span text:style-name="T194">perché</text:span><text:span text:style-name="T51"> dal germe si genera una nuova pianta e quindi è ben protetto), ciò che lo protegge è a sua volta nutrimento una volta che questo cresce. Batteri lattici: degradativi e allo stesso tempo il mai</text:span><text:span text:style-name="T194">s</text:span><text:span text:style-name="T51">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5">steep</text:span><text:span text:style-name="T51"> liquor conterrà anche vitamine, azoto, fattori di crescita e tutta una serie di altre sostanze utili. Il corn </text:span><text:span text:style-name="T195">steep</text:span><text:span text:style-name="T51"> liquor è già un po’ sterilizzante perché ho bassi livelli di pH e quindi più di tanto non si genereranno organismi non voluti, </text:span><text:span text:style-name="T196">proprio perché è altamente acido va neutralizzato prima del suo uso</text:span><text:span text:style-name="T51">. I melassi hanno una composizione ottimale (sono anche i più costosi) sia dal punto di vista di C che di tutti gli altri elementi utili.<text:line-break/></text:span><text:span text:style-name="T175">(b) </text:span><text:span text:style-name="T445">Ph</text:span><text:span text:style-name="T442">armamedia</text:span><text:span text:style-name="T51"> deriva dall'essiccazione degli embrioni del cotone, </text:span><text:span text:style-name="T200">contiene carboidrati, olio, ceneri ricche di Ca,</text:span><text:span text:style-name="T51"> </text:span><text:span text:style-name="T200">Fe, Cloruri, P e solfati. <text:line-break/>(c)</text:span><text:span text:style-name="T442"> </text:span><text:span text:style-name="T446">S</text:span><text:span text:style-name="T442">carti di distillazione</text:span><text:span text:style-name="T51">, </text:span><text:span text:style-name="T457">è preparato filtrando via i solidi dal materiale lasciato dopo aver distillato cereali fermentati (mais o orzo) per whisky. </text:span><text:span text:style-name="T460">L</text:span><text:span text:style-name="T51">o scarto rimane ricco di </text:span><text:span text:style-name="T199">N,</text:span><text:span text:style-name="T51"> C, </text:span><text:span text:style-name="T201">minerali e fattori di crescita</text:span><text:span text:style-name="T51"> e quindi può essere riutilizzato come materiale di partenza per produrre mezzi di fermentazione. <text:line-break/></text:span><text:span text:style-name="T201">(d) C</text:span><text:span text:style-name="T51">’è anche il trattamento di soia, questa viene utilizzata principalmente per fare l’olio di soia oppure per produrre margarina, quello che resta è il</text:span><text:span text:style-name="T442"> soya bean meal</text:span><text:span text:style-name="T51"> che ha un buon contenuto di N e C, può essere anche utilizzato come base di partenza di produzioni biotec</text:span><text:span text:style-name="T201">nologiche</text:span><text:span text:style-name="T51">; non è ricco quanto il corn steep liquor e </text:span><text:span text:style-name="T202">l’azoto è molto complesso.</text:span><text:span text:style-name="T51"><text:line-break/></text:span><text:span text:style-name="T202">(e) </text:span><text:span text:style-name="T447">M</text:span><text:span text:style-name="T442">elasso</text:span><text:span text:style-name="T51">, sicuramente uno dei mezzi di fermentazione migliori perché contiene una serie di vitamine, fattori di crescita che fa sì che sia una base di partenza quasi pronta.</text:span></text:p>
      <text:p text:style-name="P6"><text:span text:style-name="T203">(f) </text:span><text:span text:style-name="T448">Altri substrati</text:span><text:span text:style-name="T203"> usati come materie prime sono alcol, acido acetico, metanolo e frazioni di petrolio greggio.</text:span><text:span text:style-name="T51"><text:line-break/><text:line-break/></text:span><text:soft-page-break/><text:span text:style-name="T51">Bisogna controllare l’acqua,</text:span><text:span text:style-name="T208"> standardizzare la quantità di calcio,</text:span><text:span text:style-name="T51"> regolare pH, regolare minerali, eventualmente depurar</text:span><text:span text:style-name="T208">la</text:span><text:span text:style-name="T51"> da sostanze. Si possono utilizzare altre fonti di C, proteine e fattori di crescita: possono essere essere utilizzati gli scarti dalla produzione delle noccioline, </text:span><text:span text:style-name="T204">ricche di proteine </text:span><text:span text:style-name="T209">e fattori di crescita</text:span><text:span text:style-name="T204">,</text:span><text:span text:style-name="T51"> oppure viene utilizzato il blood meal, scarti di sangue essiccati, trattati con vapore, </text:span><text:span text:style-name="T209">viene </text:span><text:span text:style-name="T51">drenata via la parte liquida e la parte solida viene pressata, quest’ultima ha un colore cioccolato che però contiene l’80% di proteine quindi può essere utilizzato per fermentazione dell’organismo.<text:line-break/></text:span><text:span text:style-name="T213">I rifiuti agricoli sono fonti interessanti perché contengono polisaccaridi, </text:span><text:span text:style-name="T212">polimeri di zuccheri semplici </text:span><text:span text:style-name="T213">che </text:span><text:span text:style-name="T212">hanno due funzioni principali: riserve di combustibile e elementi strutturali extracellulari con siti di legame specifici per proteine particolar</text:span><text:span text:style-name="T213">i</text:span><text:span text:style-name="T212">.</text:span><text:span text:style-name="T209"> </text:span><text:span text:style-name="T213">Gli amidi contengono </text:span><text:span text:style-name="T209">amilosio e amilopectina </text:span><text:span text:style-name="T213">che </text:span><text:span text:style-name="T209">possono essere degradati. <text:line-break/>Le materie di partenza che contengono </text:span><text:span text:style-name="T216">l’amido</text:span><text:span text:style-name="T209"> possono essere patate, mais, orzo, riso ecc, da questi posso degradare amilosio e amilopectina e poi utilizzarli. </text:span><text:span text:style-name="T214">L’amido quando riscal</text:span><text:span text:style-name="T216">d</text:span><text:span text:style-name="T214">ato tra i 55-82°C si gelatinizza e si dissolve in acqua e diventa soggetto all’attacco di vari enzimi. </text:span><text:span text:style-name="T215">Prima della saccarificazione quindi il cerale macinato viene mescolato con acqua e riscaldato per gelatinizzare l’amido in modo tale da esporlo agli agenti saccarificanti come gli acidi diluiti o enzimi.</text:span><text:span text:style-name="T209"><text:line-break/>Le cellulose </text:span><text:span text:style-name="T216">invece </text:span><text:span text:style-name="T209">consis</text:span><text:span text:style-name="T210">tono in emicellulose e lignine, quest’</text:span><text:span text:style-name="T211">ultime</text:span><text:span text:style-name="T210"> sono poco utili a </text:span><text:span text:style-name="T211">fini</text:span><text:span text:style-name="T210"> fermentativi mente </text:span><text:span text:style-name="T211">le prime possono</text:span><text:span text:style-name="T210"> essere utilizzat</text:span><text:span text:style-name="T211">e</text:span><text:span text:style-name="T210"> come </text:span><text:span text:style-name="T211">materiale di </text:span><text:span text:style-name="T210">substrato </text:span><text:span text:style-name="T211">per l’utilizzo in produzione biotecnologic</text:span><text:span text:style-name="T216">he</text:span><text:span text:style-name="T210">. </text:span><text:span text:style-name="T211">Gli scarti lignocellulosici vano degradati e possiamo degradarli via meccanica, irraggiamento, trattamento alcali o acidi ecc.</text:span><text:span text:style-name="T212"> </text:span><text:span text:style-name="T51"><text:line-break/>Un’altra cosa che può essere utilizzata come base di partenza è il </text:span><text:span text:style-name="T442">sulfite liquor</text:span><text:span text:style-name="T51">, liquido che deriva dalla separazione delle fibre di cellulos</text:span><text:span text:style-name="T212">e</text:span><text:span text:style-name="T51"> ottenute per trattamento di materiali l</text:span><text:span text:style-name="T205">igno</text:span><text:span text:style-name="T51">cellulos</text:span><text:span text:style-name="T205">i</text:span><text:span text:style-name="T212">ci</text:span><text:span text:style-name="T51"> dall’industria della carta, questa deve degradare la cellulosa perché servono </text:span><text:span text:style-name="T212">fibre di una certa </text:span><text:span text:style-name="T51">dimension</text:span><text:span text:style-name="T212">e per produrre la carta attraverso trattamenti biochimici e batterici</text:span><text:span text:style-name="T51">. Una volta ottenute le fibre di cellulosa delle dimensioni volute rimane un liquido fortemente acido che può essere separato, </text:span><text:span text:style-name="T212">la parte solida va a fare la carta mentre la parte liquida d</text:span><text:span text:style-name="T51">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8">che </text:span><text:span text:style-name="T218">richiedono apporto energetico per la formazione di legami</text:span><text:span text:style-name="T51"> opera</text:span><text:span text:style-name="T206">no</text:span><text:span text:style-name="T51"> attraverso energia.<text:line-break/></text:span><text:span text:style-name="T218">Il v</text:span><text:span text:style-name="T51">ettore energetico è l’ATP che insieme ad altri cofattori interviene durante l</text:span><text:span text:style-name="T218">e</text:span><text:span text:style-name="T51"> reazion</text:span><text:span text:style-name="T218">i</text:span><text:span text:style-name="T51"> di biosintesi.<text:line-break/>La cellula per ottenere l’ATP deve idrolizzare dei substrati, in particolar modo il glucosio ad elevato contenuto energetico.<text:line-break/>Obiettivo primario: ottenere </text:span><text:span text:style-name="T229">ATP</text:span><text:span text:style-name="T51"> in modo da </text:span><text:span text:style-name="T220">avere disponibilità di vettore energetico e di</text:span><text:span text:style-name="T51"> poterlo usare rapidamente e in grandi quantità. </text:span><text:span text:style-name="T219">L’idrolisi di substrati </text:span><text:span text:style-name="T220">ad elevato contenuto energetico </text:span><text:span text:style-name="T219">con obiettivo produzione di ATP è definito metabolismo, costituito da </text:span><text:span text:style-name="T220">catene di reazione cataboliche e anaboliche cioè distruttive e costruttive strettamente correlate tra di loro. </text:span><text:span text:style-name="T221">Facciamo questo tramite un ossidazione inorganica.</text:span><text:span text:style-name="T51"><text:line-break/></text:span><text:span text:style-name="T229">Le reazioni</text:span><text:span text:style-name="T51"> redox </text:span><text:span text:style-name="T479">sono</text:span><text:span text:style-name="T51"> efficienti, possono essere utilizzat</text:span><text:span text:style-name="T207">e</text:span><text:span text:style-name="T51"> in piccoli step, implicano trasferimento elettronico. <text:line-break/>In funzione del meccanismo dei vari metabolismi che possono avvenire all’interno della cellula avremo vie metaboliche diverse che porteranno a </text:span><text:span text:style-name="T221">fattori energetici</text:span><text:span text:style-name="T51"> diversi. <text:line-break/></text:span><text:span text:style-name="T221">Quello che fa la cellula è: </text:span><text:span text:style-name="T222">a</text:span><text:span text:style-name="T51">cetaldeide </text:span><text:span text:style-name="T475">→</text:span><text:span text:style-name="T51"> acido acetico + ATP, </text:span><text:span text:style-name="T223">l’acetaldeide per essere trasformata</text:span><text:span text:style-name="T51"> </text:span><text:span text:style-name="T222">richiede la presenza di</text:span><text:span text:style-name="T51"> ADP </text:span><text:span text:style-name="T222">in grado di accettare </text:span><text:span text:style-name="T223">un</text:span><text:span text:style-name="T222"> fosfato e quindi l’acetaldeide sarà fosforilata. Il rilascio del fosfato </text:span><text:span text:style-name="T223">c</text:span><text:span text:style-name="T225">o</text:span><text:span text:style-name="T223">n la formazione dell’ADP porta alla formazione del vettore energetico ATP e acido acetico. È un’ossidazione </text:span><text:span text:style-name="T224">tipicamente </text:span><text:span text:style-name="T223">biologica.<text:line-break/></text:span><text:span text:style-name="T224">I vari microrganismi hanno a disposizione vari meccanismi metabolici e sono associati tra di loro in funzione della fonte energetica e in funzione della fonte di C. Per esempio s</text:span><text:span text:style-name="T51">e la fonte energetica è la luce abbiamo organismi fototrofi, se </text:span><text:span text:style-name="T224">invece la</text:span><text:span text:style-name="T51"> fonte energetica è data da una redox abbiamo organism</text:span><text:span text:style-name="T225">i</text:span><text:span text:style-name="T51"> chem</text:span><text:span text:style-name="T217">i</text:span><text:span text:style-name="T51">otrof</text:span><text:span text:style-name="T225">i</text:span><text:span text:style-name="T51">, </text:span><text:span text:style-name="T224">gli a</text:span><text:span text:style-name="T51">utotrofi usano anidride carbonica </text:span><text:span text:style-name="T224">come fonte di C </text:span><text:span text:style-name="T225">mentre gli</text:span><text:span text:style-name="T51"> eterotrofi usano carbonio organico.<text:line-break/>L’energia viene utilizza</text:span><text:span text:style-name="T225">ta</text:span><text:span text:style-name="T51"> durante la fase di anabolismo cioè </text:span><text:span text:style-name="T225">la </text:span><text:span text:style-name="T51">fase di costruzione delle molecole.<text:line-break/><text:line-break/></text:span><text:span text:style-name="T230">Il m</text:span><text:span text:style-name="T51">etabolismo microbico implica la presenza o l’accadimento di:<text:line-break/>-Enzimi </text:span><text:span text:style-name="T475">→</text:span><text:span text:style-name="T51"> ogni reaz</text:span><text:span text:style-name="T226">ione</text:span><text:span text:style-name="T51"> metabolica è enzima catalizzata.<text:line-break/>-Produzione dell’energia </text:span><text:span text:style-name="T475">→</text:span><text:span text:style-name="T51"> serve per far avvenire le reazion</text:span><text:span text:style-name="T226">i.</text:span><text:span text:style-name="T51"><text:line-break/>-Catena di reazioni chiamata glicolisi o di alternative </text:span><text:span text:style-name="T475">→</text:span><text:span text:style-name="T51"> glicolisi maggiormente presente in tutti gli organismi</text:span><text:span text:style-name="T226">.</text:span><text:span text:style-name="T51"><text:line-break/>-Ciclo di Krebs <text:s/></text:span><text:span text:style-name="T475">→</text:span><text:span text:style-name="T51"> presente in tutti i microorganismi in grado di respirare ossigeno, </text:span><text:span text:style-name="T226">è </text:span><text:span text:style-name="T51">uno dei cicli metaboli</text:span><text:span text:style-name="T226">ci</text:span><text:span text:style-name="T51"> più importanti perché al suo interno ci sono </text:span><text:span text:style-name="T226">molti</text:span><text:span text:style-name="T51"> prodotti </text:span><text:span text:style-name="T226">di nostro interesse.</text:span><text:span text:style-name="T51"><text:line-break/></text:span><text:soft-page-break/><text:span text:style-name="T51">-Respirazione </text:span><text:span text:style-name="T226">e f</text:span><text:span text:style-name="T51">ermentazione.<text:line-break/>-Metabolismo dei lipidi e delle proteine </text:span><text:span text:style-name="T475">→</text:span><text:span text:style-name="T51"> una catena degradativa che porta alla generazione del vettore energetico e poi una catena di costruzione che porta alla sintesi, nel caso di lipidi obiettivi sto</text:span><text:span text:style-name="T227">ra</text:span><text:span text:style-name="T51">ge e nel caso di proteine obiettivi costruzione cellule.<text:line-break/>-Diversità delle vie metaboliche dei microrganismi.</text:span></text:p>
      <text:p text:style-name="P7"><text:span text:style-name="T51">-Anabolismo </text:span><text:span text:style-name="T475">→</text:span><text:span text:style-name="T51"> parte biosintetica che ci interessa, avvengono reazioni che richiedono energia </text:span><text:span text:style-name="T231">e che sono endoergoniche.</text:span><text:span text:style-name="T51"><text:line-break/>Reazioni di catabolismo: </text:span><text:span text:style-name="T231">reazione idrolitiche, </text:span><text:span text:style-name="T51">sono degradative, sono reazioni esoergoniche </text:span><text:span text:style-name="T231">perché producono energia.</text:span><text:span text:style-name="T51"><text:line-break/><text:line-break/></text:span><text:span text:style-name="T231">Sono tutte reazion</text:span><text:span text:style-name="T232">i</text:span><text:span text:style-name="T231"> catalizzate, nessuno di questo step può essere effettuato senza la presenza di un catalizzatore ossia l’enzima. </text:span><text:span text:style-name="T51">Le vie metaboliche che la cellula utilizza per svilupparsi sono determinate dagli enzimi, questi sono codificati da un codice genetico definito dal patrimonio genetico → </text:span><text:span text:style-name="T232">v</text:span><text:span text:style-name="T51">ie metaboliche connesse quindi al patrimonio genetico. La codificazione degli enzimi è diversi e questo porta a un modo diverso di costruire/degradare molecole e di utilizzare/generare energia.<text:line-break/>Via anaboliche (degradano) e via a</text:span><text:span text:style-name="T228">n</text:span><text:span text:style-name="T51">fiboliche (costruiscono), </text:span><text:span text:style-name="T228">alcune di queste sono specifiche mente altre sono miste quind</text:span><text:span text:style-name="T233">i</text:span><text:span text:style-name="T228"> sono in grado di produrre molecole che possono essere trasformate a loro volta in proteine o catene pi</text:span><text:span text:style-name="T233">ù</text:span><text:span text:style-name="T228"> lunghe e allo stesso tempo generano energia.</text:span><text:span text:style-name="T51"><text:line-break/><text:line-break/></text:span><text:span text:style-name="T471">ENZIMI</text:span><text:span text:style-name="T51"><text:line-break/>Sono delle proteine estremamente specifiche perché hanno conformazioni molecolari molto particolari, hanno il sito attivo ossia il luogo in cui fanno avvenire la reazione. </text:span><text:span text:style-name="T234">Possono essere</text:span><text:span text:style-name="T51"> intracellulari </text:span><text:span text:style-name="T234">o</text:span><text:span text:style-name="T51">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475">→</text:span><text:span text:style-name="T51"> coinvolto nelle redox, transferasi </text:span><text:span text:style-name="T475">→</text:span><text:span text:style-name="T51"> enzima coinvolto nel trasferimento di gruppi funzionali, idrolasi </text:span><text:span text:style-name="T475">→</text:span><text:span text:style-name="T51"> idrolisi, liasi </text:span><text:span text:style-name="T475">→ </text:span><text:span text:style-name="T235">in </text:span><text:span text:style-name="T51">grado di rimuovere atomi senza idrolisi, isomerasi </text:span><text:span text:style-name="T475">→</text:span><text:span text:style-name="T51"> riarrangia la struttura della molecole, ligasi </text:span><text:span text:style-name="T475">→</text:span><text:span text:style-name="T51">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6"> sia</text:span><text:span text:style-name="T51"> da una parte proteica, l’apoproteina, attorcigliata su se stessa all’interno del quale può essere alloggiato il substrato </text:span><text:span text:style-name="T236">ch</text:span><text:span text:style-name="T51">e da una parte non proteica, </text:span><text:span text:style-name="T237">generalmente un metallo</text:span><text:span text:style-name="T51">. <text:line-break/>Si ha adattamento indotto, il substrato si </text:span><text:span text:style-name="T237">ri</text:span><text:span text:style-name="T51">organizza un pochino perché ha i legami elastici. <text:line-break/>All’interno del </text:span><text:span text:style-name="T238">sito attivo</text:span><text:span text:style-name="T51"> esiste un alloggiamento per i coenzimi </text:span><text:span text:style-name="T238">che </text:span><text:span text:style-name="T51">non sono parti proteiche ma sono molecole organiche, qua dentro avviene la redox, abbiamo bisogno di mettere lì dentro i due reagenti in contemporanea. <text:line-break/>I coenzimi sono tutti quei vettori energetici: NAD</text:span><text:span text:style-name="T490">+</text:span><text:span text:style-name="T51">, </text:span><text:span text:style-name="T238">portatore</text:span><text:span text:style-name="T51"> di elettroni, NADP, portatore di elettroni, ATP, vettore energetico. <text:line-break/></text:span><text:span text:style-name="T239">S</text:span><text:span text:style-name="T51">ulla superficie dell’oloproteina (apoproteina + cofattor</text:span><text:span text:style-name="T239">e</text:span><text:span text:style-name="T51">) ci sono altri alloggiamenti, </text:span><text:span text:style-name="T239">necessari a regolare gli enzimi; alcuni li hanno mentre altri no.</text:span><text:span text:style-name="T51"> La cellula cerca di regolare gli enzimi e l’attività catalitica per poter regolare le reazioni che avvengono all’interno della cellula stessa, la regolazione deve essere </text:span><text:span text:style-name="T239">molto </text:span><text:span text:style-name="T51">veloce.<text:line-break/>I siti regolatori sono sempre siti che implicano interazioni con molecole semplici perché </text:span><text:span text:style-name="T240">sono</text:span><text:span text:style-name="T51"> più facilmente trasportabili all’interno della cellula. <text:s/><text:line-break/></text:span><text:span text:style-name="T240">In fase di stasi n</text:span><text:span text:style-name="T51">ormalmente quello che è pronto è la parte proteica perché fare proteine è complicato e richiede tempo, la cellula quindi prepara un enzima non attivo e lo attiva con un sistema semplice immediato, </text:span><text:span text:style-name="T241">es. gli enzimi degradativi che ci degraderanno quando moriremo sono già presenti nel nostro corpo ma adesso che siamo vivi non sono attivi.<text:line-break/></text:span><text:span text:style-name="T51"><text:line-break/></text:span><text:soft-page-break/><text:span text:style-name="T242">L’enzima esattamente c</text:span><text:span text:style-name="T51">ome un catalizzatore</text:span><text:span text:style-name="T242"> può:</text:span><text:span text:style-name="T51"> </text:span><text:span text:style-name="T242">prendere due substrati e orienta</text:span><text:span text:style-name="T243">r</text:span><text:span text:style-name="T242">li </text:span><text:span text:style-name="T243">perché reagiscono oppure</text:span><text:span text:style-name="T242"> prendere</text:span><text:span text:style-name="T51"> il substrato, </text:span><text:span text:style-name="T242">riarrangia la molecola in modo </text:span><text:span text:style-name="T243">da</text:span><text:span text:style-name="T242"> generare cariche imparziali che poi reagiranno oppure prende il substrato e lo forza in una </text:span><text:span text:style-name="T243">geometria che non è gradevole per quella molecola e quindi lo porta ad uno stato di transizione che poi </text:span><text:span text:style-name="T244">evolverà verso uno stato energetico più basso.<text:line-break/></text:span><text:span text:style-name="T51"><text:line-break/>L’attività enzimatica può essere controllata:<text:line-break/>1) geneticamente </text:span><text:span text:style-name="T475">→</text:span><text:span text:style-name="T51"> viene controllata la sintesi di uno specifico enzima, la loro attività è regolata da sintesi ad hoc quando è necessaria (lo capisco grazie a segnali chimici mediati da</text:span><text:span text:style-name="T253">gli</text:span><text:span text:style-name="T51"> ormoni che portano all’attivazione di vie sintetiche).<text:line-break/>2) dal processo metabolico </text:span><text:span text:style-name="T475">→</text:span><text:span text:style-name="T51"> regolatore dell’enzima e l’enzima a sua volta </text:span><text:span text:style-name="T253">l’enzima </text:span><text:span text:style-name="T51">fa da controllore sul processo metabolico. </text:span><text:span text:style-name="T245">G</text:span><text:span text:style-name="T51">li enzimi allosterici </text:span><text:span text:style-name="T245">s</text:span><text:span text:style-name="T51">ono controllati dai processi metabolici, </text:span><text:span text:style-name="T246">questi </text:span><text:span text:style-name="T245">enzimi</text:span><text:span text:style-name="T51"> ha</text:span><text:span text:style-name="T246">nno </text:span><text:span text:style-name="T253">specificamente</text:span><text:span text:style-name="T51"> un sito diverso dal sito attivo </text:span><text:span text:style-name="T245">su cui può alloggiare </text:span><text:span text:style-name="T51">l’attivatore, molecola normalmente presente all’interno della cellula che va a legarsi all’enzima oppure se ne distacca per attivare o disattivare l’attività enzimatica. La proteina dell’enzima è così complessa, grande </text:span><text:span text:style-name="T246">e</text:span><text:span text:style-name="T51"> rigida che piccole modificazioni anche in alcuni punti lontani dal sito attivo </text:span><text:span text:style-name="T246">hanno conseguenze </text:span><text:span text:style-name="T254">sulla geometria dell’enzima</text:span><text:span text:style-name="T246">.</text:span><text:span text:style-name="T51"><text:line-break/>L’attivatore allosterico è piccolino, può essere uno ione metallico o una piccola molecola organica. <text:line-break/>L’inibitore allosterico è il prodotto di una delle reazioni del</text:span><text:span text:style-name="T254">la catena</text:span><text:span text:style-name="T51"> metaboli</text:span><text:span text:style-name="T254">ca</text:span><text:span text:style-name="T51"> </text:span><text:span text:style-name="T475">→</text:span><text:span text:style-name="T51"> <text:s/></text:span><text:span text:style-name="T254">ci dice che </text:span><text:span text:style-name="T51">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7">Le r</text:span><text:span text:style-name="T51">eazioni redox sono reazioni di trasferimento elettronico, l’ATP è in grado di conservare l’energia associata alla catena di trasferimento di elettroni. Sono reazioni cataboliche.<text:line-break/></text:span><text:span text:style-name="T457">Nei sistemi biologici, gli elettroni sono spesso associati ad atomi di idrogeno: le ossidazioni biologiche sono spesso deidrogenazioni.</text:span><text:span text:style-name="T51"> </text:span><text:span text:style-name="T248">Le reazioni biologiche sono principalmente redox e richiedono la presenza di altre molecole cap</text:span><text:span text:style-name="T249">a</text:span><text:span text:style-name="T248">ci di accettar</text:span><text:span text:style-name="T252">e</text:span><text:span text:style-name="T248"> o rilasciare elettroni, i coenzimi, </text:span><text:span text:style-name="T247">per </text:span><text:span text:style-name="T51">esempio il NAD </text:span><text:span text:style-name="T249">forma ossidat</text:span><text:span text:style-name="T252">a</text:span><text:span text:style-name="T249"> e NADH forma ridotta.</text:span><text:span text:style-name="T51"><text:line-break/></text:span><text:span text:style-name="T249">Sono r</text:span><text:span text:style-name="T51">eazioni enzima catalizzate, portano alla degradazione del substrato e a</text:span><text:span text:style-name="T252">d</text:span><text:span text:style-name="T51"> immagazzinare l’energia libera.<text:line-break/><text:line-break/></text:span><text:span text:style-name="T250">Nella r</text:span><text:span text:style-name="T51">espirazione aerobia, </text:span><text:span text:style-name="T251">caratterizzata da un’efficienza molto grande,</text:span><text:span text:style-name="T51"> </text:span><text:span text:style-name="T250">l’</text:span><text:span text:style-name="T51">ossigeno </text:span><text:span text:style-name="T250">è l’accettore finale di elettroni.</text:span><text:span text:style-name="T51"><text:line-break/></text:span><text:span text:style-name="T251">Nella respirazione a</text:span><text:span text:style-name="T51">naerobica, </text:span><text:span text:style-name="T251">che ha un’ efficienza energetica piccola, l’accettore finale è una </text:span><text:span text:style-name="T51">molecola inorganica </text:span><text:span text:style-name="T251">(che non sia O</text:span><text:span text:style-name="T485">2</text:span><text:span text:style-name="T251">).</text:span><text:span text:style-name="T51"><text:line-break/></text:span><text:span text:style-name="T251">Nella f</text:span><text:span text:style-name="T51">ermentazione, </text:span><text:span text:style-name="T251">caratterizzata anch’essa da un’efficienza energetica piccola, l’accettore finale è una</text:span><text:span text:style-name="T51"> molecola organica.<text:line-break/>In tutte queste si forma del</text:span><text:span text:style-name="T255">l’ATP</text:span><text:span text:style-name="T51">, </text:span><text:span text:style-name="T251">la</text:span><text:span text:style-name="T51"> catena di reazion</text:span><text:span text:style-name="T255">i</text:span><text:span text:style-name="T51"> è fatta dalla cellula </text:span><text:span text:style-name="T251">affinché possa </text:span><text:span text:style-name="T51">immagazzina</text:span><text:span text:style-name="T251">re</text:span><text:span text:style-name="T51"> il vettore energetico che serve per le reazioni di biosintesi.<text:line-break/></text:span><text:span text:style-name="T256">Tutte le r</text:span><text:span text:style-name="T51">edox </text:span><text:span text:style-name="T256">sono </text:span><text:span text:style-name="T51">effettuate tramite step elementari piccoli che trasferiscono una coppia elettronica passo a passo durante la catena di trasporto elettronico. </text:span><text:span text:style-name="T258">V</text:span><text:span text:style-name="T257">i so</text:span><text:span text:style-name="T256">no una serie di microrganismi che sono aerobi facoltativi cioè sono in grado di mettere in atto entrambe le vie in funzione delle condizioni ambiental</text:span><text:span text:style-name="T261">i</text:span><text:span text:style-name="T256"> esterne. <text:line-break/>Tendenzialmente chi è aerobio tende a respirare per respirazione aerobia, diversamente, nel caso in cui le cond esterne non lo consentono, trasferiranno elettroni ad altre molecole inorganiche.<text:line-break/>Nel caso di </text:span><text:span text:style-name="T261">respirazione </text:span><text:span text:style-name="T256">aerobia vs fermentazione la scelta dipende dalle cond operative, bisogna sapere quindi se il microrganismo può scegliere una via alternativa alla respirazione aerobia nel caso in cui si trovasse in ipossia. <text:line-break/>È FONDAMENTALE </text:span><text:span text:style-name="T261">saperlo </text:span><text:span text:style-name="T256">perché </text:span><text:span text:style-name="T261">altrimenti</text:span><text:span text:style-name="T256"> il prodotto finale sarà diverso. Il fatto di sapere di avere</text:span><text:span text:style-name="T261"> </text:span><text:span text:style-name="T256">microrganism</text:span><text:span text:style-name="T261">i</text:span><text:span text:style-name="T256"> che ha</text:span><text:span text:style-name="T261">nno</text:span><text:span text:style-name="T256"> vie alternative diverse porterà ad avere un processo più controllato.<text:line-break/></text:span><text:span text:style-name="T51">Il </text:span><text:span text:style-name="T259">reagente che fa avvenire le redox è il</text:span><text:span text:style-name="T51"> coenzima </text:span><text:span text:style-name="T259">perché è lui</text:span><text:span text:style-name="T51"> in grado di accettare o donare gli elettroni, l’ATP è in grado di immagazzinare </text:span><text:span text:style-name="T259">l’energia libera che deriva da questo processo </text:span><text:span text:style-name="T51">nella sua struttura </text:span><text:span text:style-name="T260">in modo tale da </text:span><text:span text:style-name="T51">rilasciarla quando serve. <text:line-break/><text:line-break/>GENERAZIONE </text:span><text:span text:style-name="T264">ATP: </text:span><text:span text:style-name="T51">avviene attraverso la reazione di fosforilazione del substrato, </text:span><text:span text:style-name="T265">ossia una reazione che </text:span><text:span text:style-name="T51">genera una molecola di </text:span><text:span text:style-name="T265">ATP</text:span><text:span text:style-name="T51"> attraverso un trasferimento diretto su una molecola di </text:span><text:span text:style-name="T265">ADP</text:span><text:span text:style-name="T51"> <text:s/>di un</text:span><text:span text:style-name="T265"> gruppo fosfato.</text:span><text:span text:style-name="T51"><text:line-break/></text:span><text:span text:style-name="T265">Qu</text:span><text:span text:style-name="T51">esto avviene </text:span><text:span text:style-name="T265">a </text:span><text:span text:style-name="T51">opera di un enzima: chinasi. <text:line-break/></text:span><text:span text:style-name="T266">La g</text:span><text:span text:style-name="T51">enerazione </text:span><text:span text:style-name="T266">di </text:span><text:span text:style-name="T51">ATP avviene </text:span><text:span text:style-name="T266">quindi </text:span><text:span text:style-name="T51">tramite fosforilazione dell’ADP </text:span><text:span text:style-name="T262">che è</text:span><text:span text:style-name="T51"> presente nella cellula.<text:line-break/></text:span><text:soft-page-break/><text:span text:style-name="T267">Fosforilazione:</text:span><text:span text:style-name="T51"> </text:span><text:span text:style-name="T262">glucosio + ATP che viene fosforilato </text:span><text:span text:style-name="T264">a dare</text:span><text:span text:style-name="T262"> ADP, </text:span><text:span text:style-name="T264">questo poi</text:span><text:span text:style-name="T262"> in presenza di un gruppo fosfato che è stato rilasciato da un’altra reazione porta all’ATP.</text:span><text:span text:style-name="T51"><text:line-break/>All’interno della cellula la concentrazione <text:s/>delle varie specie </text:span><text:span text:style-name="T263">di </text:span><text:span text:style-name="T51">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75">→</text:span><text:span text:style-name="T51"> sistema si arrangia affinché lei rimanga in equilibrio.<text:line-break/><text:line-break/>Chemiosmosi: </text:span><text:span text:style-name="T268">è un processo </text:span><text:span text:style-name="T269">biochimico</text:span><text:span text:style-name="T268"> che permette di utilizzare il </text:span><text:span text:style-name="T269">gradiente elettrochimico</text:span><text:span text:style-name="T268"> di ioni H</text:span><text:span text:style-name="T527">+</text:span><text:span text:style-name="T268"> per compiere lavoro cellulare che può essere usato per la </text:span><text:span text:style-name="T269">sintesi</text:span><text:span text:style-name="T268"> di </text:span><text:span text:style-name="T270">ATP. I</text:span><text:span text:style-name="T268"> </text:span><text:span text:style-name="T51">trasferiment</text:span><text:span text:style-name="T268">i</text:span><text:span text:style-name="T51"> di elettroni </text:span><text:span text:style-name="T268">sono</text:span><text:span text:style-name="T51"> sempre piccoli, </text:span><text:span text:style-name="T268">l’</text:span><text:span text:style-name="T51">ATP </text:span><text:span text:style-name="T268">è s</text:span><text:span text:style-name="T51">empre presente perché o viene rilasciato o immagazzinato e la catena di trasporto elettronico nel caso d</text:span><text:span text:style-name="T270">ei </text:span><text:span text:style-name="T51">procarioti è fat</text:span><text:span text:style-name="T270">ta</text:span><text:span text:style-name="T51"> nella membrana citoplasmatica mentre </text:span><text:span text:style-name="T270">per gli</text:span><text:span text:style-name="T51"> eucarioti è fatt</text:span><text:span text:style-name="T270">a</text:span><text:span text:style-name="T51"> nei mitocondri.<text:line-break/><text:line-break/>Come ottenere ATP: <text:line-break/>1) </text:span><text:span text:style-name="T454">D</text:span><text:span text:style-name="T453">egradazione dei lipidi</text:span><text:span text:style-name="T51">, questi sono una forma di stoccaggio di glicerolo legato a tre acidi grassi. <text:line-break/>Nel caso degli animali </text:span><text:span text:style-name="T270">i</text:span><text:span text:style-name="T51"> lipidi </text:span><text:span text:style-name="T270">sono una </text:span><text:span text:style-name="T51">forma efficiente di stoccaggio, nelle piante invece è meglio </text:span><text:span text:style-name="T272">stoccare substrato ad elevato contenuto energetico</text:span><text:span text:style-name="T51"> in amidi e cellulose. </text:span><text:span text:style-name="T273">L’amido è più ossidato dei lipidi.<text:line-break/>I</text:span><text:span text:style-name="T51"> lipidi si impacchettano </text:span><text:span text:style-name="T273">per la loro struttura molecola in</text:span><text:span text:style-name="T51"> una cosa molto ridotta </text:span><text:span text:style-name="T273">che ha</text:span><text:span text:style-name="T51"> un elevato potere riducente (possibilità di essere molto ossidato) </text:span><text:span text:style-name="T475">→</text:span><text:span text:style-name="T51"> contenuto energetico </text:span><text:span text:style-name="T271">dei</text:span><text:span text:style-name="T51"> lipidi molto grande.<text:line-break/>I lipidi non sono solubili in acqua perché sono molecole idrofobiche, quando si stoccano non portano molecole di acqua cosa che invece c’è nel caso di amido e cellulosa. Niente acqua </text:span><text:span text:style-name="T475">→</text:span><text:span text:style-name="T51"> pesano di meno.<text:line-break/>Sono molecole estremamente ridotte.<text:line-break/>2) </text:span><text:span text:style-name="T454">D</text:span><text:span text:style-name="T453">egradazione proteine</text:span><text:span text:style-name="T51"> ad amminoacidi e degradazione di amminoacidi ad acidi organici.<text:line-break/>3) </text:span><text:span text:style-name="T455">D</text:span><text:span text:style-name="T453">egradazione dei carboidrati</text:span><text:span text:style-name="T51">: </text:span><text:span text:style-name="T274">e</text:span><text:span text:style-name="T51">sistono 4 vie diverse degradative che i </text:span><text:span text:style-name="T274">microrganismi</text:span><text:span text:style-name="T51"> possono mettere in atto per degradare i carboidrati per immagazzinare energia.<text:line-break/></text:span><text:span text:style-name="T274">i</text:span><text:span text:style-name="T51">) EMP pathways: una delle vie preferenziali, è nota come </text:span><text:span text:style-name="T439">glicolisi</text:span><text:span text:style-name="T51">. Riduce glucosio (C</text:span><text:span text:style-name="T483">6</text:span><text:span text:style-name="T51">) a piruvato (C</text:span><text:span text:style-name="T489">3</text:span><text:span text:style-name="T51">), </text:span><text:span text:style-name="T276">il sistema può </text:span><text:span text:style-name="T51">opera</text:span><text:span text:style-name="T276">re</text:span><text:span text:style-name="T51"> sia in condizioni aerobie che anaerobie </text:span><text:span text:style-name="T275">(</text:span><text:span text:style-name="T51">in funzione di quali sono le condizioni </text:span><text:span text:style-name="T275">e </text:span><text:span text:style-name="T51">della natura dell’organismo</text:span><text:span text:style-name="T275">). </text:span><text:span text:style-name="T276">I</text:span><text:span text:style-name="T275">n condizioni aerobi</text:span><text:span text:style-name="T276">e </text:span><text:span text:style-name="T51">il piruvato generato può essere ulteriormente degradato a CO</text:span><text:span text:style-name="T483">2 <text:s/></text:span><text:span text:style-name="T51">e acqua</text:span><text:span text:style-name="T276"> grazie al</text:span><text:span text:style-name="T51"> ciclo </text:span><text:span text:style-name="T276">degli acidi </text:span><text:span text:style-name="T51">tricarbossilici. </text:span><text:span text:style-name="T277">In condizioni anaerobie</text:span><text:span text:style-name="T51"> una volta arrivato all’acido piruvico può </text:span><text:span text:style-name="T277">avvenire</text:span><text:span text:style-name="T51"> una via fermentativa che invece comporta il trasferimento della coppia elettronica ad una molecola organica (fermentazione alcolica o lattica).<text:line-break/></text:span><text:span text:style-name="T274">ii</text:span><text:span text:style-name="T51">) Pentosi fosfato: porta alla degradazione di zuccheri </text:span><text:span text:style-name="T513">C</text:span><text:span text:style-name="T486">6</text:span><text:span text:style-name="T514"> </text:span><text:span text:style-name="T513">a</text:span><text:span text:style-name="T51"> zuccheri più piccoli (C</text:span><text:span text:style-name="T483">3</text:span><text:span text:style-name="T51">, C</text:span><text:span text:style-name="T483">5</text:span><text:span text:style-name="T51">) e anche a zuccheri più grandi come C</text:span><text:span text:style-name="T483">7</text:span><text:span text:style-name="T51">. <text:line-break/></text:span><text:span text:style-name="T278">È una v</text:span><text:span text:style-name="T51">ia che può essere scelta da batteri o da lieviti per portare apporto energetico in forma na</text:span><text:span text:style-name="T278">d </text:span><text:span text:style-name="T51">fosfato </text:span><text:span text:style-name="T278">(NAD</text:span><text:span text:style-name="T279">PH</text:span><text:span text:style-name="T487">2</text:span><text:span text:style-name="T278">)</text:span><text:span text:style-name="T51">.<text:line-break/></text:span><text:span text:style-name="T274">iii</text:span><text:span text:style-name="T51">) Via scelta solo dai Pseudomonas o da qualche fungo, è in grado di degradare in via anaerobia il glucosio e portare al</text:span><text:span text:style-name="T280">la formazione di</text:span><text:span text:style-name="T51"> gluconato e acido gluconico.<text:line-break/></text:span><text:span text:style-name="T274">iv</text:span><text:span text:style-name="T51">) Messa in atto da batteri lattici, </text:span><text:span text:style-name="T280">è la</text:span><text:span text:style-name="T51"> via della chetolasi che porta alla formazione di pentosi associati alla produzione di etanolo, acido lattico, acido acetico e CO</text:span><text:span text:style-name="T483">2</text:span><text:span text:style-name="T51">. <text:line-break/><text:line-break/>GLICOLISI<text:line-break/></text:span><text:span text:style-name="T280">È</text:span><text:span text:style-name="T51"> l’ossidazione del glucosio </text:span><text:span text:style-name="T283">in </text:span><text:span text:style-name="T51">acido piruvico attraverso una serie di passaggi enzima catalizzati </text:span><text:span text:style-name="T283">con scopo generazione vettore energetico. </text:span><text:span text:style-name="T280">È </text:span><text:span text:style-name="T51">molto importante perché è presente negli eucarioti e procariot</text:span><text:span text:style-name="T284">i.</text:span><text:span text:style-name="T51"><text:line-break/>È una sequenza di molte reazion</text:span><text:span text:style-name="T281">i</text:span><text:span text:style-name="T51"> controllate da enzimi specifici allosterici (nel disegno </text:span><text:span text:style-name="T281">l’</text:span><text:span text:style-name="T51">asterisco indica enzimi allosterici e anche vie irreversibili). </text:span><text:span text:style-name="T285">Questa via può operare in condizioni aerobie o anaerobie e consiste in una sequenza di 10 reazioni catalizzate: </text:span><text:span text:style-name="T281">avviene con f</text:span><text:span text:style-name="T51">osforilazione del glucosio e </text:span><text:span text:style-name="T281">poi</text:span><text:span text:style-name="T51"> </text:span><text:span text:style-name="T285">con </text:span><text:span text:style-name="T51">le reazioni di degradazione. <text:line-break/>Possiamo suddividerla in due parti: prima parte in cui 2 molecole di ATP </text:span><text:span text:style-name="T281">vengono</text:span><text:span text:style-name="T51"> consumat</text:span><text:span text:style-name="T281">e</text:span><text:span text:style-name="T51"> perché serv</text:span><text:span text:style-name="T281">ono</text:span><text:span text:style-name="T51"> a fosforilare le molecole che saranno degradate, seconda parte chiamata ramo della conservazione dell’energia </text:span><text:span text:style-name="T282">in cui</text:span><text:span text:style-name="T51"> vengono prodotte 4 molecole di ATP durante la fase di defosforilazione. </text:span><text:span text:style-name="T282">La g</text:span><text:span text:style-name="T51">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1">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6">(l’acido piruvico è convertito in acetaldeide che è poi ridotta in etanolo)</text:span><text:span text:style-name="T51">, fermentazione lattica con produzione di acido lattico e respirazione </text:span><text:span text:style-name="T286">con il ciclo di Krebs.<text:line-break/></text:span><text:span text:style-name="T51"><text:line-break/></text:span><text:span text:style-name="T436">IL CICLO DI KREB</text:span><text:span text:style-name="T438">S</text:span><text:span text:style-name="T51"><text:line-break/></text:span><text:span text:style-name="T290">È un processo metabolico utilizzato per </text:span><text:span text:style-name="T51">la produzione di </text:span><text:span text:style-name="T290">energia</text:span><text:span text:style-name="T51"> attraverso </text:span><text:span text:style-name="T290">l’ossidazione di molecole di Acetil-CoA ad anidride carbonica </text:span><text:span text:style-name="T291">con il trasferimento di elettroni ai coenzimi</text:span><text:span text:style-name="T290">. <text:line-break/></text:span><text:span text:style-name="T51">Tutti gli acidi coinvolti sono di interesse industriale: citrico, succinico, malico, fumarico ecc…<text:line-break/></text:span><text:span text:style-name="T289">La g</text:span><text:span text:style-name="T51">licolisi </text:span><text:span text:style-name="T289">è </text:span><text:span text:style-name="T51">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1">significa che lo </text:span><text:span text:style-name="T51">stiamo accumulando e non </text:span><text:span text:style-name="T291">viene</text:span><text:span text:style-name="T51"> degradato, il ciclo </text:span><text:span text:style-name="T291">quindi </text:span><text:span text:style-name="T51">si ferma perché </text:span><text:span text:style-name="T291">non c’è</text:span><text:span text:style-name="T51"> bisogno </text:span><text:span text:style-name="T291">di ATP.</text:span><text:span text:style-name="T51"> Nel momento in cui ho bisogno di energia il ciclo riparte.<text:line-break/>L’acido citrico è un </text:span><text:span text:style-name="T292">metabolita primario, n</text:span><text:span text:style-name="T51">oi vogliamo produrlo e accumularlo, il processo deve essere condotto a due stadi con due cond</text:span><text:span text:style-name="T293">izioni</text:span><text:span text:style-name="T51"> operative diverse, nel primo stadio lascio che il citrato segua la natura mentre nel secondo stadio devo convincere che l’organismo abbia bisogno di energia e quindi dell’acido critico, lo faccio bloccando la reazione successiva perché </text:span><text:span text:style-name="T294">lì il </text:span><text:span text:style-name="T51">citrato viene degradato. <text:line-break/></text:span><text:span text:style-name="T294">Dopo che ho bloccato questa via</text:span><text:span text:style-name="T51"> </text:span><text:span text:style-name="T294">si accumula </text:span><text:span text:style-name="T51">l’acido citrico, </text:span><text:span text:style-name="T294">che è il regolatore allosterico,</text:span><text:span text:style-name="T51"> e il processo di glicolisi si inibisce </text:span><text:span text:style-name="T294">(bloccandosi)</text:span><text:span text:style-name="T51"> </text:span><text:span text:style-name="T294">e devo fare in modo di rimuovere l’inibizione della fosfofruttochinasi ad opera del citrato.</text:span><text:span text:style-name="T51"><text:line-break/></text:span><text:span text:style-name="T294">Quindi </text:span><text:span text:style-name="T301">d</text:span><text:span text:style-name="T51">evo convincere l’organismo che l’acido citrico non è stato accumulato e allo stesso tempo devo chiudere il </text:span><text:span text:style-name="T294">ramo del</text:span><text:span text:style-name="T51"> ciclo </text:span><text:span text:style-name="T294">affinché l’acido citrico venga accumulato.</text:span><text:span text:style-name="T51"><text:line-break/>Lo faccio modificando </text:span><text:span text:style-name="T288">il</text:span><text:span text:style-name="T51"> substrato in modo che vad</text:span><text:span text:style-name="T295">a</text:span><text:span text:style-name="T51"> ad inibire l’enzima e </text:span><text:span text:style-name="T295">ad accumulare l’acido citrico.</text:span><text:span text:style-name="T51"> <text:line-break/>Se </text:span><text:span text:style-name="T295">chiudo solamente</text:span><text:span text:style-name="T51"> il ciclo di Krebs il microorganismo muore </text:span><text:span text:style-name="T295">però</text:span><text:span text:style-name="T51"> modificando il substrato consento all’organismo di consumare un po’ di citrato,</text:span><text:span text:style-name="T296"> di</text:span><text:span text:style-name="T51"> prendere una via metabolica alternativa e chiude</text:span><text:span text:style-name="T296">re</text:span><text:span text:style-name="T51"> il ciclo </text:span><text:span text:style-name="T288">con</text:span><text:span text:style-name="T51"> un pezzetto più piccolo, in questo modo sopravvive. </text:span><text:span text:style-name="T297">D</text:span><text:span text:style-name="T51">a ogni molecola di NADH si generano 30 molecole di ATP mentre dal FADH 2.<text:line-break/><text:line-break/>RESPIRAZIONE ANAEROBICA<text:line-break/></text:span><text:span text:style-name="T298">Calcolo potenziale redox: via nitrati </text:span><text:span text:style-name="T51">è 0,42 mentre </text:span><text:span text:style-name="T298">via</text:span><text:span text:style-name="T51"> O</text:span><text:span text:style-name="T483">2</text:span><text:span text:style-name="T51"> è 0,82 </text:span><text:span text:style-name="T475">→</text:span><text:span text:style-name="T51"> ATP preferibile </text:span><text:span text:style-name="T298">produrre </text:span><text:span text:style-name="T51">con ossigeno.<text:line-break/></text:span><text:span text:style-name="T298">In termini di apporto energetico è meno efficiente, a</text:span><text:span text:style-name="T51">nalogamente solfati </text:span><text:span text:style-name="T298">(che portano a idrogeno solforato)</text:span><text:span text:style-name="T51"> e carbonati </text:span><text:span text:style-name="T298">(produzione di metano e </text:span><text:span text:style-name="T302">CO</text:span><text:span text:style-name="T298">).</text:span></text:p>
      <text:p text:style-name="P8"><text:span text:style-name="T298">Ci sono una serie di batteri rari che usano come accettori finali molecole particolari come il Fe o il Mn.<text:line-break/><text:line-break/></text:span><text:span text:style-name="T302">Aerobia vs anaerobia</text:span><text:span text:style-name="T298"><text:line-break/></text:span><text:span text:style-name="T302">La vi</text:span><text:span text:style-name="T299">a aerobia </text:span><text:span text:style-name="T302">è</text:span><text:span text:style-name="T299"> sempre più efficiente per la cellula che la via anaerobia, i processi aerobi possiamo paragonarli a processi di combustione </text:span><text:span text:style-name="T302">perché</text:span><text:span text:style-name="T299"> fortemente esotermici. I processi anaerobi sono considerati </text:span><text:span text:style-name="T302">invece </text:span><text:span text:style-name="T299">trasformazioni perché qui trasformiamo il substrato in qualcos’altro. </text:span><text:span text:style-name="T300"><text:line-break/></text:span><text:span text:style-name="T51"><text:line-break/>FOTOSINTESI<text:line-break/></text:span><text:span text:style-name="T302">L’</text:span><text:span text:style-name="T300">ATP </text:span><text:span text:style-name="T302">è il </text:span><text:span text:style-name="T300">vettore energetico anche per </text:span><text:span text:style-name="T302">gli </text:span><text:span text:style-name="T300">organismi fotosintetici, questi però sono in grado di ottenere ATP utilizzando <text:s/>la luce solare e poi fissando C in molecole organiche. </text:span><text:span text:style-name="T302">L</text:span><text:span text:style-name="T300">a fotosintesi prevede una parte che dipend</text:span><text:span text:style-name="T302">e</text:span><text:span text:style-name="T300"> dalla presenza di luce e </text:span><text:span text:style-name="T303">dalla sua conversione in</text:span><text:span text:style-name="T300"> energia chimica e da un secondo step, quello di sintesi che è indipendente dalla presenza di luce solare, che porta </text:span><text:span text:style-name="T303">a fissare il</text:span><text:span text:style-name="T300"> C </text:span><text:span text:style-name="T303">sulle</text:span><text:span text:style-name="T300"> molecole organiche.</text:span><text:span text:style-name="T51"><text:line-break/></text:span><text:soft-page-break/><text:span text:style-name="T473">PROTEINE</text:span><text:span text:style-name="T51"><text:line-break/></text:span><text:span text:style-name="T304">Genetica: studio dei geni, di come portano le informazioni, di come queste sono espresse e di come si replicano i geni.<text:line-break/>Gene: </text:span><text:span text:style-name="T305">s</text:span><text:span text:style-name="T304">egmento di DNA che </text:span><text:span text:style-name="T305">codifica un prodotto funzionale, solitamente una proteina.<text:line-break/>Genoma: tutto il materiale genetico nella cellula.</text:span></text:p>
      <text:p text:style-name="P9"><text:span text:style-name="T305">Genomica: studio molecolare dei genomi.<text:line-break/>Genotipo: gene di un organismo.<text:line-break/>Fenotipo: espressione del gene</text:span><text:span text:style-name="T51"><text:line-break/></text:span><text:span text:style-name="T305">Le p</text:span><text:span text:style-name="T51">roteine </text:span><text:span text:style-name="T305">sono </text:span><text:span text:style-name="T51">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6">i</text:span><text:span text:style-name="T51"> nucleic</text:span><text:span text:style-name="T306">i</text:span><text:span text:style-name="T51">: costituiscono il nostro patrimonio genetico che è proprio l’informazione base che consente la sintesi delle proteine che ci caratterizzano. </text:span><text:span text:style-name="T309">So</text:span><text:span text:style-name="T308">no composti da monomeri che sono nucleotidi fatti da 3 componenti: uno zucchero a 5 C, un gruppo fosfato e una base azotata.</text:span><text:span text:style-name="T51"> <text:line-break/>Gli acidi nucleici si suddividono in due tipi: ribonucleici, come </text:span><text:span text:style-name="T306">l’</text:span><text:span text:style-name="T51">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7">che </text:span><text:span text:style-name="T51">diventa</text:span><text:span text:style-name="T310">no</text:span><text:span text:style-name="T51"> enol</text:span><text:span text:style-name="T310">i</text:span><text:span text:style-name="T51"> tramite </text:span><text:span text:style-name="T310">lo</text:span><text:span text:style-name="T51"> spostamento del gruppo ossidrile), a seconda della conformazione del tautomero il legame è possibile oppure no, </text:span><text:span text:style-name="T310">ho </text:span><text:span text:style-name="T51">accoppiamento proofreading cioè possono accoppiarsi soltanto i tautomeri che hanno la conformazione corretta e quindi non è possibile avere accoppiamenti diversi.<text:line-break/>L’insieme base azotata + zucchero costituisce nucleo</text:span><text:span text:style-name="T311">s</text:span><text:span text:style-name="T51">ide, questo vien</text:span><text:span text:style-name="T311">e</text:span><text:span text:style-name="T51"> fosforilato e </text:span><text:span text:style-name="T312">ciò</text:span><text:span text:style-name="T51"> porta al nucleotide, la ripetizione del monomero caratteristico costituisce poi il polimero DNA o RNA.<text:line-break/>Coppie antiparallele tra di loro, questo porta ad una struttura conformazione molto rigida che mantiene distanze tra il ribosio in C</text:span><text:span text:style-name="T483">1</text:span><text:span text:style-name="T51"> per tutti gli accoppiamenti di 1.08 mm (regola di Chargaff), consente ad avere un arrotolamento </text:span><text:span text:style-name="T314">ad </text:span><text:span text:style-name="T51">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475">→</text:span><text:span text:style-name="T51">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3">l’</text:span><text:span text:style-name="T51">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8">e </text:span><text:span text:style-name="T51">si forma una forchetta di replicazione, una catena viene replicata in continuo </text:span><text:span text:style-name="T316">dal DNA polimerasi mentre l</text:span><text:span text:style-name="T51">’altra catena viene replicata pezzetto per pezzetto</text:span><text:span text:style-name="T316"> </text:span><text:span text:style-name="T51">non alloggiando le basi per continuità ma costruendo piccoli frammenti che poi vengono legati assieme da un DNA ligasi. <text:line-break/>È </text:span><text:span text:style-name="T315">l’</text:span><text:span text:style-name="T51">RNA </text:span><text:span text:style-name="T317">primer</text:span><text:span text:style-name="T51"> </text:span><text:span text:style-name="T315">che</text:span><text:span text:style-name="T51"> si preoccupa dell’</text:span><text:span text:style-name="T317">inizio della</text:span><text:span text:style-name="T51">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5">e, </text:span><text:span text:style-name="T51">additive in presenza di reazioni con intermediario </text:span><text:span text:style-name="T319">e</text:span><text:span text:style-name="T51"> </text:span><text:span text:style-name="T319">quest’ultimo</text:span><text:span text:style-name="T51"> è il gruppo fosfato che viene dall’ATP. <text:line-break/></text:span></text:p>
      <text:p text:style-name="P120"><text:soft-page-break/>SINTESI PROTEICA</text:p>
      <text:p text:style-name="P117"><text:span text:style-name="T51">Il DNA contiene le informazioni per la sintesi delle proteine. <text:line-break/>Le proteine sono costituite da 20 amminoacidi, siamo dunque in presenza di un codice di 20 lettere che parte da un codice a 4 lettere (i 4 nucleotidi). l</text:span><text:span text:style-name="T328">l</text:span><text:span text:style-name="T51"> problema deriva dalle possibili combinazioni, il codice di trasmissione a 20 lettere è un codice degenere. </text:span><text:span text:style-name="T320">Abbiamo</text:span><text:span text:style-name="T51"> 64 combinazioni, molto più abbondanti di quelle che sarebbero necessarie.<text:line-break/></text:span><text:span text:style-name="T329">L’</text:span><text:span text:style-name="T51">RNA messaggero è tradotto in codon</text:span><text:span text:style-name="T330">i</text:span><text:span text:style-name="T51"> cioè 3 nucleotidi, 3 basi corrispondono ad un codon e ogni codon corrispond</text:span><text:span text:style-name="T319">e</text:span><text:span text:style-name="T51"> ad un amminoacido. </text:span><text:span text:style-name="T331">(Ogni codone consiste di 3 nucleotidi, corrispondenti ad un singolo amminoacido)</text:span><text:span text:style-name="T51"><text:line-break/>La traslazione del mRNA inizia sempre con un codon </text:span><text:span text:style-name="T321">d’inizio</text:span><text:span text:style-name="T51"> specifico </text:span><text:span text:style-name="T322">ad esempio</text:span><text:span text:style-name="T51"> AUG cioè la metionina e la traslazione si ferma </text:span><text:span text:style-name="T323">al codone di stop, detto anche codone di terminazione, che è una tripletta di base che non codifica nessun amminoacido </text:span><text:span text:style-name="T324">e</text:span><text:span text:style-name="T51"> che non hanno alcun significato: UAA, UAG, UGA.<text:line-break/>Ho 61 codon</text:span><text:span text:style-name="T321">i</text:span><text:span text:style-name="T51">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6">Un amminoacil-tRNA è un tRNA amminocilato con un amminoacido, </text:span><text:span text:style-name="T327">reazione catalizzata da uno specifico enzima amminoacil-tRNA sintetasi che accoppia l’amminoacido corrispondente all’estremità di ciascun tRNA. </text:span><text:span text:style-name="T51"><text:line-break/></text:span><text:span text:style-name="T327">S</text:span><text:span text:style-name="T51">amo in presenza di 20 amminoacil-tRNA </text:span><text:span text:style-name="T327">sintetasi</text:span><text:span text:style-name="T51"> caratteristici per ciascun amminoacido che andrà a costituire le proteine, per ciascuno di questi c’è un’enzima </text:span><text:span text:style-name="T327">specifico. </text:span><text:span text:style-name="T51">L’amminoacido deve contenere un gruppo fosfato nella molecola. </text:span><text:span text:style-name="T328">G</text:span><text:span text:style-name="T51">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2">la </text:span><text:span text:style-name="T51">reazione avvenga. L’amminoacido viene così attivato cioè fosforilato </text:span><text:span text:style-name="T333">e</text:span><text:span text:style-name="T51">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4">e</text:span><text:span text:style-name="T51">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5">e</text:span><text:span text:style-name="T51"> di stop.<text:line-break/></text:span><text:span text:style-name="T336">I</text:span><text:span text:style-name="T51">l ribosoma polimerizza gli amminoacidi e porta ad una catena in cui la sequenza è stata stabilita dal patrimonio genetico </text:span><text:span text:style-name="T336">(ribosoma costruisce amminoacidi quindi costruisce struttura primaria).</text:span><text:span text:style-name="T51"><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39">la funzione amminica e la funzione carbossilica devono stare sullo stesso lato dello stesso carbonio</text:span><text:span text:style-name="T51">, altrimenti non è un amminoacido. </text:span><text:span text:style-name="T325">A</text:span><text:span text:style-name="T51">bbiamo un carbonio centrale chirale sul quale sono presenti contemporaneamente la funzione acida (COOH) e la funzione amminica (NH</text:span><text:span text:style-name="T483">2</text:span><text:span text:style-name="T51">) dopodiché è presente un H e una catena laterale. La catena laterale è ciò che differenzia i singoli amminoacidi.</text:span></text:p>
      <text:p text:style-name="P10"><text:span text:style-name="T51">Il fatto di portare su di sé sia il gruppo amminico che quello carbossilico consente all’amminoacido la possibilità di delocalizzare la carica, l’amminoacido</text:span><text:span text:style-name="T337"> quindi </text:span><text:span text:style-name="T51">si presenta in forma carica </text:span><text:span text:style-name="T337">perché l’O carbossilico ha una carica parziale </text:span><text:soft-page-break/><text:span text:style-name="T337">negativa mentre l’N amminico ha una parziale carica positiva e assieme generano un piccolo dipolo elettrico.</text:span><text:span text:style-name="T51"><text:line-break/>Il punto isoelettrico è il valore di pH in cui </text:span><text:span text:style-name="T338">l’</text:span><text:span text:style-name="T51">amminoacido è neutro. </text:span><text:span text:style-name="T347">G</text:span><text:span text:style-name="T346">li amminoacidi possono essere </text:span><text:span text:style-name="T347">classificati in queste categorie:</text:span><text:span text:style-name="T346"> non polari alifatiche, aromatiche, polari </text:span><text:span text:style-name="T347">non cariche, cariche positivamente o cariche negativamente. </text:span><text:span text:style-name="T51">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9">e 9 sono</text:span><text:span text:style-name="T51"> definiti essenziali </text:span><text:span text:style-name="T339">per</text:span><text:span text:style-name="T338">ch</text:span><text:span text:style-name="T339">é</text:span><text:span text:style-name="T51">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483">2</text:span><text:span text:style-name="T51"> dell’amminoacido vicino. <text:line-break/>È formato con una condensazione di una molecola d’acqua; </text:span><text:span text:style-name="T340">è</text:span><text:span text:style-name="T51"> </text:span><text:span text:style-name="T340">un </text:span><text:span text:style-name="T51">legame forte </text:span><text:span text:style-name="T340">e</text:span><text:span text:style-name="T51"> covalente che può essere idrolizzato e ha bisogno di energia per essere scisso. <text:line-break/>La rottura del legame peptidico può avvenire per esempio scaldando in ambiente acquoso.<text:line-break/>La sintesi delle proteine </text:span><text:span text:style-name="T341">avviene per</text:span><text:span text:style-name="T51"> reazioni di condensazioni successivi, </text:span><text:span text:style-name="T341">i</text:span><text:span text:style-name="T51">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2">l</text:span><text:span text:style-name="T51">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3">R dei residui</text:span><text:span text:style-name="T51">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4">quindi funzionano a T e P costante</text:span><text:span text:style-name="T51">. <text:line-break/>Hanno bisogno di formare legami utilizzando energie libere, per poter utilizzarle devono trovare il modo di generare un intermedio comune. <text:line-break/>Nel caso di una reazione chimica sequenziale si può <text:s/>calcolare sommando i </text:span><text:span text:style-name="T523">Δ</text:span><text:span text:style-name="T51">G se c’è intermediario, </text:span><text:span text:style-name="T345">l’energia libera di Gibbs consente di prevedere la direzione delle reazioni chimiche, la loro esatta posizione di equilibrio e la quantità di lavoro che in teoria possono svolgere a T e P costanti. </text:span><text:span text:style-name="T463">L</text:span><text:span text:style-name="T461">e cellule eterotrof</text:span><text:span text:style-name="T462">e</text:span><text:span text:style-name="T461"> acquisiscono energia libera dalle molecole di nutrienti </text:span><text:span text:style-name="T462">mentr</text:span><text:span text:style-name="T461">e le cellule fotosintetiche la acquisiscono dalla radiazione solare assorbita.</text:span><text:span text:style-name="T51"><text:line-break/>Nel caso delle cellule l’intermedio comune è costituito principalmente dal fosfato. <text:line-break/></text:span><text:span text:style-name="T348">Le reazioni devono avvenire proprio grazie all’intermedio. <text:line-break/></text:span><text:span text:style-name="T352">Esempio: </text:span><text:span text:style-name="T354">reazione </text:span><text:span text:style-name="T353">glutammato + ammoniaca </text:span><text:span text:style-name="T354">catalizzata dall’ammoniaca</text:span><text:span text:style-name="T353">.</text:span><text:span text:style-name="T352"> <text:line-break/></text:span><text:span text:style-name="T348">Il glutammato viene fosforilato e l’ATP si dissocia dando ADP e il fosfato, questo non rimane libero </text:span><text:span text:style-name="T353">ma</text:span><text:span text:style-name="T348"> va a fosforilare una parte della molecola; si forma un intermedio che si trova sull’enzima.<text:line-break/></text:span><text:span text:style-name="T349">Il sito di alloggiamento della molecola che deve essere trasformata e il sito di alloggiamento dell’ATP devono essere vicini perché servono a fare in modo che i due reagenti, in questo caso glutammato e ATP, siano vicini e orientat</text:span><text:span text:style-name="T51">i; a questo punto uno dei fosfati reagisce, </text:span><text:span text:style-name="T349">in questo caso particolare con il gruppo </text:span><text:span text:style-name="T350">dell’acido glutammico, si forma ADP ma il P non è libero nell’ambiente ma si trova su una</text:span><text:span text:style-name="T51"> molecola </text:span><text:span text:style-name="T353">che è proprio</text:span><text:span text:style-name="T51"> l’intermedio comune; una volta che questa molecola si è formata cambia la conformazione e cambia </text:span><text:span text:style-name="T350">ciò che è legato dall’enzima,</text:span><text:span text:style-name="T51"> nel frattempo arriva l’a</text:span><text:span text:style-name="T350">mmoniaca</text:span><text:span text:style-name="T51"> che reagisce con il gruppo liberando </text:span><text:span text:style-name="T350">un </text:span><text:span text:style-name="T51">fosfato </text:span><text:span text:style-name="T350">con formazione della glutammina → adesso energie libere additive.<text:line-break/></text:span><text:span text:style-name="T353">È il m</text:span><text:span text:style-name="T350">odo in cui le cellule operano per far</text:span><text:span text:style-name="T353">e</text:span><text:span text:style-name="T350">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1">a</text:span><text:span text:style-name="T350"> che può fare risonanza e ad una molecola che abbassa il contenuto energetico, </text:span><text:span text:style-name="T351">molecola più stabile una volta rilasciata perché può essere idratata e quindi la sua carica è bilanciata dall’ambiente → questo tipo di reazione è favorito. <text:line-break/></text:span><text:soft-page-break/><text:span text:style-name="T351">Il fatto che possa staccarsi dall’ATP e che possa andare a fosforilare </text:span><text:span text:style-name="T449">immediatamente</text:span><text:span text:style-name="T468"> </text:span><text:span text:style-name="T469">è il</text:span><text:span text:style-name="T468">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469">a</text:span><text:span text:style-name="T468"> alla riformazione all’ATP attraverso </text:span><text:span text:style-name="T469">il</text:span><text:span text:style-name="T468">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50"><text:line-break/></text:span><text:span text:style-name="T51">Normalmente l’ATP nelle cellule è spesso salificata con il magnesio.<text:line-break/><text:line-break/>La struttura delle proteine è determinata dalla sequenza degli am</text:span><text:span text:style-name="T355">m</text:span><text:span text:style-name="T51">inoacidi, queste a causa delle interazioni delle catene laterali hanno una conformazione ben definita.<text:line-break/></text:span><text:span text:style-name="T358">La denaturazione è il processo di dispiegamento della proteina: può essere influenzato dal calore, pH o composti chimici. Le proteine si possono associare in strutture secondarie e terziare, talvolta anche quaternari</text:span><text:span text:style-name="T355">e</text:span><text:span text:style-name="T358"> </text:span><text:span text:style-name="T359">(in cui ho interazione tra 2 catene polipeptidiche). La struttura</text:span><text:span text:style-name="T51"> secondaria è di due tipi: </text:span><text:span text:style-name="T524">α</text:span><text:span text:style-name="T51">-elica </text:span><text:span text:style-name="T356">o </text:span><text:span text:style-name="T51">foglietto </text:span><text:span text:style-name="T524">β</text:span><text:span text:style-name="T51">; l</text:span><text:span text:style-name="T360">e due </text:span><text:span text:style-name="T51">struttur</text:span><text:span text:style-name="T360">e</text:span><text:span text:style-name="T51"> final</text:span><text:span text:style-name="T360">i</text:span><text:span text:style-name="T51"> raggiunta dalla proteina </text:span><text:span text:style-name="T360">hanno</text:span><text:span text:style-name="T51"> proprietà diverse.<text:line-break/></text:span><text:span text:style-name="T524">α</text:span><text:span text:style-name="T51">-elica </text:span><text:span text:style-name="T475">→</text:span><text:span text:style-name="T51"> riarrangiamento a spirale, tipico delle proteine fibrose (capelli, corn</text:span><text:span text:style-name="T360">a, unghie</text:span><text:span text:style-name="T51">)<text:line-break/>Foglietto </text:span><text:span text:style-name="T524">β</text:span><text:span text:style-name="T51"> </text:span><text:span text:style-name="T475">→</text:span><text:span text:style-name="T51"> si formano dei nastri che poi a loro volta si arrangiano in forma di proteina globulare; si formano due strutture rigide che vengono associate </text:span><text:span text:style-name="T356">tra di</text:span><text:span text:style-name="T51"> loro e interagiscono in forma parallela o antiparallela. </text:span><text:span text:style-name="T361">Hanno una struttura rigida con legami idrogeno.</text:span><text:span text:style-name="T51"><text:line-break/>La funzionalità della proteina dipende dalla conformazion</text:span><text:span text:style-name="T361">e</text:span><text:span text:style-name="T51">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2">Per funzionare le proteine devono interagire con altre molecole, </text:span><text:span text:style-name="T363">esse possono legarsi ai ligandi (molecole bersaglio che fungono da recettori) con il binding site, che consiste in una cavità formata da uno specifico arrangiamento di amminoacidi.<text:line-break/></text:span><text:span text:style-name="T51"><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4">il </text:span><text:span text:style-name="T51">risultato di arrangiamento di </text:span><text:span text:style-name="T364">molecole di </text:span><text:span text:style-name="T51">a</text:span><text:span text:style-name="T357">c</text:span><text:span text:style-name="T51">tin</text:span><text:span text:style-name="T357">e</text:span><text:span text:style-name="T51"> a loro volta arrotolate su se stesse in forma di </text:span><text:span text:style-name="T525">α-elica.</text:span><text:span text:style-name="T51"> <text:line-break/></text:span><text:span text:style-name="T365">Le p</text:span><text:span text:style-name="T51">roteine fibrose corrispondono a filamenti e sono presenti nelle parti strutturali, vengono utilizzate anche come proteine di contatto con la parte esterna della cellula o proprio tra le cellule. <text:line-break/>Un esempio di proteina fibrosa: </text:span><text:span text:style-name="T365">cheratina, </text:span><text:span text:style-name="T51">collagene, seta della ragnatela dei ragni (fibre di una resistenza molto elevata, dal punto di vista meccanico seta &gt; acciai).<text:line-break/>Proteine globulari, estremamente compatte, il loro riarrangiamento si manifesta in una struttura terziaria </text:span><text:span text:style-name="T366">a</text:span><text:span text:style-name="T51"> forma di palla che dipende anche dall’ambiente in cui si trova, arrangiamento tipico degli enzimi. </text:span><text:span text:style-name="T366">Poss</text:span><text:span text:style-name="T367">o</text:span><text:span text:style-name="T366">no assemblarsi in dimeri o t</text:span><text:span text:style-name="T368">etra</text:span><text:span text:style-name="T367">meri. </text:span><text:span text:style-name="T51">Tanto più è complicato l’enzima e tanto più è la sua funzione ma tanto più sarà complesso il suo arrangiamento terziario che spesso si manifesta anche in una struttura quaternaria.<text:line-break/>Tetramero dell’emoglobina </text:span><text:span text:style-name="T475">→</text:span><text:span text:style-name="T51">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8">he</text:span><text:span text:style-name="T51">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8">o</text:span><text:span text:style-name="T51">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483">2</text:span><text:span text:style-name="T51"> e si può rifare legame tra ferro e ossigeno. L’alloggiamento del substrato viene generato in una conformazione estremamente rigida in modo tale che l’interazione sia univocamente definita.<text:line-break/></text:span><text:soft-page-break/><text:span text:style-name="T51">ANTICORPI o immunoglobuline<text:line-break/>Modo in cui la cellula ha per difendersi dalla presenza di antigene, virus, polline e organismi infestanti.<text:line-break/></text:span><text:span text:style-name="T370">Hanno una s</text:span><text:span text:style-name="T51">truttura ad Y </text:span><text:span text:style-name="T370">con due binding site all’estremità superiori</text:span><text:span text:style-name="T51">, sono fatte da proteine ricche di gruppi contenenti zolfo, sono in grado di dare legami S-S.<text:line-break/></text:span><text:span text:style-name="T369">La p</text:span><text:span text:style-name="T51">arte superiore è la parte in grado di riconoscere l’antigene ed è specifica per lui, quando </text:span><text:span text:style-name="T369">l’</text:span><text:span text:style-name="T51">antigene è legato comporta una modificazione di tipo elettrostatico perché i legami si tensionano e cambiano <text:s/></text:span><text:span text:style-name="T371">gli </text:span><text:span text:style-name="T51">angoli di legami, </text:span><text:span text:style-name="T371">abbiamo modificazioni</text:span><text:span text:style-name="T51">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3">e ciò comporta la perdita delle loro funzioni</text:span><text:span text:style-name="T51"><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2">questa</text:span><text:span text:style-name="T51"> rimane per</text:span><text:span text:style-name="T372">ò</text:span><text:span text:style-name="T51"> inalterata.<text:line-break/></text:span><text:span text:style-name="T372">La d</text:span><text:span text:style-name="T51">enatura</text:span><text:span text:style-name="T372">zione </text:span><text:span text:style-name="T373">può avvenire</text:span><text:span text:style-name="T51"> tramite variazioni di pH, sali, calore, </text:span><text:span text:style-name="T373">agitazione meccanica.</text:span><text:span text:style-name="T51"><text:line-break/>Le proteine e quindi gli amminoacidi hanno all’interno della cellula una serie di obiettivi metabolici. <text:line-break/>Quando il pacchetto amminoacidico necessario alle cellule è raggiunto ci troviamo con un eccesso di proteine </text:span><text:span text:style-name="T374">perché</text:span><text:span text:style-name="T51"> introdotte con la dieta. <text:s/>Le proteine in eccesso non vengono eliminate ma vengono conservate come fonte di amminoacidi. Le proteine innanzitutto vengono deaminate cioè viene rimosso il gruppo NH</text:span><text:span text:style-name="T483">2</text:span><text:span text:style-name="T51">,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3">andando</text:span><text:span text:style-name="T51"> a fare scorta di grassi. Le proteine degradate alla fine hanno lo stesso scopo dei carboidrati: fornire glucosio che poi </text:span><text:span text:style-name="T373">può</text:span><text:span text:style-name="T51"> essere trasformato nel vettore energetico ATP.<text:line-break/><text:line-break/></text:span><text:span text:style-name="T471">LIPIDI</text:span><text:span text:style-name="T51"><text:line-break/>I lipidi hanno un sacco di funzioni all’interno delle cellule principalmente a scopo di conservazione dell’energia, nel caso degli animali in forma di grasso </text:span><text:span text:style-name="T378">mentre n</text:span><text:span text:style-name="T375">elle</text:span><text:span text:style-name="T51"> piant</text:span><text:span text:style-name="T375">e</text:span><text:span text:style-name="T51"> </text:span><text:span text:style-name="T375">sotto</text:span><text:span text:style-name="T51"> forma di oli contenuti nel germe della pianta.<text:line-break/>Vengono degradati nel momento in cui è necessario avere a disposizione glucosio. I lipidi non sono solubili in acqua. </text:span><text:span text:style-name="T376">N</text:span><text:span text:style-name="T51">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9">La membrana cellulare contiene anche steroli.</text:span><text:span text:style-name="T51"><text:line-break/>I lipidi sono spesso cofattori, spesso sono in grado di trasportare elettroni, son</text:span><text:span text:style-name="T377">o</text:span><text:span text:style-name="T51">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36">stoccaggio</text:span><text:span text:style-name="T51">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75">→</text:span><text:span text:style-name="T51"> acqua, CO</text:span><text:span text:style-name="T483">2</text:span><text:span text:style-name="T51"> e tanta energia liberata </text:span><text:span text:style-name="T380">(reaz esoergonica).</text:span><text:span text:style-name="T51"><text:line-break/>La maggior parte dei lipidi presenti nella nostra dieta sono i triacilgliceroli (detti anche trigliceridi) e rappresentano una fonte energetica molto grande, sono degradati dagli acidi della bile. <text:line-break/></text:span><text:span text:style-name="T382">I trigliceridi sono composti da tre acidi grassi ciascun legato ad un singolo glicerolo con un legame estere.</text:span><text:span text:style-name="T51"><text:line-break/></text:span><text:soft-page-break/><text:span text:style-name="T51">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1">perché il legame doppio </text:span><text:span text:style-name="T382">CIS</text:span><text:span text:style-name="T381"> introduce rigidità.</text:span><text:span text:style-name="T51"><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3">l’</text:span><text:span text:style-name="T51">olio sono stoccati negli adipociti. <text:line-break/>I lipidi hanno funzione di stoccaggio ma anche di </text:span><text:span text:style-name="T436">protezione</text:span><text:span text:style-name="T51">, sono i costituenti principali delle membrane cellulari, queste sono costituite da fosfolipidi affacciati tra di loro in modo tale da avere all’esterno la parte idrofila e mantenere all’interno la parte idrofobica. La membrana è definita </text:span><text:span text:style-name="T388">bilami</text:span><text:span text:style-name="T412">n</text:span><text:span text:style-name="T388">are</text:span><text:span text:style-name="T51"> </text:span><text:span text:style-name="T384">costituita cioè da</text:span><text:span text:style-name="T51"> </text:span><text:span text:style-name="T388">due</text:span><text:span text:style-name="T51"> st</text:span><text:span text:style-name="T384">r</text:span><text:span text:style-name="T51">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4">a</text:span><text:span text:style-name="T51">, una parte costituita dalle catene alchiliche e poi solo nei lipidi di membrana abbiamo i gruppi polari, principalmente gruppi di fosfato.<text:line-break/>Un’altra funzione dei lipidi è quella dei </text:span><text:span text:style-name="T436">messaggeri</text:span><text:span text:style-name="T51">,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5">con obiettivo </text:span><text:span text:style-name="T51">regolazione di un processo metabolico, entrambe le parti della molecola attivano le attività di enzimi che hanno a che fare con il processo.<text:line-break/><text:line-break/>Steroli </text:span><text:span text:style-name="T475">→</text:span><text:span text:style-name="T51"> lipidi presenti nelle membrane degli eucarioti, sono costituiti da un nucleo molto rigido in cui sono fusi </text:span><text:span text:style-name="T389">4</text:span><text:span text:style-name="T51"> anelli a cui è legata una catena ch</text:span><text:span text:style-name="T386">e </text:span><text:span text:style-name="T51">recepisce le informazioni esterne. <text:line-break/></text:span><text:span text:style-name="T389">I nuclei sono quasi planari e relativamente rigidi perché gli anelli fusi non permettono la rotazione.</text:span><text:span text:style-name="T51"><text:line-break/>Da</text:span><text:span text:style-name="T386">gli steroli</text:span><text:span text:style-name="T51">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9">Non s</text:span><text:span text:style-name="T51">ono solubili. <text:line-break/></text:span><text:span text:style-name="T390">Le vi</text:span><text:span text:style-name="T51">tamine</text:span><text:span text:style-name="T390"> sono</text:span><text:span text:style-name="T51"> sempre assunte assieme a</text:span><text:span text:style-name="T390">i</text:span><text:span text:style-name="T51"> grassi, hanno bisogno di essere trasportati tramite lipidi.<text:line-break/>Le vitamine a loro volta funzionano da messaggeri, come il </text:span><text:span text:style-name="T526">β</text:span><text:span text:style-name="T51"> carotene, questo è un precursore della vitamina A e quest’ultima ha due effetti: visione e protezione delle cellule epit</text:span><text:span text:style-name="T386">eli</text:span><text:span text:style-name="T51">ali. <text:line-break/>Da una parte dà un segnale che riguarda la visione e dall’altra parte protegge </text:span><text:span text:style-name="T386">le </text:span><text:span text:style-name="T51">cellule della pelle.<text:line-break/>Il </text:span><text:span text:style-name="T526">β</text:span><text:span text:style-name="T51"> carotene quando viene assunto viene rotto, le due parti del </text:span><text:span text:style-name="T526">β</text:span><text:span text:style-name="T51"> carotene danno luogo a due molecole </text:span><text:span text:style-name="T475">→</text:span><text:span text:style-name="T51"> il retinolo che tramite ossidazione viene trasformato in cis-retinale cioè il pigmento della visione, può interagire con la luce si trasforma in trans-retinale e d</text:span><text:span text:style-name="T387">à</text:span><text:span text:style-name="T51">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2">suo</text:span><text:span text:style-name="T51"> interno alloggiano tutte quelle proteine di membrana che servono a fare interagire l’esterno con l’interno e quindi con il citoplasma, DNA e necessità cellulare.<text:line-break/></text:span><text:span text:style-name="T391">I fosfolipidi formano un </text:span><text:span text:style-name="T393">doppio</text:span><text:span text:style-name="T391"> strato in cui le regioni non polari del lipidi sono all’interno dello strato mentre le parti polari sono all’esterno interagendo così con la fase acquosa da entrambi i lati. </text:span><text:span text:style-name="T51">I due strati hanno caratteristiche specifiche, è diversa la composizione proteica dello strato esterno rispetto allo strato interno.<text:line-break/></text:span><text:span text:style-name="T392">Le m</text:span><text:span text:style-name="T51">embrane cellulare </text:span><text:span text:style-name="T392">sono quindi</text:span><text:span text:style-name="T51"> costituite da due strati fosfolipidi con le catene idrofobiche affacciate tra di loro </text:span><text:span text:style-name="T394">e la p</text:span><text:span text:style-name="T51">arte idrofobica fa da barriera. <text:line-break/>La membrana fa sì che il trasporto debba essere in qualche modo mediato.<text:line-break/></text:span><text:span text:style-name="T394">Le</text:span><text:span text:style-name="T51">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1">membrana hanno lo stesso scopo. <text:line-break/></text:span><text:span text:style-name="T393">C</text:span><text:span text:style-name="T51">’è possibilità di movimento da parte dei fosfolipidi e da parte delle molecole in esso alloggiate di movimento laterale senza alcuna limitazione </text:span><text:span text:style-name="T475">→</text:span><text:span text:style-name="T51"> le proteine possono spostarsi lateralmente ma non è possibile un movimento, a meno che non venga assistito da un’enzima e da una spesa energetica, di saltare da un lato all’altro della membrana </text:span><text:span text:style-name="T394">quindi il movimento dall’esterno e all’interno deve essere mediato.</text:span><text:span text:style-name="T51"><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4">te</text:span><text:span text:style-name="T51">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6">o</text:span><text:span text:style-name="T51">,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6">aciliche</text:span><text:span text:style-name="T51">.<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5">sono</text:span><text:span text:style-name="T51">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7">ad</text:span><text:span text:style-name="T51">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7">d</text:span><text:span text:style-name="T51">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8">S</text:span><text:span text:style-name="T457">pesso il trasporto avviene contro un gradiente di concentrazione, carica elettrica o entrambi, in cui i soluti devono essere "pompati" in un processo che richiede energia.</text:span><text:span text:style-name="T51">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9">La m</text:span><text:span text:style-name="T51">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9">d</text:span><text:span text:style-name="T51">eve essere trasportat</text:span><text:span text:style-name="T399">o</text:span><text:span text:style-name="T51"> contro il grad</text:span><text:span text:style-name="T399">iente</text:span><text:span text:style-name="T51"> di concentrazione </text:span><text:span text:style-name="T475">→</text:span><text:span text:style-name="T51">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9">)</text:span><text:span text:style-name="T51">.<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400">e</text:span><text:span text:style-name="T51"> dai processi biochimici, lo scambio dello scarto basta. <text:line-break/>Nel caso delle cellule eucariote il caso si complica perché hanno una serie di funzioni fatt</text:span><text:span text:style-name="T402">e</text:span><text:span text:style-name="T51"> da organelli interni, i reattivi </text:span><text:soft-page-break/><text:span text:style-name="T51">devono essere trasportati al</text:span><text:span text:style-name="T400">l</text:span><text:span text:style-name="T51">’interno degli organelli e poi deve essere espulsa la sostanza prodotta oppure le sostanze di scar</text:span><text:span text:style-name="T400">t</text:span><text:span text:style-name="T51">o. <text:line-break/>Il trasporto potrebbe essere modellato attraverso una membrana permeabile andando ad equilibrare la concentrazione nelle due parti separate della membrana e quindi utilizzando come forza motrice la differenza di concentra</text:span><text:span text:style-name="T401">zione</text:span><text:span text:style-name="T51">,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475">→</text:span><text:span text:style-name="T51">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1297">ono</text:span> da che cosa deve essere trasportato e dalla molecola che deve diffondere verso l’interno. <text:line-break/>I trasporti assistiti hanno bisogno dei trasportatori, ci sono due categorie: <text:span text:style-name="T1114">carriers</text:span>, molecola di solito protei<text:span text:style-name="T1296">n</text:span>a in grado di interagire con ciò che deve essere trasportato e di attraversare la membrana e quindi di favorire l’ingresso della specie trasportata oppure i <text:span text:style-name="T1114">canali</text:span>, di solito consentono i movimenti trans-membrana come i flip-flop e consentono la diffusione delle molecole attraverso le modificazioni del doppio strato lipidico.</text:p>
      <text:p text:style-name="P118"><text:span text:style-name="T51">I carriers possono essere saturati mentre i canali, non avendo un sito di interazione, no.<text:line-break/></text:span><text:span text:style-name="T403">I carriers si legano al loro substrato con un’alta stereospecificità </text:span><text:span text:style-name="T404">mentre i canali mostrano una meno stereospecificità.<text:line-break/></text:span><text:span text:style-name="T456">Es. glucosio</text:span><text:span text:style-name="T404">: </text:span><text:span text:style-name="T464">Il trasport</text:span><text:span text:style-name="T465">atore</text:span><text:span text:style-name="T464"> esiste in due conformazioni: </text:span><text:span text:style-name="T465">(T1) </text:span><text:span text:style-name="T464">con il sito di legame del glucosio esposto sulla superficie esterna della membrana plasmatica e </text:span><text:span text:style-name="T465">(T2) </text:span><text:span text:style-name="T464">con il sito di legame esposto sulla superficie interna. <text:line-break/>Il trasporto del glucosio avviene in quattro fasi. </text:span><text:span text:style-name="T465">(</text:span><text:span text:style-name="T464">1) Il </text:span><text:span text:style-name="T465">glucosio nel plasma sanguigno</text:span><text:span text:style-name="T464"> si lega a un sito stereospecifico su T1 </text:span><text:span text:style-name="T465">(</text:span><text:span text:style-name="T464">2) questo abbassa l'energia di attivazione per un cambiamento conformazionale </text:span><text:span text:style-name="T465">da T1 a T2 </text:span><text:span text:style-name="T464">effettuando il passaggio transmembrana del glucosio </text:span><text:span text:style-name="T465">(</text:span><text:span text:style-name="T464">3) Il glucosio viene ora rilasciato da T2 nel citoplasma e </text:span><text:span text:style-name="T465">(</text:span><text:span text:style-name="T464">4) il trasportatore ritorna alla conformazione T1, pronto a trasportare un'altra molecola di glucosio.</text:span><text:span text:style-name="T404"> <text:line-break/></text:span><text:span text:style-name="T51"><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6">endoergonico</text:span><text:span text:style-name="T51"> e quindi c’è bisogno di apporto energetico, </text:span><text:span text:style-name="T406">può essere messo in atto solo se accoppiato con un processo esoergonico come l’assorbimento della luce, una redox </text:span><text:span text:style-name="T407">oppure</text:span><text:span text:style-name="T51"> idrolisi di ATP a dare ADP e fosfato (secondo il principio dell’intermediario comune). <text:line-break/></text:span><text:span text:style-name="T405">N</text:span><text:span text:style-name="T51">el caso del trasporto diretto la specie che deve essere trasportata implica la fosforilazione con formazione dell’intermediario </text:span><text:span text:style-name="T408">e </text:span><text:span text:style-name="T466">l'energia rilasciata dall'idrolisi dell'ATP guida il movimento del soluto contro un gradiente elettrochimico</text:span><text:span text:style-name="T51">, nel caso del trasporto secondario l’operazione esoergonica viene effettuata su una specie diversa da quella che deve essere trasportata e questo fa sì che venga ad essere modificata la struttura del trasportatore che è in </text:span><text:soft-page-break/><text:span text:style-name="T51">grado di far entrare la specie che deve essere trasportata all’interno.<text:line-break/></text:span><text:span text:style-name="T453">Es: pompa sodio – potassio</text:span><text:span text:style-name="T51">,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39">microrganismo</text:span><text:span text:style-name="T51">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10">alte </text:span><text:span text:style-name="T51">di ossigeno.<text:line-break/>Tutte cose per massimizzare la produzione e per tamponare tutti i problemi legati ai processi biotecnologici. <text:s/><text:line-break/>Hanno una serie di meccanismi di difesa che mettono atto </text:span><text:span text:style-name="T409">quando</text:span><text:span text:style-name="T51">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75">→</text:span><text:span text:style-name="T51">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36">inducibili</text:span><text:span text:style-name="T51">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1">che si divide in inibizione del feedback e repressione del feedback </text:span><text:span text:style-name="T51">può essere anche molto complicata.<text:line-break/><text:line-break/></text:span><text:span text:style-name="T413">Target</text:span><text:span text:style-name="T51">: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7">(prodotto di stoccaggio, escrezione e difesa).</text:span><text:span text:style-name="T51"><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1">organismo in grado di effettuare delle generazioni di biosintesi diverse.<text:line-break/>L’obiettivo di entrambi i metodi è quello di accumulare un certo prodotto. <text:line-break/>In entrambi i casi modifico il substrato ma la differenza è che</text:span><text:span text:style-name="T415"> in </text:span><text:span text:style-name="T51">un caso è un modo di procedere durante la fase di produzione, modifico </text:span><text:span text:style-name="T415">infatti</text:span><text:span text:style-name="T51"> </text:span><text:span text:style-name="T415">il </text:span><text:span text:style-name="T51">substrato in modo tale che la produzione venga fatta da un organismo abbastanza convenzionale e ogni volta </text:span><text:span text:style-name="T415">uso </text:span><text:span text:style-name="T51">un substrato tale per cui vengano a essere sregolati i processi biosintetici che portano alla glicolisi e al ciclo di Krebs </text:span><text:span text:style-name="T414">es. accumulo </text:span><text:span text:style-name="T51">acido citrico. <text:line-break/></text:span><text:span text:style-name="T415">Altrimenti, a</text:span><text:span text:style-name="T51">pplic</text:span><text:span text:style-name="T415">and</text:span><text:span text:style-name="T51">o lo stesso principio della modificazione del substrato (non nel caso della produzione dell’acido citrico in quanto problema troppo complesso), seleziono un organismo naturale, forzo la sua crescita e </text:span><text:span text:style-name="T416">lo</text:span><text:span text:style-name="T51"> sviluppo durante la fase di ricerca in substrati fortemente modificati che, per esempio, siano in grado di attivare gli enzimi inducibili</text:span><text:span text:style-name="T416">;</text:span><text:span text:style-name="T51"> l’organismo naturale </text:span><text:span text:style-name="T416">quindi è</text:span><text:span text:style-name="T51"> costretto a crescere e a svilupparsi in queste condizioni modificate, crescendo e moltiplicando</text:span><text:span text:style-name="T416">si </text:span><text:span text:style-name="T51">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7">Le m</text:span><text:span text:style-name="T51">utazioni avvengono nella fase logaritmica della fase di crescita dell’organismo </text:span><text:span text:style-name="T417">dove </text:span><text:span text:style-name="T51">ho </text:span><text:span text:style-name="T417">il </text:span><text:span text:style-name="T51">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2">i</text:span><text:span text:style-name="T51"> diversi: come avviene nella natura <text:s/></text:span><text:span text:style-name="T422">quindi o con </text:span><text:span text:style-name="T51">bombardamento </text:span><text:span text:style-name="T422">di</text:span><text:span text:style-name="T51"> raggi x </text:span><text:span text:style-name="T420">e</text:span><text:span text:style-name="T51"> gamma </text:span><text:span text:style-name="T420">(che causano la formazione di ioni che possono reagire con i nucleotidi e </text:span><text:span text:style-name="T421">la struttura di desossiribosio-fosfato)</text:span><text:span text:style-name="T51"> e ultravioletti </text:span><text:span text:style-name="T422">(che</text:span><text:span text:style-name="T51"> producono </text:span><text:span text:style-name="T433">dimeri di timina</text:span><text:span text:style-name="T51"> tra residui adiacent</text:span><text:span text:style-name="T433">i di timina</text:span><text:span text:style-name="T435">)</text:span><text:span text:style-name="T51">,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3">^</text:span><text:span text:style-name="T51">6 di geni replicati.<text:line-break/>Esempio: produzione di fenilalanina per fermentazione.<text:line-break/></text:span><text:span text:style-name="T418">È una f</text:span><text:span text:style-name="T51">ermentazione che parte da glucosio, viene fatto dell’inoculo attraverso </text:span><text:span text:style-name="T418">i </text:span><text:span text:style-name="T51">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451">auxotrofo</text:span><text:span text:style-name="T51"> che è un microorganismo mutante incapace di sintetizzare una sostanza richiesta per la sua crescita ma capace di crescere se la sostanza viene fornita; c’è anche il </text:span><text:span text:style-name="T451">prototrofo</text:span><text:span text:style-name="T51">,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9">per esempio</text:span><text:span text:style-name="T51"> </text:span><text:span text:style-name="T419">l’</text:span><text:span text:style-name="T51">Escherichia, che sia auxotrofo per tirosina e triptofano in modo tale che tutta la reazione v</text:span><text:span text:style-name="T419">e</text:span><text:span text:style-name="T51">nga diretta verso la produzione di fenilalanina.<text:line-break/><text:line-break/>Un modo per generare un auxotrofo </text:span><text:span text:style-name="T419">è andare a </text:span><text:span text:style-name="T51">cercare in un ambiente naturale un prototrofo, lo prendiamo e lo coltiviamo su un mezzo di coltura minimale (soltanto il minimo che gli consente di crescere), ottengo una colonia e </text:span><text:span text:style-name="T424">effettuerò un trattamento mutageno</text:span><text:span text:style-name="T51">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9">così </text:span><text:span text:style-name="T51">ottenuto colonie di prototrofi, auxotrofi di non mio interesse e auxotrofi di mio interesse.<text:line-break/>Trasferisco nuovamente la colonia su un mezzo minimale con un antibiotico </text:span><text:span text:style-name="T425">e dato che questo uccide solamente chi cresce ucciderà i prototrofi </text:span><text:span text:style-name="T426">non toccando</text:span><text:span text:style-name="T425"> gli auxotrofi </text:span><text:span text:style-name="T426">poiché</text:span><text:span text:style-name="T425"> </text:span><text:span text:style-name="T426">questi</text:span><text:span text:style-name="T51"> non sono più in grado di crescere perché non hanno più possibilità di dare luogo a sintesi enzimatica che port</text:span><text:span text:style-name="T420">a </text:span><text:span text:style-name="T51">agli amminoacidi che poi costituiranno le loro </text:span><text:soft-page-break/><text:span text:style-name="T51">proteine </text:span><text:span text:style-name="T425">e mi</text:span><text:span text:style-name="T51"> ritroverò quindi solo con le colonie di auxotrofi. <text:line-break/>Dopo averle separate andrò a selezionare l’auxotrofo di mio interesse.<text:line-break/><text:line-break/></text:span><text:span text:style-name="T427">METABOLIC ENGINEERING: Eliminare un gene<text:line-break/>S</text:span><text:span text:style-name="T51">eguendo l’ingegneria metabolica ossia l’ingegneria fatta attraverso la modificazione del patrimonio genetico si può eliminare un gene per non ottenere il prodotto </text:span><text:span text:style-name="T427">a cui</text:span><text:span text:style-name="T51">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8">che </text:span><text:span text:style-name="T51">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30">a</text:span><text:span text:style-name="T51"> interrompere meccanismi di feedback </text:span><text:span text:style-name="T431">o</text:span><text:span text:style-name="T51"> </text:span><text:span text:style-name="T431">a</text:span><text:span text:style-name="T51"> produrre molecole simili a quelle che l’organismo già produceva ma un pochino modificate. </text:span><text:span text:style-name="T457">Questi approcci rendono possibile la sovrapproduzione di un'ampia varietà di prodotti.</text:span><text:span text:style-name="T51"> <text:line-break/>Si va a rimuovere o </text:span><text:span text:style-name="T429">ad</text:span><text:span text:style-name="T51"> inserire il patrimonio genetico in modo da ottenere dei cloni in cui all’interno viene alloggiata la nuova informazione. Bisogna selezionare il gene, studiarlo e isolarlo e i protagonisti sono l’ospite e il vettore.<text:line-break/>Crossing over </text:span><text:span text:style-name="T475">→</text:span><text:span text:style-name="T51"> due cromosomi si rompono e si ricompongono.<text:line-break/>I vettor</text:span><text:span text:style-name="T429">i</text:span><text:span text:style-name="T51"> che normalmente si usa</text:span><text:span text:style-name="T429">no</text:span><text:span text:style-name="T51">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9">a</text:span><text:span text:style-name="T51">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41">Ricombinazione</text:span><text:span text:style-name="T51">: i frammenti del DNA del don</text:span><text:span text:style-name="T432">atore</text:span><text:span text:style-name="T51">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451">coniugazione</text:span><text:span text:style-name="T51">: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451">trasduzione</text:span><text:span text:style-name="T51">: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text:span><text:soft-page-break/><text:span text:style-name="T51">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475">→</text:span><text:span text:style-name="T51">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108"><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text:span><text:soft-page-break/><text:span text:style-name="T2">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47">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53">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53">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text:soft-page-break/>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108"><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47">"wash out"</text:span><text:span text:style-name="T2">,</text:span><text:span text:style-name="T47">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9">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9">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text:span><text:soft-page-break/><text:span text:style-name="T2">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9">Normalmente NON si opera in condizioni in cui l'ossigeno è il fattore limitante.</text:p>
      <text:p text:style-name="P54">Il motivo per il quale vengono condotte reazioni aerobiche è che le cellule possono ottenere energia sia attraverso <text:span text:style-name="T528">una respirazione</text:span> aerobica che anaerobica tuttavia l'ossidazione del glucosio produce <text:span text:style-name="T528">una quantità di ATP che è circa 20 volte superiore a quella prodotta da quella anaerobica → la vitalità delle cellule diminuisce in condizioni anaerobiche, abbiamo quindi una diminuzione della crescita in condizioni di anossia. </text:span><text:span text:style-name="T529">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530">La conc di O2 disciolto dipende da una serie di processi che avvengono per trasportare ossigeno da fase gassosa a quello liquido. </text:span></text:p>
      <text:p text:style-name="P54"><text:span text:style-name="T531">1)</text:span><text:span text:style-name="T530"> trasferimento dalla fase gas allo strato limite del fase gas</text:span><text:line-break/><text:span text:style-name="T531">2) trasferimento all’interfaccia</text:span></text:p>
      <text:p text:style-name="P55"><text:span text:style-name="T531">3) trasferimento nello strato limite del liquido, </text:span><text:span text:style-name="T532">ci dà la resistenza maggiore (resistenza sul film fluido)</text:span></text:p>
      <text:p text:style-name="P60">4) diffusione nella fase liquida</text:p>
      <text:p text:style-name="P61">5) trasferimento sullo strato cellulare e così entra nella cellula</text:p>
      <text:p text:style-name="P56"><text:line-break/><text:span text:style-name="T533">La velocità di trasferimento è data da un’eq di trasporto: N</text:span><text:span text:style-name="T536">A</text:span><text:span text:style-name="T533">, massa trasferita per unità di volume nell’unità <text:s/>di tempo, moltiplicata per area dell’interfaccia per forza motrice del trasferimento (che è la differenza di conc tra fase gas C* e fase liq C</text:span><text:span text:style-name="T535">L</text:span><text:span text:style-name="T533">). C* legata alla legge di He</text:span><text:span text:style-name="T546">n</text:span><text:span text:style-name="T533">ry.<text:line-break/></text:span><text:span text:style-name="T546">La velocità di trasferimento dipende anche da K</text:span><text:span text:style-name="T536">L</text:span><text:span text:style-name="T548">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549">d</text:span><text:span text:style-name="T548">e qu</text:span><text:span text:style-name="T549">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550">metodo del Solfito</text:span><text:span text:style-name="T549">; questo si realizza attraverso la rapida ossidazione del solfito in presenza di cat metallici, reazione molto veloce quindi </text:span><text:span text:style-name="T555">si assume che </text:span><text:span text:style-name="T549">la conc del solfito consumato corrisponde alla conc dell’ossigeno consumato. </text:span><text:span text:style-name="T555">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551">dynamic “gassing ou</text:span><text:span text:style-name="T552">t</text:span><text:span text:style-name="T551">” method </text:span><text:span text:style-name="T556">che ci permette di determinare il coefficiente di scambio operando in un regime transitorio.<text:line-break/>Abbiamo conc di O2 disciolto, interrompiamo il flusso di aria e la conc di O2 disciolto diminuisce, misuriamo la </text:span><text:soft-page-break/><text:span text:style-name="T556">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557">Altri fattori che influenzano K</text:span><text:span text:style-name="T537">la</text:span><text:span text:style-name="T557"> sono il tipo di microrganismo, che determina le caratteristiche areologiche del nostro sistema (può essere basso per microrganismi filamentosi); densità, vis</text:span><text:span text:style-name="T558">cosità (</text:span><text:span text:style-name="T557">al suo aumentare diminu</text:span><text:span text:style-name="T558">i</text:span><text:span text:style-name="T557">sce </text:span><text:span text:style-name="T558">K</text:span><text:span text:style-name="T538">l</text:span><text:span text:style-name="T558">); composizione della fase liquida e dalla forza ionica (elettroliti in soluzione rendono sistema di bolle più resistente alla coalescenza, quindi aumenta K</text:span><text:span text:style-name="T538">L</text:span><text:span text:style-name="T558">); dalla natura </text:span><text:span text:style-name="T559">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560">el</text:span><text:span text:style-name="T559">la usata è 0.3-0.4 kg O</text:span><text:span text:style-name="T539">2</text:span><text:span text:style-name="T559">/kg substrato.<text:line-break/>In cond batch quindi </text:span><text:span text:style-name="T560">il problema è operare proprio a alte conc di O2, l’aria deve essere continuamente alimentata e filtrata per essere sterilizzata. Le fermentazioni batch quindi sono di fatto semi-batch dal punto di vista dell’aria.<text:line-break/></text:span><text:span text:style-name="T559"><text:line-break/></text:span><text:span text:style-name="T561">BIOREATTORI<text:line-break/></text:span><text:span text:style-name="T562">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563">I processi biotecnologici si differenziano per il tipo di fermentazione, design del processo e tipo di reattore il quale è scelto per ottimizzare le prestazioni. <text:line-break/></text:span><text:span text:style-name="T576">La funzione principale del reattore è quella di fornire le cond ottime per la crescita e per la formazione del prodotto nel particolare sistema di microrganismi che si sta impiegando.</text:span><text:span text:style-name="T563">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57"><text:span text:style-name="T563"><text:line-break/></text:span><text:span text:style-name="T564">L’ottimizzazione di processo fermentazione significa progettare l’unità del fermentatore e dai suoi controllori.<text:line-break/>La configurazione del processo dipend</text:span><text:span text:style-name="T565">e </text:span><text:span text:style-name="T564">da</text:span><text:span text:style-name="T565">l tipo di organismo: cellule animali/vegetali, massa microbica o enzimi solubili/immobilizzati. Dal tipo di reattore: batch, continuo, semi-bach, plug-flow. Dipende anche dai fattori economici: valore del prodotto, parametri del processo.<text:line-break/></text:span><text:span text:style-name="T566"><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567">passando per</text:span><text:span text:style-name="T566"> </text:span><text:span text:style-name="T567">scala pilota per arrivare a scala industriale.<text:line-break/>Quindi un fermentatore può essere anaerobico o aerobico, di questo utiilizziamo i CSTR, reattori air-lift oppure sistemi immobilizzati.<text:line-break/><text:line-break/></text:span><text:span text:style-name="T568">TIPI DI FERMENTATORI</text:span><text:span text:style-name="T567"><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568">i nutrienti compensato da successive aggiunte</text:span><text:span text:style-name="T562">. </text:span><text:span text:style-name="T568">È comunque un sistema chiuso in cui non ho flussi continui.<text:line-break/>CONTINUI: gli organismi e i loro nutrienti sono caricati continuamente nel reattore.</text:span><text:span text:style-name="T556"><text:line-break/></text:span><text:soft-page-break/><text:span text:style-name="T556"><text:line-break/>Lo</text:span><text:span text:style-name="T569">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570">Un altro modo di organizzare i reattori è in base a come </text:span><text:span text:style-name="T571">è</text:span><text:span text:style-name="T570"> organizzati </text:span><text:span text:style-name="T571">la fase biologica;</text:span><text:span text:style-name="T570"> </text:span><text:span text:style-name="T571">gli organismi </text:span><text:span text:style-name="T570"><text:s/>possono essere sospesi in brodo di coltura sia cellule individuali oppure fiocchi e aggregati </text:span><text:span text:style-name="T571">oppure la fase biologica può essere supportata e immobilizzata.<text:line-break/>Abbiamo quindi i reattori a per</text:span><text:span text:style-name="T572">colamento </text:span><text:span text:style-name="T573">tipici</text:span><text:span text:style-name="T571"> per la produzione dell’aceto </text:span><text:span text:style-name="T573">oppure i trattamenti a letto fluidizzato </text:span><text:span text:style-name="T574">utilizzati per le acque reflue.</text:span><text:span text:style-name="T573"><text:line-break/>Un fermentatore deve </text:span><text:span text:style-name="T574">evitare l’ingresso di microrganismi, mantenere la selettività richiesta, mantenere un volume costante, mantenere un volume di brodo di coltura costante, conc di ossigeno disciolto più alta della conc critica, deve contr</text:span><text:span text:style-name="T575">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533"><text:line-break/><text:line-break/></text:span><text:span text:style-name="T1099">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1100">(parametri fisici come T e P e parametri chimici come il pH) </text:span><text:span text:style-name="T1099">richieste per la crescita della biomassa e quindi per una buona resa del prodotto.<text:line-break/></text:span></text:p>
      <text:p text:style-name="P58"><text:span text:style-name="T1101">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1102">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1103">In assenza di carica microbica la velocità dell’ossigeno può essere stimata con il metodo dei solfiti.<text:line-break/>Il sodio solfito è un agente riducente che reagisce con l’O2 disciolto in presenza di cat metallico a dare solfato di sodio. </text:span><text:span text:style-name="T1104">Misurando la velocità di ossidazione del solfito misuriamo la velocità di trasporto dell’O2.<text:line-break/>Il coefficiente di trasporto di massa dell’O</text:span><text:span text:style-name="T540">2</text:span><text:span text:style-name="T1104"> può essere calcolato mediante la velocità di trasporto dell’ossigeno e della sua solubilità. </text:span><text:span text:style-name="T1105">Necessario avere dei sensori che misurino l’ossigeno disciolto.<text:line-break/><text:line-break/>BATCH: Parto da una conc di substrato, questo si consuma e quindi la sua conc si riduce.</text:span><text:span text:style-name="T1104"><text:line-break/></text:span><text:span text:style-name="T1105">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106">Microrganismi fluidizzati dalla corrente entrante in </text:span><text:span text:style-name="T1107">maniera</text:span><text:span text:style-name="T1106"> sufficiente </text:span><text:span text:style-name="T1107">per</text:span><text:span text:style-name="T1106"> vincere le forze gravitazionali </text:span><text:span text:style-name="T1107">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text:span><text:soft-page-break/><text:span text:style-name="T1107">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1108">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1109">3</text:span><text:span text:style-name="T577">).<text:line-break/>I sistemi per i substrati liquidi invece sono molto bassi, per reattori da laboratorio (piccola scala) si intendono anche semplicemente delle beute.<text:line-break/></text:span><text:span text:style-name="T578">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79">Per sistemi a substrato liquido ad alto volume si passa a bioreattori con agitazione meccanica.<text:line-break/></text:span><text:span text:style-name="T580">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553">STR</text:span><text:span text:style-name="T580">, permette una buona agitazione, costano molto (costi elevati di energia e costi dovuti a sterilizzazione).<text:line-break/></text:span><text:span text:style-name="T581">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582">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541">L.</text:span><text:span text:style-name="T582"><text:line-break/><text:line-break/></text:span><text:span text:style-name="T583">12/04/2021<text:line-break/></text:span><text:span text:style-name="T584">REATTORI AGITATI<text:line-break/></text:span><text:span text:style-name="T585">Le caratteristiche reologiche del fluido possono essere newtoniane (viscosità costante per qualsiasi agitazione), non newtoniani </text:span><text:span text:style-name="T586">(viscosità funzione della velocità di agitazione, pseudoplastici e fluidi dilatanti) </text:span><text:span text:style-name="T587">oppure viscoelastici (al di sopra dello sforzo limite il materiale può essere fatto scorrere).<text:line-break/></text:span><text:span text:style-name="T588">La maggior parte dei batteri dà comportamento newtoniano mentre i funghi caratterizzati da ifee e materiali polimerici hanno comportamento non newtoniano.<text:line-break/>La viscosità </text:span><text:span text:style-name="T589">del mezzo di crescita </text:span><text:span text:style-name="T588">influenza l’efficienza dell’agitazione.<text:line-break/></text:span><text:span text:style-name="T589">E’ necessario ottimizzare la forma, dimensione e il numero degli agitatori. </text:span><text:span text:style-name="T587"><text:line-break/></text:span><text:span text:style-name="T590">Lo sforzo di taglio che viene esercitato dal sistema di agitazione determina le dimensioni delle bolle. <text:line-break/></text:span><text:span text:style-name="T591">Gli elementi di agitazione possono impartire un flusso assiale o radiale </text:span><text:span text:style-name="T592">(eliche flusso assiale, turbine flusso radiale). La </text:span><text:soft-page-break/><text:span text:style-name="T592">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582">turbina Rushton </text:span><text:span text:style-name="T592">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542">2</text:span><text:span text:style-name="T592">. Possiamo allora usare 2 sistemi di agitazioni diversi per esempio turbina in basso e elica in alto.<text:line-break/>Il motore può essere posizionato in alto </text:span><text:span text:style-name="T593">o in basso, metterlo in alto è </text:span><text:span text:style-name="T592">più costoso perché necessario supportare l’albero per evitare rottura, normalmente la velocità di rotazione è mantenuta non più del 75% della velocità critica </text:span><text:span text:style-name="T593">di instabilità </text:span><text:span text:style-name="T592">d</text:span><text:span text:style-name="T593">ell’</text:span><text:span text:style-name="T592">asse per evitare fenomeni di vibrazione </text:span><text:span text:style-name="T593">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594">g</text:span><text:span text:style-name="T593">iarle a lungo termine e che possono causare delle perdite nel sistema di tenute.<text:line-break/>I frangiflutti aumentano l'omogeneità del sistema reagente e aumentano l</text:span><text:span text:style-name="T594">a </text:span><text:span text:style-name="T593">potenza che è possibile trasferire tramite agitazione, servono ad aumentare la turbolenza.<text:line-break/></text:span><text:span text:style-name="T594">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595"><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596">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597">(e delle bolle) </text:span><text:span text:style-name="T596">non è così importante se si ha un buon sistema di agitazione.<text:line-break/></text:span><text:span text:style-name="T597">Lo sparger toroidale permette di trasportare una maggiore quantità di aria al reattore, è fatto con un tubo perforato, è più facile da pulire rispetto a membrane porose ed è meno soggetto a sporcamento e a bloccaggio della poros</text:span><text:span text:style-name="T598">i</text:span><text:span text:style-name="T597">tà. </text:span><text:span text:style-name="T598">Le bolle vengono poi disperse all’interno del reattore e la dimensione delle bolle viene ridotta dal sistema di agitazione.</text:span></text:p>
      <text:p text:style-name="P62">Normalmente la posizione dello sparger è fissa → più facile la costruzione del reattore.</text:p>
      <text:p text:style-name="P11"><text:span text:style-name="T599">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text:span><text:soft-page-break/><text:span text:style-name="T599">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600">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547"><text:line-break/></text:span><text:span text:style-name="T600">Il processo di sterilizzazione deve coinvolgere tutte le linee comprese quelle di campionamento, tutti i porti di strumentazioni, i sistemi di misura e tutti i sensori associati al reattore.</text:span></text:p>
      <text:p text:style-name="P12"><text:span text:style-name="T599">È poi necessario anche sterilizzare l’aria in ingresso e l’aria in uscita.<text:line-break/>Il sistema non deve permettere la fuoriuscit</text:span><text:span text:style-name="T650">a</text:span><text:span text:style-name="T599">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601">il</text:span><text:span text:style-name="T599"> fluido di reazione.<text:line-break/></text:span><text:span text:style-name="T601">Durante tutte le fasi del processo il bioreattore deve essere mantenuto sotto pressione per evitare ingresso di contaminanti nel reattore. </text:span><text:span text:style-name="T602"><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603">ne</text:span><text:span text:style-name="T602"> e danneggiamento del reattore</text:span><text:span text:style-name="T603">)</text:span><text:span text:style-name="T602">. Lo schiumeggiamento è dovuto alla presenza di tensioattivi. </text:span><text:span text:style-name="T603">La schiuma può essere controllata con agenti antischiuma (es. poliglicoli polimerici a blocchi oppure polimeri siliconici </text:span><text:span text:style-name="T604">o</text:span><text:span text:style-name="T603"> oli vegetali). </text:span><text:span text:style-name="T604">L’antischiuma</text:span><text:span text:style-name="T603"> ha il compito di far coalescere </text:span><text:span text:style-name="T604">le bolle → se abbiamo troppa antischiuma diminuiamo l’OTR perché diminuiamo la sup di scambio. Quindi l’antischiuma deve essere dosato nella quantità necessaria. È necessario un sistema di misurazione del livello di schiuma.<text:line-break/></text:span><text:span text:style-name="T605">La risposta del sistema all’aggiunta di un antischiuma dipende dal mezzo di reazione.<text:line-break/></text:span><text:span text:style-name="T606">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607">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text:span><text:soft-page-break/><text:span text:style-name="T607">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3"><text:span text:style-name="T599">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651">condensazione</text:span><text:span text:style-name="T599"> all’interno del filtro contaminandolo </text:span><text:span text:style-name="T608">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599"><text:line-break/></text:span><text:span text:style-name="T609">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610">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611">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612">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613">Cellule e microrganismi utilizzati in operazioni di fermentazione, enzimi in bioconversione e biocatalisi.<text:line-break/>I processi di fermentazione coinvolgono la crescita di microrganismi o di cellule </text:span><text:span text:style-name="T614">che catalizzano il processo → processo autocatalitico.</text:span><text:span text:style-name="T613"> </text:span><text:span text:style-name="T614">Lo sviluppo comporta ricerca di sistemi di reazione che permettono di ottimizzare il processo. <text:line-break/>In biochimica queste reazioni di biocatalisi possono essere una via metabolica per produrre energia dove la sostanza </text:span><text:soft-page-break/><text:span text:style-name="T614">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63">Ci sono metodi chimici e metodi fisici per immobilizzare gli enzimi.<text:line-break/><text:line-break/>METODI CHIMICI:</text:p>
      <text:p text:style-name="P14"><text:span text:style-name="T652">Legame chimico covalente</text:span><text:span text:style-name="T614">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615">u</text:span><text:span text:style-name="T614">elli NON co</text:span><text:span text:style-name="T615">inv</text:span><text:span text:style-name="T614">olti nell’attivi</text:span><text:span text:style-name="T615">t</text:span><text:span text:style-name="T614">à catalitica e nemmeno vicini per evitare inter</text:span><text:span text:style-name="T615">a</text:span><text:span text:style-name="T614">zione steriche. Il processo è completato in due fasi: attivazione del supporto (ad area superficiale elevata), l’adsorbimento e la reazione dell’enzima sul supporto.<text:line-break/></text:span><text:span text:style-name="T652">Reticolazione</text:span><text:span text:style-name="T614"> con reagenti polifunzionali (tipicamente aldeidi). Le particelle vengono reticolate e formano una sorta di gel </text:span><text:span text:style-name="T615">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653">Inclusione in fibre vuote o porose.<text:line-break/></text:span><text:span text:style-name="T654">I</text:span><text:span text:style-name="T653">nclusione in un gel polimerico</text:span><text:span text:style-name="T615">, si aggiunge l’enzima ad una soluzione di monomeri e poi inizia la polimerizzazione.<text:line-break/></text:span><text:span text:style-name="T654">Incapsulazione</text:span><text:span text:style-name="T616">, l’enzima viene inglobato in capsule di dimensioni micrometriche gatte di materiale poroso, permette il trasporto del substrato e del prodotto ma non dell’enzima. All’interno della capsula l’enzima è in soluzione.</text:span></text:p>
      <text:p text:style-name="P15"><text:span text:style-name="T616">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630">Reattori aerati ma non agitati</text:span><text:span text:style-name="T616"><text:line-break/></text:span><text:span text:style-name="T617">BUBBLE COLUMN REACTORS (BCR)</text:span><text:span text:style-name="T616"><text:line-break/></text:span><text:span text:style-name="T617">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618">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619">funzione</text:span><text:span text:style-name="T618"> </text:span><text:span text:style-name="T619">del</text:span><text:span text:style-name="T618">le esigenze </text:span><text:span text:style-name="T619">di trasferimento del</text:span><text:span text:style-name="T618"> calore.<text:line-break/></text:span><text:span text:style-name="T619">L’effetto del draft tube è che aumenta la mix assiale, genera una circolazione del fluido all’interno del reattore e riduce </text:span><text:soft-page-break/><text:span text:style-name="T619">la coalescenza delle bolle per effetto della circolazione.<text:line-break/></text:span><text:span text:style-name="T620">Nei reattori air-lift ci sono 3 regioni: air-riser, down-comer e zona di liberazione delle bolle e abbattimento della schiuma.<text:line-break/>Il riser </text:span><text:span text:style-name="T621">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622">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623">del diametro di reattore nella zona di disengagement abbassa la velocità delle volle e questo aiuta alla separazione dei gas dal liquido; </text:span><text:span text:style-name="T624">l</text:span><text:span text:style-name="T623">e bolle avendo velocità più bassa abbassano la possibilità di formazione di aerosol cioè trascinamento d</text:span><text:span text:style-name="T624">i goccioline di liquido nell’aria in uscita e quindi evita possibilità di contaminazione del filtro dell’aria d’uscita. </text:span><text:span text:style-name="T626">Anche i</text:span><text:span text:style-name="T624">l flusso assiale </text:span><text:span text:style-name="T625">che viene g</text:span><text:span text:style-name="T624">enerato</text:span><text:span text:style-name="T625"> aiuta alla riduzione della formazione di schiuma.<text:line-break/></text:span><text:span text:style-name="T626">I </text:span><text:span text:style-name="T677">vantaggi</text:span><text:span text:style-name="T626"> di un air-lift è che </text:span><text:span text:style-name="T627">sono a</text:span><text:span text:style-name="T626"> basso shear, possono essere utilizzati organismi sensibili agli effetti di sforzi di taglio (cellule animali o vegetali), non c’è agitazione quindi </text:span><text:span text:style-name="T627">è </text:span><text:span text:style-name="T626">più facile mantenere </text:span><text:span text:style-name="T627">la</text:span><text:span text:style-name="T626"> sterilità del sistema.</text:span></text:p>
      <text:p text:style-name="P16"><text:span text:style-name="T626">Non ho problemi </text:span><text:span text:style-name="T627">delle</text:span><text:span text:style-name="T626"> tenute d</text:span><text:span text:style-name="T627">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676">svantaggi</text:span><text:span text:style-name="T627">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628">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629">si cerca</text:span><text:span text:style-name="T628"> di mantenere una maggiore omogeneità del flusso reagente.<text:line-break/></text:span><text:span text:style-name="T629">I reattori air-lift tendono a non avere una zona di sforzi di taglio elevati in prossimità delle pale, questo limita il possibile danneggiamento dei microrganismi <text:s/>e aumenta la loro produttività rispetto ai reattori agitati.</text:span><text:span text:style-name="T631"><text:line-break/><text:line-break/>REATTORI <text:s/>A LETTO IMPACCATO</text:span><text:span text:style-name="T629"><text:line-break/></text:span><text:span text:style-name="T632">Sono reattori nella quale è presente una fase solida che sia un supporto sulla quale sono immobilizzate cellule/enzimi assieme ad un eluente. Il volume del reattore può essere riempito interamente da fattori di riempimento e dal liquido.</text:span><text:span text:style-name="T618"><text:line-break/></text:span><text:span text:style-name="T633">Normalmente i reattori aerobici sono organizzati in maniera tale che il liquido sgoccioli, lambendo le particelle solide, in controcorrente alla corrente di fase di gas che scorre dal basso verso l’alto.</text:span></text:p>
      <text:p text:style-name="P16"><text:span text:style-name="T633">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635">del fluido </text:span><text:span text:style-name="T633">all’interno del reattore.<text:line-break/><text:line-break/>REATTORI </text:span><text:span text:style-name="T634">TRICKLE-BED</text:span><text:span text:style-name="T616"><text:line-break/></text:span><text:span text:style-name="T635">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615"><text:line-break/></text:span><text:span text:style-name="T636">REATTORI A LETTO FISSO<text:line-break/>I microrganismi sono immobilizzati per </text:span><text:span text:style-name="T637">adsorbimento o per</text:span><text:span text:style-name="T636"> incapsulazione. </text:span><text:span text:style-name="T637">Diversi tipi di substrato possono essere: polimeri, schiume polimeriche, elementi in calcestruzzo, scarti di legno o materiale fibroso come materiale plastico o </text:span><text:soft-page-break/><text:span text:style-name="T637">lana di vetro. Il liquido è pompato attraverso il solido, sgocciola attraverso la sua superficie.<text:line-break/>Il substrato è trasformato direttamente nel prodotto.</text:span></text:p>
      <text:p text:style-name="P17"><text:span text:style-name="T599">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638">di p</text:span><text:span text:style-name="T599">ossono essere sostenute all’interno del fluido, la fluidizzazione delle particelle solide nel reattore fa sì che l</text:span><text:span text:style-name="T638">e sup delle particell</text:span><text:span text:style-name="T639">e</text:span><text:span text:style-name="T638"> vengano continuamente ricambiate e quindi aumentando il coefficiente di trasferimento di massa.<text:line-break/>I letti flu</text:span><text:span text:style-name="T639">i</text:span><text:span text:style-name="T638">di possono essere bifasici (nel caso di sistemi non aerati) o tifrasi</text:span><text:span text:style-name="T639">ci</text:span><text:span text:style-name="T638"> (sistemi aerati con sparger).<text:line-break/>Usati per impianti di trattamento di acque reflue.<text:line-break/>Vengono utilizzate cellule animali, sono intrappolate in geli o incapsulati all’interno di microcapsule.<text:line-break/></text:span><text:span text:style-name="T639">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640">SISTEMI A CELLULE FLOCCULATE<text:line-break/></text:span><text:span text:style-name="T641">Sono sistemi nei quali le cellule sono trattenute </text:span><text:span text:style-name="T642">nel</text:span><text:span text:style-name="T641"> reattore in quanto formano dei fiocchi.<text:line-break/>Durante la reazione le cellule coagulano e precipitano sul fondo del reattore.<text:line-break/></text:span><text:span text:style-name="T642">S</text:span><text:span text:style-name="T641">ono sistemi normalmente usati per il trattamento anaerobico di acque reflue. In questi processi anaerobici i batteri </text:span><text:span text:style-name="T642">metanogenici</text:span><text:span text:style-name="T641"> hanno una tendenza </text:span><text:span text:style-name="T642">naturale</text:span><text:span text:style-name="T641"> a flocculare, si formano fiocchi che vengono agitati </text:span><text:span text:style-name="T642">dal rilascio dei gas do</text:span><text:span text:style-name="T643">v</text:span><text:span text:style-name="T642">uti alla fermentazione (CH4 e CO2). I sistemi flocculati di grande dimensione sono usati per la digestione anaerobica di acque di scarico industriali </text:span><text:span text:style-name="T643">ad alta carica</text:span><text:span text:style-name="T642"> inquinant</text:span><text:span text:style-name="T643">e.<text:line-break/>Questi reattori sono frequentemente a forma ellittica (forma di uovo) perché così si migliora il movimento dei fiocchi all’interno del reattore senza presenza di zone morte.<text:line-break/></text:span><text:span text:style-name="T639"><text:line-break/></text:span><text:span text:style-name="T644">SISTEMI A RICI</text:span><text:span text:style-name="T645">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8"><text:span text:style-name="T645">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646">È</text:span><text:span text:style-name="T645"> necessario evitare lo stripping delle cellule dalla sup del substrato e evitare il danneggiamento del supporto che porterebbe a una separazione degli organismi dal supporto.</text:span><text:span text:style-name="T646"> </text:span><text:span text:style-name="T645"><text:line-break/><text:line-break/>REATTORI A MEMBRANA<text:line-break/>Caratteristica fondamentale: presenza di una membrana </text:span><text:span text:style-name="T647">semi </text:span><text:span text:style-name="T645">permeabile </text:span><text:span text:style-name="T647">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9"><text:span text:style-name="T647">Sono usati per sistemi con enzimi in soluzione in maniera tale da evitare gli svantaggi dell’immobilizzazione dell’enzima con i fenomeni di limitazione diffusiva associate alla immobilizzazione. Questo permette un rinnovo dell’enzima in </text:span><text:soft-page-break/><text:span text:style-name="T647">sistemi in cui si utilizzano enzimi termolabili.<text:line-break/>Svantaggio: costo membrana e il suo invecchiamento e quindi necessità di sostituirla a scadenze fisse.<text:line-break/><text:line-break/>Nel caso di microrganismo immobilizzato, il vantaggio è: </text:span><text:span text:style-name="T648">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639"><text:line-break/></text:span><text:span text:style-name="T649">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1092">DESIGN DEL BIOREATTORE<text:line-break/></text:span><text:span text:style-name="T681">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682">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683">Fondamentali sono le operazioni di sterilizzazione,</text:span><text:span text:style-name="T684"> il recipiente e tutte le linee che portano al recipiente devono essere sterilizzabili. Le tubazioni a contatto con il fluido di processo inclusi additivi e agenti antischiuma e tutto ciò che possono </text:span><text:span text:style-name="T685">fornire delle vie di ingresso devono </text:span><text:span text:style-name="T686">essere sterilizzate </text:span><text:span text:style-name="T687">in qualsiasi movimento durante la fermentazione</text:span><text:span text:style-name="T686">.<text:line-break/></text:span><text:span text:style-name="T687">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688"><text:line-break/></text:span><text:span text:style-name="T689">La progettazione di un fermentatore inizia con il prendere in carico l’esigenza del </text:span><text:span text:style-name="T690">processo riguardo al trasferimento (trasporto di O2, calore, miscelazione e necessita di potenza all’agitatore). Il</text:span><text:span text:style-name="T657"> trasferimento di massa </text:span><text:span text:style-name="T690"><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691">La P totale e la frazione molare di O2 influenzano la P parziale dell’O2. Aumento della p</text:span><text:span text:style-name="T692">o</text:span><text:span text:style-name="T691">rtata di gas aumenta la </text:span><text:soft-page-break/><text:span text:style-name="T691">frazione in uscita e quindi aumenta la forza motrice.<text:line-break/></text:span><text:span text:style-name="T692">Equazioni usate come guide qualitative o semi quantitative, sono valide solo a condizioni </text:span><text:span text:style-name="T693">prossime</text:span><text:span text:style-name="T692"> a quelle che hanno portato alla loro formazione. </text:span><text:span text:style-name="T693">La geometria del reattore ha un’influenza importante sulle costanti all’interno delle equazioni. </text:span><text:span text:style-name="T692"><text:s/>Sono relazioni che non scalano molto bene. </text:span><text:span text:style-name="T694">Nel caso di materiali di brodi di coltura non newtoniani, il trasferimento di massa è migliori con turbine che hanno componenti assiali rispetto ad esempio a turbine radiali mentre con brodi newtoniani non vi è molta differenza.</text:span></text:p>
      <text:p text:style-name="P20"><text:span text:style-name="T694">La potenza serve sia per la dispersione dei gas che per la miscelazione globale e quindi per avere omogeneità della massa reagente. Nei sistemi agitati la potenza è data sia tramite l’agitatore che con l'insufflare dei gas.<text:line-break/></text:span><text:span text:style-name="T695">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696">Pseudo plastico → a viscosità diminuisce all'aumentare della velocità di agitazione.<text:line-break/></text:span><text:span text:style-name="T697">Il fenomeno di flooding è descritto dal n° dii aerazione, questo è definito come il rapporto tra la potenza che il sistema di agita</text:span><text:span text:style-name="T698">zion</text:span><text:span text:style-name="T697">e è in grado di fornire al fluido in presenza di aerazione rispetto alla potenza che il sistema di agitazione può fornire in assenza di areazione.<text:line-break/></text:span><text:span text:style-name="T698">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699">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21"><text:span text:style-name="T700">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656"> trasporto di calore</text:span><text:span text:style-name="T700">.<text:line-break/>Il calore che dobbiamo smaltire durante la reazione è data dalla reazione metabolica + il calore dissipato dato dall’introduzione della potenza.</text:span><text:span text:style-name="T699"><text:line-break/></text:span><text:span text:style-name="T701">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702">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703">15/04/2021<text:line-break/></text:span><text:span text:style-name="T704">Quando effettuiamo un cambiamento delle variabili non sempre otteniamo quel che vogliamo.</text:span></text:p>
      <text:p text:style-name="P22"><text:span text:style-name="T680">Ad esempio abbiamo modificato il nutriente perché in questo modo la resa sulla base del nutriente aumenta e quindi abbiamo maggior velocità di crescita dell’organismo e quindi dobbiamo aumentare </text:span><text:span text:style-name="T705">il trasferimento dell’O2 rispetto al valore di base di conduzione dell’impianto precedente. Ciò che possiamo fare è aumentare la portata di aria, </text:span><text:soft-page-break/><text:span text:style-name="T705">aumentandola aumentiamo la conc di O2 nella corrente d’uscita e quindi aumentiamo la forza motrice al trasferimento di O2. Non è però l’unico effetto che otteniamo, andando ad aumentare la portata d’aria aumentiamo anche </text:span><text:span text:style-name="T706">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707">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708">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709">non vogliamo serpentini interni e si ha una P max e portata max del compressore per l’alimentazione dell’aria. Abbiamo definito anche un coefficiente di scam</text:span><text:span text:style-name="T710">bio termico e un coeff di scambio lato brodo di coltura (funzione delle caratteristiche reologiche del brodo stesso). Abbiamo limitazione poi in termini di altezza piazza del capannone. <text:line-break/></text:span><text:span text:style-name="T711">Il fornitore del reattore ci trasmette delle correlazioni sperimentali che ha sviluppato per le sue apparecchiature; </text:span><text:span text:style-name="T712">le condizioni di flooding sono </text:span><text:span text:style-name="T713">delle sue giranti sono espresse</text:span><text:span text:style-name="T712"> dal rapporto della p</text:span><text:span text:style-name="T713">otenza in presenza di gas rispetto alla potenza in condizioni di assenza di gas, ci viene dato anche l’hold up. Relazioni sviluppate per turbine Rushton non interagenti tra di loro (quindi una singola turbina).<text:line-break/></text:span><text:span text:style-name="T1087">Prima stima</text:span><text:span text:style-name="T713">: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714">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text:span><text:soft-page-break/><text:span text:style-name="T714">piuttosto elevato </text:span><text:span text:style-name="T715">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23"><text:span text:style-name="T715">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716">Facciamo ancora una </text:span><text:span text:style-name="T1088">prima stima</text:span><text:span text:style-name="T716">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716">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717">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718">il</text:span><text:span text:style-name="T717"> liquido </text:span><text:span text:style-name="T718">di refrigerazione</text:span><text:span text:style-name="T717">).<text:line-break/></text:span></text:p>
      <text:p text:style-name="P25"><text:span text:style-name="T718">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719">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720">li</text:span><text:span text:style-name="T719">shing </text:span><text:span text:style-name="T720">(fatto mediante rimozione elettrochimica della rugosità)</text:span><text:span text:style-name="T716"><text:line-break/></text:span><text:span text:style-name="T721">I cloruri danno pitting, forma di corrosione molto pericolosa perché non generalizzata e quindi si rischia di non accorgersene.</text:span><text:span text:style-name="T711"><text:line-break/></text:span><text:span text:style-name="T722">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oft-page-break/><text:span text:style-name="T723">I bocchelli devono essere tali da non favorire la formazione di sacche o zone di ristagno perché altrimenti la pulizia del reattore risulterebbe difficile e complicata. </text:span><text:span text:style-name="T724">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725">sotto il livello del liquido e tutti i bocchelli di aggiunta di additivi e di prelievo del campione.</text:span><text:span text:style-name="T724"><text:line-break/></text:span><text:span text:style-name="T725">Scaldiamo fino a T di 121°C (quindi P di 1 atm all’interno del reattore) per il tempo necessario per effettuare sterilizzazione. A questo punto chiudiamo le valvole, manteniamo la T cost e raffreddiamo poi il reattore.<text:line-break/><text:line-break/></text:span><text:span text:style-name="T726">TUBAZIONI<text:line-break/>Sistema delle tubazioni auto drenante. Bisogna evitare possibilità di zone di ristagno dove può esserci contaminazione.</text:span><text:span text:style-name="T701"><text:line-break/></text:span><text:span text:style-name="T726">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26"><text:span text:style-name="T726">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699"><text:line-break/></text:span><text:span text:style-name="T1093">CONTROLLO CSTR</text:span><text:span text:style-name="T727"><text:line-break/></text:span><text:span text:style-name="T728">I parametri operativi di un bioreattore sono tanti, li raggruppiamo in parametri fisici (tempo, P, T, massa, V, caratteristiche agitatore ecc) chimici (pH, potenziale redox, O2 e O2 disciolto, conc dei nutrienti come lipidi e carboidrati nel brodo di coltura </text:span><text:span text:style-name="T729">ecc</text:span><text:span text:style-name="T728">) e biologici (</text:span><text:span text:style-name="T729">quoziente respiratorio, velocità di assorbimento di O2, velocità di produzione di CO2, densità ottica ecc).<text:line-break/></text:span><text:span text:style-name="T730">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731">separato dal brodo di coltura con la membrana semipermeabile che permette solo il trasporto di ossigeno.<text:line-break/>Terzo metodo (quello più usato): sensori elettrochimici, sono due tipi di rilevatori: galvanici e i polarografici. In </text:span><text:soft-page-break/><text:span text:style-name="T731">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64">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27"><text:span text:style-name="T731">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732">b</text:span><text:span text:style-name="T731">iocatalizzatore il trasduttore, </text:span><text:span text:style-name="T732">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8"><text:span text:style-name="T732">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731"><text:line-break/></text:span><text:span text:style-name="T1094">STERILIZZAZIONE</text:span><text:span text:style-name="T733"><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734">t</text:span><text:span text:style-name="T733">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734">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ext:span><text:soft-page-break/><text:span text:style-name="T734">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735">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736">Una classificazione diversa raggruppa i metodi in funzione della presenza di fasi diverse. <text:line-break/>Una sterilizzazione attraverso radiazioni, ultrasuoni, agenti chimici e calore </text:span><text:span text:style-name="T737">fa morire i microrganismi ma non li separa invece la filtrazione separa i microrganismi ma non li uccide. <text:line-break/>Nell’industria farmaceutica il primo tipo è comune per i substrati liquidi mentre per l’aria si preferisce la filtrazione (perché </text:span><text:span text:style-name="T738">coefficiente di scambio termico dell’</text:span><text:span text:style-name="T737">aria molto bass</text:span><text:span text:style-name="T738">o</text:span><text:span text:style-name="T737"> quindi sarebbe inefficace con il calore).<text:line-break/></text:span><text:span text:style-name="T738">La sterilizzazione a secco è meno efficace di quella a vapore umido. <text:line-break/>In presenza di acqua sono necessari tempi di permanenza più corti per avere risultati simili.<text:line-break/></text:span><text:span text:style-name="T739">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740">con eq di Arrenhius e a questo punto estrapoliamo con T diversa.<text:line-break/>Spesso al posto della costante k si usa il </text:span><text:span text:style-name="T658">tempo di riduzione decimale</text:span><text:span text:style-name="T740"> (D) ossia il tempo necessario per ridurre di un ordine di grandezza il numero di organismi alla T di esercizio. Generalmente a T&gt;121°C la D va da 1 ai 3 min.<text:line-break/></text:span><text:span text:style-name="T741">Tanto D è più piccolo e tanto gli organismi muoiono più velocemente.</text:span><text:span text:style-name="T739"><text:line-break/></text:span><text:span text:style-name="T742">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743">Il fattore di inattivazione è definito come 10*(t/D), è il tempo necessario per eliminare una colonia di batteri a una specifica T. <text:line-break/></text:span><text:span text:style-name="T744">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659">Del Factor </text:span><text:span text:style-name="T660">(nabla)</text:span><text:span text:style-name="T744">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747">L’efficacia </text:span><text:span text:style-name="T748">globale del processo è data dalla somma delle3 fasi messe assieme: riscaldamento, </text:span><text:soft-page-break/><text:span text:style-name="T748">mantenimento e raffreddamento.</text:span><text:span text:style-name="T1089"> La fase di riscaldamento è più veloce di quella di raffreddamento</text:span><text:span text:style-name="T748">, questo perché abbiamo un delta di T maggiore e un coeff di scambio termico maggiore nel riscaldamento che nel raffreddamento. <text:line-break/>Il tempo complessivo dell’operazione è determinato principalmente dalle f</text:span><text:span text:style-name="T753">a</text:span><text:span text:style-name="T748">si di riscaldamento e raffreddamento.<text:line-break/>Il sistema di scambio termico può essere progettato sulla potenza termica da scambiare durante la sterilizzazione per accorciare i tempi della sterilizzazione stessa.</text:span><text:span text:style-name="T744"><text:line-break/><text:line-break/></text:span><text:span text:style-name="T745">La descrizione cinetica del processo permette di scegliere i protocolli più adatti per effettuare il processo di sterilizzazione. Deciso il valore di carica </text:span><text:span text:style-name="T746">batterica </text:span><text:span text:style-name="T745">tollerabile </text:span><text:span text:style-name="T746">alla fine del processo di sterilizzazione</text:span><text:span text:style-name="T745"> dalle norme da seguire </text:span><text:span text:style-name="T746">e nota la carica batterica iniziale si progetta il processo di sterilizzazione in modo tale che il livello di sterilità venga raggiunto.<text:line-break/><text:line-break/></text:span><text:span text:style-name="T749">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750">La bollitura viene fatta a 100°C per 30 min, i microrganismi sono distrutti a parte alcune endospore.<text:line-break/><text:line-break/></text:span><text:span text:style-name="T752">Nell</text:span><text:span text:style-name="T751">a sterilizzazione a batch soltanto quando il substrato e il reattore con tutti i suoi bocchelli e linee si inocula l’organismo e parte la reazione.</text:span></text:p>
      <text:p text:style-name="P29"><text:span text:style-name="T751">Nelle sterilizzazion</text:span><text:span text:style-name="T752">i</text:span><text:span text:style-name="T751"> dei reattori continui invece </text:span><text:span text:style-name="T752">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755">Avviene nel seguente modo: </text:span><text:span text:style-name="T754">si ha il materiale non sterile che viene preriscaldato dal substrato già sterilizzato, </text:span><text:span text:style-name="T755">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752"><text:line-break/><text:line-break/></text:span><text:span text:style-name="T753">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756">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text:span><text:soft-page-break/><text:span text:style-name="T756">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661">pastorizzazione</text:span><text:span text:style-name="T756">.<text:line-break/>La pastorizzazione </text:span><text:span text:style-name="T757">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758">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662">UHT</text:span><text:span text:style-name="T758">)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759">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755"><text:line-break/></text:span><text:span text:style-name="T759">Per aumentare la cinetica di sterilizzazione è necessario operare a T &gt; 12</text:span><text:span text:style-name="T760">0</text:span><text:span text:style-name="T759">°C </text:span><text:span text:style-name="T760">questo in funzione degli alti valori di energia di attivazione per le reazioni di <text:s/>deattivazione dei microrganismi e delle spore.<text:line-break/>Aumentando la T le reazioni di deattivazione aumentano di più.<text:line-break/><text:line-break/></text:span><text:span text:style-name="T761">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762">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30"><text:span text:style-name="T762">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763">I componenti più piccoli vengono separati per ultrafiltrazione (come ad esempio l’emoglobina). Con gli ioni passiamo </text:span><text:soft-page-break/><text:span text:style-name="T763">ad osmosi inversa.<text:line-break/></text:span><text:span text:style-name="T764">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663">filtri a spessore</text:span><text:span text:style-name="T764"> hanno un livello di saturazione oltre il quale non filtrano più e non trattengono più il materiale. <text:line-break/></text:span><text:span text:style-name="T765">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766">superiore al</text:span><text:span text:style-name="T765"> 99.97%, usati per correnti d’uscita </text:span><text:span text:style-name="T766">dalle unità di fermentazione o per filtrare i gas in alimentazione alla coltura di cellule in crescita. Efficaci per tutti i microrganismi.<text:line-break/>I</text:span><text:span text:style-name="T664"> filtri a membrana</text:span><text:span text:style-name="T766"> invece sono fatti di </text:span><text:span text:style-name="T767">esteri cellulose, </text:span><text:span text:style-name="T766">nylon, polisolfone, policarbonato ecc. operano per taglio dimensionale, non vengono mai saturati. Non c’è mai rischio di eccedere la capacità del filtro.</text:span></text:p>
      <text:p text:style-name="P31"><text:span text:style-name="T766">I diametri dei pori sono normalmente di 0.2 microm per sterilizzare i liquidi ma possono arrivare anche fino a 0.02 per eliminare i virus dalle correnti gassose.<text:line-break/></text:span><text:span text:style-name="T767">Esistono altri modi di sterilizzazione, come con le radiazioni non ionizzanti (es. lampade UV). La loro azione germicida è legata al fatto che i raggi UV inducono mutazioni negli acidi nucleici </text:span><text:span text:style-name="T768">(specialmente nel DNA)</text:span><text:span text:style-name="T767">, efficacia molto alta ma sono radiazioni non penetranti (legata alla sup <text:s/></text:span><text:span text:style-name="T768">esposta</text:span><text:span text:style-name="T767">). Usati per la sterilizzazione dell’aria, </text:span><text:span text:style-name="T768">potabilizzazione dell’acqua </text:span><text:span text:style-name="T767">e per la sterilizzazione delle superfici </text:span><text:span text:style-name="T768">(laboratori, camere operatorie)</text:span><text:span text:style-name="T767"><text:line-break/>Oppure si usano radiazioni ionizzanti come i raggi gamma,</text:span><text:span text:style-name="T768">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769">O</text:span><text:span text:style-name="T768">ssido di etilene, molto attivo contro microrganismi e spore. </text:span><text:span text:style-name="T769">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692"><text:line-break/><text:line-break/></text:span><text:span text:style-name="T769">Agenti anti-microbici.</text:span></text:p>
      <text:p text:style-name="P31"><text:span text:style-name="T769">Antisettici: agenti che sono sufficientemente delicati da poter essere applicati sulla pelle </text:span><text:span text:style-name="T770">e </text:span><text:span text:style-name="T769">mucose, sono basati su composti di mercurio, nitrato di argento, alcol e detergenti.</text:span></text:p>
      <text:p text:style-name="P32"><text:span text:style-name="T769">Disinfettanti: eliminano i microrganismi ma non le spore. Non possono essere usati su tessuti viventi e sono ad esempio candeggina, composti clorati e solfato di rame.<text:line-break/>Agenti </text:span><text:span text:style-name="T770">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771">Gli </text:span><text:span text:style-name="T665">antibiotici</text:span><text:span text:style-name="T771">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772"><text:line-break/>La disinfezione serve a eliminare gli agenti patogeni </text:span><text:span text:style-name="T773">capaci di</text:span><text:span text:style-name="T772"> causare infezione o malattie.</text:span><text:span text:style-name="T773">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774">I virus sono i più facilmente disinfettabili mentre le spore sono quelli più difficilmente disinfettabili.<text:line-break/></text:span><text:span text:style-name="T692"><text:line-break/></text:span><text:span text:style-name="T775">19/04/2021<text:line-break/></text:span><text:span text:style-name="T776">ESEMPI E DETTAGLI DELLA STERILIZZAZIONE<text:line-break/>L’efficacia di una sterilizzazione viene definita sulla base di riduzione della carica dei microrganismi e con un criterio </text:span><text:soft-page-break/><text:span text:style-name="T776">probabilistico, in particolare lo sterility assurance level (</text:span><text:span text:style-name="T1090">SAL</text:span><text:span text:style-name="T776">), questo numero esprime la probabilità che in una singola operazione di sterilizzazione non arriva a ridurre la carica batterica al livello prefissato.<text:line-break/></text:span><text:span text:style-name="T777">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776"><text:line-break/></text:span><text:span text:style-name="T778">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779">Il valore di D esprime la reazione cinetica alla T <text:s/>di esercizio della sterilizzazione, D è una funzione della T (perché la costante cinetica segue la legge di Arrenhius). Z esprime la sensibilità di D al variare della T → </text:span><text:span text:style-name="T780">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781">to della T sul processo di sterilizzazione).<text:line-break/>Il lethality rate (F), F</text:span><text:span text:style-name="T543">H </text:span><text:span text:style-name="T781">per sterilizzazione a secco e </text:span><text:span text:style-name="T785">F</text:span><text:span text:style-name="T544">0</text:span><text:span text:style-name="T781"> con vapore condensante, esprime il tempo equivalente che produce la stessa rid</text:span><text:span text:style-name="T782">u</text:span><text:span text:style-name="T781">zione della carica microbica alla T di riferimento, questa T (ancora in maniera convenzionale) è definita a 170°C per la sterilizzazione a secco e a <text:s/>121°c per vapore condensante.<text:line-break/></text:span><text:span text:style-name="T783">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784">Avendo il lethality rate si può poi determinare il grado di riduzione della carica microbica per il processo e per i microrganismi analizzati.<text:line-break/><text:line-break/></text:span><text:span text:style-name="T785">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544">2</text:span><text:span text:style-name="T785">)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666">indicatori biologici</text:span><text:span text:style-name="T785">. Questi sono preparazioni standardizzate di microrganismi specifici che sono resisten</text:span><text:span text:style-name="T786">t</text:span><text:span text:style-name="T785">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text:span><text:soft-page-break/><text:span text:style-name="T785">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1095">DOWNSTREAM</text:span><text:span text:style-name="T786"><text:line-break/>Operazioni per separare e purificare dei prodotti ottenuti dai processi biologici. </text:span><text:span text:style-name="T787">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788">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789">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33"><text:span text:style-name="T789">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86"><text:line-break/></text:span><text:span text:style-name="T789">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90">ultra centrifugazione, adsorbimento ecc).</text:span><text:span text:style-name="T789"><text:line-break/></text:span><text:span text:style-name="T79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85"><text:line-break/></text:span><text:soft-page-break/><text:span text:style-name="T790">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779"><text:line-break/></text:span><text:span text:style-name="T791">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792">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79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94">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795">di</text:span><text:span text:style-name="T794"> densità tra i prodotti cellular</text:span><text:span text:style-name="T795">i</text:span><text:span text:style-name="T794"> </text:span><text:span text:style-name="T795">(presente in base conc e con dimensioni piccole) </text:span><text:span text:style-name="T794">e il </text:span><text:span text:style-name="T795">mezzo di fermentazione</text:span><text:span text:style-name="T794">, </text:span><text:span text:style-name="T795">poi la reologia del mezzo è <text:s/>molto importante perché può complicare l’operazione e anche la compressibilità del solido introduce ulteriori complessità.<text:line-break/>La separazione dei solidi si possono effettuare tramite flottazione </text:span><text:span text:style-name="T796">(facciamo galleggiare il prodotto solido e lo recuperiamo)</text:span><text:span text:style-name="T795"> o sedimentazion</text:span><text:span text:style-name="T796">e (prodotto solido si accumula alla base, </text:span><text:span text:style-name="T807">come forza motrice ho l’accelerazione di gravità</text:span><text:span text:style-name="T79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667">filtrazione</text:span><text:span text:style-name="T796"> è resa difficile dall’incomp</text:span><text:span text:style-name="T797">ressi</text:span><text:span text:style-name="T796">bilità delle cellule e dalle caratteristiche non newtoniane del mezzo di </text:span><text:span text:style-name="T797">prodotto di reazione</text:span><text:span text:style-name="T796">. </text:span><text:span text:style-name="T797">La velocità di filtrazione dipende dalla viscosità </text:span><text:span text:style-name="T800">del fluido</text:span><text:span text:style-name="T797">,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798">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799"><text:line-break/>Una P eccessiva all’inizio del processo può causare l’otturazione del filtro e quindi delle resistenze alla filtrazione molto elevate. La resistenza del filtro può essere considerata costante soltanto se le particelle </text:span><text:span text:style-name="T800">da filtrare</text:span><text:span text:style-name="T799"> non permeano </text:span><text:span text:style-name="T800">n</text:span><text:span text:style-name="T799">ella membrana.</text:span><text:span text:style-name="T800"> La resistenza del letto filtrazione aumenta all’aumentare dello spessore.<text:line-break/>Velocità di filtrazione </text:span><text:span text:style-name="T801">direttamente proporzionale </text:span><text:span text:style-name="T800">all’area filtrante </text:span><text:span text:style-name="T801">e alla differenza di P a cavallo del filtro e inversamente proporzionale alla viscosità del fluido, resistenza specifica del letto di filtrazione, massa e resistenza della membrana di filtrazione → </text:span><text:span text:style-name="T802">per aumentare velocità aumento A (sistemi più grandi sistemi costosi), aumento deltaP (per materiali compressibili può essere controproducente perché potremmo avere intasamento della membrana e diminuzione della porosità della torta di filtrazione</text:span><text:span text:style-name="T803">), riduco la massa della torta riducendo il suo spessore (viene effettuata nella reazione continua su tamburo, viene ripulito il filtro ad ogni rotazione del tamburo) oppure ridurre viscosità del filtrato.<text:line-break/><text:line-break/></text:span><text:soft-page-break/><text:span text:style-name="T803">I sistemi di filtrazione industriale sono due </text:span><text:span text:style-name="T804">(per reattori batch?):</text:span></text:p>
      <text:p text:style-name="P33"><text:span text:style-name="T803">1) a filtro press, in cui il materiale da filtrare è iniettato al centro della press e riempe le camere, dopodiché viene applicata una P, sistema compresso e materiale filtrato sulle tele dei diversi piatti.</text:span><text:span text:style-name="T795"><text:line-break/></text:span><text:span text:style-name="T803">2) membrane gonfiate di aria per schiacciare il pannello di filtrazione e spremere nuovamente il filtrato.</text:span></text:p>
      <text:p text:style-name="P34"><text:span text:style-name="T803">O</text:span><text:span text:style-name="T680">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805">(la torta)</text:span><text:span text:style-name="T680"> viene lavato e seccato e viene staccato dalla sup di filtrazione prima che questa rientri nel mezzo da filtrare.<text:line-break/></text:span><text:span text:style-name="T805">Con <text:s/>i tamburi abbiamo una rigenerazione continua della superficie filtrata (ottimo per le operazioni continue).<text:line-break/></text:span><text:span text:style-name="T806">Per aumentare la superficie utilizzo dischi ruotanti. Sistema analogo: ho dei coltelli raschiatori per pulire la superficie prima della nuova immersione nel mezzo.<text:line-break/><text:line-break/>La </text:span><text:span text:style-name="T668">centrifugazione</text:span><text:span text:style-name="T806">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807">dall’accelerazione centrifuga, differenza di densità e la viscosità del mezzo.<text:line-break/></text:span><text:span text:style-name="T808">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809">Il controllo della T all’interno della centrifuga è difficile, abbiamo rischio di danneggiare materiali termolabili → non utilizziamo materiali termolabili.<text:line-break/></text:span><text:span text:style-name="T810"><text:line-break/>Per effettuare la </text:span><text:span text:style-name="T669">precipitazione</text:span><text:span text:style-name="T810"> dobbiamo aggregare le particelle e favorirne <text:s/>la sedimentazione. La precipitazione dipende dalla solubilità quindi dal pH e dalla forza ionica della soluzione.<text:line-break/>Dipende dal pH perché se abbiamo pH elevati la superficie </text:span><text:span text:style-name="T811">della proteina</text:span><text:span text:style-name="T810"> è ossidril</text:span><text:span text:style-name="T811">a</text:span><text:span text:style-name="T810">ta, </text:span><text:span text:style-name="T811">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35"><text:span text:style-name="T811">P</text:span><text:span text:style-name="T680">rocessi di </text:span><text:span text:style-name="T655">elettroforesi</text:span><text:span text:style-name="T680"> in cui </text:span><text:span text:style-name="T812">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813">(che devono essere immiscibili tra di loro).</text:span><text:span text:style-name="T812"><text:line-break/>Viene utilizzato quando soluto e solvente hanno volatilità simile (non posso effettuare una distillazione), il soluto è termolabile oppure quando sol e solv formano mix azeotropiche oppure quando la con di soluto è bassa.<text:line-break/></text:span><text:span text:style-name="T813">Usato per purificare gli antibiotici.<text:line-break/>Tipicamente costituito da due fasi: acquose o non acquose. Possono essere anche sistemi immiscibili di due fasi acquose. </text:span><text:span text:style-name="T814">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815">La coalescenza e la separazione delle fasi avviene per differenza di densità, può essere favorita dalla forza centrifuga o dalla presenza di membrana.<text:line-break/></text:span><text:span text:style-name="T816">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817">È sostanzialmente un separatore che ruota attorno alla testa della colonna.<text:line-break/></text:span><text:soft-page-break/><text:span text:style-name="T817">I liquidi vengono forzati nel loro movimento controcorrente attraverso delle separazione, elevata sup di scambio, molto contatto tra i due liquidi. </text:span><text:span text:style-name="T818">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819">L’evaporazione non è adatta a prodotti termolabili (riduco tempo di residenza, aumento sup di scambio termico). <text:line-break/></text:span><text:span text:style-name="T817"><text:line-break/></text:span><text:span text:style-name="T1096">PURIFICAZIONE</text:span><text:span text:style-name="T820"><text:line-break/>Il </text:span><text:span text:style-name="T821">metodo</text:span><text:span text:style-name="T820">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22">È anche importante la conc di prodotto nella corrente d’uscita dalla bioreazione.<text:line-break/>All’aumentare della diluizione del prodotto aumentano i costi di sep</text:span><text:span text:style-name="T823">a</text:span><text:span text:style-name="T822">razione e quindi aumenta il costo di vendita del materiale. <text:line-break/></text:span><text:span text:style-name="T824">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25">Le membrane sono dei setti semi permeabili, possono essere fatte a partire da materiali polimerici o da materiali sinterizzati.</text:span><text:span text:style-name="T826"> Un processo di separazione a membrana viene utilizzato per la rimozione del solvente e per far concentrare il prodotto ad esempio. </text:span><text:span text:style-name="T827">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841">e</text:span><text:span text:style-name="T827">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828">filtrato</text:span><text:span text:style-name="T827"> alla fine del tubo.<text:line-break/><text:line-break/></text:span><text:span text:style-name="T829">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830">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831">Membrane liquide costituite da un film liquido su due fasi liquide. </text:span><text:span text:style-name="T832">Trasporto del soluto avviene attraverso meccanismo di partizione-diffusione (partizione con il solvente e diffusione nella membrana liquida). Applicato alla separazione degli antibiotici.<text:line-break/></text:span><text:span text:style-name="T833">Processi di separazione cromatografica </text:span><text:span text:style-name="T836">(è sempre un processo batch) </text:span><text:span text:style-name="T833">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834">sportate dall’eluente e interagiscono in modo diverso con la fase stazionaria; si legano in maniera selettiva e reversibile sulla fase stazionaria.</text:span></text:p>
      <text:p text:style-name="P36"><text:span text:style-name="T680">Tanto maggiore è l’affinità del soluto con la fase solida e tanto più è lenta la velocità di diluizione.<text:line-break/></text:span><text:span text:style-name="T835">I tipi di processo quindi sono di adsorbimento, scambio ionico, interazioni idrofobiche, interazioni di esclusione, un estrazione con fluido supercritico o separazione per affinità. <text:s/>Applicazioni più svariate, va dai materiali farmaceutici, </text:span><text:soft-page-break/><text:span text:style-name="T835">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837">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838">Nelle operazioni di cromatografia q</text:span><text:span text:style-name="T837">uindi si fa </text:span><text:span text:style-name="T838">l’</text:span><text:span text:style-name="T837">ipotesi di equilibrio istantaneo locale </text:span><text:span text:style-name="T838">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839">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840">e</text:span><text:span text:style-name="T839"> abbiamo eluizione di sostanze a basso peso molecolare e viceversa.<text:line-break/></text:span><text:span text:style-name="T840">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842">26/04/2021<text:line-break/></text:span><text:span text:style-name="T843">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844">Fase fondamentale</text:span><text:span text:style-name="T846"> che va</text:span><text:span text:style-name="T844"> in primis pensata ed analizzata; questa fase va riprodotta, ottimizzata, ogni volta che si fa partire il reattore. </text:span><text:span text:style-name="T845">Tanto più è lunga la fase lag tanto più il processo sarà costoso.<text:line-break/></text:span><text:span text:style-name="T846">Lo shock che l’organismo subisce a passare a V e conc diverse. <text:line-break/></text:span><text:span text:style-name="T847">Sviluppo l’inoculo in modo tale che possa adattarsi gradualmente → minimizzo gli shock legati a variazioni di V (man mano che aumento il V </text:span><text:span text:style-name="T848">devo agitare di più, quindi aumenta il punto di stress dell’organismo).<text:line-break/></text:span><text:span text:style-name="T849">Regola del pollice: ordine di grandezza per volta. Il n° di step dipende dal V del fermentatore finale.<text:line-break/><text:line-break/>SVILUPPO DELL’INOCULO<text:line-break/>L’</text:span><text:span text:style-name="T670">inoculo</text:span><text:span text:style-name="T849"> è quella quantità di microrganismo che ci serve per far partire la fermentazione (ci si riferisce proprio allo starter del processo). </text:span><text:span text:style-name="T850">L’inoculo è quindi il materiale biologico di partenza.<text:line-break/>La </text:span><text:span text:style-name="T671">semina</text:span><text:span text:style-name="T850"> invece è sempre materiale biologico ma di partenza della fermentazione finale, è quello che ho ottenuto nel pre-fermentatore (nell’ultimo fermentatore appena prima di quello di produzione). </text:span><text:span text:style-name="T851"><text:line-break/></text:span><text:span text:style-name="T852">Lo sviluppo dell’inoculo ha 2 obiettivi: arrivare alla semina, sto operando per aumentare la biomassa ma so già cosa fare (grazie allo studio fatto in precedenza sull’inoculo stesso) </text:span><text:span text:style-name="T853">e (non ha detto).<text:line-break/>Se sto sviluppando per la prima volta il microrganismo devo capire la sua fisiologia </text:span><text:span text:style-name="T854">e</text:span><text:span text:style-name="T853"> se può essere sviluppato sano e vitale </text:span><text:span text:style-name="T854">sul mezzo che poi vorrò sviluppare. Dopodiché devo fare delle verifiche di controllo di qualità sull’organismo, le sue proprietà devono essere costanti e il microrganismo deve essere stabile.<text:line-break/></text:span><text:span text:style-name="T855">Selezionato il microrganismo, selezionato il substrato, nel momento in cui vado a studiare la progettazione come si comporta il microrganismo durante la fase di </text:span><text:span text:style-name="T856">sviluppo dell’inoculo</text:span><text:span text:style-name="T855">. <text:line-break/></text:span><text:span text:style-name="T856">L’instabilità nella fase dello sviluppo dell’inoculo è uno dei parametri che va a </text:span><text:span text:style-name="T857">scartare</text:span><text:span text:style-name="T856"> molti microrganismi.<text:line-break/></text:span><text:span text:style-name="T858">Gli organismi mutati tendono a retro mutare, sono molto instabili → motivo per il quale ogni volta è meglio partire da organismi “freschi”. </text:span><text:span text:style-name="T859">Nel caso in cui abbiamo culture con più di un organismo la complessità aumenta.<text:line-break/></text:span><text:span text:style-name="T860">Preparazione dell’inoculo: partiamo dalla fonte primaria, facciamo crescere il microrganismo su un mezzo solido, le colonie generate le mettiamo in un </text:span><text:span text:style-name="T861">recipiente di dimensioni più grandi nel mezzo liquido (uguale a quello della fermentazione finale).<text:line-break/></text:span><text:span text:style-name="T862">Partiamo dalla fiala, inoculiamo il microrganismo su una piastra </text:span><text:span text:style-name="T863">di petri</text:span><text:span text:style-name="T862">, generiamo una prima semina con </text:span><text:span text:style-name="T863">un</text:span><text:span text:style-name="T862"> mezzo </text:span><text:soft-page-break/><text:span text:style-name="T863">minimale</text:span><text:span text:style-name="T862"> </text:span><text:span text:style-name="T863">dopodiché le colonie sviluppate verranno inoculate </text:span><text:span text:style-name="T864">nel mezzo che poi verrà utilizzato per la produzione (solitamente mezzo liquido).<text:line-break/></text:span><text:span text:style-name="T865">Analisi in doppio e triplo significa fare la stessa analisi su due/tre beute diverse cioè su due/tre campioni diversi.<text:line-break/></text:span><text:span text:style-name="T866">Le fiale dopodiché le conserverò per un certo tempo. <text:line-break/></text:span><text:span text:style-name="T867">Attenzione: nel momento in cui stiamo generando delle fiale in n° consistente avremo bisogno di tempo, dobbiamo stare attenti che il tempo non sia troppo lungo, non dobbiamo cadere in tempi che potrebbero causare modificazioni nell’organismo. </text:span><text:span text:style-name="T870">Vogliamo applicare un approccio statistico per cui vogliamo un bel numero di materiale da studiare.</text:span><text:span text:style-name="T867"><text:line-break/></text:span><text:span text:style-name="T868">Uno degli approcci messi in campo proprio nel momento in cui sto studiando lo sviluppo dell’inoculo per poterlo poi standardizzar</text:span><text:span text:style-name="T869">e </text:span><text:span text:style-name="T868">e applicarlo </text:span><text:span text:style-name="T869">poi </text:span><text:span text:style-name="T868">al processo. L’obiettivo è andare a fare delle analisi per capire quanto l’organismo è sensibile ai </text:span><text:span text:style-name="T869">tempi suoi di sviluppo proprio. <text:line-break/></text:span><text:span text:style-name="T871">Materiale biologico sufficiente per poter fare le analisi statistiche, per studiare ad esempio la stabilità si fa analisi a breve e a lungo termine. Parametri di interesse sono i prodotti finali e la quantità di prodotto generato.</text:span></text:p>
      <text:p text:style-name="P37"><text:span text:style-name="T680">Dall’inoculo alla semina mi genero poi altro materiale biologico per controllare, controllo ad ogni step per cui ogni volta conservo </text:span><text:span text:style-name="T872">qualche fiala</text:span><text:span text:style-name="T680"> e studio il parametro di interesse. <text:line-break/></text:span><text:span text:style-name="T872">I parametri che si vanno ad analizzare possono essere l’ATP (se siamo in versione aerobi</text:span><text:span text:style-name="T873">c</text:span><text:span text:style-name="T872">a, se c’è ATP vuol dire che la fermentazione aerobi</text:span><text:span text:style-name="T873">c</text:span><text:span text:style-name="T872">a avviene), CO2 emessa (ci dice quanto sta respirando l’organismo), DNA, RNA, se hanno flocculato (alcuni funghi stanno bene quando flocculano).<text:line-break/></text:span><text:span text:style-name="T874">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876"><text:line-break/>Bisogna partire sempre dall’inoculo puro, ci metto più tempo e magari costa di più ma rischio di meno. </text:span><text:span text:style-name="T877">Bisogna essere certi delle condizioni di sterilità e che gli apparecchi siano effettivamente puliti.<text:line-break/></text:span><text:span text:style-name="T878">T</text:span><text:span text:style-name="T877">ramite un prelievo </text:span><text:span text:style-name="T878">si va ad a</text:span><text:span text:style-name="T877">nalizzare il patrimonio genetico; </text:span><text:span text:style-name="T878">è utile quando magari c’è un discostamento dai dat</text:span><text:span text:style-name="T879">i, in questo caso per esempio si fanno i confronti tra le fiale conservate e le fiale che invece hanno continuano ad operare.<text:line-break/></text:span><text:span text:style-name="T880">Si va ad analizzare anche per capire se il problema è endogeno quindi legato a mutazione degli organismi o esogeno quindi magari il flusso di O2 o l’agitazione non è abbastanza. (</text:span><text:span text:style-name="T875">Endogeno → il sistema tende a mutare ed è instabile,<text:line-break/>Esogeni → cose che vengono all’esterno</text:span><text:span text:style-name="T880">).<text:line-break/>Se non si può rimediare al problema si scarta l’organismo e si butta tutto.<text:line-break/></text:span><text:span text:style-name="T881">Nel caso de</text:span><text:span text:style-name="T882">lla produzione </text:span><text:span text:style-name="T883">con i</text:span><text:span text:style-name="T882"> fung</text:span><text:span text:style-name="T883">hi</text:span><text:span text:style-name="T882"> dobbiamo stare attenti a non strappare le ife. </text:span></text:p>
      <text:p text:style-name="P38"><text:span text:style-name="T882"><text:line-break/></text:span><text:span text:style-name="T1097">ANTIBIOTICI</text:span><text:span text:style-name="T883"><text:line-break/></text:span><text:span text:style-name="T884">Il fatto di poter produrre antibiotici diversi ha portato ad un alto sviluppo, passando per esempio dalla puntura ad essere un farmaco da ingerire ha fatto in modo che il prodotto potesse essere più diffuso.<text:line-break/></text:span><text:span text:style-name="T885">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886">solo</text:span><text:span text:style-name="T885"> loro mentre ora ci sono </text:span><text:span text:style-name="T886">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887">I</text:span><text:span text:style-name="T886">l virus per riprodursi ha bisogno di un ospite, il substrato del virus è </text:span><text:span text:style-name="T887">la cellula che il virus infetta, inietta il suo filamento di RNA e stampa se stesso lì sopra. <text:line-break/></text:span><text:span text:style-name="T888">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889">e quando alcune di queste malattie si sono risvilluppate si è presentato un problema.<text:line-break/></text:span><text:span text:style-name="T890">Gli antibiotici nel mangime degli animali da svezzamento servono a prevenire che insorgano malattie batteriche che potrebbero causare danni economici negli allevamenti intensivi, si vuole minimizzare la quantità di antibiotico nel </text:span><text:soft-page-break/><text:span text:style-name="T890">mangime se non addirittura toglierlo per mettere altri sostituti (es. zinco/rame che distruggono i batteri ma che sono tossici quindi non si può esagerare).<text:line-break/></text:span><text:span text:style-name="T891">Gli antibiotici agiscono ovunque, dipende dalla molecola ma a seconda di questa gli impatti sono su punti diversi cellulari; </text:span><text:span text:style-name="T1038">s</text:span><text:span text:style-name="T891">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892">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893">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894">Si sono così sviluppati degli organismi i cui enzimi poi sono stati in grado di distinguere la penicillina e la sequenza di amminoacidi giusta.<text:line-break/></text:span><text:span text:style-name="T895"><text:line-break/>Screening antibiotico<text:line-break/>Si generano delle pastigliette impregnate di antibiotico e </text:span><text:span text:style-name="T896">vi è</text:span><text:span text:style-name="T895"> una pastiglietta che fa da controll</text:span><text:span text:style-name="T896">o, queste pastigliette vengono poste su una piastra di petri su cui abbiamo inoculato l’organismo e andiamo a vedere dove si genera l’alo, andiamo a verificare così l’efficacia dell’antibiotico. <text:s/><text:line-break/></text:span><text:span text:style-name="T897">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898">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899">Vi è anche la possibilità di fare screening tramite diffusione con agar, in questo caso </text:span><text:span text:style-name="T900">l’antibiotico affronta qualche batterio diverso, se l’antibiotico ha effetto per un po’ l’organismo non si sviluppa, man mano l’effetto dell’antibiotico viene a mancare e quindi le colonie iniziano a svilupparsi.<text:line-break/><text:line-break/></text:span><text:span text:style-name="T901">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902">Bisogna lavorare a due stadi, abbiamo una prima parte in cui dobbiamo far avvenire la fermentazione con la crescita dell’organismo (dove limiteremo i costi di produzione del microrganismo</text:span><text:span text:style-name="T903">) ed una seconda fase </text:span><text:span text:style-name="T904">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905">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906">Se ho un microrganismo fortemente è necessario agitare per smaltire il calore, soprattutto nella prima fase.<text:line-break/></text:span><text:span text:style-name="T907">Devo trovare un substrato in grado di aumentare la quantità di antibiotico prodotta.<text:line-break/><text:line-break/></text:span><text:soft-page-break/><text:span text:style-name="T908">29/04/2021<text:line-break/></text:span><text:span text:style-name="T909">Problem</text:span><text:span text:style-name="T910">i</text:span><text:span text:style-name="T909">: <text:line-break/></text:span><text:span text:style-name="T910">1) </text:span><text:span text:style-name="T909">aumentare la produzione degli antibiotici (problema ormai risolto) </text:span><text:span text:style-name="T910">e </text:span><text:span text:style-name="T909">avere delle rese ragionevoli dal punto di vista industriale<text:line-break/></text:span><text:span text:style-name="T910">2) </text:span><text:span text:style-name="T909">poter produrre antibiotici con strutture diverse perché stiamo cercando di </text:span><text:span text:style-name="T910">inseguire sistemi evoluti dei microrganismi<text:line-break/>La soluzione del primo problema è stato affrontato in modi diversi, è stato necessario andare a studiare il percorso metabolico che portava alla produzione </text:span><text:span text:style-name="T911">e capire gli effetti dell’ambiente esterno.<text:line-break/>Se andiamo a vedere la curva di produzione della penicillina </text:span><text:span text:style-name="T912">(processo batch plottato su una curva tempo e prodotto) </text:span><text:span text:style-name="T911">e l’analizziamo </text:span><text:span text:style-name="T913">quando</text:span><text:span text:style-name="T911"> non abbiamo ancora fatto interventi </text:span><text:span text:style-name="T913">notiamo che vi è la curva dello zucchero </text:span><text:span text:style-name="T914">(fonte di C)</text:span><text:span text:style-name="T913"> che è massima all’inizio </text:span><text:span text:style-name="T914">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15"> non produrre di più nello stesso tempo ma prolungare i tempi </text:span><text:span text:style-name="T916">di fermentazione.<text:line-break/>Si vuole </text:span><text:span text:style-name="T917">portare</text:span><text:span text:style-name="T916"> la biomassa </text:span><text:span text:style-name="T917">in fase premorte per tanto tempo.<text:line-break/>Bisogna cercare di mantenere il pH a quel valore.<text:line-break/>Si agisce su quello che è il margine di intervento ossia il substrato. </text:span></text:p>
      <text:p text:style-name="P39"><text:span text:style-name="T917">L</text:span><text:span text:style-name="T680">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918">e quindi morire </text:span><text:span text:style-name="T919">ma andrò a fare due processi; nella prima parte faccio crescere il microrganismo e quando sono arrivata a concentrazione ottimale a quel punto cambio le cose, quindi io all’inizio gli darò tutto ciò che ha bisogno affinché cresca in fretta. </text:span><text:span text:style-name="T920">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921">l</text:span><text:span text:style-name="T920">’altra fonte strettamente necessaria, giochiamo per mantenere il pH costante. </text:span><text:span text:style-name="T921">Possiamo tamponare il nostro sistema e basificare affinché il pH sia mantenuto nel tempo di fermentazione.<text:line-break/>Nella prima fase un pH basico è un problema quindi questo gioco deve essere fatto solo nella seconda fase.</text:span></text:p>
      <text:p text:style-name="P40"><text:span text:style-name="T680">Abbiamo due condizioni operative molto diverse nelle due fasi.<text:line-break/></text:span><text:span text:style-name="T922">Per aumentare la resa possiamo andare ad aggiungere degli intermedi nel ciclo metabolico </text:span><text:span text:style-name="T923">portando ad una produzione più stabile e più facile per isolare la forma di penicillina.<text:line-break/></text:span><text:span text:style-name="T924">La T è uno dei problemi che non si può ridurre.<text:line-break/></text:span><text:span text:style-name="T925">Avere un fermentatore chiuso significa avere ottimi livelli di asepsi.<text:line-break/></text:span><text:span text:style-name="T926">Antibiotici anoma</text:span><text:span text:style-name="T927">l</text:span><text:span text:style-name="T926">i simili ma con piccole parti diverse.<text:line-break/></text:span><text:span text:style-name="T928">Il penicillum notutum cresceva male, l’obiettivo era arrivare a tutta la biomassa l’ossigeno e il substrato in modo tale che gli organismi siano alimentati adeguatamente. Molti organismi tendono ad aggregarsi, alcuni più di altri.<text:line-break/></text:span><text:span text:style-name="T929">Era molto difficile fare arrivare al nutrimento agli organismi che erano contenuti nella parte più interna dell’aggregato → problema → cambiato penicillum.<text:line-break/></text:span><text:span text:style-name="T930">O <text:s/>unico reattore fed batch oppure due reattori di cui in uno facciamo operare la crescita mentre nel secondo facciamo la produzione.<text:line-break/></text:span><text:span text:style-name="T931">Operazioni in cascata di separazione, non si può andare direttamente a fare operazioni di purificazione.<text:line-break/></text:span><text:span text:style-name="T932">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933">Il fi</text:span><text:span text:style-name="T1038">l</text:span><text:span text:style-name="T933">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934">Molecola biologica quindi T non troppe elevate, essendo poi un farmaco </text:span><text:soft-page-break/><text:span text:style-name="T935">non è consentito nessun residuo di nulla e quindi va purificato.<text:line-break/>La penicillina <text:s/>ha </text:span><text:span text:style-name="T936">la caratteristica</text:span><text:span text:style-name="T935"> di essere solubile in acqua se </text:span><text:span text:style-name="T936">ha pH <text:s/>basico ed essere solubile in un ambiente organico se ha pH acido quindi cambiamo pH, trattiamo </text:span><text:span text:style-name="T937">con butilacetato</text:span><text:span text:style-name="T936">, estraiamo, ribasifichiamo e utilizziamo di nuovo acqua </text:span><text:span text:style-name="T937">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938">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939">Dal punto di vista sintetico è una sintesi che costa meno<text:line-break/></text:span><text:span text:style-name="T940">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941"> L’uso di enzima è ovviamente più costoso non conviene lavorare solo con enzimi perché il n° di passaggi è così grande perché dovremmo fare una batteria di reattori, per ogni enzima bisogna fare un reattore.<text:line-break/></text:span><text:span text:style-name="T942">Facciamo produrre la penicillina, la prendiamo e la facciamo passare sul reattore che contiene l’enzima e la scomponiamo. </text:span><text:span text:style-name="T941"><text:line-break/></text:span><text:span text:style-name="T944">(</text:span><text:span text:style-name="T943">Fermentazione sommersa evoluzione della fermentazione in superficie.</text:span><text:span text:style-name="T944">)<text:line-break/></text:span><text:span text:style-name="T945">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946">Un altro metodo è tramite l’uso di mutanti, </text:span><text:span text:style-name="T949">es. </text:span><text:span text:style-name="T946">molecola complessa che </text:span><text:span text:style-name="T947">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948">Si va a riattivare una via che era stata eliminata in modo tale che invece di produrre una daunomicina sia possibile produrre un adnamicina che è praticamente la molecola ossidata grazie alla specificità di un’enzima.<text:line-break/><text:line-break/></text:span><text:span text:style-name="T554">ENZIMI: CATALIZZATORI BIOLOGICI</text:span><text:span text:style-name="T950"><text:line-break/></text:span><text:span text:style-name="T951">Catalizzatore molto attivo, stereospecifico, </text:span><text:span text:style-name="T954">stereoselettivi</text:span><text:span text:style-name="T951"> e con una serie di caratteristiche. Funziona a P e T ambiente.<text:line-break/></text:span><text:span text:style-name="T952">Non c’è reazione bio</text:span><text:span text:style-name="T953">logica</text:span><text:span text:style-name="T952"> all’interno della cellula che non sia catalizzata da un’enzima.<text:line-break/></text:span><text:span text:style-name="T953">Gli enzimi che sono a disposizione di una cellula dipendono dal patrimonio genetico, quello che noi siamo sono determinate dal patrimonio genetico attraverso gli enzimi. L’enzima opera attraverso un sito attivo. <text:line-break/></text:span><text:span text:style-name="T954">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955">o</text:span><text:span text:style-name="T954">n</text:span><text:span text:style-name="T955">e</text:span><text:span text:style-name="T954"> avviene tramite prodotti e reagenti presenti, allosterico significa da un’altra parte perché spesso sono presenti due siti, uno </text:span><text:span text:style-name="T955">di reazione e l’altro di regolazione, quest’ultimo mediamente è dalla parte opposta di quello attivo.<text:line-break/>Proteina complessa e così rigida → piccoli cambiamenti sul sito generano una serie di tensioni, cambiamenti di angoli di legame. </text:span><text:span text:style-name="T956">Non tutti gli enzimi sono allosterici regolatori ma questi sono quelli più importanti perché sono sempre presenti nei punti più critici.<text:line-break/></text:span><text:soft-page-break/><text:span text:style-name="T956">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957">È un problema di tipo geometrico che poi si ripercuote nel problema chimico. <text:line-break/></text:span><text:span text:style-name="T958">L’adattamento <text:s/>indotto: il substrato si adatta un po’ al sito attivo.<text:line-break/>L’enzima è costituito da una grandissima parte proteica, </text:span><text:span text:style-name="T959">la parte un po’ più lunga da fare perché bisogna mettere in atto il ribosoma che stampa le proteine. </text:span><text:span text:style-name="T960">N</text:span><text:span text:style-name="T959">el caso degli enzimi questa parte è già pronta, </text:span><text:span text:style-name="T960">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961">Nel caso degli enzimi questi hanno sempre dei nomi che sono evocativi.<text:line-break/></text:span><text:span text:style-name="T962">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963">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964">(T e pH) </text:span><text:span text:style-name="T963">in cui si trova dall’enzima, presenza o meno di cofattori </text:span><text:span text:style-name="T964">e coenzimi</text:span><text:span text:style-name="T963">, presenza o meno di inibitori.<text:line-break/></text:span><text:span text:style-name="T964">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965">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966">ci. Hanno </text:span><text:span text:style-name="T967">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968">Ci sono degli inibitori che equivalgono ai veleni es monossido di carbonio per l’emoglobina.<text:line-break/></text:span><text:span text:style-name="T969">Ci sono poi gli enzimi delle cellule che per esempio vivono nelle condizioni marine che riescono ad operare a P elevate.<text:line-break/></text:span><text:soft-page-break/><text:span text:style-name="T970">Bisogna conoscere la T caratteristica dell’enzima. </text:span><text:span text:style-name="T965"><text:line-break/></text:span><text:span text:style-name="T971">Fondamentale la velocità di reazione, ricorda quella dei catalizzatori convenzionali, ha un andamento a massimo con asintoto. <text:s/></text:span><text:span text:style-name="T972">A seconda della concentrazione del substrato la velocità di reazione sarà diver</text:span><text:span text:style-name="T973">sa.<text:line-break/></text:span><text:span text:style-name="T672">Giustificare perché il primo step ha un equilibrio e il secondo no. </text:span><text:span text:style-name="T975">(domanda d’orale)</text:span><text:span text:style-name="T973"><text:line-break/>Il primo step è enzima + substrato → </text:span><text:span text:style-name="T974">k+1/k-1 </text:span><text:span text:style-name="T973">complesso attivato → k2 enzima ripristinato e prodotto.<text:line-break/></text:span><text:span text:style-name="T974">Non è detto che dal complesso attivato necessariamente si arrivi al prodotto, </text:span><text:span text:style-name="T975">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976">pro</text:span><text:span text:style-name="T975">segue </text:span><text:span text:style-name="T976">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41"><text:span text:style-name="T680">Nella seconda parte della reazione non c’è una doppia freccia perché il prodotto avrà una geometria </text:span><text:span text:style-name="T977">molto</text:span><text:span text:style-name="T680"> diversa dal substrato </text:span><text:span text:style-name="T977">che è stato fatto reagire. Questo è il motivo per cui il prodotto non torna nel sito attivo.<text:line-break/></text:span><text:span text:style-name="T978">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979">complesso attivato, è </text:span><text:span text:style-name="T980">misurabile</text:span><text:span text:style-name="T979"> l’enzima iniziale ma non durante </text:span><text:span text:style-name="T980">la</text:span><text:span text:style-name="T979"> reazione). <text:s/>È un eq in grado di esprimere la velocità in funzione della conc di substrato durante la reazione.<text:line-break/></text:span><text:span text:style-name="T981">La costante Km <text:s/>rende conto della affinità che l’enzima ha per quel substrato cioè quanto l’enzima è in grado di interagire con quel substrato. <text:line-break/></text:span><text:span text:style-name="T982">Curva descritta in modo banale: poco substrato, tanto enzima → velocità sarà grande, man mano che aumenta la conc di substrato la velocità diminuisce, quando avr</text:span><text:span text:style-name="T983">em</text:span><text:span text:style-name="T982">o raggiunto la massima conc di siti attivi avremo raggiunto l’asintoto. </text:span></text:p>
      <text:p text:style-name="P41"><text:span text:style-name="T982">Curva descritta matematicamente invece tramite l’espressione di (v=Vmax*Cs/(Km+Cs)).<text:line-break/></text:span><text:span text:style-name="T1038">Ricorda</text:span><text:span text:style-name="T982"> l’eq di </text:span><text:span text:style-name="T1038">M</text:span><text:span text:style-name="T982">onod</text:span><text:span text:style-name="T981">. </text:span><text:span text:style-name="T983">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984">La presenza di inibitori può portare al disattivazione dell’enzima e quindi ad un abbattimento dell’attività e della velocità di reazione. Ci sono tre tipi di inibizione: </text:span><text:span text:style-name="T985">competitiva (c’è competizione per il sito attivo tra il substrato e l’inibitore), </text:span><text:span text:style-name="T986">non competitiva (la usano gli allosterici, in qualche modo diminuisco attività perché modifico il sito attivo ma questo resta sempre vuoto perché l’inibitore viene legato su un altro sito), </text:span><text:span text:style-name="T987">acompetitva (non c’è alcuna competizione per il sito attivo, l’inibitore non si lega al sito attivo ma al complesso enzima substrato attivato, modifica così di nuovo le geometrie e impedisce che le reazioni avvengano).</text:span><text:span text:style-name="T985"><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986">Nel caso degli allosterici l’inibitore è un regolatore. <text:line-break/><text:line-break/></text:span><text:span text:style-name="T988">03/05/2021<text:line-break/></text:span><text:span text:style-name="T989">La regolazione è uno dei problemi principali del sito enzimatico. </text:span><text:span text:style-name="T990">Sistemi di regolazione fanno sì che gli enzimi funzioni quando c’è bisogno e non funzionino quando non c’è bisogno.<text:line-break/></text:span><text:span text:style-name="T991">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992">in funzione della conc di substrato.<text:line-break/>Importante capire la velocità enzimatica e se sto considerando un microrganismo capire come funzioneranno tutti gli enzimi all’interno della cellula. <text:line-break/></text:span><text:span text:style-name="T993">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text:span><text:soft-page-break/><text:span text:style-name="T993">di starving quinci vi sono delle molecole generate nella fase pre morte che sono molto dannose.<text:line-break/>Non si arriva mai al gomito perché è pericolosissimo, piccole variazioni possono portare a catastrofi.</text:span></text:p>
      <text:p text:style-name="P42"><text:span text:style-name="T680">Se gli organismi iniziano a morire entrano in atto tutti quei meccanismi e quindi tutti quegli enzimi degradativi, le proteasi. </text:span><text:span text:style-name="T994">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995">re.<text:line-break/></text:span><text:span text:style-name="T996">3 tipi di </text:span><text:span text:style-name="T1000">inibizione</text:span><text:span text:style-name="T996">: competitiva, non competitiva e acompetitva.<text:line-break/>3 cose diverse, si parla sempre di disattivazione mentre nel caso non competitivo si parla anche di attivazione poiché usiamo gli allosterici. <text:line-break/></text:span><text:span text:style-name="T997">Inibizione non competitiva legata alla presenza di un inibitore che non interagisce con il sito attivo ma interagisce con il sito allosterico cioè il sistema che l’enzima utilizza per regolare attività enzimatica</text:span><text:span text:style-name="T996">; </text:span><text:span text:style-name="T998">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999">e quindi</text:span><text:span text:style-name="T998"> in qualche modo regolo la conc del prodotto oppure è un prodotto che proviene da un’a</text:span><text:span text:style-name="T999">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1000">è l’inibitore <text:s/>del primo enzima della catena glicolitica; è un inibitore reversibile cioè posso modulare la catena glicolitica in modo tale da regolare il ciclo di krebs e quindi la r</text:span><text:span text:style-name="T999">espirazione.<text:line-break/></text:span><text:span text:style-name="T1000">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1001">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43"><text:span text:style-name="T1002">Inibizioni irreversibili </text:span><text:span text:style-name="T1003">(in cat non biologica le chiameremmo avvelenamento) ce ne sono, per esempio il sarin è un gas nervino</text:span><text:span text:style-name="T680"> </text:span><text:span text:style-name="T1003">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1004">Molto spesso il feedback positivo è messo in atto da una molecola diversa che fa il feedback e quindi l’enzima viene attivato da qualcosa che è diverso. <text:line-break/></text:span><text:span text:style-name="T1005">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44"><text:span text:style-name="T680"><text:line-break/></text:span><text:span text:style-name="T1006">Perché gli enzimi?</text:span></text:p>
      <text:p text:style-name="P45"><text:span text:style-name="T680">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007">Abbiamo concentrazioni piccolissime di un sacco di prodotti che sono molto simili.<text:line-break/></text:span><text:span text:style-name="T1008">Prima separazioni più grossolane poi quelle più raffinate e così via.<text:line-break/>L’enzima invece trasforma il substrato, se anche c’è l’inib</text:span><text:span text:style-name="T1009">i</text:span><text:span text:style-name="T1008">tore magari lo coordina sul sito attivo </text:span><text:span text:style-name="T1009">perché la molecola </text:span><text:soft-page-break/><text:span text:style-name="T1009">interagisce ma non lo trasforma. Alla fine quello che io ottengo è il substrato trasformato in prodotto grazie all’enzima. Inoltre l’enzima il sottoprodotto non lo fa perché la reazione è substrato → prodotto.<text:line-break/></text:span><text:span text:style-name="T1010">La via chimica costa meno in termini di progettazione e reagenti, arrivo fino ad un certo punto e l’ultima trasformazione la faccio con l’attività enzimatica. Taglio così i costi del downstream.<text:line-break/></text:span><text:span text:style-name="T1011">Sul downstream non lo batte nessuno a T e P ambiente. <text:s text:c="2"/><text:line-break/></text:span><text:span text:style-name="T679">Svantaggi</text:span><text:span text:style-name="T1011">: devo cavarlo fuori da qualche parte. </text:span><text:span text:style-name="T1012">Crearlo direttamente in prodotto è complicato ma non impossibile ma dal punto di vista economico non conviene, quello che conviene farlo è cavarlo fuori da qualche parte: o da microrganismi o da funghi, piante o anche da animali.<text:line-break/></text:span><text:span text:style-name="T1013">L’enzima è una molecola suscettibile perché essendo una proteina è di natura suscettibile a determinate modifiche di T, pH, agitazione ecc. Se però denaturiamo anche parzialmente la proteina poi questa perde la proprietà. <text:line-break/></text:span><text:span text:style-name="T1014">Non possiamo quindi permetterci delle estrazioni strong proprio perché altrimenti denaturiamo la proteina e disattiviamo l’enzima quindi, se si può, lo si purifica il meno possibile. </text:span></text:p>
      <text:p text:style-name="P45"><text:span text:style-name="T1015">Però ovviamente più purifichiamo e migliore è l’attività dell’enzima. <text:line-break/></text:span><text:span text:style-name="T1017">S</text:span><text:span text:style-name="T1015">e l’enzima è extracellulare perché se è extracellulare è </text:span><text:span text:style-name="T1016">un </text:span><text:span text:style-name="T1015">più facile, </text:span><text:span text:style-name="T1016">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1017">e sensibili che si disattiva la cellula ma non si estrae l’enzima e si usa l’enzima all’interno della cellula mantenuta disattivata in maniera tale che l’enzima funzioni mentre il resto della cellula è praticamente morto (ma non degradato).<text:line-break/></text:span><text:span text:style-name="T1018">S</text:span><text:span text:style-name="T1017">i possono fare </text:span><text:span text:style-name="T1018">altrimenti </text:span><text:span text:style-name="T1017">un certo n° di step e poi accontentarci di un’enzima.</text:span><text:span text:style-name="T1018"><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46"><text:span text:style-name="T1019">L’</text:span><text:span text:style-name="T680">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1020">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7"><text:span text:style-name="T680">Se l’enzima è un’enzima che deriva da un microrganismo si va a verificare se c’è pericolosità.<text:line-break/></text:span><text:span text:style-name="T1021">Le caratteristiche organolettiche derivano dai sottoprodotti che deriva di nuovo dalla presenza o meno di enzimi.<text:line-break/><text:line-break/></text:span><text:span text:style-name="T1022">La produzione dell’enzima parte da uno screening di ciò che serve, si sceglie quindi il microrganismo più adatto, si fa lo studio, poi si fa il pilota. È esattamente lo stesso metodo degli altri catalizzatori.<text:line-break/></text:span><text:span text:style-name="T1023">Possiamo brevettare</text:span><text:span text:style-name="T1022"> l’uso d</text:span><text:span text:style-name="T1023">i un</text:span><text:span text:style-name="T1022">’enzima per una speciale applicazione. </text:span><text:span text:style-name="T1023">Approccio industrialmente importante. </text:span></text:p>
      <text:p text:style-name="P65">Il fatto di poterlo brevettare ci da una copertura d’uso, soprattutto dopo aver speso tempo e soldi.</text:p>
      <text:p text:style-name="P48"><text:span text:style-name="T1024">Per passare dal pristino (non purificato) e arrivare al n° 5 di step di purificazione si perde molto prodotto, la resa rispetto alla reazione </text:span><text:span text:style-name="T1025">diminuisce e l’attività specifica però tanto più è purificato e tanto più aumenta (è come se andassimo verso un’enzima puro all’interno della cellula).<text:line-break/>I costi per peso aumentano tantissimo </text:span><text:span text:style-name="T1026">così come aumentano anche i costi di attività.</text:span></text:p>
      <text:p text:style-name="P48"><text:soft-page-break/><text:span text:style-name="T1026">Ciò che si fa è un bilancio, si gioca sui costi-benefici. Magari non mi fermerò allo stato pristino ma eviterò di arrivare all’ultimo passaggio di purificazione, a seconda ovviamente del microrganismo e dell’uso.<text:line-break/><text:line-break/></text:span><text:span text:style-name="T1027">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1028">Produzione di bulk: uno dei problemi è produrre sufficiente enzima, come si fa?</text:span></text:p>
      <text:p text:style-name="P66">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66">Svantaggi: costi di immobilizzazione, eventuale disattivazione e minore attività.<text:line-break/>I modi per immobilizzare gli enzimi sono molti, sia con metodi fisici che con metodi chimici. </text:p>
      <text:p text:style-name="P49"><text:span text:style-name="T680">L’utilizzo di metodi chimici </text:span><text:span text:style-name="T1029">presenta</text:span><text:span text:style-name="T680"> rischi di modificazioni del sito attivo perché i metodi chimici implicano la formazione di legami forti come legami sigma) </text:span><text:span text:style-name="T1029">e sono costosi </text:span><text:span text:style-name="T680">mentre i metodi fisici come adsorbimento o intrappolamento (genero un network di fibre </text:span><text:span text:style-name="T1029">e intrappolo l’enzima all’interno), la forza di interazione vede che l’adsorbimento è il meno forte di tutti (perché abbiamo interazioni fra cariche), un po’ più forti quelli dell’intrappolamento ma i più forti sono quelli chimici.<text:line-break/></text:span><text:span text:style-name="T1030">Il tempo di vita dell’enzima supportato dall’adsorbimento sarà più corto rispetto a quello in cui ho generato dei legami sigma. Farò anche qui un bilancio per capire quale metodo è il migliore.<text:line-break/></text:span><text:span text:style-name="T1032">Se abbiamo applicazioni molto fini e speciali si può anche scegliere un supporto più raffinato (e più costoso) ma più adatto al sistema.</text:span><text:span text:style-name="T1029"><text:line-break/></text:span><text:span text:style-name="T1031">Anche l’adsorbimento può essere fatto in modi <text:s/>diversi: modi semplici come interazioni elettrostatiche o idrofobiche oppure generazione di legami (avere legami covalenti aiuta nella stabilità).<text:line-break/></text:span><text:span text:style-name="T1035">I s</text:span><text:span text:style-name="T1034">istemi di immobilizzazione </text:span><text:span text:style-name="T1035">possono essere usati anche agli organismi, per</text:span><text:span text:style-name="T1034"> esempio </text:span><text:span text:style-name="T1035">nel </text:span><text:span text:style-name="T1034">trattamento delle acque di scarico; </text:span><text:span text:style-name="T1035">con gli organismi è più facile perché tendono naturalmente ad attaccarsi un po’.</text:span><text:span text:style-name="T1036"><text:line-break/></text:span><text:span text:style-name="T1037">Non è detto che l’immobilizzazione porti sempre ad una diminuzione dell’attività o alla disattivazione, il rischio c’è ma non accade sempre.<text:line-break/><text:line-break/></text:span><text:span text:style-name="T1038">I reattori per i sistemi immobilizzati sono o reattori a membrana o sono i reattori tipici dell’attività catalitica.</text:span><text:span text:style-name="T1036"><text:line-break/></text:span><text:span text:style-name="T1032"><text:line-break/></text:span><text:span text:style-name="T1033">06/05/2021<text:line-break/></text:span><text:span text:style-name="T1098">ACIDO LATTICO</text:span><text:span text:style-name="T1039"><text:line-break/>Si preferisce produrre l’acido lattico per via fermentativa. <text:line-break/></text:span><text:span text:style-name="T1040">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1041">risultati diversi</text:span><text:span text:style-name="T1040">).</text:span></text:p>
      <text:p text:style-name="P111"><text:span text:style-name="T1040">S</text:span><text:span text:style-name="T680">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50"><text:span text:style-name="T680">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042">e</text:span><text:span text:style-name="T680">mo di spingere la crescita del microrganismo per andare </text:span><text:soft-page-break/><text:span text:style-name="T680">verso una produzione che possa </text:span><text:span text:style-name="T1042">sostenere il nostro processo.<text:line-break/></text:span><text:span text:style-name="T1043"><text:line-break/></text:span><text:span text:style-name="T1044">Pasteur si rese conto che l</text:span><text:span text:style-name="T1043">’acido lattico </text:span><text:span text:style-name="T1044">non era un componente del latte ma un prodotto di fermentazione del latte, da qui inizia tutta la sua produzione </text:span><text:span text:style-name="T1045">industriale.<text:line-break/>Queste produzione industriali fino a tempo fa erano state confinate solo all’industria alimentare </text:span><text:span text:style-name="T1046">(formaggio, yo</text:span><text:span text:style-name="T1048">g</text:span><text:span text:style-name="T1046">urt oppure l’uso di acido lattico come preservante e conservante)</text:span><text:span text:style-name="T1045"> ma negli ultimi tempi si sono poi specializzati nella produzione della molecola dell’acido lattico.<text:line-break/></text:span><text:span text:style-name="T1046">Nella </text:span><text:span text:style-name="T1047">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1048">L’acido lattico può essere prodotto anche da fonti fossili: C, petrolio o gas naturale.<text:line-break/>Ci sono sintesi diverse o</text:span><text:span text:style-name="T1049">ppure che implicano la degradazione degli zuccheri (fatto per via biochimica) per ottenere appunto la molecola; </text:span><text:span text:style-name="T1050">d</text:span><text:span text:style-name="T1049">al punto di vista economico </text:span><text:span text:style-name="T1050">però </text:span><text:span text:style-name="T1049">non sono sostenibil</text:span><text:span text:style-name="T1050">i</text:span><text:span text:style-name="T1049"> quindi in pratica non vengono praticate.<text:line-break/></text:span><text:span text:style-name="T1050">La produzione di acido lattico è fatta quindi sostanzialmente per via fermentativa (rispetto alla via convenzionale è più favorevole). </text:span><text:span text:style-name="T1051">Dobbiamo comunque abbassare i costi, possiamo intervenire sul substrato che rappresenta il margine d’intervento.<text:line-break/></text:span><text:span text:style-name="T674">L</text:span><text:span text:style-name="T675">’acido lattico </text:span><text:span text:style-name="T674">può essere</text:span><text:span text:style-name="T675"> il sottoprodotto di un altro processo</text:span><text:span text:style-name="T1052"> come bonifica delle acque o trattamento degli scarti → vantaggio economico perché comunque sia dovevamo trattare gli scarti.<text:line-break/></text:span><text:span text:style-name="T1053">Fermentazione associata alla crescita. <text:line-break/></text:span><text:span text:style-name="T1054">Con un processo continuo </text:span><text:span text:style-name="T1055">(ho un reattore, continuo ad alimentare e continuo ad estrarre)</text:span><text:span text:style-name="T1054"> si può fare qualcosa legato al food o al settore farmaceutico solo se i microrganismi sono immobilizzati. Siccome i batteri lattici non sono particolarmente sensibili ci sono anche dei processi in grado di recuperarli e riutilizzarli.<text:line-break/></text:span><text:span text:style-name="T1056">Nel caso di un processo continuo il tempo di residenza è medio quindi non so mai cosa sto estraendo e a che punto sono sulla curva di crescita → non posso tracciare. <text:line-break/></text:span><text:span text:style-name="T1057">I microrganismi immobilizzati non crescono e se mutano lo fanno poco. Le mutazioni sono tanto più importanti e tanto più rapidi quanto maggiore è la crescita.<text:line-break/></text:span><text:span text:style-name="T1058">La progettazione del design è fatta in base a considerazioni biologiche ma anche economiche.<text:line-break/></text:span><text:span text:style-name="T1059">Ci sono substrati a basso costo come le biomasse li</text:span><text:span text:style-name="T1060">gno</text:span><text:span text:style-name="T1059">cellulosiche (gli scarti dell’ikea) </text:span><text:span text:style-name="T1060">e c’è un grandissimo fermento scientifico per utilizzarle ma l’obiettivo è applicarle per le più svariate fermentazioni → il problema è che va pretrattato tantissimo, dobbiamo degradarl</text:span><text:span text:style-name="T1061">o</text:span><text:span text:style-name="T1060"> affinché l’organismo sia in grado di fermentarlo e usarlo come substrato.<text:line-break/>I costi della biomassa quindi aumentano nella valutazione dei costi globali.</text:span><text:span text:style-name="T1061"><text:line-break/></text:span><text:span text:style-name="T1062">È una fermentazione inibita dal substrato cioè in presenza di elevate concentrazioni di zucchero i lattobacilli rallentano la loro fermentazione quindi la loro conc di zucchero disponibile deve essere dosata ad hoc. <text:line-break/></text:span><text:span text:style-name="T1063">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1064">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065">Se vogliamo vendere il lattato di calcio va bene ma se invece vogliamo vendere l’acido lattico in quanto tale quello che va fatto è poi una ritrasformazione in acido lattico.<text:line-break/><text:line-break/></text:span><text:span text:style-name="T1066">Bisogna rompere la cellulosa, separare la lignina perché se presente da problemi durante la fermentazione, bisogna eliminare l’inibizione da feedback e eliminare tutti i problemi legati al metabolismo del microrganismo usato.</text:span></text:p>
      <text:p text:style-name="P51"><text:span text:style-name="T680">Un altro problema è dato dai sottoprodotti, questi sono comunque molecole organiche (spesso simili al prodotto) e quindi rendono la separazione più difficile e più costosa. <text:line-break/></text:span><text:span text:style-name="T1067">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068">) mentre i secondi danno acido lattico in quantità abbondante ma contemporaneamente danno una serie di altri prodotti come etanolo, acido acetico ecc…<text:line-break/></text:span><text:soft-page-break/><text:span text:style-name="T1068"><text:line-break/></text:span><text:span text:style-name="T1069">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070">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071">Il siero viene utilizzato anche per produrre le proteine in polvere</text:span><text:span text:style-name="T1069">.<text:line-break/></text:span><text:span text:style-name="T1072">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073">Tendenzialmente sono </text:span><text:span text:style-name="T1074">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1075">Bisogna tenere conto delle conc di zucchero, dei valori di pH (misurato e controllato con sonde), </text:span><text:span text:style-name="T1076">batch o fed-batch o continuo dipende dalle condizioni. C’è il vantaggio di asepsi perché buona parte di batteri a quei pH muore.<text:line-break/><text:line-break/></text:span><text:span text:style-name="T1077">Una volta prodotto l’acido lattico il nostro obiettivo è separarlo e purificarlo.<text:line-break/>Dipende se nel processo abbiamo usato omofermentatore o eterofermentatore, in questo caso dovremo separare ciò che non è acido lattico </text:span><text:span text:style-name="T1078">quindi separazione solido-liquido e po</text:span><text:span text:style-name="T1079">i bisogna trattare il liquido.<text:line-break/>In un processo batch ivi compreso questo non si va mai a consumo del substrato allora abbiamo sempre un po’ di substrato non reagito che a fine processo dovremo separare. </text:span></text:p>
      <text:p text:style-name="P51"><text:span text:style-name="T1079">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673">sposta l’acido più debole dai suoi sali</text:span><text:span text:style-name="T1079"> → reazione di doppio scambio e quindi si ripristina l’acido lattico e si forma solfato di calcio. <text:line-break/></text:span><text:span text:style-name="T1080">Il problema è il solfato di calcio (gesso) è il sottoprodotto più comune che possiamo trovare </text:span><text:span text:style-name="T1086">nelle</text:span><text:span text:style-name="T1080"> produzioni. <text:line-break/>C’è tanto gesso, ha valore 0 e quello che produciamo noi vale ancora meno in quanto è giallo e puzza </text:span><text:span text:style-name="T1086">(quindi non si può usare nemmeno nelle applicazioni building)</text:span><text:span text:style-name="T1080">. </text:span><text:span text:style-name="T1086">Si usa quasi sempre la calce per salificare.</text:span></text:p>
      <text:p text:style-name="P51"><text:span text:style-name="T1080"><text:line-break/></text:span><text:span text:style-name="T1081">10/05/2021<text:line-break/></text:span><text:span text:style-name="T1082">Nel caso di produzione di acidi la separazione è abbastanza semplice, siamo in presenza di un acido quindi lo si può salificare (reazioni acido base facilmente applicabili e con rese anche abbastanza importanti). <text:line-break/></text:span><text:span text:style-name="T1083">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091"> estrazione con solvente</text:span><text:span text:style-name="T1083"> <text:s/>quindi separazione usando un liquido estraente oppure una</text:span><text:span text:style-name="T1091"> separazione utilizzando membrana</text:span><text:span text:style-name="T1083">.</text:span></text:p>
      <text:p text:style-name="P52"><text:span text:style-name="T680">La prima pone qualche problema in più perché spesso il solvente è organico e poi entriamo nei problemi degli </text:span><text:span text:style-name="T678">equilibri</text:span><text:span text:style-name="T680"> (le estrazioni dei solventi giocano proprio su questi). Gli equilibri sono sempre un pochino problematici, possiamo avere dei ritorni </text:span><text:span text:style-name="T1084">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085">L’acido lattico è sicuramente un prodotto prezioso ma anche un prodotto che tendenzialmente non dovrebbe costare troppo perché ha molte applicazioni (conservante, monomero ecc…).<text:line-break/>Con l’estrazione solvente otteniamo un prodotto puro.</text:span></text:p>
      <text:p text:style-name="P67">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oft-page-break/><text:span text:style-name="T1116">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1118">l</text:span><text:span text:style-name="T1116">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117">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119">Le operazioni unitarie pur essendo tutte uguali vanno fatte in sequenza e progressivamente i costi di membrana e di separazione aumentano.</text:span><text:line-break/><text:span text:style-name="T1110">Con il processo di </text:span><text:span text:style-name="T1115">precipitazione</text:span><text:span text:style-name="T1110"> non abbiamo la possibilità di ottenere un acido direttamente.<text:line-break/></text:span><text:span text:style-name="T1111">Prima reazione salificazione con formazione di lattato di calcio e poi recupero con trattamento dell’acido forte. Solfato di calcio rappresenta un problema </text:span><text:span text:style-name="T1112">perché non sappiamo cosa fare, costa soldi perché dobbiamo smaltirlo in discarica ma diventa un rifiuto speciale perché proviene da fermentazione. </text:span><text:span text:style-name="T1113">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09"><text:span text:style-name="T492">Il processo di purificazione dipenderà però dalla purezza richiesta del mercato e dalle sue applicazioni.<text:line-break/><text:line-break/></text:span><text:span text:style-name="T493">Applicazioni alimentari con addizione di acido lattico oppure con produzione di acido lattico in situ e poi il suo utilizzo come additivo. È uno dei conservanti più utilizzati.<text:line-break/></text:span><text:span text:style-name="T494">L’acido lattico </text:span><text:span text:style-name="T495">prodotto per via fermentativa</text:span><text:span text:style-name="T494"> </text:span><text:span text:style-name="T496">veniva</text:span><text:span text:style-name="T494"> usato per fare l’acido polilattico (</text:span><text:span text:style-name="T515">PLA</text:span><text:span text:style-name="T494">) </text:span><text:span text:style-name="T496">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495">o</text:span><text:span text:style-name="T496"> per policondensazione diretta </text:span><text:span text:style-name="T495">a T e P elevate, alla fine il materiale che si poteva ottenere era costoso ma nemmeno molto buono </text:span><text:span text:style-name="T497">(anche se ad alto peso molecolare)</text:span><text:span text:style-name="T495">. <text:s/><text:line-break/>Si pensò allora di produrre l’acido polilattico tramite intermedi con produzione di questo intermedi, polimerizzazione <text:s/></text:span><text:span text:style-name="T497">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498">processo green.<text:line-break/>Acido lattico prodotto per via fermentativa (che può essere utilizzata per degradare scarti) e trasformato in un prodotto ad alto valore aggiunto che è un polimero biodegradabile </text:span><text:span text:style-name="T499">da parte di microrganismi presenti in natura </text:span><text:span text:style-name="T500">trasformandolo in CO</text:span><text:span text:style-name="T488">2</text:span><text:span text:style-name="T500"> o metano e acqua.</text:span><text:span text:style-name="T498"><text:line-break/></text:span><text:span text:style-name="T501">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499">Questa applicazione è importante perché un packaging biodegradabile va nella direzione green. <text:line-break/><text:line-break/></text:span><text:span text:style-name="T502">Il PLA ha applicazioni mediche perché viene utilizzato nell’ingegneria </text:span><text:span text:style-name="T503">tissutale</text:span><text:span text:style-name="T502">, </text:span><text:span text:style-name="T503">suture</text:span><text:span text:style-name="T502"> perché riassorbibile e non tossico, </text:span><text:span text:style-name="T503">per i device ortopedici (un tempo fatti di titanio). </text:span><text:span text:style-name="T504">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505">Si usano di solito dei carrier che sono polimeri, il PLA è tra questi.<text:line-break/></text:span></text:p>
      <text:p text:style-name="P110"><text:span text:style-name="T491">Altra applicazione dell’acido polilattico è il latte fermentato. </text:span><text:span text:style-name="T506">I formaggi e i probiotici sono prodotti con obiettivo </text:span><text:soft-page-break/><text:span text:style-name="T506">preservare le qualità nutritive del contenuto di latte. <text:line-break/></text:span><text:span text:style-name="T507">Si può fermentare qualsiasi tipo di latte animale, il latte della renna ha un contenuto di grassi molto alto, sono tutti latti trasformabili e fermentabili in formaggio. <text:line-break/></text:span><text:span text:style-name="T508">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509">Un’altra cosa che sono in grado di produrre i battero lattici sono le batteriocine o lantibiotic</text:span><text:span text:style-name="T512">i</text:span><text:span text:style-name="T509">, molecole piccole che hanno in parte capacità antibiotica prodotte durante la fase di fermentazione lattica, sono in grado di essere attivi contro gli organismi gran positivi. </text:span><text:span text:style-name="T510">Sono in grado di prevenire e rallenta lo spoilage da parte di una serie di batteri che portano alla degradazione di sostanze minerali.<text:line-break/>Sono in grado di interagire con </text:span><text:span text:style-name="T511">la parete dei microrganismi degradativi e patogeni che si sviluppano nei cibi conservati dando un effetto detergente </text:span><text:span text:style-name="T512">quindi la presenza di batteriocina comporta una migliore conservazione dell’alimento</text:span><text:span text:style-name="T511">. </text:span></text:p>
      <text:p text:style-name="P68">Per prevenire muffe nei <text:span text:style-name="T1121">mais nel silos</text:span> venivano <text:span text:style-name="T1122">inoculati</text:span> dei batteri lattici al loro interno, i batteri fermentano abbassando progressivamente il pH <text:s/>andando a valori di acidità bassi, quindi le <text:span text:style-name="T1122">infezioni</text:span> muffe non si verificano e in parallelo si vide che la formazione delle batteriocine che <text:span text:style-name="T1122">andavano ad aumentare l’effetto di sterilizzazione messo in atto con l’abbassamento del pH e </text:span>a<text:span text:style-name="T1122">vevano </text:span>l’effetto di asepsi e <text:span text:style-name="T1122">aiutavano </text:span>a preservare la produzione alimentare.</text:p>
      <text:p text:style-name="P68"><text:line-break/><text:span text:style-name="T1120">Un altro metodo per conservare i vegetali è proprio dato dalla fermentazione lattica. <text:line-break/></text:span><text:span text:style-name="T1123">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124">g</text:span><text:span text:style-name="T1123">rado di dare fermen</text:span><text:span text:style-name="T1124">tazione lattica e in grado di crescere in concentrazioni saline spinte. I vegetali vengono ammollati in acqua e sale </text:span><text:span text:style-name="T1125">e automaticamente si auto sterilizzano e quindi si conservano per molto tempo. </text:span><text:span text:style-name="T1126">Il</text:span><text:span text:style-name="T1125"> sapore sarà un po’ salato e acido.</text:span></text:p>
      <text:p text:style-name="P69">È un modo per conservare verdura per molto tempo, adesso è prodotto anche a scopo organolettico perché questo sapore è gradito ai consumatori.<text:line-break/><text:line-break/><text:span text:style-name="T1127">Lo </text:span><text:span text:style-name="T1130">yogurt</text:span><text:span text:style-name="T1127">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70">I probiotici più noti sono quelli contenuti nello yogurt: bifidobatter<text:span text:style-name="T1128">i</text:span>, lattobacilli, streptococchi.</text:p>
      <text:p text:style-name="P71"><text:span text:style-name="T1137">F</text:span>ermentazione simbiotica cioè <text:span text:style-name="T1137">l</text:span>a produzione dello yogurt richiede almeno <text:span text:style-name="T1137">due microrganismi, normalmente il lattobacillo bulgaric</text:span><text:span text:style-name="T1138">us</text:span><text:span text:style-name="T1137">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72">I due batteri hanno T di esercizio diverse, il bulgaricus è presente all’in<text:span text:style-name="T1139">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534">2</text:span> che stimolano invece il metabolismo del bulgaricus.</text:p>
      <text:p text:style-name="P72">Il valore di pH che può essere raggiunto a fine fermentazione è diverso a seconda dei due microrganismi. <text:line-break/>La fermentazione va avanti con copresenza dei due microrganismi con il <text:span text:style-name="T1138">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139">Il latte di partenza come nel caso del formaggio deve essere standardizzato in termini di grassi, se troppo grasso non va bene per essere fermentato dai lattobacilli. Quindi si fa operazione di affioramento e scrematura </text:span><text:span text:style-name="T1141">e </text:span><text:span text:style-name="T1139">il latte </text:span><text:span text:style-name="T1141">subisce anche</text:span><text:span text:style-name="T1140">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oft-page-break/><text:span text:style-name="T1142">La frutta dentro lo yogurt può essere messa o in pezzi o in forma di puree.<text:line-break/><text:line-break/><text:line-break/></text:span><text:span text:style-name="T1144">PRODUZIONE DI ACIDI ORGANICI</text:span><text:span text:style-name="T1143"><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146">K</text:span><text:span text:style-name="T1143">rebs e altri che vengono generati a opera di un ossidazione successiva del glucosio. <text:line-break/>Il capostipite e l’acido più prodotto è </text:span><text:span text:style-name="T1131">l’acido citrico, questo è un acido tricarbossilico </text:span><text:span text:style-name="T1143">quindi ha tre funzioni COO</text:span><text:span text:style-name="T1145">H</text:span><text:span text:style-name="T1143"> e questo andrà ad influire sul processo. </text:span><text:span text:style-name="T1145">Sono bio-acidi perché sono prodotti da microrganismi e macrorganismi durante la respirazione, hanno una serie di applicazioni molto grandi (food, cosmetici, industria tessile, bioplastiche ecc).</text:span></text:p>
      <text:p text:style-name="P73">Possono essere anche estratti <text:span text:style-name="T1146">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147">I protagonisti sono: a</text:span><text:span text:style-name="T1146">cido citrico, fumarico, itaconico, gluconico, malico, lattico e acetico.</text:span></text:p>
      <text:p text:style-name="P73"><text:span text:style-name="T1146">Possono essere di due categorie, una legata ai cicli di acidi tricarbossilici e l’altra deriva</text:span><text:span text:style-name="T1147">n</text:span><text:span text:style-name="T1146">ti dall’</text:span><text:span text:style-name="T1147">ossidazione del glucosio.</text:span><text:span text:style-name="T1146"><text:line-break/></text:span><text:span text:style-name="T1147">Essendo acidi che stanno all’interno dei cicli metabolici il problema è legato al fatto che se sono </text:span><text:span text:style-name="T1148">intermedi</text:span><text:span text:style-name="T1147">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148">prodotto terminale</text:span><text:span text:style-name="T1147"> della fermentazione).<text:line-break/>Dovremo pensare ad un ciclo produttivo che assicuri accumulo dell’intermedio.<text:line-break/></text:span><text:span text:style-name="T1149">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181">ACIDO CITRICO</text:span><text:span text:style-name="T1149"><text:line-break/></text:span><text:span text:style-name="T1150">L’acido citrico è un sale cristallino bianco inodore, è acido al gusto che fonde a 153°C e decompone prima di fondere, è molto solubile in acqua e alcool e ha effetti corrosivi perché ha un pK</text:span><text:span text:style-name="T1151">a</text:span><text:span text:style-name="T1150"> piuttosto basso. Si trova nelle cellule.</text:span></text:p>
      <text:p text:style-name="P74">È il primo intermedio del ciclo di respirazione ed è anche presente nella frutta. <text:span text:style-name="T1151">Originariamente l’acido citrico veniva ottenuto attraverso un processo ad estrazione. Ha usi svariati, può essere utilizzato come conserv</text:span><text:span text:style-name="T1152">a</text:span><text:span text:style-name="T1151">nte, </text:span><text:span text:style-name="T1152">cibo e bibite</text:span><text:span text:style-name="T1151">, detergen</text:span><text:span text:style-name="T1152">ti</text:span><text:span text:style-name="T1151">, </text:span><text:span text:style-name="T1152">depurante di olio per friggere, pannolini come adsorbitore ecc. <text:line-break/>È <text:s/>in grado di dare effervescenza e insieme ad altri aromatizzanti dà il sapore di arancia o limone. <text:line-break/><text:line-break/></text:span><text:span text:style-name="T1153">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154">ono</text:span><text:span text:style-name="T1153"> anche dall’uso dei microrganismi. <text:line-break/></text:span><text:span text:style-name="T1154">La reazione è la conversione del glucosio, questo viene fatto all’interno della cellula. <text:line-break/>È un processo che ha bisogno di ottimizzazione dello zucchero, </text:span><text:span text:style-name="T1155">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156">È una fermentazione a microrganismo completo che implica l’uso della catena metabolica della respirazione.<text:line-break/>Altra grande capacità produttiva dell’aspergillus è per produrre gli enzimi.<text:line-break/><text:line-break/></text:span><text:soft-page-break/><text:span text:style-name="T1156">La biosintesi è la classica via glicolitica più acidi carbossilici. <text:line-break/></text:span><text:span text:style-name="T1157">Problema: l’acido citrico è il primo intermedio del ciclo di Krebs e questo assieme alla glicolisi sono cicli fondamentali per la sopravvivenza del microrganismo e quindi le conc di queste molecole sono </text:span><text:span text:style-name="T1158">stabilite</text:span><text:span text:style-name="T1157"> da enzimi regolatori.<text:line-break/></text:span><text:span text:style-name="T1158">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159">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75">Un altro problema è dato dal fatto che l’acido citrico viene degradato all’interno della cellula perché il ciclo va chiuso, se il ciclo non viene chiuso il microrganismo muore; anche qui dovremo agire sugli enzimi degradativi.<text:line-break/><text:span text:style-name="T1160">Dobbiamo fare in modo che il microrganismo possa prendere una via alternativa degradativa e andare a chiudere il ciclo in modo tale che possa sopravvivere. <text:s/><text:line-break/></text:span><text:span text:style-name="T1161">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162">Cu</text:span><text:span text:style-name="T1161"> è in grado di sostenere la produzione di acido citrico evitando la trasformazione ad isocitrato con possibile scelta da parte del microrganismo di una via laterale.</text:span></text:p>
      <text:p text:style-name="P76">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162">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163">di citrato</text:span><text:span text:style-name="T1162"><text:line-break/>3) La rimozione di ioni ferro </text:span><text:span text:style-name="T1163">porta alla trasformazione totale in isocitrato</text:span></text:p>
      <text:p text:style-name="P77">4) l’utilizzo di fonti di glucosio migliori in cui il glucosio è maggiormente disponibile (tipo il melasso) sono in grado di favorire la scelta di via alternativa e quindi di preservare il microrganismo vivo</text:p>
      <text:p text:style-name="P77">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8">Il processo può essere fatto fed batch ma si tende a fare un processo <text:span text:style-name="T1129">batch a due stadi </text:span>perché le cond di crescita e le cond di produzione sono molto differenti. <text:span text:style-name="T1164">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165">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8"><text:span text:style-name="T1166">Punti critici della f</text:span><text:span text:style-name="T1165">ermentazione sommersa: formazione delle ife, controllo pH, T e O</text:span><text:span text:style-name="T545">2</text:span><text:span text:style-name="T1165">.</text:span></text:p>
      <text:p text:style-name="P78"><text:span text:style-name="T1165">La formazione delle ife e la distruzione delle ife a causa delle agitazione è uno dei punti critici, se sono rotte il microrganismo non cresce più e non produce più acido citrico.</text:span><text:line-break/><text:span text:style-name="T1166">I microrganismi sono o l’aspergillus niger, altri aspergilli, </text:span><text:span text:style-name="T1167">candide e lieviti.</text:span></text:p>
      <text:p text:style-name="P79">Vogliamo aumentare le rese e possibilmente usando un substrato che costi meno per abbassare i costi → cambio microrganismo, sono state proposte le candide perché queste degradano substrati non ricchi come il melasso.<text:line-break/><text:span text:style-name="T1167">Step per fare fermentazione sommersa ivi compreso il processo di separazione.</text:span></text:p>
      <text:p text:style-name="P80"><text:soft-page-break/>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80">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170">bivalente → </text:span><text:span text:style-name="T1171">con i conti stechiometrici già in termini molari la quantità di solfato di calcio è molto grande.</text:span></text:p>
      <text:p text:style-name="P80">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81">Operazione di estrazione utile anche per portare l’acido citrico nel brodo di cultura.</text:p>
      <text:p text:style-name="P82">Visione globale del processo produttivo: proposta a due step, crescita e accumulo, pH deve essere intorno a 4 e scende durante la fermentazione (aspergillus cresce meglio in ambiente acido essendo anche un produttore di acido).<text:line-break/><text:span text:style-name="T1168">Fermentazione a superficie o <text:s/>a substrato liquido, i vassoi sono riempiti con il substrato liquido, o a substrato solido, usato di più nei paesi asiatici, è meno produttivo perché servono grandi spazi e superfici.<text:line-break/></text:span><text:span text:style-name="T1169">Scarti delle patate dolci usati come substrato solido in Giappone. </text:span></text:p>
      <text:p text:style-name="P83"><text:s/><text:line-break/><text:span text:style-name="T1172">13/05/2021</text:span></text:p>
      <text:p text:style-name="P84">Acidi bio organici di interesse industriale, sono prodotti intracellulari. <text:span text:style-name="T1173">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174">Prodotti terminali come acido lattico, acido acetico o gluconico → le cond di accumulo e di sintesi vanno di pari passo.<text:line-break/></text:span><text:span text:style-name="T1175">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176">comunque</text:span><text:span text:style-name="T1175"> associati alla crescita </text:span><text:span text:style-name="T1177">perché senza l</text:span><text:span text:style-name="T1176">’acido citrico </text:span><text:span text:style-name="T1177">non può </text:span><text:span text:style-name="T1176">crescere. <text:s/></text:span><text:span text:style-name="T1177">È un intermedio e quindi le cond operative vanno gestite in modo da procedere all’accumulo.<text:line-break/></text:span><text:span text:style-name="T1178">L’acido citrico per produzioni piccole può essere fatta anche tramite fermentazione a superficie, viene messa a punto una superficie/substrato su cui poi viene <text:s/>seminato il microrganismo che poi farà la fermentazione.</text:span></text:p>
      <text:p text:style-name="P96">Il substrato è formulato in modo da poter effettuare la crescita e lo sviluppo e la produzione di acido citrico.</text:p>
      <text:p text:style-name="P84"><text:span text:style-name="T1178">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179">Produzione piccola che non è in grado di sostenere il mercato.</text:span></text:p>
      <text:p text:style-name="P85">Utilizzata quando la produzione di acido citrico vuole essere effettuata come modo per trattare gli scarti.</text:p>
      <text:p text:style-name="P86">Con il substrato liquido la fermentazione è un po’ più efficiente. <text:line-break/><text:span text:style-name="T1180">Per soddisfare la richiesta mondiale si fa fermentazione sommersa.<text:line-break/><text:line-break/></text:span><text:span text:style-name="T1181">ACIDO ACETICO<text:line-break/></text:span><text:span text:style-name="T1182">Mercato non piccole perché ha applicazioni alimentari, farmaceutici e cosmetico.</text:span></text:p>
      <text:p text:style-name="P87">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7"><text:span text:style-name="T1183">Reazione di ossidazione successiva dell’etanolo con acido acetico come prodotto terminale.<text:line-break/></text:span><text:soft-page-break/><text:span text:style-name="T1184">È un prodotto che si può ottenere sia per processo aerobio che anaerobio, dipende dal microrganismo usato.<text:line-break/></text:span><text:span text:style-name="T1185">Clostridium (microrganismo potenzialemente patogeno) usato perché trasforma glucosio in acido acetico con un singolo step.<text:line-break/>Si usano invece i batteri acetici per produrre acido acetico a scopo alimentare.</text:span></text:p>
      <text:p text:style-name="P88">Il metodo di fermentazione è un metodo di superficie, in particolare si usare il trickle bed reactor.</text:p>
      <text:p text:style-name="P88">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186">La maggior parte del microrganismo è esposto al substrato fatto percolare e durante la fase finale il prodotto (etanolo) è fatto fermentato fino ad acido acetico.</text:span></text:p>
      <text:p text:style-name="P89">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187">ACIDO ITACONICO<text:line-break/>L’acido itaconico è un intermedio del ciclo di </text:span><text:span text:style-name="T1188">K</text:span><text:span text:style-name="T1187">rebs e uno dei prodotti di degradazione successiva dell’acido citrico.<text:line-break/></text:span><text:span text:style-name="T1188">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188">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189">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90"><text:span text:style-name="T1189">Si usa molto meno l’idrossido di calcio perché l’itaconato di calcio è molto appiccicoso ed è difficile da recuperare, meglio usare idrossido di ammonio formando il sale corrispondente.<text:line-break/><text:line-break/></text:span><text:span text:style-name="T1190">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191">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192">z</text:span><text:span text:style-name="T1191">ione possiamo otten</text:span><text:span text:style-name="T1192">e</text:span><text:span text:style-name="T1191">re o l’acido gluconico direttamente o</text:span><text:span text:style-name="T1192">ppure possiamo cristalli</text:span><text:span text:style-name="T1193">z</text:span><text:span text:style-name="T1192">zare il delta lattone </text:span><text:span text:style-name="T1193">(controllore di acidità e conservante)</text:span><text:span text:style-name="T1192"> perché entrambi hanno applicazioni industriali.<text:line-break/></text:span><text:span text:style-name="T1193">Il delta lattone è addizionato anche ai mangimi degli animali perché ha effetti benefici oppure viene usato nell’industria casearia per favorire la formazione della cagliata.</text:span></text:p>
      <text:p text:style-name="P91"><text:span text:style-name="T1193">I sali dell’acido gluconico hanno le più svariate applicazione come detergente, per eliminare ruggine, in metallurgia, </text:span><text:soft-page-break/><text:span text:style-name="T1193">add</text:span><text:span text:style-name="T1194">itivi di cementi ecc<text:line-break/></text:span><text:span text:style-name="T1195">Uso come agenti chelanti, molecole in grado di intrappolare ioni, utilizzati nei prodotti della detergenza.</text:span></text:p>
      <text:p text:style-name="P92"><text:span text:style-name="T1196">Prima si usava l’EDTA ma questo è stato sostituto con l’acido gluconico perché questo viene degradato con molta rapidità durante la fase di trattamento dell’acqua → chelant</text:span><text:span text:style-name="T1197">e</text:span><text:span text:style-name="T1196"> più green.<text:line-break/></text:span><text:span text:style-name="T1198"><text:line-break/></text:span><text:span text:style-name="T1199">17/05/2021<text:line-break/></text:span><text:span text:style-name="T1200">Le applicazioni enzimatiche per applicazioni industriali sono le più svariate, buona parte sono relativa all’industria alimentare, farmaceutica e anche un po’ con l’industria cosmetica.<text:line-break/>Aromi e profumi possono essere fatti tramite enzimi, </text:span><text:span text:style-name="T1201">sono usati anche nel campo della detergenza.<text:line-break/>Usati anche nella produzione della biofuel. </text:span><text:span text:style-name="T1202">Applicazioni dirette o indirette.<text:line-break/></text:span><text:span text:style-name="T1203">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204">Il primo episodio in cui gli enzimi sono stati utilizzati in campo detergenza risale al 1913, si resero conto che i fluidi presi dal pancreas addizionati ai detergenti lavavano e toglievano il grasso meglio.<text:line-break/></text:span><text:span text:style-name="T1205">Negli anni 60 vennero isolate le prime proteasi alcaline. </text:span><text:span text:style-name="T1206">A partire da qui non ci sono stati più detergenti che non avessero avuto al loro interno un’enzima, adesso ce ne sono tantissimi dentro.<text:line-break/>Se uso un’enzima posso anche abbassare la T di lavaggio </text:span><text:span text:style-name="T1207">ottenendo dei risultati di buona qualità.<text:line-break/>Sono tutti enzimi non immobilizzati. Mercato enorme.<text:line-break/></text:span><text:span text:style-name="T1208">La maggior parte sono derivati da organismi geneticamente modificati (per favorire magari la produzione di un certo enzima, non per forza OGM). Non si usano mai gli organismi wild perché non saremmo in grado di soddisfare le richieste.</text:span></text:p>
      <text:p text:style-name="P93"><text:span text:style-name="T1208">Bisogna fare in modo che l’enzima sia escreto nel brodo di fermentazione (quindi magari dovrò fare meno purificazione). Questi sono enzimi non particolarmente sensibili per cui possono essere un po’ trattati.<text:line-break/></text:span><text:span text:style-name="T1204"><text:line-break/></text:span><text:span text:style-name="T1209">I detersivi sono dei prodotti di formulazione raffinata perché devono avere dentro un sacco di componenti di varia natura. Gli enzimi lavorano in ambiente acquoso, i detergenti non sono utilizzati subito perché subiranno </text:span><text:span text:style-name="T1210">un processo</text:span><text:span text:style-name="T1209"> </text:span><text:span text:style-name="T1210">di vendita. Gli enzimi devono essere protetti e devono rimanere inattivi fino al loro momento di utilizzo.</text:span></text:p>
      <text:p text:style-name="P93"><text:span text:style-name="T1210">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211">Lo sporco sono proteine, grassi e molecole che devono essere rimosse a seguito dell’operazione di detergenza.</text:span></text:p>
      <text:p text:style-name="P94">Data la conoscenza delle molecole che costituiscono lo sporco e data la conoscenza degli enzimi in grado di degradarle è stata studiata tutta questa direzione verso la detergenza.<text:line-break/><text:span text:style-name="T1212">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213">in quanto è presente molta acqua.</text:span></text:p>
      <text:p text:style-name="P95">Si va a vedere come gli enzimi presenti sono in grado di degradare <text:span text:style-name="T1214">in</text:span> parti più piccole le molecole più grandi dopodiché l’effetto sinergico deriva dal fatto che ci sarà un altro enzima in grado di attaccare proprio le parti più piccole.<text:line-break/><text:line-break/><text:span text:style-name="T1214">FOOD PROCESSING<text:line-break/>Anche qui si usano enzimi ovunque. </text:span><text:span text:style-name="T1215">L’uso della pectinasi ha consentito la produzione di frutti secchi, attacca le pectine durante il recupero del succo di frutta dalla frutta che stiamo trattando.<text:line-break/></text:span><text:span text:style-name="T1216">Gli enzimi sono stati usati per il pane, fermentazione alcolica, pesce, formaggio ecc.</text:span></text:p>
      <text:p text:style-name="P97">Queste categorie di enzimi erano principalmente prodotti per estrazione da cellule o animali.<text:line-break/><text:span text:style-name="T1217">Esiste un pacchetto GRAS (generally recognized as safe) di microrganismi utilizzati per produzione enzimatica.<text:line-break/>Sono microrganismi riconosciuti come safe, </text:span><text:span text:style-name="T1218">quindi </text:span><text:span text:style-name="T1217">nella produzione di enzima questa categoria di microrganismi ci assicura di essere più sicuri </text:span><text:span text:style-name="T1218">e </text:span><text:span text:style-name="T1217">di non avere eventuali tossine.<text:line-break/><text:line-break/></text:span><text:span text:style-name="T1219">2</text:span><text:span text:style-name="T1220">0</text:span><text:span text:style-name="T1219">/05/2021<text:line-break/></text:span><text:soft-page-break/><text:span text:style-name="T1221">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222">I polifenoli hanno come obiettivo quello di </text:span><text:span text:style-name="T1223">rallentare</text:span><text:span text:style-name="T1222"> l’effetto ossidativo </text:span><text:span text:style-name="T1223">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225">Ci sono anche e</text:span><text:span text:style-name="T1224">nzimi che degradano una serie di molecole che invece vorremo preservare nel momento in cui andiamo a trattare gli alimenti.<text:line-break/></text:span><text:span text:style-name="T1226">Obiettivo dal punto di vista industriale è se mi servono di estrarre gli enzimi e usarli ma se non serve di disattivarli.<text:line-break/></text:span><text:span text:style-name="T1227">Mediamente gli enzimi preferiscono lavorare immobilizzati che liberi e le rese sono migliori proprio quando sono immobilizzati (perché probabilmente il sito attivo si è stabilizzato).<text:line-break/></text:span><text:span text:style-name="T1228">Per disattivare un’enzima vado a pensare alle sue cond operative, essendo un’enzima proveniente da un microrganismo dovrebbe operare a cond ambienti e controllo anche il pH.<text:line-break/>Per inattivarli si </text:span><text:span text:style-name="T1230">modifica</text:span><text:span text:style-name="T1228"> o la T, </text:span><text:span text:style-name="T1229">si fa blanching ossia si sbollenta a 70-100°C in modo tale da disattivare tutti gli enzimi e poi si surgelano, il problema della T è legato al problema del mantenimento delle proprietà del cibo, </text:span><text:span text:style-name="T1230">oppure il pH che porta ad una stasi degli enzimi perché ogni enzima ha un pH di esercizio e noi cerchiamo di metterli fuori da questo range.<text:line-break/></text:span><text:span text:style-name="T1231">L’enzima immobilizzato mediamente porta a rese e risultati migliori ma ovviamente bisogna tenere i conti.<text:line-break/></text:span><text:span text:style-name="T1233">Le prime a</text:span><text:span text:style-name="T1232">pplicazioni di enzimi immobilizzati in campo alimentare sono </text:span><text:span text:style-name="T1233">stati i</text:span><text:span text:style-name="T1232"> </text:span><text:span text:style-name="T1233">trattamenti di miscele racemiche di amminoacidi per andare a selezionare l’enantiomero corretto che è quello in grado di essere riconosciuto dai nostri enzimi. </text:span><text:span text:style-name="T1236">In questa applicazione s</text:span><text:span text:style-name="T1234">i fa operazione di protezione </text:span><text:span text:style-name="T1235">di</text:span><text:span text:style-name="T1234"> gruppo funzionale, </text:span><text:span text:style-name="T1235">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236">e. Dopodiché si va avanti con il processo fino ad ottenere la mix racemica.</text:span><text:span text:style-name="T1235"><text:line-break/></text:span><text:span text:style-name="T1236">L’ultimo passaggio è fatto con l’enzima immobilizzato che è in grado di separare i due enantiomeri e trasformare quell’oggetto in un enantiomero che ricicleremo in colonna.<text:line-break/><text:line-break/></text:span><text:span text:style-name="T1237">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238">pie</text:span><text:span text:style-name="T1239">ni di pectina</text:span><text:span text:style-name="T1237"><text:line-break/>L</text:span><text:span text:style-name="T1238">e </text:span><text:span text:style-name="T1132">pectin</text:span><text:span text:style-name="T1133">e</text:span><text:span text:style-name="T1238"> sono usate per </text:span><text:span text:style-name="T1239">dare consistenza al</text:span><text:span text:style-name="T1238">le marmellate oppure per regolare la scorrevolezza delle paste d</text:span><text:span text:style-name="T1239">ei prodotti da</text:span><text:span text:style-name="T1238"> forno, </text:span><text:span text:style-name="T1239">sono usate in molte applicazioni (non solo alimentari).</text:span></text:p>
      <text:p text:style-name="P98">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240">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241">La degradazione di un polisaccaride è complessa e va per step successivi.<text:line-break/></text:span><text:span text:style-name="T1242">La rapidasi </text:span><text:span text:style-name="T1243">mi indica</text:span><text:span text:style-name="T1242"> </text:span><text:span text:style-name="T1241">il rapporto tra gli enzimi, </text:span><text:span text:style-name="T1244">la polpa reagisce con la rapidasi e dopodiché abbiamo la compressione.</text:span></text:p>
      <text:p text:style-name="P98"><text:span text:style-name="T1244">L’enzima una volta fatto il suo dovere si inattiva e rimane nel succ</text:span><text:span text:style-name="T1245">o (non fanno male, ovviamente ho fatto i controlli </text:span><text:soft-page-break/><text:span text:style-name="T1245">sull’enzima prima della produzione).<text:line-break/>Le rapidasi possono essere enzimi prodotti da microrganismi le cui molecole prodotte sono state dimostrate non da</text:span><text:span text:style-name="T1246">re </text:span><text:span text:style-name="T1245">luogo a tossicità e allergie. </text:span><text:span text:style-name="T1247">Bastano 25 g/ton di rapidasi.<text:line-break/>Si può fare poi lo stesso succo di frutta separando la pectasi, lo si fa con due rapidasi diverse in due step diversi.</text:span></text:p>
      <text:p text:style-name="P99">Non facciamo sterilizzazione ma pastorizzazione perché degraderei le proteine presenti e le caratteristiche nutritive del succo. La pastorizzazione non garantisce asepsi.<text:line-break/>Lo scarto quindi il solido NON si butta, viene trasformato <text:span text:style-name="T1248">e poi viene usato per addizionarlo ai mangimi degli animali, non è consentito per gli umani perché </text:span><text:span text:style-name="T1249">ci sono regole più stringenti per gli esseri umani.<text:line-break/><text:line-break/>Un’altra produzione enzimatica è la produzione degli sciroppi, è un modo per trattare amidi per ottenere principalmente dolcificanti </text:span><text:span text:style-name="T1250">(qualsiasi cosa che sia in grado di rendere dolci)</text:span><text:span text:style-name="T1249">.<text:line-break/></text:span><text:span text:style-name="T1250">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251">Gli sciroppi ad alto contenuto di fruttosio sono prodotti essenzialmente a partire dagli scarti di mais (lo si usa per fare l’olio).<text:line-break/></text:span><text:span text:style-name="T1252">C’è tutta una categoria di sciroppi diversi che dipendono dal taglio dei polisaccaridi.</text:span></text:p>
      <text:p text:style-name="P100">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253">Poi operazione di saccarificazione per ottenere gli zuccheri che o rimangono sotto forma di sciroppo oppure andando avanti è possibile ottenere la separazione di un solido.<text:line-break/></text:span><text:span text:style-name="T1254">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255">in continuo (</text:span><text:span text:style-name="T1254">grande vantaggio</text:span><text:span text:style-name="T1255">), si usa un’alpha-amilasi e ciò che esce dalla liquefazione si va in un impianto da cui otteniamo le destrine e dopo si <text:s/>fa un processo con cui otteniamo i monomeri.<text:line-break/><text:line-break/></text:span><text:span text:style-name="T1258">Produzione di </text:span><text:span text:style-name="T1256">sciroppi i ad alto contenuto di fruttosio </text:span><text:span text:style-name="T1258">e di</text:span><text:span text:style-name="T1256"> </text:span><text:span text:style-name="T1258">a</text:span><text:span text:style-name="T1257">spartame.<text:line-break/></text:span><text:span text:style-name="T1258">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259">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260">L’altro vantaggio è che sono sempre molto più dolci del saccarosio per cui se ne usano di meno. <text:line-break/>Ad esempio il fruttosio di per sé ha calorie ma siccome è tanto più dolce se ne mette molto di meno.<text:line-break/></text:span><text:span text:style-name="T1261">Il grado di dolcezza è stabilito dagli esseri umani. <text:line-break/></text:span><text:span text:style-name="T1262">Gli zuccheri che sono in grado di sostituire il saccarosio vanno verso la direzione di diminuire le calorie.<text:line-break/><text:line-break/></text:span><text:span text:style-name="T1264">Sciroppo ad alto contenuto di fruttosio:</text:span><text:span text:style-name="T1262"><text:line-break/></text:span><text:span text:style-name="T1263">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text:span><text:soft-page-break/><text:span text:style-name="T1263">degradano e quindi dobbiamo preservarli </text:span><text:span text:style-name="T1264">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1265">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101">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266">per fare il fruttosio, usiamo questa volta un’enzima immobilizzato.<text:line-break/></text:span><text:span text:style-name="T1267">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268">Primo step fatto con l’alpha-amilasi.</text:span><text:span text:style-name="T1134"> </text:span><text:span text:style-name="T1135">Abbiamo tanti batch in continuo che fanno diventare il processo continuo.</text:span><text:span text:style-name="T1269"><text:line-break/>Non dobbiamo fare sviluppo dell’inoculo e semina.<text:line-break/></text:span><text:span text:style-name="T1270">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271">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101"><text:span text:style-name="T1271">Per garantire delle rese bisogna mantenere costante conc di Mg e togliere Ca.<text:line-break/><text:line-break/></text:span><text:span text:style-name="T1272">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270"><text:line-break/></text:span><text:span text:style-name="T1273">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102">Ci adeguiamo quindi all’attività dell’enzima cambiando i flussi → processo costante. <text:line-break/><text:line-break/><text:span text:style-name="T1274">Processo di arricchimento: riusciamo ad ottenere mix a 42% di fruttosio ma il mercato lo richiede al 55%.<text:line-break/>Si prende quindi parte del prodotto, lo si manda ad una colonna cromatografica e si separa glucosio </text:span><text:span text:style-name="T1275">e fruttosio. La colonna ha affinità diversa per glucosio e fruttosio per cui il prodotto viene ripartito tra la fase stazionaria e quella mobile, </text:span><text:span text:style-name="T1276">la</text:span><text:span text:style-name="T1275"> riparti</text:span><text:span text:style-name="T1276">zione</text:span><text:span text:style-name="T1275"> dipende poi dagli equilibri. La molecola con più affinità con la fase mobile va via mentre l’altra rimane un po’ di più dentro la colonna.</text:span></text:p>
      <text:p text:style-name="P102"><text:s/><text:span text:style-name="T1275">Abbiamo quindi separazione dei due prodotti, una corrente fatta da glucosio mentre l’altra da fruttosio puro.</text:span></text:p>
      <text:p text:style-name="P103">Prendiamo il fruttosio e faremo una miscelazione con lo sciroppo con fruttosio al 42% fino ad ottenere il 55%.<text:line-break/>Con il glucosio invece <text:span text:style-name="T1276">facciamo riciclo, torna al reattore di isomerizzazione e si fa isomerizzare e via così.<text:line-break/><text:line-break/></text:span><text:span text:style-name="T1277">Produzione di aspartame:<text:line-break/>l’aspartame </text:span><text:span text:style-name="T1278">è l’insieme di due amminoacidi cuciti assieme attraverso un processo di produzione enzimatica.</text:span></text:p>
      <text:p text:style-name="P104">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279">di sintesi, q</text:span>uesto perché <text:span text:style-name="T1279">agiscono sul legame peptidico (legame fra NH e </text:span><text:soft-page-break/><text:span text:style-name="T1279">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105"><text:span text:style-name="T1279">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280">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281">Trattiamo, rimuoviamo l’isomero D, liberiamo il gruppo protetto e otteniamo l’aspartame.<text:line-break/></text:span><text:span text:style-name="T1282">L’isomero D non viene buttato ma lo trasformo di nuovo in D-l racemizzandolo e lo ricicliamo.<text:line-break/><text:line-break/></text:span><text:span text:style-name="T1283">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284">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1285">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286">Lipasi → enzimi per degradare il grasso, possono essere fungine o batteriche. Trasformano il grasso, obietivo sempre avere caratteristiche organolettiche desiderate.</text:span></text:p>
      <text:p text:style-name="P106"><text:span text:style-name="T1286">Ci sono anche il lisozima, enzima in grado di degradare la parete cellulare, viene addizionata per evitare la formazione di batteri e muffe nei prodotti conservati.</text:span><text:span text:style-name="T1283"><text:line-break/><text:line-break/></text:span><text:span text:style-name="T1287">Produzione di aromi </text:span><text:span text:style-name="T1288">e fragranze:</text:span></text:p>
      <text:p text:style-name="P107">aromi riguarda tutto ciò che percepiamo attraverso il gusto, fragranze invece tramite olfatto.</text:p>
      <text:p text:style-name="P106"><text:span text:style-name="T1288">Sempre una grande produzione enzimatica. C’è un po’ più di limitazione legata al fatto che gli enzimi devono derivare non da microrganismi ma da sostanze naturali.<text:line-break/></text:span><text:span text:style-name="T1289">Aroma di vaniglia non necessariamente estratta ma magari prodotta con un processo di sintesi.<text:line-break/></text:span><text:span text:style-name="T1290">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291">Applicazione: </text:span><text:span text:style-name="T1292">biosensori<text:line-break/>Gli enzimi sono utilizzati per i biosensori, si misura il delta H tra l’interazione dell’enzima e la molecola che è enzimata. <text:line-break/>Essendo tutto concentrato riusciamo a calcolare il delta H </text:span><text:span text:style-name="T1293">percepibili date le dimensioni dell’oggetto.<text:line-break/></text:span><text:soft-page-break/><text:span text:style-name="T1293"><text:line-break/>Applicazione: bio-fuel cells<text:line-break/></text:span><text:span text:style-name="T1294">Una fuel cells è un dispos</text:span><text:span text:style-name="T1295">i</text:span><text:span text:style-name="T1294">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293"><text:line-break/><text:line-break/></text:span><text:span text:style-name="T1298">27/05/2021<text:line-break/></text:span><text:span text:style-name="T1299">SINGLE CELL PROTEINS </text:span><text:span text:style-name="T1309">(SCP)</text:span><text:span text:style-name="T1299"><text:line-break/></text:span><text:span text:style-name="T1300">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122">Quando si parla di <text:span text:style-name="T1302">s</text:span>i<text:span text:style-name="T1302">ngle cell proteins</text:span> si intende un organismo cresciuto e coltivato a scopo principalmente proteico, da una parte si de<text:span text:style-name="T1301">g</text:span>radano scarti e dall’altra si produce l’organismo che o può essere mangiato dall’uomo/animali oppure viene proprio usato come pacchetto proteico <text:span text:style-name="T1302">della serie coltivo organismo, lo apro e recupero proteina quindi recupero amminoacidi e integratori oppure utilizzo amminoacidi come sintoni cioè come molecole di partenza su cui posso effettuare una serie di reazioni. Non sempre ciò che si coltiva è unicellulare.</text:span><text:span text:style-name="T1303"><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1304">più semplici/batteri </text:span><text:span text:style-name="T1303">sono in grado di farlo </text:span><text:span text:style-name="T1304">e quindi si coltivano questi organismi in modo tale da far produrre a loro gli amminoacidi e di mangiarceli, questa è una cosa che facciamo già perché quando componiamo il nostro pasto stiamo già facendo quest’operazione.<text:line-break/><text:line-break/></text:span><text:span text:style-name="T1305">La distribuzione della proteina che viene assunta normalmente non è uguale per tutti, ha una conn</text:span><text:span text:style-name="T1306">otazione religiosa, geografica, sociale (paesi poveri introducono meno proteine rispetto ad altri) → problema che deve essere affrontato.</text:span></text:p>
      <text:p text:style-name="P122"><text:span text:style-name="T1306">Le single cell proteins furono sviluppate verso la metà degli anni 60 attraverso un processo che fu sviluppato in Inghilterra. </text:span><text:span text:style-name="T1307">Negli anni del boom economico la popolazione </text:span><text:span text:style-name="T1308">crebbe</text:span><text:span text:style-name="T1307"> esponenzialmente, venendo dallo spettro della fame e cominciando a crescere a misura quel che accade è che ci fu un momento di panico legato al fatto che si pensò che non c’era cibo sufficiente.<text:line-break/></text:span><text:span text:style-name="T1308">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pan text:style-name="T1309">Attualmente </text:span><text:span text:style-name="T1310">in realtà </text:span><text:span text:style-name="T1309">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1310">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23"><text:line-break/><text:span text:style-name="T1311">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1312">una cellula è</text:span><text:span text:style-name="T1311"> di 10 g di cui 50% proteine e che un uomo medio ha bisogno di circa 70 g di proteine al giorno. Con una fermentazione di 48h riusciamo a fornire il pasto ad un essere umano per 200 giorni.<text:line-break/></text:span><text:span text:style-name="T1314">Questo tipo di fermentazione a meno che non </text:span><text:span text:style-name="T1315">serva degradare lo scarto tipo il siero di latte in quel caso fermentazione anaerobia perché lo si vuole degradare per ottenere una serie di prodotti e non si vuole sfamare la popolazione.<text:line-break/>Le fermentazione aerobie sono più veloci.<text:line-break/></text:span><text:soft-page-break/><text:span text:style-name="T1315">Il discorso del continuo in questo caso potrebbe avere senso ma il problema sono le mutazione</text:span><text:span text:style-name="T1314"> </text:span><text:span text:style-name="T1311"><text:line-break/></text:span><text:span text:style-name="T1136">Anche quando sarebbe preferibile un processo continuo tipo grande produzione in realtà il continuo non si fa</text:span><text:span text:style-name="T1313">. <text:line-break/>Uno dei motivi per il quale non si fa è legato al fatto </text:span><text:span text:style-name="T1314">delle mutazioni: il tempo di residenza dell’organismo </text:span><text:span text:style-name="T1315">medio</text:span><text:span text:style-name="T1314"> (in continuo non ci stiamo riferendo all’ossigeno </text:span><text:span text:style-name="T1315">(?)) continuo è rispetto all’alimentazione del substrato e estrazione del prodotto. Il micorganismo viene aggiunto nel processo continuo solo una volta, si fa solo un </text:span><text:span text:style-name="T1316">i</text:span><text:span text:style-name="T1315">noculo all’in</text:span><text:span text:style-name="T1316">i</text:span><text:span text:style-name="T1315">zio e poi si inizia ad esercire il sistema. </text:span><text:span text:style-name="T1316">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1314"><text:line-break/></text:span><text:span text:style-name="T1317">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e → </text:span><text:span text:style-name="T1318">cambierebbe molto il prodotto (anche per la fermentazione alcolica).<text:line-break/></text:span><text:span text:style-name="T1319">Produzione del microrganismo fatto in maniera controllata e questo non è possibile con il processo continuo.<text:line-break/></text:span><text:span text:style-name="T1320">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321">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1322">Le SCP non possono essere mangiate così come sono e questo è uno dei motivi <text:s/>per cui si ha abbandonato l’idea di cibo massivo. Se stiamo mangiando un </text:span><text:span text:style-name="T1325">batterio</text:span><text:span text:style-name="T1322"> </text:span><text:span text:style-name="T1323">lui non contiene soltanto proteine ma contiene anche acidi nucleici, problema perché rimangono all’interno perché non siamo più in grado di degradarlo </text:span><text:span text:style-name="T1324">e mangiandone un eccesso questi si accumulano in forma di sali nelle giunture e provoca la gotta.<text:line-break/></text:span><text:span text:style-name="T1326">Massimo 15 g di lievito al giorno per gli umani. </text:span><text:span text:style-name="T1327">Nel caso dei batteri e lieviti il contenuto di acidi nucleici è più alto rispetto a funghi e alghe. Quindi se voglio mangiare batteri a scopo SCP dovrò degradare il prodotto ottenuto.<text:line-break/><text:line-break/></text:span><text:span text:style-name="T1328">Quando si deve scegliere un organismo per un particolare processo produttivo ci sono una serie di fattori di crescita da essere considerati. Vantaggio SCP: </text:span><text:span text:style-name="T1329">elevata resa del coefficiente di biomassa, </text:span><text:span text:style-name="T1330">tolleranza a range di pH e T alta,</text:span><text:span text:style-name="T1328"><text:line-break/>Svantaggio SCP: </text:span><text:span text:style-name="T1329">bassa velocità di crescita perché quello che vogliamo fare è il microrganismo stesso, </text:span><text:span text:style-name="T1330">alta velocità di mutazione spontanea, </text:span><text:span text:style-name="T1332">bassa aerazione perché meno costi.</text:span><text:span text:style-name="T1329"><text:line-break/></text:span><text:span text:style-name="T1332">C</text:span><text:span text:style-name="T1329">rescita filamentosa </text:span><text:span text:style-name="T1330">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1331">Se a parità di produzione posso ottenere le stesse cose ma uno mi richiede meno ossigeno allora scelgo lui.<text:line-break/></text:span></text:p>
      <text:p text:style-name="P124">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1333">Ciascun microrganismo ha il substrato preferito.<text:line-break/></text:span><text:span text:style-name="T1334">I microrganismi vengono suddivisi se sono autotrofi o eterotrofi e la fonte di C che usano.<text:line-break/></text:span><text:span text:style-name="T1335">Non sempre gli organismi sono in grado di degradare carboidrati complessi quindi a seconda della complessità del substrato (problema dei substrati lignocellulosi) tutto va un po’ </text:span><text:span text:style-name="T1336">pre digerito e quindi il substrato va pre trattato per via fisica o chimica (costi diversi e la scelta dipenderà dal valore del microrganismo usato). <text:line-break/></text:span><text:span text:style-name="T1337">Macinazione uno dei problemi perché serve approssimativamente soltanto 1/3 dell’energia prodotta dal sistema, </text:span><text:soft-page-break/><text:span text:style-name="T1337">dobbiamo usare molta energia. Costi di macinazione </text:span><text:span text:style-name="T1338">e costi di </text:span><text:span text:style-name="T1337">macchinari ad hoc.<text:line-break/></text:span><text:span text:style-name="T1338">Costi derivanti dall’uso di enzima, difficilmente sarà enzima immobilizzato.<text:line-break/>Per bypassare questo problema della predigestione del substrato si fanno fermentazioni con </text:span><text:span text:style-name="T1339">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1341">Due</text:span><text:span text:style-name="T1340"> microrganismi diversi, uno in grado di degradare il substrato e quindi farlo digestire meglio all’altro </text:span><text:span text:style-name="T1341">e i due simbionti stimolano l’un l’altro.</text:span></text:p>
      <text:p text:style-name="P125">Diversamente si può fare fermentazione in serie, nel primo reattore metto un microrganismo <text:span text:style-name="T1342">in grado di degradare il</text:span> <text:span text:style-name="T1342">s</text:span>ubstrato, il <text:span text:style-name="T1342">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1343">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1344">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31T12:02:59.080000000</dc:date>
    <meta:editing-duration>PT5H8M29S</meta:editing-duration>
    <meta:editing-cycles>84</meta:editing-cycles>
    <meta:generator>LibreOffice/7.1.3.2$Windows_X86_64 LibreOffice_project/47f78053abe362b9384784d31a6e56f8511eb1c1</meta:generator>
    <meta:document-statistic meta:table-count="0" meta:image-count="0" meta:object-count="0" meta:page-count="87" meta:paragraph-count="157" meta:word-count="61638" meta:character-count="405856" meta:non-whitespace-character-count="343427"/>
  </office:meta>
</office:document-meta>
</file>